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Arial CE" svg:font-family="&quot;Arial CE&quot;"/>
    <style:font-face style:name="Courier" svg:font-family="Courier"/>
    <style:font-face style:name="Helv" svg:font-family="Helv"/>
    <style:font-face style:name="Gill Sans MT" svg:font-family="&quot;Gill Sans MT&quot;"/>
    <style:font-face style:name="MS Sans Serif" svg:font-family="&quot;MS Sans Serif&quot;"/>
    <style:font-face style:name="Univers 45 Light" svg:font-family="&quot;Univers 45 Light&quot;"/>
    <style:font-face style:name="Book Antiqua" svg:font-family="&quot;Book Antiqua&quot;"/>
    <style:font-face style:name="Times New Roman" svg:font-family="&quot;Times New Roman&quot;"/>
    <style:font-face style:name="Helvetica Black" svg:font-family="&quot;Helvetica Black&quot;"/>
    <style:font-face style:name="Times New Roman CE" svg:font-family="&quot;Times New Roman CE&quot;"/>
    <style:font-face style:name="Verdana" svg:font-family="Verdana"/>
    <style:font-face style:name="Univers (WN)" svg:font-family="&quot;Univers (WN)&quot;"/>
    <style:font-face style:name="Cambria" svg:font-family="Cambria"/>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background-color="transparent" style:cell-protect="none"/>
    </style:style>
    <style:style style:name="ce3" style:family="table-cell" style:parent-style-name="Default" style:data-style-name="N0">
      <style:table-cell-properties fo:border-top="thin solid #000000" fo:border-bottom="thin solid #000000" fo:border-left="thin solid #000000" fo:border-right="none" style:vertical-align="automatic" fo:wrap-option="wrap" fo:background-color="transparent" style:cell-protect="protected" style:repeat-content="false"/>
      <style:paragraph-properties fo:text-align="center"/>
      <style:text-properties fo:font-weight="bold" style:font-weight-asian="bold" style:font-weight-complex="bold"/>
    </style:style>
    <style:style style:name="ce4" style:family="table-cell" style:parent-style-name="Default" style:data-style-name="N4">
      <style:table-cell-properties fo:border-top="thin solid #000000" fo:border-bottom="thin solid #000000" fo:border-left="thin solid #000000" fo:border-right="none" style:vertical-align="automatic" fo:wrap-option="wrap" fo:background-color="transparent" style:cell-protect="protected" style:repeat-content="false"/>
      <style:paragraph-properties fo:text-align="center"/>
      <style:text-properties fo:font-weight="bold" style:font-weight-asian="bold" style:font-weight-complex="bold"/>
    </style:style>
    <style:style style:name="ce5" style:family="table-cell" style:parent-style-name="Default" style:data-style-name="N0">
      <style:table-cell-properties fo:border-top="thin solid #000000" fo:border-bottom="none" fo:border-left="thin solid #000000" fo:border-right="thin solid #000000" style:vertical-align="automatic" fo:wrap-option="wrap" fo:background-color="transparent" style:cell-protect="protected" style:repeat-content="false"/>
      <style:paragraph-properties fo:text-align="center"/>
      <style:text-properties fo:font-weight="bold" style:font-weight-asian="bold" style:font-weight-complex="bold"/>
    </style:style>
    <style:style style:name="ce6" style:family="table-cell" style:parent-style-name="Default" style:data-style-name="N4">
      <style:table-cell-properties fo:border-top="thin solid #000000" fo:border-bottom="none" fo:border-left="thin solid #000000" fo:border-right="thin solid #000000" style:vertical-align="automatic" fo:wrap-option="wrap" fo:background-color="transparent" style:cell-protect="protected" style:repeat-content="false"/>
      <style:paragraph-properties fo:text-align="center"/>
      <style:text-properties fo:font-weight="bold" style:font-weight-asian="bold" style:font-weight-complex="bold"/>
    </style:style>
    <style:style style:name="ce7" style:family="table-cell" style:parent-style-name="Default" style:data-style-name="N0">
      <style:table-cell-properties fo:border-top="thin solid #000000" fo:border-bottom="none" fo:border-left="thin solid #000000" fo:border-right="thin solid #000000" style:vertical-align="automatic" fo:background-color="transparent" style:cell-protect="protected" style:repeat-content="false"/>
      <style:paragraph-properties fo:text-align="center"/>
      <style:text-properties fo:font-weight="bold" style:font-weight-asian="bold" style:font-weight-complex="bold"/>
    </style:style>
    <style:style style:name="ce8" style:family="table-cell" style:parent-style-name="Default" style:data-style-name="N0">
      <style:table-cell-properties fo:border="thin solid #000000" style:vertical-align="middle" fo:wrap-option="wrap" fo:background-color="transparent" style:cell-protect="none"/>
    </style:style>
    <style:style style:name="ce9" style:family="table-cell" style:parent-style-name="Normal_32_78" style:data-style-name="N3">
      <style:table-cell-properties fo:border="thin solid #000000" style:vertical-align="middle" fo:wrap-option="wrap" fo:background-color="transparent" style:cell-protect="none" style:repeat-content="false"/>
      <style:paragraph-properties fo:text-align="end" fo:margin-right="0cm"/>
    </style:style>
    <style:style style:name="ce10" style:family="table-cell" style:parent-style-name="Normal_32_78" style:data-style-name="N3">
      <style:table-cell-properties fo:border="thin solid #000000" style:vertical-align="automatic" fo:background-color="transparent" style:repeat-content="false"/>
      <style:paragraph-properties fo:text-align="end" fo:margin-right="0cm"/>
    </style:style>
    <style:style style:name="ce11" style:family="table-cell" style:parent-style-name="Normal_32_78" style:data-style-name="N0">
      <style:table-cell-properties fo:border="thin solid #000000" style:vertical-align="middle" fo:wrap-option="wrap" fo:background-color="transparent" style:cell-protect="none" style:repeat-content="false"/>
      <style:paragraph-properties fo:text-align="end" fo:margin-right="0cm"/>
    </style:style>
    <style:style style:name="ce12" style:family="table-cell" style:parent-style-name="Normal_32_78" style:data-style-name="N3">
      <style:table-cell-properties fo:border="thin solid #000000" style:vertical-align="middle" fo:background-color="transparent" style:repeat-content="false"/>
      <style:paragraph-properties fo:text-align="end" fo:margin-right="0cm"/>
    </style:style>
    <style:style style:name="ce13" style:family="table-cell" style:parent-style-name="Default" style:data-style-name="N50">
      <style:table-cell-properties fo:border="thin solid #000000" style:vertical-align="middle" style:cell-protect="none" style:repeat-content="false"/>
      <style:paragraph-properties fo:text-align="end" fo:margin-right="0cm"/>
    </style:style>
    <style:style style:name="ce14" style:family="table-cell" style:parent-style-name="Normal_32_78" style:data-style-name="N48">
      <style:table-cell-properties fo:border="thin solid #000000" style:vertical-align="middle" fo:background-color="transparent" style:repeat-content="false"/>
      <style:paragraph-properties fo:text-align="end" fo:margin-right="0cm"/>
    </style:style>
    <style:style style:name="ce15" style:family="table-cell" style:parent-style-name="Normal_32_78" style:data-style-name="N48">
      <style:table-cell-properties fo:border="thin solid #000000" style:vertical-align="middle" fo:background-color="transparent" style:cell-protect="none" style:repeat-content="false"/>
      <style:paragraph-properties fo:text-align="end" fo:margin-right="0cm"/>
    </style:style>
    <style:style style:name="ce16" style:family="table-cell" style:parent-style-name="Normal_32_78" style:data-style-name="N0">
      <style:table-cell-properties fo:border="thin solid #000000" style:vertical-align="middle" fo:wrap-option="wrap" fo:background-color="transparent"/>
      <style:text-properties fo:font-size="11pt" style:font-size-asian="11pt" style:font-size-complex="11pt"/>
    </style:style>
    <style:style style:name="ce17" style:family="table-cell" style:parent-style-name="Normal_32_78" style:data-style-name="N0">
      <style:table-cell-properties fo:border="thin solid #000000" style:vertical-align="middle" fo:background-color="#FFFFFF" style:cell-protect="none"/>
    </style:style>
    <style:style style:name="ce18" style:family="table-cell" style:parent-style-name="Normal_32_78" style:data-style-name="N0">
      <style:table-cell-properties fo:border="thin solid #000000" style:vertical-align="middle" fo:background-color="transparent" style:cell-protect="none"/>
    </style:style>
    <style:style style:name="ce19" style:family="table-cell" style:parent-style-name="Normal_32_78" style:data-style-name="N2">
      <style:table-cell-properties fo:border="thin solid #000000" style:vertical-align="middle" fo:wrap-option="wrap" fo:background-color="transparent" style:cell-protect="none" style:repeat-content="false"/>
      <style:paragraph-properties fo:text-align="end" fo:margin-right="0cm"/>
    </style:style>
    <style:style style:name="ce20" style:family="table-cell" style:parent-style-name="Normal_32_4_32_9" style:data-style-name="N0">
      <style:table-cell-properties fo:border-top="none" fo:border-bottom="none" fo:border-left="thin solid #000000" fo:border-right="thin solid #000000" style:vertical-align="top" fo:wrap-option="wrap" fo:background-color="transparent" style:cell-protect="none" style:repeat-content="false"/>
      <style:paragraph-properties fo:text-align="center"/>
      <style:text-properties fo:font-size="12pt" style:font-size-asian="12pt" style:font-size-complex="12pt"/>
    </style:style>
    <style:style style:name="ce21"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style>
    <style:style style:name="ce22" style:family="table-cell" style:parent-style-name="Default" style:data-style-name="N3">
      <style:table-cell-properties fo:border="thin solid #000000" style:vertical-align="automatic" fo:background-color="transparent" style:cell-protect="protected" style:repeat-content="false"/>
      <style:paragraph-properties fo:text-align="end" fo:margin-right="0cm"/>
    </style:style>
    <style:style style:name="ce23" style:family="table-cell" style:parent-style-name="Default" style:data-style-name="N4">
      <style:table-cell-properties fo:border="thin solid #000000" style:vertical-align="automatic" fo:background-color="transparent" style:cell-protect="protected" style:repeat-content="false"/>
      <style:paragraph-properties fo:text-align="end" fo:margin-right="0cm"/>
    </style:style>
    <style:style style:name="ce24" style:family="table-cell" style:parent-style-name="Default" style:data-style-name="N0">
      <style:table-cell-properties fo:border="thin solid #000000" style:vertical-align="automatic" fo:background-color="transparent" style:cell-protect="protected" style:repeat-content="false"/>
      <style:paragraph-properties fo:text-align="end" fo:margin-right="0cm"/>
    </style:style>
    <style:style style:name="ce25" style:family="table-cell" style:parent-style-name="Default" style:data-style-name="N3">
      <style:table-cell-properties fo:border="thin solid #000000" style:vertical-align="middle" fo:background-color="transparent" style:cell-protect="protected" style:repeat-content="false"/>
      <style:paragraph-properties fo:text-align="end" fo:margin-right="0cm"/>
    </style:style>
    <style:style style:name="ce26" style:family="table-cell" style:parent-style-name="Default" style:data-style-name="N4">
      <style:table-cell-properties fo:border="thin solid #000000" style:vertical-align="middle" fo:background-color="transparent" style:cell-protect="protected" style:repeat-content="false"/>
      <style:paragraph-properties fo:text-align="end" fo:margin-right="0cm"/>
    </style:style>
    <style:style style:name="ce27" style:family="table-cell" style:parent-style-name="Default" style:data-style-name="N49">
      <style:table-cell-properties fo:border="thin solid #000000" style:vertical-align="middle" fo:background-color="transparent" style:cell-protect="none" style:repeat-content="false"/>
      <style:paragraph-properties fo:text-align="end" fo:margin-right="0cm"/>
    </style:style>
    <style:style style:name="ce28" style:family="table-cell" style:parent-style-name="Default" style:data-style-name="N49">
      <style:table-cell-properties fo:border="thin solid #000000" style:vertical-align="middle" fo:background-color="transparent" style:cell-protect="protected" style:repeat-content="false"/>
      <style:paragraph-properties fo:text-align="end" fo:margin-right="0cm"/>
    </style:style>
    <style:style style:name="ce29" style:family="table-cell" style:parent-style-name="Default" style:data-style-name="N48">
      <style:table-cell-properties fo:border="thin solid #000000" style:vertical-align="middle" fo:background-color="transparent" style:cell-protect="protected" style:repeat-content="false"/>
      <style:paragraph-properties fo:text-align="end" fo:margin-right="0cm"/>
    </style:style>
    <style:style style:name="ce30" style:family="table-cell" style:parent-style-name="Default" style:data-style-name="N0">
      <style:table-cell-properties fo:border="thin solid #000000" style:vertical-align="middle" fo:background-color="#FFFFFF" style:cell-protect="none"/>
    </style:style>
    <style:style style:name="ce31" style:family="table-cell" style:parent-style-name="Default" style:data-style-name="N48">
      <style:table-cell-properties fo:border="thin solid #000000" style:vertical-align="middle" fo:background-color="transparent" style:cell-protect="none" style:repeat-content="false"/>
      <style:paragraph-properties fo:text-align="end" fo:margin-right="0cm"/>
    </style:style>
    <style:style style:name="ce32" style:family="table-cell" style:parent-style-name="Default" style:data-style-name="N0">
      <style:table-cell-properties fo:border="thin solid #000000" style:vertical-align="middle" fo:background-color="transparent" style:cell-protect="none"/>
    </style:style>
    <style:style style:name="ce33" style:family="table-cell" style:parent-style-name="Default" style:data-style-name="N0">
      <style:table-cell-properties style:vertical-align="automatic" fo:background-color="transparent" style:cell-protect="none"/>
    </style:style>
    <style:style style:name="ce34" style:family="table-cell" style:parent-style-name="Default" style:data-style-name="N4">
      <style:table-cell-properties style:vertical-align="automatic" fo:background-color="transparent" style:cell-protect="none"/>
    </style:style>
    <style:style style:name="ce35" style:family="table-cell" style:parent-style-name="Default" style:data-style-name="N4">
      <style:table-cell-properties style:vertical-align="middle" fo:background-color="transparent" style:cell-protect="none"/>
    </style:style>
    <style:style style:name="ce36" style:family="table-cell" style:parent-style-name="Default" style:data-style-name="N0">
      <style:table-cell-properties fo:border="thin solid #000000" style:vertical-align="automatic" fo:wrap-option="wrap" fo:background-color="transparent" style:cell-protect="protected" style:repeat-content="false"/>
      <style:paragraph-properties fo:text-align="center"/>
      <style:text-properties fo:font-weight="bold" style:font-weight-asian="bold" style:font-weight-complex="bold"/>
    </style:style>
    <style:style style:name="ce37" style:family="table-cell" style:parent-style-name="Default" style:data-style-name="N0">
      <style:table-cell-properties fo:border="thin solid #000000" style:vertical-align="automatic" fo:background-color="transparent" style:cell-protect="protected" style:repeat-content="false"/>
      <style:paragraph-properties fo:text-align="center"/>
      <style:text-properties fo:font-weight="bold" style:font-weight-asian="bold" style:font-weight-complex="bold"/>
    </style:style>
    <style:style style:name="co1" style:family="table-column">
      <style:table-column-properties fo:break-before="auto" style:column-width="10.4510416666667cm" style:use-optimal-column-width="true"/>
    </style:style>
    <style:style style:name="co2" style:family="table-column">
      <style:table-column-properties fo:break-before="auto" style:column-width="8.38729166666667cm" style:use-optimal-column-width="true"/>
    </style:style>
    <style:style style:name="co3" style:family="table-column">
      <style:table-column-properties fo:break-before="auto" style:column-width="7.19666666666667cm" style:use-optimal-column-width="true"/>
    </style:style>
    <style:style style:name="co4" style:family="table-column">
      <style:table-column-properties fo:break-before="auto" style:column-width="3.12208333333333cm"/>
    </style:style>
    <style:style style:name="co5" style:family="table-column">
      <style:table-column-properties fo:break-before="auto" style:column-width="2.91041666666667cm" style:use-optimal-column-width="true"/>
    </style:style>
    <style:style style:name="co6" style:family="table-column">
      <style:table-column-properties fo:break-before="auto" style:column-width="3.04270833333333cm"/>
    </style:style>
    <style:style style:name="co7" style:family="table-column">
      <style:table-column-properties fo:break-before="auto" style:column-width="3.14854166666667cm"/>
    </style:style>
    <style:style style:name="co8" style:family="table-column">
      <style:table-column-properties fo:break-before="auto" style:column-width="4.365625cm" style:use-optimal-column-width="true"/>
    </style:style>
    <style:style style:name="co9" style:family="table-column">
      <style:table-column-properties fo:break-before="auto" style:column-width="3.70416666666667cm"/>
    </style:style>
    <style:style style:name="co10" style:family="table-column">
      <style:table-column-properties fo:break-before="auto" style:column-width="5.05354166666667cm" style:use-optimal-column-width="true"/>
    </style:style>
    <style:style style:name="co11" style:family="table-column">
      <style:table-column-properties fo:break-before="auto" style:column-width="4.7625cm" style:use-optimal-column-width="true"/>
    </style:style>
    <style:style style:name="co12" style:family="table-column">
      <style:table-column-properties fo:break-before="auto" style:column-width="4.55083333333333cm"/>
    </style:style>
    <style:style style:name="co13" style:family="table-column">
      <style:table-column-properties fo:break-before="auto" style:column-width="5.18583333333333cm" style:use-optimal-column-width="true"/>
    </style:style>
    <style:style style:name="co14" style:family="table-column">
      <style:table-column-properties fo:break-before="auto" style:column-width="15.6633333333333cm"/>
    </style:style>
    <style:style style:name="co15" style:family="table-column">
      <style:table-column-properties fo:break-before="auto" style:column-width="2.11666666666667cm"/>
    </style:style>
    <style:style style:name="ro1" style:family="table-row">
      <style:table-row-properties style:row-height="15pt" style:use-optimal-row-height="false" fo:break-before="auto"/>
    </style:style>
    <style:style style:name="ro2" style:family="table-row">
      <style:table-row-properties style:row-height="53.25pt" style:use-optimal-row-height="false" fo:break-before="auto"/>
    </style:style>
    <style:style style:name="ro3" style:family="table-row">
      <style:table-row-properties style:row-height="57.75pt" style:use-optimal-row-height="false" fo:break-before="auto"/>
    </style:style>
    <style:style style:name="ro4" style:family="table-row">
      <style:table-row-properties style:row-height="15pt" style:use-optimal-row-height="true" fo:break-before="auto"/>
    </style:style>
    <style:style style:name="ro5" style:family="table-row">
      <style:table-row-properties style:row-height="120pt" style:use-optimal-row-height="true" fo:break-before="auto"/>
    </style:style>
    <style:style style:name="ta1" style:family="table" style:master-page-name="mp1">
      <style:table-properties table:display="true" style:writing-mode="lr-tb"/>
    </style:style>
    <style:style style:name="ce38" style:family="table-cell" style:parent-style-name="Normal_32_78" style:data-style-name="N3">
      <style:table-cell-properties fo:border="thin solid #000000" style:vertical-align="middle" fo:wrap-option="wrap" fo:background-color="transparent" style:cell-protect="none" style:repeat-content="false"/>
      <style:paragraph-properties fo:text-align="end" fo:margin-right="0cm"/>
      <style:map style:condition="of:is-true-formula(AND(NOT(ISBLANK([.D4]));ISBLANK([.E4])))" style:apply-style-name="cf1" style:base-cell-address="Data_sheet.E4"/>
    </style:style>
    <style:style style:name="ce39" style:family="table-cell" style:parent-style-name="Normal_32_78" style:data-style-name="N0">
      <style:table-cell-properties fo:border="thin solid #000000" style:vertical-align="middle" fo:wrap-option="wrap" fo:background-color="transparent" style:cell-protect="none" style:repeat-content="false"/>
      <style:paragraph-properties fo:text-align="end" fo:margin-right="0cm"/>
      <style:map style:condition="of:is-true-formula(AND(NOT(ISBLANK([.D4]));ISBLANK([.E4])))" style:apply-style-name="cf1" style:base-cell-address="Data_sheet.E4"/>
    </style:style>
    <style:style style:name="ce40" style:family="table-cell" style:parent-style-name="Normal_32_78" style:data-style-name="N3">
      <style:table-cell-properties fo:border="thin solid #000000" style:vertical-align="middle" fo:wrap-option="wrap" fo:background-color="transparent" style:cell-protect="none" style:repeat-content="false"/>
      <style:paragraph-properties fo:text-align="end" fo:margin-right="0cm"/>
      <style:map style:condition="of:is-true-formula(AND(NOT(ISBLANK([.E4]));ISBLANK([.D4])))" style:apply-style-name="cf1" style:base-cell-address="Data_sheet.D4"/>
    </style:style>
    <style:style style:name="ce41" style:family="table-cell" style:parent-style-name="Normal_32_78" style:data-style-name="N0">
      <style:table-cell-properties fo:border="thin solid #000000" style:vertical-align="middle" fo:wrap-option="wrap" fo:background-color="transparent" style:cell-protect="none" style:repeat-content="false"/>
      <style:paragraph-properties fo:text-align="end" fo:margin-right="0cm"/>
      <style:map style:condition="of:is-true-formula(AND(NOT(ISBLANK([.E4]));ISBLANK([.D4])))" style:apply-style-name="cf1" style:base-cell-address="Data_sheet.D4"/>
    </style:style>
    <style:style style:name="ce42"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F9]));ISBLANK([.G9])))" style:apply-style-name="cf1" style:base-cell-address="Data_sheet.G9"/>
    </style:style>
    <style:style style:name="ce43"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H9]));ISBLANK([.I9])))" style:apply-style-name="cf1" style:base-cell-address="Data_sheet.I9"/>
    </style:style>
    <style:style style:name="ce44"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I9]));ISBLANK([.H9])))" style:apply-style-name="cf1" style:base-cell-address="Data_sheet.H9"/>
    </style:style>
    <style:style style:name="ce45"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J9]));ISBLANK([.K9])))" style:apply-style-name="cf1" style:base-cell-address="Data_sheet.K9"/>
    </style:style>
    <style:style style:name="ce46"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K9]));ISBLANK([.J9])))" style:apply-style-name="cf1" style:base-cell-address="Data_sheet.J9"/>
    </style:style>
    <style:style style:name="ce47" style:family="table-cell" style:parent-style-name="Default" style:data-style-name="N0">
      <style:table-cell-properties fo:border="thin solid #000000" style:vertical-align="middle" fo:wrap-option="wrap" fo:background-color="transparent" style:cell-protect="none"/>
      <style:map style:condition="of:is-true-formula(AND(NOT(ISBLANK([.$A4]));ISBLANK([.B4])))" style:apply-style-name="cf1" style:base-cell-address="Data_sheet.B4"/>
    </style:style>
    <style:style style:name="ce48" style:family="table-cell" style:parent-style-name="Default" style:data-style-name="N0">
      <style:table-cell-properties fo:border="thin solid #000000" style:vertical-align="middle" fo:wrap-option="wrap" fo:background-color="transparent" style:cell-protect="none"/>
      <style:map style:condition="of:is-true-formula(AND(NOT(ISBLANK([.A4]));ISBLANK([.C4])))" style:apply-style-name="cf1" style:base-cell-address="Data_sheet.C4"/>
    </style:style>
    <style:style style:name="ce49"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E4]));ISBLANK([.D4])))" style:apply-style-name="cf1" style:base-cell-address="Data_sheet.D4"/>
    </style:style>
    <style:style style:name="ce50"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D4]));ISBLANK([.E4])))" style:apply-style-name="cf1" style:base-cell-address="Data_sheet.E4"/>
    </style:style>
    <style:style style:name="ce51"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G9]));ISBLANK([.F9])))" style:apply-style-name="cf1" style:base-cell-address="Data_sheet.F9"/>
    </style:style>
    <style:style style:name="ce52" style:family="table-cell" style:parent-style-name="Normal_32_78" style:data-style-name="N2">
      <style:table-cell-properties fo:border="thin solid #000000" style:vertical-align="middle" fo:wrap-option="wrap" fo:background-color="transparent" style:cell-protect="none" style:repeat-content="false"/>
      <style:paragraph-properties fo:text-align="end" fo:margin-right="0cm"/>
      <style:map style:condition="of:is-true-formula(AND(NOT(ISBLANK([.D4]));ISBLANK([.E4])))" style:apply-style-name="cf1" style:base-cell-address="Data_sheet.E4"/>
    </style:style>
    <style:style style:name="ce53" style:family="table-cell" style:parent-style-name="Normal_32_78" style:data-style-name="N0">
      <style:table-cell-properties fo:border="thin solid #000000" style:vertical-align="middle" fo:wrap-option="wrap" fo:background-color="transparent" style:cell-protect="none" style:repeat-content="false"/>
      <style:paragraph-properties fo:text-align="end" fo:margin-right="0cm"/>
      <style:map style:condition="of:is-true-formula(AND(NOT(ISBLANK([.T4]));ISBLANK([.U4])))" style:apply-style-name="cf1" style:base-cell-address="Data_sheet.U4"/>
    </style:style>
    <style:style style:name="ce54" style:family="table-cell" style:parent-style-name="Normal_32_78" style:data-style-name="N0">
      <style:table-cell-properties fo:border="thin solid #000000" style:vertical-align="middle" fo:wrap-option="wrap" fo:background-color="transparent" style:cell-protect="none" style:repeat-content="false"/>
      <style:paragraph-properties fo:text-align="end" fo:margin-right="0cm"/>
      <style:map style:condition="of:is-true-formula(AND(NOT(ISBLANK([.T5]));ISBLANK([.U5])))" style:apply-style-name="cf1" style:base-cell-address="Data_sheet.U5"/>
    </style:style>
    <style:style style:name="ce55" style:family="table-cell" style:parent-style-name="Normal_32_78" style:data-style-name="N0">
      <style:table-cell-properties fo:border="thin solid #000000" style:vertical-align="middle" fo:wrap-option="wrap" fo:background-color="transparent" style:cell-protect="none" style:repeat-content="false"/>
      <style:paragraph-properties fo:text-align="end" fo:margin-right="0cm"/>
      <style:map style:condition="of:is-true-formula(AND(NOT(ISBLANK([.U4]));ISBLANK([.T4])))" style:apply-style-name="cf1" style:base-cell-address="Data_sheet.T4"/>
    </style:style>
    <style:style style:name="ce56" style:family="table-cell" style:parent-style-name="Normal_32_78" style:data-style-name="N0">
      <style:table-cell-properties fo:border="thin solid #000000" style:vertical-align="middle" fo:wrap-option="wrap" fo:background-color="transparent" style:cell-protect="none" style:repeat-content="false"/>
      <style:paragraph-properties fo:text-align="end" fo:margin-right="0cm"/>
      <style:map style:condition="of:is-true-formula(AND(NOT(ISBLANK([.U5]));ISBLANK([.T5])))" style:apply-style-name="cf1" style:base-cell-address="Data_sheet.T5"/>
    </style:style>
    <style:style style:name="ce57" style:family="table-cell" style:parent-style-name="Normal_32_78" style:data-style-name="N0">
      <style:table-cell-properties fo:border="thin solid #000000" style:vertical-align="middle" fo:wrap-option="wrap" fo:background-color="transparent" style:cell-protect="none" style:repeat-content="false"/>
      <style:paragraph-properties fo:text-align="end" fo:margin-right="0cm"/>
      <style:map style:condition="of:is-true-formula(AND(NOT(ISBLANK([.V4]));ISBLANK([.W4])))" style:apply-style-name="cf1" style:base-cell-address="Data_sheet.W4"/>
    </style:style>
    <style:style style:name="ce58" style:family="table-cell" style:parent-style-name="Normal_32_78" style:data-style-name="N0">
      <style:table-cell-properties fo:border="thin solid #000000" style:vertical-align="middle" fo:wrap-option="wrap" fo:background-color="transparent" style:cell-protect="none" style:repeat-content="false"/>
      <style:paragraph-properties fo:text-align="end" fo:margin-right="0cm"/>
      <style:map style:condition="of:is-true-formula(AND(NOT(ISBLANK([.W4]));ISBLANK([.V4])))" style:apply-style-name="cf1" style:base-cell-address="Data_sheet.V4"/>
    </style:style>
    <style:style style:name="ce59"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T5]));ISBLANK([.U5])))" style:apply-style-name="cf1" style:base-cell-address="Data_sheet.U5"/>
    </style:style>
    <style:style style:name="ce60"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U5]));ISBLANK([.T5])))" style:apply-style-name="cf1" style:base-cell-address="Data_sheet.T5"/>
    </style:style>
    <style:style style:name="ce61"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X9]));ISBLANK([.Y9])))" style:apply-style-name="cf1" style:base-cell-address="Data_sheet.Y9"/>
    </style:style>
    <style:style style:name="ce62" style:family="table-cell" style:parent-style-name="Normal_32_78" style:data-style-name="N2">
      <style:table-cell-properties fo:border="thin solid #000000" style:vertical-align="middle" fo:wrap-option="wrap" fo:background-color="transparent" style:cell-protect="none" style:repeat-content="false"/>
      <style:paragraph-properties fo:text-align="end" fo:margin-right="0cm"/>
      <style:map style:condition="of:is-true-formula(AND(NOT(ISBLANK([.T4]));ISBLANK([.U4])))" style:apply-style-name="cf1" style:base-cell-address="Data_sheet.U4"/>
    </style:style>
    <style:style style:name="ce63"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Y9]));ISBLANK([.X9])))" style:apply-style-name="cf1" style:base-cell-address="Data_sheet.X9"/>
    </style:style>
  </office:automatic-styles>
  <office:body>
    <office:spreadsheet>
      <table:calculation-settings table:case-sensitive="false" table:search-criteria-must-apply-to-whole-cell="false" table:use-wildcards="false" table:use-regular-expressions="false" table:automatic-find-labels="false"/>
      <table:content-validations>
        <table:content-validation table:name="val1">
          <table:help-message table:display="true"/>
          <table:error-message table:display="true">
            <text:p>FTE cannot be greater than Headcount</text:p>
            <text:p/>
          </table:error-message>
        </table:content-validation>
        <table:content-validation table:name="val2" table:condition="of:cell-content-is-decimal-number() and cell-content()&gt;0">
          <table:help-message table:display="true"/>
          <table:error-message table:display="true"/>
        </table:content-validation>
        <table:content-validation table:name="val3" table:condition="of:cell-content-is-decimal-number() and cell-content()&gt;=0">
          <table:help-message table:display="true"/>
          <table:error-message table:display="true"/>
        </table:content-validation>
        <table:content-validation table:name="val4">
          <table:help-message table:display="true"/>
          <table:error-message table:display="true"/>
        </table:content-validation>
      </table:content-validations>
      <table:table table:name="Data_sheet" table:style-name="ta1">
        <table:table-column table:style-name="co1" table:default-cell-style-name="ce2"/>
        <table:table-column table:style-name="co2" table:default-cell-style-name="ce2"/>
        <table:table-column table:style-name="co3" table:default-cell-style-name="ce2"/>
        <table:table-column table:style-name="co4" table:default-cell-style-name="ce33"/>
        <table:table-column table:style-name="co5" table:default-cell-style-name="ce33"/>
        <table:table-column table:style-name="co4" table:default-cell-style-name="ce33"/>
        <table:table-column table:style-name="co5" table:default-cell-style-name="ce33"/>
        <table:table-column table:style-name="co4" table:default-cell-style-name="ce33"/>
        <table:table-column table:style-name="co5" table:default-cell-style-name="ce33"/>
        <table:table-column table:style-name="co4" table:default-cell-style-name="ce33"/>
        <table:table-column table:style-name="co5" table:default-cell-style-name="ce33"/>
        <table:table-column table:style-name="co4" table:default-cell-style-name="ce33"/>
        <table:table-column table:style-name="co5" table:default-cell-style-name="ce33"/>
        <table:table-column table:style-name="co4" table:default-cell-style-name="ce33"/>
        <table:table-column table:style-name="co5" table:default-cell-style-name="ce33"/>
        <table:table-column table:style-name="co4" table:default-cell-style-name="ce33"/>
        <table:table-column table:style-name="co5" table:default-cell-style-name="ce34"/>
        <table:table-column table:style-name="co6" table:number-columns-repeated="9" table:default-cell-style-name="ce33"/>
        <table:table-column table:style-name="co6" table:default-cell-style-name="ce34"/>
        <table:table-column table:style-name="co7" table:default-cell-style-name="ce2"/>
        <table:table-column table:style-name="co5" table:default-cell-style-name="ce35"/>
        <table:table-column table:style-name="co8" table:default-cell-style-name="ce2"/>
        <table:table-column table:style-name="co9" table:number-columns-repeated="3" table:default-cell-style-name="ce2"/>
        <table:table-column table:style-name="co10" table:default-cell-style-name="ce2"/>
        <table:table-column table:style-name="co11" table:default-cell-style-name="ce2"/>
        <table:table-column table:style-name="co8" table:default-cell-style-name="ce2"/>
        <table:table-column table:style-name="co12" table:number-columns-repeated="3" table:default-cell-style-name="ce2"/>
        <table:table-column table:style-name="co13" table:default-cell-style-name="ce2"/>
        <table:table-column table:style-name="co14" table:default-cell-style-name="ce2"/>
        <table:table-column table:style-name="co15" table:number-columns-repeated="16343" table:default-cell-style-name="ce2"/>
        <table:table-row table:style-name="ro1">
          <table:table-cell office:value-type="string" table:number-columns-spanned="1" table:number-rows-spanned="3" table:content-validation-name="val1" table:style-name="ce36">
            <text:p>Organisation name</text:p>
          </table:table-cell>
          <table:table-cell office:value-type="string" table:number-columns-spanned="1" table:number-rows-spanned="3" table:content-validation-name="val1" table:style-name="ce36">
            <text:p>Organisation<text:s/></text:p>
            <text:p>type</text:p>
          </table:table-cell>
          <table:table-cell office:value-type="string" table:number-columns-spanned="1" table:number-rows-spanned="3" table:content-validation-name="val1" table:style-name="ce36">
            <text:p>Main, parent or<text:s/></text:p>
            <text:p>sponsoring department:<text:s/></text:p>
          </table:table-cell>
          <table:table-cell office:value-type="string" table:number-columns-spanned="14" table:number-rows-spanned="1" table:style-name="ce36">
            <text:p>Payroll staff</text:p>
          </table:table-cell>
          <table:covered-table-cell table:number-columns-repeated="13"/>
          <table:table-cell office:value-type="string" table:number-columns-spanned="10" table:number-rows-spanned="1" table:content-validation-name="val1" table:style-name="ce37">
            <text:p>Number of non-payroll staff (contingent labour and consultants/consultancy)</text:p>
          </table:table-cell>
          <table:covered-table-cell table:number-columns-repeated="9"/>
          <table:table-cell office:value-type="string" table:number-columns-spanned="2" table:number-rows-spanned="2" table:content-validation-name="val1" table:style-name="ce36">
            <text:p>Grand Total<text:s/></text:p>
            <text:p>(workforce numbers)</text:p>
          </table:table-cell>
          <table:covered-table-cell/>
          <table:table-cell office:value-type="string" table:number-columns-spanned="7" table:number-rows-spanned="1" table:style-name="ce37">
            <text:p>Payroll staff costs</text:p>
          </table:table-cell>
          <table:covered-table-cell table:number-columns-repeated="6"/>
          <table:table-cell office:value-type="string" table:number-columns-spanned="3" table:number-rows-spanned="1" table:style-name="ce37">
            <text:p>Non-Payroll staff (contingent labour/consultancy - CCL) costs</text:p>
          </table:table-cell>
          <table:covered-table-cell table:number-columns-repeated="2"/>
          <table:table-cell office:value-type="string" table:number-columns-spanned="1" table:number-rows-spanned="3" table:style-name="ce36">
            <text:p>Grand Total paybill/staffing (payroll and non-payroll) costs</text:p>
          </table:table-cell>
          <table:table-cell office:value-type="string" table:number-columns-spanned="1" table:number-rows-spanned="3" table:content-validation-name="val1" table:style-name="ce36">
            <text:p>Comments and notes</text:p>
          </table:table-cell>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2">
          <table:covered-table-cell/>
          <table:covered-table-cell/>
          <table:covered-table-cell/>
          <table:table-cell office:value-type="string" table:number-columns-spanned="2" table:number-rows-spanned="1" table:style-name="ce36">
            <text:p>Admin officers/admin assistants</text:p>
          </table:table-cell>
          <table:covered-table-cell/>
          <table:table-cell office:value-type="string" table:number-columns-spanned="2" table:number-rows-spanned="1" table:style-name="ce36">
            <text:p>Executive Officers</text:p>
          </table:table-cell>
          <table:covered-table-cell/>
          <table:table-cell office:value-type="string" table:number-columns-spanned="2" table:number-rows-spanned="1" table:style-name="ce36">
            <text:p>Higher Executive Officers/Senior Executive Officers</text:p>
          </table:table-cell>
          <table:covered-table-cell/>
          <table:table-cell office:value-type="string" table:number-columns-spanned="2" table:number-rows-spanned="1" table:style-name="ce36">
            <text:p>Grade 6/7</text:p>
          </table:table-cell>
          <table:covered-table-cell/>
          <table:table-cell office:value-type="string" table:number-columns-spanned="2" table:number-rows-spanned="1" table:style-name="ce36">
            <text:p>Senior Civil Service</text:p>
          </table:table-cell>
          <table:covered-table-cell/>
          <table:table-cell office:value-type="string" table:number-columns-spanned="2" table:number-rows-spanned="1" table:style-name="ce36">
            <text:p>Other, unknown, or unspecified</text:p>
          </table:table-cell>
          <table:covered-table-cell/>
          <table:table-cell office:value-type="string" table:number-columns-spanned="2" table:number-rows-spanned="1" table:content-validation-name="val1" table:style-name="ce36">
            <text:p>Total</text:p>
            <text:p>Employees</text:p>
          </table:table-cell>
          <table:covered-table-cell/>
          <table:table-cell office:value-type="string" table:number-columns-spanned="2" table:number-rows-spanned="1" table:style-name="ce36">
            <text:p>Agency staff<text:s/></text:p>
            <text:p>(clerical/admin)</text:p>
          </table:table-cell>
          <table:covered-table-cell/>
          <table:table-cell office:value-type="string" table:number-columns-spanned="2" table:number-rows-spanned="1" table:style-name="ce37">
            <text:p>Interim managers</text:p>
          </table:table-cell>
          <table:covered-table-cell/>
          <table:table-cell office:value-type="string" table:number-columns-spanned="2" table:number-rows-spanned="1" table:style-name="ce37">
            <text:p>Specialist Contractors</text:p>
          </table:table-cell>
          <table:covered-table-cell/>
          <table:table-cell office:value-type="string" table:number-columns-spanned="2" table:number-rows-spanned="1" table:style-name="ce37">
            <text:p>Consultants/consultancy</text:p>
          </table:table-cell>
          <table:covered-table-cell/>
          <table:table-cell office:value-type="string" table:number-columns-spanned="2" table:number-rows-spanned="1" table:style-name="ce36">
            <text:p>Total</text:p>
          </table:table-cell>
          <table:covered-table-cell/>
          <table:covered-table-cell/>
          <table:covered-table-cell/>
          <table:table-cell office:value-type="string" table:number-columns-spanned="1" table:number-rows-spanned="2" table:style-name="ce36">
            <text:p>Salary</text:p>
          </table:table-cell>
          <table:table-cell office:value-type="string" table:number-columns-spanned="1" table:number-rows-spanned="2" table:style-name="ce36">
            <text:p>Allowances</text:p>
          </table:table-cell>
          <table:table-cell office:value-type="string" table:number-columns-spanned="1" table:number-rows-spanned="2" table:style-name="ce36">
            <text:p>Non-consolidated performance payments</text:p>
          </table:table-cell>
          <table:table-cell office:value-type="string" table:number-columns-spanned="1" table:number-rows-spanned="2" table:style-name="ce36">
            <text:p>Overtime</text:p>
          </table:table-cell>
          <table:table-cell office:value-type="string" table:number-columns-spanned="1" table:number-rows-spanned="2" table:style-name="ce36">
            <text:p>Employer pension contributions</text:p>
          </table:table-cell>
          <table:table-cell office:value-type="string" table:number-columns-spanned="1" table:number-rows-spanned="2" table:style-name="ce36">
            <text:p>Employer national insurance contributions</text:p>
          </table:table-cell>
          <table:table-cell office:value-type="string" table:number-columns-spanned="1" table:number-rows-spanned="2" table:style-name="ce36">
            <text:p>Total paybill for payroll staff</text:p>
          </table:table-cell>
          <table:table-cell office:value-type="string" table:number-columns-spanned="1" table:number-rows-spanned="2" table:style-name="ce36">
            <text:p>Total cost of contingent labour: agency (clerical and admin) staff, interim managers and specialist contractors</text:p>
          </table:table-cell>
          <table:table-cell office:value-type="string" table:number-columns-spanned="1" table:number-rows-spanned="2" table:style-name="ce36">
            <text:p>Total cost of consultants/</text:p>
            <text:p>consultancy</text:p>
          </table:table-cell>
          <table:table-cell office:value-type="string" table:number-columns-spanned="1" table:number-rows-spanned="2" table:style-name="ce36">
            <text:p>Total non-payroll (CCL) staff costs</text:p>
          </table:table-cell>
          <table:covered-table-cell/>
          <table:covered-table-cell/>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3">
          <table:covered-table-cell/>
          <table:covered-table-cell/>
          <table:covered-table-cell/>
          <table:table-cell office:value-type="string" table:style-name="ce3">
            <text:p>Headcount</text:p>
          </table:table-cell>
          <table:table-cell office:value-type="string" table:style-name="ce3">
            <text:p>Full-time<text:s/></text:p>
            <text:p>equivalent</text:p>
          </table:table-cell>
          <table:table-cell office:value-type="string" table:style-name="ce3">
            <text:p>Headcount</text:p>
          </table:table-cell>
          <table:table-cell office:value-type="string" table:style-name="ce3">
            <text:p>Full-time<text:s/></text:p>
            <text:p>equivalent</text:p>
          </table:table-cell>
          <table:table-cell office:value-type="string" table:style-name="ce3">
            <text:p>Headcount</text:p>
          </table:table-cell>
          <table:table-cell office:value-type="string" table:style-name="ce3">
            <text:p>Full-time<text:s/></text:p>
            <text:p>equivalent</text:p>
          </table:table-cell>
          <table:table-cell office:value-type="string" table:style-name="ce3">
            <text:p>Headcount</text:p>
          </table:table-cell>
          <table:table-cell office:value-type="string" table:style-name="ce3">
            <text:p>Full-time<text:s/></text:p>
            <text:p>equivalent</text:p>
          </table:table-cell>
          <table:table-cell office:value-type="string" table:style-name="ce3">
            <text:p>Headcount</text:p>
          </table:table-cell>
          <table:table-cell office:value-type="string" table:style-name="ce3">
            <text:p>Full-time<text:s/></text:p>
            <text:p>equivalent</text:p>
          </table:table-cell>
          <table:table-cell office:value-type="string" table:style-name="ce3">
            <text:p>Headcount</text:p>
          </table:table-cell>
          <table:table-cell office:value-type="string" table:style-name="ce3">
            <text:p>Full-time<text:s/></text:p>
            <text:p>equivalent</text:p>
          </table:table-cell>
          <table:table-cell office:value-type="string" table:style-name="ce3">
            <text:p>Headcount</text:p>
          </table:table-cell>
          <table:table-cell office:value-type="string" table:style-name="ce4">
            <text:p>Full-time<text:s/></text:p>
            <text:p>equivalent</text:p>
          </table:table-cell>
          <table:table-cell office:value-type="string" table:style-name="ce5">
            <text:p>Headcount</text:p>
          </table:table-cell>
          <table:table-cell office:value-type="string" table:style-name="ce5">
            <text:p>Full-time<text:s/></text:p>
            <text:p>equivalent</text:p>
          </table:table-cell>
          <table:table-cell office:value-type="string" table:style-name="ce5">
            <text:p>Headcount</text:p>
          </table:table-cell>
          <table:table-cell office:value-type="string" table:style-name="ce5">
            <text:p>Full-time<text:s/></text:p>
            <text:p>equivalent</text:p>
          </table:table-cell>
          <table:table-cell office:value-type="string" table:style-name="ce5">
            <text:p>Headcount</text:p>
          </table:table-cell>
          <table:table-cell office:value-type="string" table:style-name="ce5">
            <text:p>Full-time<text:s/></text:p>
            <text:p>equivalent</text:p>
          </table:table-cell>
          <table:table-cell office:value-type="string" table:style-name="ce5">
            <text:p>Headcount</text:p>
          </table:table-cell>
          <table:table-cell office:value-type="string" table:style-name="ce5">
            <text:p>Full-time<text:s/></text:p>
            <text:p>equivalent</text:p>
          </table:table-cell>
          <table:table-cell office:value-type="string" table:style-name="ce5">
            <text:p>Headcount</text:p>
          </table:table-cell>
          <table:table-cell office:value-type="string" table:style-name="ce6">
            <text:p>Full-time<text:s/></text:p>
            <text:p>equivalent</text:p>
          </table:table-cell>
          <table:table-cell office:value-type="string" table:content-validation-name="val1" table:style-name="ce7">
            <text:p>Headcount</text:p>
          </table:table-cell>
          <table:table-cell office:value-type="string" table:content-validation-name="val1" table:style-name="ce6">
            <text:p>Full-time<text:s/></text:p>
            <text:p>equivalen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4">
          <table:table-cell office:value-type="string" table:style-name="ce8">
            <text:p>Department for Work and Pensions</text:p>
          </table:table-cell>
          <table:table-cell office:value-type="string" table:style-name="ce47">
            <text:p>Ministerial Department</text:p>
          </table:table-cell>
          <table:table-cell office:value-type="string" table:style-name="ce48">
            <text:p>Department for Work and Pensions</text:p>
          </table:table-cell>
          <table:table-cell office:value-type="float" office:value="34325" table:style-name="ce40">
            <text:p>34,325</text:p>
          </table:table-cell>
          <table:table-cell office:value-type="float" office:value="29469.040000000001" table:style-name="ce38">
            <text:p>29,469</text:p>
          </table:table-cell>
          <table:table-cell office:value-type="float" office:value="38127" table:style-name="ce40">
            <text:p>38,127</text:p>
          </table:table-cell>
          <table:table-cell office:value-type="float" office:value="33997.06" table:style-name="ce38">
            <text:p>33,997</text:p>
          </table:table-cell>
          <table:table-cell office:value-type="float" office:value="9079" table:style-name="ce40">
            <text:p>9,079</text:p>
          </table:table-cell>
          <table:table-cell office:value-type="float" office:value="8657.51" table:style-name="ce38">
            <text:p>8,658</text:p>
          </table:table-cell>
          <table:table-cell office:value-type="float" office:value="2301" table:style-name="ce40">
            <text:p>2,301</text:p>
          </table:table-cell>
          <table:table-cell office:value-type="float" office:value="2229.96" table:style-name="ce38">
            <text:p>2,230</text:p>
          </table:table-cell>
          <table:table-cell office:value-type="float" office:value="203" table:style-name="ce40">
            <text:p>203</text:p>
          </table:table-cell>
          <table:table-cell office:value-type="float" office:value="199.67" table:style-name="ce38">
            <text:p>200</text:p>
          </table:table-cell>
          <table:table-cell table:style-name="ce40"/>
          <table:table-cell table:style-name="ce38"/>
          <table:table-cell office:value-type="float" office:value="84035" table:formula="of:=[.D4]+[.F4]+[.H4]+[.J4]+[.L4]+[.N4]" table:content-validation-name="val1" table:style-name="ce10">
            <text:p>84,035</text:p>
          </table:table-cell>
          <table:table-cell office:value-type="float" office:value="74553.240000000005" table:formula="of:=[.E4]+[.G4]+[.I4]+[.K4]+[.M4]+[.O4]" table:content-validation-name="val1" table:style-name="ce10">
            <text:p>74,553</text:p>
          </table:table-cell>
          <table:table-cell table:style-name="ce41"/>
          <table:table-cell table:style-name="ce39"/>
          <table:table-cell office:value-type="float" office:value="404" table:style-name="ce41">
            <text:p>404</text:p>
          </table:table-cell>
          <table:table-cell office:value-type="float" office:value="404" table:style-name="ce39">
            <text:p>404</text:p>
          </table:table-cell>
          <table:table-cell table:style-name="ce58"/>
          <table:table-cell table:style-name="ce57"/>
          <table:table-cell table:style-name="ce55"/>
          <table:table-cell table:style-name="ce53"/>
          <table:table-cell office:value-type="float" office:value="404" table:formula="of:=[.R4]+[.T4]+[.V4]+[.X4]" table:style-name="ce10">
            <text:p>404</text:p>
          </table:table-cell>
          <table:table-cell office:value-type="float" office:value="404" table:formula="of:=[.S4]+[.U4]+[.W4]+[.Y4]" table:style-name="ce10">
            <text:p>404</text:p>
          </table:table-cell>
          <table:table-cell office:value-type="float" office:value="84439" table:formula="of:=[.P4]+[.Z4]" table:content-validation-name="val1" table:style-name="ce12">
            <text:p>84,439</text:p>
          </table:table-cell>
          <table:table-cell office:value-type="float" office:value="74957.240000000005" table:formula="of:=[.Q4]+[.AA4]" table:content-validation-name="val1" table:style-name="ce12">
            <text:p>74,957</text:p>
          </table:table-cell>
          <table:table-cell office:value-type="currency" office:value="155433412.57999995" table:content-validation-name="val3" table:style-name="ce13">
            <text:p>£155,433,412.58</text:p>
          </table:table-cell>
          <table:table-cell office:value-type="currency" office:value="2358927.4599999995" table:content-validation-name="val3" table:style-name="ce13">
            <text:p>£2,358,927.46</text:p>
          </table:table-cell>
          <table:table-cell office:value-type="currency" office:value="157688.91" table:content-validation-name="val4" table:style-name="ce13">
            <text:p>£157,688.91</text:p>
          </table:table-cell>
          <table:table-cell office:value-type="currency" office:value="1523373.8900000006" table:content-validation-name="val3" table:style-name="ce13">
            <text:p>£1,523,373.89</text:p>
          </table:table-cell>
          <table:table-cell office:value-type="currency" office:value="31578266.300000001" table:content-validation-name="val3" table:style-name="ce13">
            <text:p>£31,578,266.30</text:p>
          </table:table-cell>
          <table:table-cell office:value-type="currency" office:value="13509545.77" table:content-validation-name="val3" table:style-name="ce13">
            <text:p>£13,509,545.77</text:p>
          </table:table-cell>
          <table:table-cell office:value-type="currency" office:value="204561214.91" table:formula="of:=SUM([.AD4:.AI4])" table:style-name="ce14">
            <text:p>£204,561,214.91</text:p>
          </table:table-cell>
          <table:table-cell office:value-type="currency" office:value="1699867" table:content-validation-name="val2" table:style-name="ce15">
            <text:p>£1,699,867.00</text:p>
          </table:table-cell>
          <table:table-cell office:value-type="currency" office:value="426039" table:content-validation-name="val3" table:style-name="ce15">
            <text:p>£426,039.00</text:p>
          </table:table-cell>
          <table:table-cell office:value-type="currency" office:value="2125906" table:formula="of:=SUM([.AK4:.AL4])" table:style-name="ce14">
            <text:p>£2,125,906.00</text:p>
          </table:table-cell>
          <table:table-cell office:value-type="currency" office:value="206687120.91" table:formula="of:=[.AJ4]+[.AM4]" table:style-name="ce14">
            <text:p>£206,687,120.91</text:p>
          </table:table-cell>
          <table:table-cell table:style-name="ce16"/>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1">
          <table:table-cell office:value-type="string" table:style-name="ce8">
            <text:p>Health and Safety Executive</text:p>
          </table:table-cell>
          <table:table-cell office:value-type="string" table:style-name="ce47">
            <text:p>Crown Non Departmental Public Body</text:p>
          </table:table-cell>
          <table:table-cell office:value-type="string" table:style-name="ce48">
            <text:p>Department for Work and Pensions</text:p>
          </table:table-cell>
          <table:table-cell office:value-type="float" office:value="400" table:style-name="ce40">
            <text:p>400</text:p>
          </table:table-cell>
          <table:table-cell office:value-type="float" office:value="349.92" table:style-name="ce38">
            <text:p>350</text:p>
          </table:table-cell>
          <table:table-cell office:value-type="float" office:value="425" table:style-name="ce40">
            <text:p>425</text:p>
          </table:table-cell>
          <table:table-cell office:value-type="float" office:value="391.61" table:style-name="ce38">
            <text:p>392</text:p>
          </table:table-cell>
          <table:table-cell office:value-type="float" office:value="1384" table:style-name="ce40">
            <text:p>1,384</text:p>
          </table:table-cell>
          <table:table-cell office:value-type="float" office:value="1305.01" table:style-name="ce38">
            <text:p>1,305</text:p>
          </table:table-cell>
          <table:table-cell office:value-type="float" office:value="442" table:style-name="ce40">
            <text:p>442</text:p>
          </table:table-cell>
          <table:table-cell office:value-type="float" office:value="416.01" table:style-name="ce38">
            <text:p>416</text:p>
          </table:table-cell>
          <table:table-cell office:value-type="float" office:value="27" table:style-name="ce40">
            <text:p>27</text:p>
          </table:table-cell>
          <table:table-cell office:value-type="float" office:value="25.9" table:style-name="ce38">
            <text:p>26</text:p>
          </table:table-cell>
          <table:table-cell table:style-name="ce40"/>
          <table:table-cell table:style-name="ce38"/>
          <table:table-cell office:value-type="float" office:value="2678" table:formula="of:=[.D5]+[.F5]+[.H5]+[.J5]+[.L5]+[.N5]" table:content-validation-name="val1" table:style-name="ce10">
            <text:p>2,678</text:p>
          </table:table-cell>
          <table:table-cell office:value-type="float" office:value="2488.4500000000003" table:formula="of:=[.E5]+[.G5]+[.I5]+[.K5]+[.M5]+[.O5]" table:content-validation-name="val1" table:style-name="ce10">
            <text:p>2,488</text:p>
          </table:table-cell>
          <table:table-cell table:style-name="ce41"/>
          <table:table-cell table:style-name="ce39"/>
          <table:table-cell office:value-type="float" office:value="7" table:style-name="ce56">
            <text:p>7</text:p>
          </table:table-cell>
          <table:table-cell office:value-type="float" office:value="6.83" table:style-name="ce54">
            <text:p>6.83</text:p>
          </table:table-cell>
          <table:table-cell office:value-type="float" office:value="2" table:style-name="ce58">
            <text:p>2</text:p>
          </table:table-cell>
          <table:table-cell office:value-type="float" office:value="1.76" table:style-name="ce57">
            <text:p>1.76</text:p>
          </table:table-cell>
          <table:table-cell table:style-name="ce41"/>
          <table:table-cell table:style-name="ce39"/>
          <table:table-cell office:value-type="float" office:value="9" table:formula="of:=[.R5]+[.T5]+[.V5]+[.X5]" table:style-name="ce10">
            <text:p>9</text:p>
          </table:table-cell>
          <table:table-cell office:value-type="float" office:value="8.59" table:formula="of:=[.S5]+[.U5]+[.W5]+[.Y5]" table:style-name="ce10">
            <text:p>9</text:p>
          </table:table-cell>
          <table:table-cell office:value-type="float" office:value="2687" table:formula="of:=[.P5]+[.Z5]" table:content-validation-name="val1" table:style-name="ce12">
            <text:p>2,687</text:p>
          </table:table-cell>
          <table:table-cell office:value-type="float" office:value="2497.0400000000004" table:formula="of:=[.Q5]+[.AA5]" table:content-validation-name="val1" table:style-name="ce12">
            <text:p>2,497</text:p>
          </table:table-cell>
          <table:table-cell office:value-type="currency" office:value="8685388.9500000011" table:content-validation-name="val2" table:style-name="ce15">
            <text:p>£8,685,388.95</text:p>
          </table:table-cell>
          <table:table-cell office:value-type="currency" office:value="143697.88000000012" table:content-validation-name="val2" table:style-name="ce15">
            <text:p>£143,697.88</text:p>
          </table:table-cell>
          <table:table-cell office:value-type="currency" office:value="0" table:content-validation-name="val2" table:style-name="ce15">
            <text:p>£0.00</text:p>
          </table:table-cell>
          <table:table-cell office:value-type="currency" office:value="13527.970000000001" table:content-validation-name="val2" table:style-name="ce15">
            <text:p>£13,527.97</text:p>
          </table:table-cell>
          <table:table-cell office:value-type="currency" office:value="1829793.45" table:content-validation-name="val2" table:style-name="ce15">
            <text:p>£1,829,793.45</text:p>
          </table:table-cell>
          <table:table-cell office:value-type="currency" office:value="996682.25" table:content-validation-name="val2" table:style-name="ce15">
            <text:p>£996,682.25</text:p>
          </table:table-cell>
          <table:table-cell office:value-type="currency" office:value="11669090.500000002" table:formula="of:=SUM([.AD5:.AI5])" table:style-name="ce14">
            <text:p>£11,669,090.50</text:p>
          </table:table-cell>
          <table:table-cell office:value-type="currency" office:value="89276.1" table:content-validation-name="val2" table:style-name="ce15">
            <text:p>£89,276.10</text:p>
          </table:table-cell>
          <table:table-cell office:value-type="currency" office:value="0" table:content-validation-name="val2" table:style-name="ce15">
            <text:p>£0.00</text:p>
          </table:table-cell>
          <table:table-cell office:value-type="currency" office:value="89276.1" table:formula="of:=SUM([.AK5:.AL5])" table:style-name="ce14">
            <text:p>£89,276.10</text:p>
          </table:table-cell>
          <table:table-cell office:value-type="currency" office:value="11758366.600000001" table:formula="of:=[.AJ5]+[.AM5]" table:style-name="ce14">
            <text:p>£11,758,366.60</text:p>
          </table:table-cell>
          <table:table-cell table:content-validation-name="val1" table:style-name="ce17"/>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1">
          <table:table-cell office:value-type="string" table:style-name="ce8">
            <text:p>National Employment Savings Trust Corporation</text:p>
          </table:table-cell>
          <table:table-cell office:value-type="string" table:style-name="ce47">
            <text:p>Executive Non-Departmental Public Body</text:p>
          </table:table-cell>
          <table:table-cell office:value-type="string" table:style-name="ce48">
            <text:p>Department for Work and Pensions</text:p>
          </table:table-cell>
          <table:table-cell table:style-name="ce41"/>
          <table:table-cell table:style-name="ce39"/>
          <table:table-cell table:style-name="ce41"/>
          <table:table-cell table:style-name="ce39"/>
          <table:table-cell table:style-name="ce41"/>
          <table:table-cell table:style-name="ce39"/>
          <table:table-cell table:style-name="ce41"/>
          <table:table-cell table:style-name="ce39"/>
          <table:table-cell table:style-name="ce41"/>
          <table:table-cell table:style-name="ce39"/>
          <table:table-cell office:value-type="float" office:value="270" table:style-name="ce41">
            <text:p>270</text:p>
          </table:table-cell>
          <table:table-cell office:value-type="float" office:value="241.15" table:style-name="ce39">
            <text:p>241.15</text:p>
          </table:table-cell>
          <table:table-cell office:value-type="float" office:value="270" table:formula="of:=[.D6]+[.F6]+[.H6]+[.J6]+[.L6]+[.N6]" table:content-validation-name="val1" table:style-name="ce10">
            <text:p>270</text:p>
          </table:table-cell>
          <table:table-cell office:value-type="float" office:value="241.15" table:formula="of:=[.E6]+[.G6]+[.I6]+[.K6]+[.M6]+[.O6]" table:content-validation-name="val1" table:style-name="ce10">
            <text:p>241</text:p>
          </table:table-cell>
          <table:table-cell table:style-name="ce41"/>
          <table:table-cell table:style-name="ce39"/>
          <table:table-cell office:value-type="float" office:value="10" table:style-name="ce55">
            <text:p>10</text:p>
          </table:table-cell>
          <table:table-cell office:value-type="float" office:value="7.63" table:style-name="ce53">
            <text:p>7.63</text:p>
          </table:table-cell>
          <table:table-cell table:style-name="ce41"/>
          <table:table-cell table:style-name="ce39"/>
          <table:table-cell table:style-name="ce55"/>
          <table:table-cell table:style-name="ce53"/>
          <table:table-cell office:value-type="float" office:value="10" table:formula="of:=[.R6]+[.T6]+[.V6]+[.X6]" table:style-name="ce10">
            <text:p>10</text:p>
          </table:table-cell>
          <table:table-cell office:value-type="float" office:value="7.63" table:formula="of:=[.S6]+[.U6]+[.W6]+[.Y6]" table:style-name="ce10">
            <text:p>8</text:p>
          </table:table-cell>
          <table:table-cell office:value-type="float" office:value="280" table:formula="of:=[.P6]+[.Z6]" table:content-validation-name="val1" table:style-name="ce12">
            <text:p>280</text:p>
          </table:table-cell>
          <table:table-cell office:value-type="float" office:value="248.78" table:formula="of:=[.Q6]+[.AA6]" table:content-validation-name="val1" table:style-name="ce12">
            <text:p>249</text:p>
          </table:table-cell>
          <table:table-cell office:value-type="currency" office:value="1317292.68" table:content-validation-name="val2" table:style-name="ce15">
            <text:p>£1,317,292.68</text:p>
          </table:table-cell>
          <table:table-cell table:content-validation-name="val2" table:style-name="ce15"/>
          <table:table-cell office:value-type="currency" office:value="0" table:content-validation-name="val2" table:style-name="ce15">
            <text:p>£0.00</text:p>
          </table:table-cell>
          <table:table-cell office:value-type="currency" office:value="0" table:content-validation-name="val2" table:style-name="ce15">
            <text:p>£0.00</text:p>
          </table:table-cell>
          <table:table-cell office:value-type="currency" office:value="89424.77" table:content-validation-name="val2" table:style-name="ce15">
            <text:p>£89,424.77</text:p>
          </table:table-cell>
          <table:table-cell office:value-type="currency" office:value="153616.37" table:content-validation-name="val2" table:style-name="ce15">
            <text:p>£153,616.37</text:p>
          </table:table-cell>
          <table:table-cell office:value-type="currency" office:value="1560333.8199999998" table:formula="of:=SUM([.AD6:.AI6])" table:style-name="ce14">
            <text:p>£1,560,333.82</text:p>
          </table:table-cell>
          <table:table-cell office:value-type="currency" office:value="114185.60000000001" table:content-validation-name="val2" table:style-name="ce15">
            <text:p>£114,185.60</text:p>
          </table:table-cell>
          <table:table-cell office:value-type="currency" office:value="0" table:content-validation-name="val2" table:style-name="ce15">
            <text:p>£0.00</text:p>
          </table:table-cell>
          <table:table-cell office:value-type="currency" office:value="114185.60000000001" table:formula="of:=SUM([.AK6:.AL6])" table:style-name="ce14">
            <text:p>£114,185.60</text:p>
          </table:table-cell>
          <table:table-cell office:value-type="currency" office:value="1674519.42" table:formula="of:=[.AJ6]+[.AM6]" table:style-name="ce14">
            <text:p>£1,674,519.42</text:p>
          </table:table-cell>
          <table:table-cell table:content-validation-name="val1" table:style-name="ce17"/>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128" table:style-name="ce1"/>
        </table:table-row>
        <table:table-row table:style-name="ro1">
          <table:table-cell office:value-type="string" table:style-name="ce8">
            <text:p>The Pensions Advisory Service</text:p>
          </table:table-cell>
          <table:table-cell office:value-type="string" table:style-name="ce47">
            <text:p>Executive Non-Departmental Public Body</text:p>
          </table:table-cell>
          <table:table-cell office:value-type="string" table:style-name="ce48">
            <text:p>Department for Work and Pensions</text:p>
          </table:table-cell>
          <table:table-cell table:style-name="ce41"/>
          <table:table-cell table:style-name="ce39"/>
          <table:table-cell table:style-name="ce41"/>
          <table:table-cell table:style-name="ce39"/>
          <table:table-cell table:style-name="ce41"/>
          <table:table-cell table:style-name="ce39"/>
          <table:table-cell table:style-name="ce41"/>
          <table:table-cell table:style-name="ce39"/>
          <table:table-cell table:style-name="ce41"/>
          <table:table-cell table:style-name="ce39"/>
          <table:table-cell office:value-type="float" office:value="83" table:style-name="ce41">
            <text:p>83</text:p>
          </table:table-cell>
          <table:table-cell office:value-type="float" office:value="73.3" table:style-name="ce39">
            <text:p>73.3</text:p>
          </table:table-cell>
          <table:table-cell office:value-type="float" office:value="83" table:formula="of:=[.D7]+[.F7]+[.H7]+[.J7]+[.L7]+[.N7]" table:content-validation-name="val1" table:style-name="ce10">
            <text:p>83</text:p>
          </table:table-cell>
          <table:table-cell office:value-type="float" office:value="73.3" table:formula="of:=[.E7]+[.G7]+[.I7]+[.K7]+[.M7]+[.O7]" table:content-validation-name="val1" table:style-name="ce10">
            <text:p>73</text:p>
          </table:table-cell>
          <table:table-cell office:value-type="float" office:value="4" table:style-name="ce41">
            <text:p>4</text:p>
          </table:table-cell>
          <table:table-cell office:value-type="float" office:value="4" table:style-name="ce39">
            <text:p>4</text:p>
          </table:table-cell>
          <table:table-cell office:value-type="float" office:value="2" table:style-name="ce41">
            <text:p>2</text:p>
          </table:table-cell>
          <table:table-cell office:value-type="float" office:value="2" table:style-name="ce41">
            <text:p>2</text:p>
          </table:table-cell>
          <table:table-cell table:style-name="ce41"/>
          <table:table-cell table:style-name="ce39"/>
          <table:table-cell table:style-name="ce41"/>
          <table:table-cell table:style-name="ce39"/>
          <table:table-cell office:value-type="float" office:value="6" table:formula="of:=[.R7]+[.T7]+[.V7]+[.X7]" table:style-name="ce10">
            <text:p>6</text:p>
          </table:table-cell>
          <table:table-cell office:value-type="float" office:value="6" table:formula="of:=[.S7]+[.U7]+[.W7]+[.Y7]" table:style-name="ce10">
            <text:p>6</text:p>
          </table:table-cell>
          <table:table-cell office:value-type="float" office:value="89" table:formula="of:=[.P7]+[.Z7]" table:content-validation-name="val1" table:style-name="ce12">
            <text:p>89</text:p>
          </table:table-cell>
          <table:table-cell office:value-type="float" office:value="79.3" table:formula="of:=[.Q7]+[.AA7]" table:content-validation-name="val1" table:style-name="ce12">
            <text:p>79</text:p>
          </table:table-cell>
          <table:table-cell office:value-type="currency" office:value="240544.22000000003" table:content-validation-name="val2" table:style-name="ce15">
            <text:p>£240,544.22</text:p>
          </table:table-cell>
          <table:table-cell table:content-validation-name="val2" table:style-name="ce15"/>
          <table:table-cell table:content-validation-name="val2" table:style-name="ce15"/>
          <table:table-cell office:value-type="currency" office:value="1135.05" table:content-validation-name="val2" table:style-name="ce15">
            <text:p>£1,135.05</text:p>
          </table:table-cell>
          <table:table-cell office:value-type="currency" office:value="47150.490000000005" table:content-validation-name="val2" table:style-name="ce15">
            <text:p>£47,150.49</text:p>
          </table:table-cell>
          <table:table-cell office:value-type="currency" office:value="24957.599999999999" table:content-validation-name="val2" table:style-name="ce15">
            <text:p>£24,957.60</text:p>
          </table:table-cell>
          <table:table-cell office:value-type="currency" office:value="313787.36" table:formula="of:=SUM([.AD7:.AI7])" table:style-name="ce14">
            <text:p>£313,787.36</text:p>
          </table:table-cell>
          <table:table-cell office:value-type="currency" office:value="25047.09" table:content-validation-name="val2" table:style-name="ce15">
            <text:p>£25,047.09</text:p>
          </table:table-cell>
          <table:table-cell office:value-type="currency" office:value="17767.8" table:content-validation-name="val2" table:style-name="ce15">
            <text:p>£17,767.80</text:p>
          </table:table-cell>
          <table:table-cell office:value-type="currency" office:value="42814.89" table:formula="of:=SUM([.AK7:.AL7])" table:style-name="ce14">
            <text:p>£42,814.89</text:p>
          </table:table-cell>
          <table:table-cell office:value-type="currency" office:value="356602.25" table:formula="of:=[.AJ7]+[.AM7]" table:style-name="ce14">
            <text:p>£356,602.25</text:p>
          </table:table-cell>
          <table:table-cell table:content-validation-name="val1" table:style-name="ce18"/>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128" table:style-name="ce1"/>
        </table:table-row>
        <table:table-row table:style-name="ro5">
          <table:table-cell office:value-type="string" table:style-name="ce8">
            <text:p>The Pensions Regulator</text:p>
          </table:table-cell>
          <table:table-cell office:value-type="string" table:style-name="ce47">
            <text:p>Executive Non-Departmental Public Body</text:p>
          </table:table-cell>
          <table:table-cell office:value-type="string" table:style-name="ce48">
            <text:p>Department for Work and Pensions</text:p>
          </table:table-cell>
          <table:table-cell table:style-name="ce41"/>
          <table:table-cell table:style-name="ce39"/>
          <table:table-cell table:style-name="ce41"/>
          <table:table-cell table:style-name="ce39"/>
          <table:table-cell table:style-name="ce41"/>
          <table:table-cell table:style-name="ce39"/>
          <table:table-cell table:style-name="ce41"/>
          <table:table-cell table:style-name="ce39"/>
          <table:table-cell table:style-name="ce41"/>
          <table:table-cell table:style-name="ce39"/>
          <table:table-cell office:value-type="float" office:value="587" table:style-name="ce41">
            <text:p>587</text:p>
          </table:table-cell>
          <table:table-cell office:value-type="float" office:value="566.55714285714282" table:style-name="ce52">
            <text:p>566.56</text:p>
          </table:table-cell>
          <table:table-cell office:value-type="float" office:value="587" table:formula="of:=[.D8]+[.F8]+[.H8]+[.J8]+[.L8]+[.N8]" table:content-validation-name="val1" table:style-name="ce12">
            <text:p>587</text:p>
          </table:table-cell>
          <table:table-cell office:value-type="float" office:value="566.55714285714282" table:formula="of:=[.E8]+[.G8]+[.I8]+[.K8]+[.M8]+[.O8]" table:content-validation-name="val1" table:style-name="ce12">
            <text:p>567</text:p>
          </table:table-cell>
          <table:table-cell office:value-type="float" office:value="9" table:style-name="ce41">
            <text:p>9</text:p>
          </table:table-cell>
          <table:table-cell office:value-type="float" office:value="8.8000000000000007" table:style-name="ce39">
            <text:p>8.8</text:p>
          </table:table-cell>
          <table:table-cell table:style-name="ce41"/>
          <table:table-cell table:style-name="ce39"/>
          <table:table-cell office:value-type="float" office:value="1" table:style-name="ce55">
            <text:p>1</text:p>
          </table:table-cell>
          <table:table-cell office:value-type="float" office:value="0.93714285714285706" table:style-name="ce62">
            <text:p>0.94</text:p>
          </table:table-cell>
          <table:table-cell office:value-type="float" office:value="6" table:style-name="ce41">
            <text:p>6</text:p>
          </table:table-cell>
          <table:table-cell office:value-type="float" office:value="6" table:style-name="ce39">
            <text:p>6</text:p>
          </table:table-cell>
          <table:table-cell office:value-type="float" office:value="16" table:formula="of:=[.R8]+[.T8]+[.V8]+[.X8]" table:style-name="ce12">
            <text:p>16</text:p>
          </table:table-cell>
          <table:table-cell office:value-type="float" office:value="15.737142857142858" table:formula="of:=[.S8]+[.U8]+[.W8]+[.Y8]" table:style-name="ce12">
            <text:p>16</text:p>
          </table:table-cell>
          <table:table-cell office:value-type="float" office:value="603" table:formula="of:=[.P8]+[.Z8]" table:content-validation-name="val1" table:style-name="ce12">
            <text:p>603</text:p>
          </table:table-cell>
          <table:table-cell office:value-type="float" office:value="582.29428571428571" table:formula="of:=[.Q8]+[.AA8]" table:content-validation-name="val1" table:style-name="ce12">
            <text:p>582</text:p>
          </table:table-cell>
          <table:table-cell office:value-type="currency" office:value="2475841.62" table:content-validation-name="val2" table:style-name="ce15">
            <text:p>£2,475,841.62</text:p>
          </table:table-cell>
          <table:table-cell office:value-type="currency" office:value="5647.08" table:content-validation-name="val2" table:style-name="ce15">
            <text:p>£5,647.08</text:p>
          </table:table-cell>
          <table:table-cell office:value-type="currency" office:value="83327.850000000006" table:content-validation-name="val2" table:style-name="ce15">
            <text:p>£83,327.85</text:p>
          </table:table-cell>
          <table:table-cell office:value-type="currency" office:value="7193.41" table:content-validation-name="val2" table:style-name="ce15">
            <text:p>£7,193.41</text:p>
          </table:table-cell>
          <table:table-cell office:value-type="currency" office:value="510772.36000000004" table:content-validation-name="val2" table:style-name="ce15">
            <text:p>£510,772.36</text:p>
          </table:table-cell>
          <table:table-cell office:value-type="currency" office:value="278034.15999999997" table:content-validation-name="val2" table:style-name="ce15">
            <text:p>£278,034.16</text:p>
          </table:table-cell>
          <table:table-cell office:value-type="currency" office:value="3360816.4800000004" table:formula="of:=SUM([.AD8:.AI8])" table:style-name="ce14">
            <text:p>£3,360,816.48</text:p>
          </table:table-cell>
          <table:table-cell office:value-type="currency" office:value="92853.819999999992" table:content-validation-name="val2" table:style-name="ce15">
            <text:p>£92,853.82</text:p>
          </table:table-cell>
          <table:table-cell office:value-type="currency" office:value="119949.66" table:content-validation-name="val2" table:style-name="ce15">
            <text:p>£119,949.66</text:p>
          </table:table-cell>
          <table:table-cell office:value-type="currency" office:value="212803.47999999998" table:formula="of:=SUM([.AK8:.AL8])" table:style-name="ce14">
            <text:p>£212,803.48</text:p>
          </table:table-cell>
          <table:table-cell office:value-type="currency" office:value="3573619.9600000004" table:formula="of:=[.AJ8]+[.AM8]" table:style-name="ce14">
            <text:p>£3,573,619.96</text:p>
          </table:table-cell>
          <table:table-cell office:value-type="string" table:style-name="ce20">
            <text:p>Overall costs have increased against previous month which is partly due to the increased FTE numbers. In addition, PILON costs were paid in May and 60% of April new starters joined at the end of April and therefore were not included in previous month's salary costs. Although Temp FTE numbers have reduced which has led to a reduction in non payroll costs, consultancy costs have increased against previous month which reflects the timings of spend for TPR Future project. The increase in consultancy costs offsets the reduction from lower temp numbers and explains the total increase in non-payroll costs.</text:p>
          </table:table-cell>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128" table:style-name="ce1"/>
        </table:table-row>
        <table:table-row table:style-name="ro4">
          <table:table-cell table:style-name="ce8"/>
          <table:table-cell table:style-name="ce47"/>
          <table:table-cell table:style-name="ce48"/>
          <table:table-cell table:style-name="ce49"/>
          <table:table-cell table:style-name="ce50"/>
          <table:table-cell table:style-name="ce51"/>
          <table:table-cell table:style-name="ce42"/>
          <table:table-cell table:style-name="ce44"/>
          <table:table-cell table:style-name="ce43"/>
          <table:table-cell table:style-name="ce46"/>
          <table:table-cell table:style-name="ce45"/>
          <table:table-cell table:style-name="ce49"/>
          <table:table-cell table:style-name="ce50"/>
          <table:table-cell table:style-name="ce49"/>
          <table:table-cell table:style-name="ce50"/>
          <table:table-cell table:content-validation-name="val1" table:style-name="ce22"/>
          <table:table-cell table:content-validation-name="val1" table:style-name="ce23"/>
          <table:table-cell table:style-name="ce49"/>
          <table:table-cell table:style-name="ce50"/>
          <table:table-cell table:style-name="ce60"/>
          <table:table-cell table:style-name="ce59"/>
          <table:table-cell table:style-name="ce49"/>
          <table:table-cell table:style-name="ce50"/>
          <table:table-cell table:style-name="ce63"/>
          <table:table-cell table:style-name="ce61"/>
          <table:table-cell table:style-name="ce24"/>
          <table:table-cell table:style-name="ce23"/>
          <table:table-cell table:content-validation-name="val1" table:style-name="ce25"/>
          <table:table-cell table:content-validation-name="val1" table:style-name="ce26"/>
          <table:table-cell table:content-validation-name="val2" table:style-name="ce27"/>
          <table:table-cell table:content-validation-name="val2" table:style-name="ce27"/>
          <table:table-cell table:content-validation-name="val2" table:style-name="ce27"/>
          <table:table-cell table:content-validation-name="val2" table:style-name="ce27"/>
          <table:table-cell table:content-validation-name="val2" table:style-name="ce27"/>
          <table:table-cell table:content-validation-name="val2" table:style-name="ce27"/>
          <table:table-cell table:style-name="ce28"/>
          <table:table-cell table:content-validation-name="val2" table:style-name="ce27"/>
          <table:table-cell table:content-validation-name="val2" table:style-name="ce27"/>
          <table:table-cell table:style-name="ce28"/>
          <table:table-cell table:style-name="ce29"/>
          <table:table-cell table:content-validation-name="val1" table:style-name="ce30"/>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128" table:style-name="ce1"/>
        </table:table-row>
        <table:table-row table:style-name="ro4">
          <table:table-cell table:style-name="ce8"/>
          <table:table-cell table:style-name="ce47"/>
          <table:table-cell table:style-name="ce48"/>
          <table:table-cell table:style-name="ce49"/>
          <table:table-cell table:style-name="ce50"/>
          <table:table-cell table:style-name="ce51"/>
          <table:table-cell table:style-name="ce42"/>
          <table:table-cell table:style-name="ce44"/>
          <table:table-cell table:style-name="ce43"/>
          <table:table-cell table:style-name="ce46"/>
          <table:table-cell table:style-name="ce45"/>
          <table:table-cell table:style-name="ce49"/>
          <table:table-cell table:style-name="ce50"/>
          <table:table-cell table:style-name="ce49"/>
          <table:table-cell table:style-name="ce50"/>
          <table:table-cell table:content-validation-name="val1" table:style-name="ce22"/>
          <table:table-cell table:content-validation-name="val1" table:style-name="ce23"/>
          <table:table-cell table:style-name="ce49"/>
          <table:table-cell table:style-name="ce50"/>
          <table:table-cell table:style-name="ce60"/>
          <table:table-cell table:style-name="ce59"/>
          <table:table-cell table:style-name="ce49"/>
          <table:table-cell table:style-name="ce50"/>
          <table:table-cell table:style-name="ce63"/>
          <table:table-cell table:style-name="ce61"/>
          <table:table-cell table:style-name="ce24"/>
          <table:table-cell table:style-name="ce23"/>
          <table:table-cell table:content-validation-name="val1" table:style-name="ce25"/>
          <table:table-cell table:content-validation-name="val1" table:style-name="ce26"/>
          <table:table-cell table:content-validation-name="val2" table:style-name="ce27"/>
          <table:table-cell table:content-validation-name="val2" table:style-name="ce27"/>
          <table:table-cell table:content-validation-name="val2" table:style-name="ce27"/>
          <table:table-cell table:content-validation-name="val2" table:style-name="ce27"/>
          <table:table-cell table:number-columns-repeated="2" table:style-name="ce27"/>
          <table:table-cell table:style-name="ce28"/>
          <table:table-cell table:content-validation-name="val2" table:style-name="ce27"/>
          <table:table-cell table:content-validation-name="val2" table:style-name="ce27"/>
          <table:table-cell table:style-name="ce28"/>
          <table:table-cell table:style-name="ce29"/>
          <table:table-cell table:content-validation-name="val1" table:style-name="ce30"/>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128" table:style-name="ce1"/>
        </table:table-row>
        <table:table-row table:number-rows-repeated="87" table:style-name="ro4">
          <table:table-cell table:style-name="ce8"/>
          <table:table-cell table:style-name="ce47"/>
          <table:table-cell table:style-name="ce48"/>
          <table:table-cell table:style-name="ce49"/>
          <table:table-cell table:style-name="ce50"/>
          <table:table-cell table:style-name="ce51"/>
          <table:table-cell table:style-name="ce42"/>
          <table:table-cell table:style-name="ce44"/>
          <table:table-cell table:style-name="ce43"/>
          <table:table-cell table:style-name="ce46"/>
          <table:table-cell table:style-name="ce45"/>
          <table:table-cell table:style-name="ce49"/>
          <table:table-cell table:style-name="ce50"/>
          <table:table-cell table:style-name="ce49"/>
          <table:table-cell table:style-name="ce50"/>
          <table:table-cell table:content-validation-name="val1" table:style-name="ce22"/>
          <table:table-cell table:content-validation-name="val1" table:style-name="ce23"/>
          <table:table-cell table:style-name="ce49"/>
          <table:table-cell table:style-name="ce50"/>
          <table:table-cell table:style-name="ce60"/>
          <table:table-cell table:style-name="ce59"/>
          <table:table-cell table:style-name="ce49"/>
          <table:table-cell table:style-name="ce50"/>
          <table:table-cell table:style-name="ce63"/>
          <table:table-cell table:style-name="ce61"/>
          <table:table-cell table:style-name="ce24"/>
          <table:table-cell table:style-name="ce23"/>
          <table:table-cell table:content-validation-name="val1" table:style-name="ce25"/>
          <table:table-cell table:content-validation-name="val1" table:style-name="ce26"/>
          <table:table-cell table:content-validation-name="val2" table:style-name="ce31"/>
          <table:table-cell table:content-validation-name="val2" table:style-name="ce31"/>
          <table:table-cell table:content-validation-name="val2" table:style-name="ce31"/>
          <table:table-cell table:content-validation-name="val2" table:style-name="ce31"/>
          <table:table-cell table:content-validation-name="val2" table:style-name="ce31"/>
          <table:table-cell table:content-validation-name="val2" table:style-name="ce31"/>
          <table:table-cell table:style-name="ce29"/>
          <table:table-cell table:content-validation-name="val2" table:style-name="ce31"/>
          <table:table-cell table:content-validation-name="val2" table:style-name="ce31"/>
          <table:table-cell table:number-columns-repeated="2" table:style-name="ce29"/>
          <table:table-cell table:content-validation-name="val1" table:style-name="ce32"/>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128" table:style-name="ce1"/>
        </table:table-row>
        <table:table-row table:number-rows-repeated="65436" table:style-name="ro4">
          <table:table-cell table:content-validation-name="val1" table:style-name="ce2"/>
          <table:table-cell table:content-validation-name="val1" table:style-name="ce2"/>
          <table:table-cell table:content-validation-name="val1" table:style-name="ce2"/>
          <table:table-cell table:content-validation-name="val1" table:style-name="ce33"/>
          <table:table-cell table:content-validation-name="val1" table:style-name="ce33"/>
          <table:table-cell table:content-validation-name="val1" table:style-name="ce33"/>
          <table:table-cell table:content-validation-name="val1" table:style-name="ce33"/>
          <table:table-cell table:content-validation-name="val1" table:style-name="ce33"/>
          <table:table-cell table:content-validation-name="val1" table:style-name="ce33"/>
          <table:table-cell table:content-validation-name="val1" table:style-name="ce33"/>
          <table:table-cell table:content-validation-name="val1" table:style-name="ce33"/>
          <table:table-cell table:content-validation-name="val1" table:style-name="ce33"/>
          <table:table-cell table:content-validation-name="val1" table:style-name="ce33"/>
          <table:table-cell table:content-validation-name="val1" table:style-name="ce33"/>
          <table:table-cell table:content-validation-name="val1" table:style-name="ce33"/>
          <table:table-cell table:content-validation-name="val1" table:style-name="ce33"/>
          <table:table-cell table:content-validation-name="val1" table:style-name="ce34"/>
          <table:table-cell table:content-validation-name="val1" table:style-name="ce33"/>
          <table:table-cell table:content-validation-name="val1" table:style-name="ce33"/>
          <table:table-cell table:content-validation-name="val1" table:style-name="ce33"/>
          <table:table-cell table:content-validation-name="val1" table:style-name="ce33"/>
          <table:table-cell table:content-validation-name="val1" table:style-name="ce33"/>
          <table:table-cell table:content-validation-name="val1" table:style-name="ce33"/>
          <table:table-cell table:content-validation-name="val1" table:style-name="ce33"/>
          <table:table-cell table:content-validation-name="val1" table:style-name="ce33"/>
          <table:table-cell table:content-validation-name="val1" table:style-name="ce33"/>
          <table:table-cell table:content-validation-name="val1" table:style-name="ce34"/>
          <table:table-cell table:content-validation-name="val1" table:style-name="ce2"/>
          <table:table-cell table:content-validation-name="val1" table:style-name="ce35"/>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number-rows-repeated="983043" table:style-name="ro4">
          <table:table-cell table:number-columns-repeated="16384"/>
        </table:table-row>
        <table:named-expressions>
          <table:named-range table:name="Print_Area" table:cell-range-address="Data_sheet.$A$1:Data_sheet.$AO$18" table:base-cell-address="Data_sheet.$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Arial CE" svg:font-family="&quot;Arial CE&quot;"/>
    <style:font-face style:name="Courier" svg:font-family="Courier"/>
    <style:font-face style:name="Helv" svg:font-family="Helv"/>
    <style:font-face style:name="Gill Sans MT" svg:font-family="&quot;Gill Sans MT&quot;"/>
    <style:font-face style:name="MS Sans Serif" svg:font-family="&quot;MS Sans Serif&quot;"/>
    <style:font-face style:name="Univers 45 Light" svg:font-family="&quot;Univers 45 Light&quot;"/>
    <style:font-face style:name="Book Antiqua" svg:font-family="&quot;Book Antiqua&quot;"/>
    <style:font-face style:name="Times New Roman" svg:font-family="&quot;Times New Roman&quot;"/>
    <style:font-face style:name="Helvetica Black" svg:font-family="&quot;Helvetica Black&quot;"/>
    <style:font-face style:name="Times New Roman CE" svg:font-family="&quot;Times New Roman CE&quot;"/>
    <style:font-face style:name="Verdana" svg:font-family="Verdana"/>
    <style:font-face style:name="Univers (WN)" svg:font-family="&quot;Univers (WN)&quot;"/>
    <style:font-face style:name="Cambria" svg:font-family="Cambria"/>
  </office:font-face-decls>
  <office:styles>
    <number:number-style style:name="N0">
      <number:number number:min-integer-digits="1"/>
    </number:number-style>
    <number:number-style style:name="N1">
      <number:number number:decimal-places="0"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number-style style:name="N4">
      <number:number number:decimal-places="2" number:min-integer-digits="1" number:grouping="true"/>
    </number:number-style>
    <number:percentage-style style:name="N13">
      <number:number number:decimal-places="0" number:min-integer-digits="1"/>
      <number:text>%</number:text>
    </number:percentage-style>
    <number:percentage-style style:name="N14">
      <number:number number:decimal-places="2" number:min-integer-digits="1"/>
      <number:text>%</number:text>
    </number:percentage-style>
    <number:date-style style:name="N19">
      <number:day number:style="long"/>
      <number:text>/</number:text>
      <number:month number:style="long"/>
      <number:text>/</number:text>
      <number:year number:style="long"/>
    </number:date-style>
    <number:date-style style:name="N20">
      <number:day number:style="long"/>
      <number:text>-</number:text>
      <number:month number:textual="true"/>
      <number:text>-</number:text>
      <number:year/>
    </number:date-style>
    <number:text-style style:name="N30">
      <number:text-content/>
    </number:text-style>
    <number:date-style style:name="N36">
      <number:year number:style="long"/>
      <number:text>/</number:text>
      <number:month number:style="long"/>
      <number:text>/</number:text>
      <number:day number:style="long"/>
    </number:date-style>
    <number:number-style style:name="N37P0">
      <number:number number:decimal-places="0" number:min-integer-digits="1" number:grouping="true"/>
    </number:number-style>
    <number:number-style style:name="N37">
      <number:text>-</number:text>
      <number:number number:decimal-places="0" number:min-integer-digits="1" number:grouping="true"/>
      <style:map style:condition="value()&gt;=0" style:apply-style-name="N37P0"/>
    </number:number-style>
    <number:number-style style:name="N38P0">
      <number:number number:decimal-places="0" number:min-integer-digits="1" number:grouping="true"/>
    </number:number-style>
    <number:number-style style:name="N38">
      <style:text-properties fo:color="#FF0000"/>
      <number:text>(</number:text>
      <number:number number:decimal-places="0" number:min-integer-digits="1" number:grouping="true">
        <number:embedded-text number:position="0">)</number:embedded-text>
      </number:number>
      <style:map style:condition="value()&gt;=0" style:apply-style-name="N38P0"/>
    </number:number-style>
    <number:number-style style:name="N39">
      <number:text> </number:text>
      <number:number number:min-integer-digits="1"/>
    </number:number-style>
    <number:number-style style:name="N40P0">
      <number:text> </number:text>
      <number:number number:decimal-places="3" number:min-integer-digits="1" number:grouping="true"/>
      <number:text>    </number:text>
    </number:number-style>
    <number:number-style style:name="N40P1">
      <number:text>-</number:text>
      <number:number number:decimal-places="3" number:min-integer-digits="1" number:grouping="true"/>
      <number:text>    </number:text>
    </number:number-style>
    <number:number-style style:name="N40P2">
      <number:text> -</number:text>
      <number:number number:decimal-places="0" number:min-integer-digits="2">
        <number:embedded-text number:position="0">    </number:embedded-text>
      </number:number>
    </number:number-style>
    <number:text-style style:name="N40">
      <number:text> </number:text>
      <number:text-content/>
      <number:text> </number:text>
      <style:map style:condition="value()&gt;0" style:apply-style-name="N40P0"/>
      <style:map style:condition="value()&lt;0" style:apply-style-name="N40P1"/>
      <style:map style:condition="value()=0" style:apply-style-name="N40P2"/>
    </number:text-style>
    <number:number-style style:name="N41P0">
      <number:number number:decimal-places="1" number:min-integer-digits="1" number:grouping="true"/>
      <number:text> </number:text>
    </number:number-style>
    <number:number-style style:name="N41">
      <style:text-properties fo:color="#FF0000"/>
      <number:text>(</number:text>
      <number:number number:decimal-places="1" number:min-integer-digits="1" number:grouping="true"/>
      <number:text>)</number:text>
      <style:map style:condition="value()&gt;=0" style:apply-style-name="N41P0"/>
    </number:number-style>
    <number:number-style style:name="N42P0">
      <number:text>$</number:text>
      <number:number number:decimal-places="0" number:min-integer-digits="1" number:grouping="true">
        <number:embedded-text number:position="0"> </number:embedded-text>
      </number:number>
    </number:number-style>
    <number:number-style style:name="N42">
      <number:text>($</number:text>
      <number:number number:decimal-places="0" number:min-integer-digits="1" number:grouping="true">
        <number:embedded-text number:position="0">)</number:embedded-text>
      </number:number>
      <style:map style:condition="value()&gt;=0" style:apply-style-name="N42P0"/>
    </number:number-style>
    <number:number-style style:name="N43P0">
      <number:text> </number:text>
      <number:number number:decimal-places="1" number:min-integer-digits="1" number:grouping="true"/>
      <number:text> </number:text>
    </number:number-style>
    <number:number-style style:name="N43P1">
      <number:text> (</number:text>
      <number:number number:decimal-places="1" number:min-integer-digits="1" number:grouping="true"/>
      <number:text>)</number:text>
    </number:number-style>
    <number:number-style style:name="N43P2">
      <number:text> -</number:text>
      <number:number number:decimal-places="0" number:min-integer-digits="1">
        <number:embedded-text number:position="0"> </number:embedded-text>
      </number:number>
    </number:number-style>
    <number:text-style style:name="N43">
      <number:text-content/>
      <number:text> </number:text>
      <style:map style:condition="value()&gt;0" style:apply-style-name="N43P0"/>
      <style:map style:condition="value()&lt;0" style:apply-style-name="N43P1"/>
      <style:map style:condition="value()=0" style:apply-style-name="N43P2"/>
    </number:text-style>
    <number:number-style style:name="N44P0">
      <number:number number:decimal-places="0" number:min-integer-digits="1" number:grouping="true"/>
    </number:number-style>
    <number:number-style style:name="N44">
      <style:text-properties fo:color="#FF0000"/>
      <number:text>-</number:text>
      <number:number number:decimal-places="0" number:min-integer-digits="1" number:grouping="true"/>
      <style:map style:condition="value()&gt;=0" style:apply-style-name="N44P0"/>
    </number:number-style>
    <number:number-style style:name="N45P0">
      <number:number number:decimal-places="2" number:min-integer-digits="1" number:grouping="true"/>
    </number:number-style>
    <number:number-style style:name="N45">
      <style:text-properties fo:color="#FF0000"/>
      <number:text>-</number:text>
      <number:number number:decimal-places="2" number:min-integer-digits="1" number:grouping="true"/>
      <style:map style:condition="value()&gt;=0" style:apply-style-name="N45P0"/>
    </number:number-style>
    <number:number-style style:name="N46P0">
      <number:number number:decimal-places="0" number:min-integer-digits="1" number:grouping="true"/>
    </number:number-style>
    <number:number-style style:name="N46P1">
      <number:text>-</number:text>
      <number:number number:decimal-places="0" number:min-integer-digits="1" number:grouping="true"/>
    </number:number-style>
    <number:text-style style:name="N46">
      <number:text>-</number:text>
      <style:map style:condition="value()&gt;0" style:apply-style-name="N46P0"/>
      <style:map style:condition="value()&lt;0" style:apply-style-name="N46P1"/>
    </number:text-style>
    <number:number-style style:name="N47P0">
      <number:number number:decimal-places="0" number:min-integer-digits="1" number:grouping="true"/>
    </number:number-style>
    <number:number-style style:name="N47">
      <number:text>(</number:text>
      <number:number number:decimal-places="0" number:min-integer-digits="1" number:grouping="true">
        <number:embedded-text number:position="0">)</number:embedded-text>
      </number:number>
      <style:map style:condition="value()&gt;=0" style:apply-style-name="N47P0"/>
    </number:number-style>
    <number:currency-style style:name="N48" number:language="en" number:country="GB">
      <number:currency-symbol number:language="en" number:country="GB">£</number:currency-symbol>
      <number:number number:decimal-places="2" number:min-integer-digits="1" number:grouping="true"/>
    </number:currency-style>
    <number:currency-style style:name="N49" number:language="en" number:country="GB">
      <number:currency-symbol number:language="en" number:country="GB">£</number:currency-symbol>
      <number:number number:decimal-places="0" number:min-integer-digits="1" number:grouping="true"/>
    </number:currency-style>
    <number:currency-style style:name="N50" number:language="en" number:country="GB">
      <number:currency-symbol number:language="en" number:country="GB">£</number:currency-symbol>
      <number:number number:decimal-places="2" number:min-integer-digits="1" number:grouping="true"/>
    </number:currency-style>
    <number:number-style style:name="N51P0">
      <number:number number:decimal-places="0" number:min-integer-digits="1" number:grouping="true"/>
    </number:number-style>
    <number:number-style style:name="N51P1">
      <number:text>(</number:text>
      <number:number number:decimal-places="0" number:min-integer-digits="1" number:grouping="true">
        <number:embedded-text number:position="0"> </number:embedded-text>
      </number:number>
    </number:number-style>
    <number:text-style style:name="N51">
      <number:text>-</number:text>
      <style:map style:condition="value()&gt;0" style:apply-style-name="N51P0"/>
      <style:map style:condition="value()&lt;0" style:apply-style-name="N51P1"/>
    </number:text-style>
    <number:number-style style:name="N52P0">
      <number:text> </number:text>
      <number:number number:decimal-places="2" number:min-integer-digits="1" number:grouping="true"/>
      <number:text> </number:text>
    </number:number-style>
    <number:number-style style:name="N52P1">
      <number:text>-</number:text>
      <number:number number:decimal-places="2" number:min-integer-digits="1" number:grouping="true"/>
      <number:text> </number:text>
    </number:number-style>
    <number:number-style style:name="N52P2">
      <number:text> -</number:text>
      <number:number number:decimal-places="0" number:min-integer-digits="2">
        <number:embedded-text number:position="0"> </number:embedded-text>
      </number:number>
    </number:number-style>
    <number:text-style style:name="N52">
      <number:text> </number:text>
      <number:text-content/>
      <number:text> </number:text>
      <style:map style:condition="value()&gt;0" style:apply-style-name="N52P0"/>
      <style:map style:condition="value()&lt;0" style:apply-style-name="N52P1"/>
      <style:map style:condition="value()=0" style:apply-style-name="N52P2"/>
    </number:text-style>
    <number:number-style style:name="N53P0">
      <number:text>$</number:text>
      <number:number number:decimal-places="0" number:min-integer-digits="1" number:grouping="true">
        <number:embedded-text number:position="0"> </number:embedded-text>
      </number:number>
    </number:number-style>
    <number:number-style style:name="N53">
      <style:text-properties fo:color="#FF0000"/>
      <number:text>($</number:text>
      <number:number number:decimal-places="0" number:min-integer-digits="1" number:grouping="true">
        <number:embedded-text number:position="0">)</number:embedded-text>
      </number:number>
      <style:map style:condition="value()&gt;=0" style:apply-style-name="N53P0"/>
    </number:number-style>
    <number:number-style style:name="N54P0">
      <number:text>$</number:text>
      <number:number number:decimal-places="2" number:min-integer-digits="1" number:grouping="true"/>
      <number:text> </number:text>
    </number:number-style>
    <number:number-style style:name="N54">
      <style:text-properties fo:color="#FF0000"/>
      <number:text>($</number:text>
      <number:number number:decimal-places="2" number:min-integer-digits="1" number:grouping="true"/>
      <number:text>)</number:text>
      <style:map style:condition="value()&gt;=0" style:apply-style-name="N54P0"/>
    </number:number-style>
    <number:currency-style style:name="N55P0" number:language="en" number:country="GB">
      <number:text> </number:text>
      <number:currency-symbol number:language="en" number:country="GB">£</number:currency-symbol>
      <number:number number:decimal-places="2" number:min-integer-digits="1" number:grouping="true"/>
      <number:text> </number:text>
    </number:currency-style>
    <number:currency-style style:name="N55P1" number:language="en" number:country="GB">
      <number:text>-</number:text>
      <number:currency-symbol number:language="en" number:country="GB">£</number:currency-symbol>
      <number:number number:decimal-places="2" number:min-integer-digits="1" number:grouping="true"/>
      <number:text> </number:text>
    </number:currency-style>
    <number:currency-style style:name="N55P2" number:language="en" number:country="GB">
      <number:text> </number:text>
      <number:currency-symbol number:language="en" number:country="GB">£</number:currency-symbol>
      <number:text>-</number:text>
      <number:number number:decimal-places="0" number:min-integer-digits="2"/>
      <number:text> </number:text>
    </number:currency-style>
    <number:text-style style:name="N55">
      <number:text> </number:text>
      <number:text-content/>
      <number:text> </number:text>
      <style:map style:condition="value()&gt;0" style:apply-style-name="N55P0"/>
      <style:map style:condition="value()&lt;0" style:apply-style-name="N55P1"/>
      <style:map style:condition="value()=0" style:apply-style-name="N55P2"/>
    </number:text-style>
    <number:date-style style:name="N56">
      <number:day number:style="long"/>
      <number:text>:</number:text>
      <number:hours number:style="long"/>
      <number:text>:</number:text>
      <number:minutes number:style="long"/>
    </number:date-style>
    <number:date-style style:name="N57">
      <number:day-of-week number:style="long"/>
      <number:text>/</number:text>
      <number:month number:style="long"/>
      <number:text>/</number:text>
      <number:year number:style="long"/>
    </number:date-style>
    <number:date-style style:name="N58">
      <number:day/>
      <number:text>-</number:text>
      <number:month number:textual="true"/>
      <number:text>-</number:text>
      <number:year/>
      <number:text>   </number:text>
      <number:hours/>
      <number:text>:</number:text>
      <number:minutes number:style="long"/>
    </number:date-style>
    <number:date-style style:name="N59">
      <number:month/>
      <number:text>/</number:text>
      <number:day/>
      <number:text>/</number:text>
      <number:year number:style="long"/>
    </number:date-style>
    <number:number-style style:name="N60P0">
      <number:number number:decimal-places="1" number:min-integer-digits="1" number:grouping="true"/>
      <number:text> </number:text>
    </number:number-style>
    <number:number-style style:name="N60">
      <number:text>(</number:text>
      <number:number number:decimal-places="1" number:min-integer-digits="1" number:grouping="true"/>
      <number:text>)</number:text>
      <style:map style:condition="value()&gt;=0" style:apply-style-name="N60P0"/>
    </number:number-style>
    <number:number-style style:name="N61P0">
      <number:number number:decimal-places="2" number:min-integer-digits="1" number:grouping="true"/>
    </number:number-style>
    <number:number-style style:name="N61">
      <number:text>-</number:text>
      <number:number number:decimal-places="2" number:min-integer-digits="1" number:grouping="true"/>
      <style:map style:condition="value()&gt;=0" style:apply-style-name="N61P0"/>
    </number:number-style>
    <number:number-style style:name="N62P0">
      <number:number number:decimal-places="3" number:min-integer-digits="1" number:grouping="true"/>
      <number:text> </number:text>
    </number:number-style>
    <number:number-style style:name="N62">
      <number:text>(</number:text>
      <number:number number:decimal-places="3" number:min-integer-digits="1" number:grouping="true"/>
      <number:text>)</number:text>
      <style:map style:condition="value()&gt;=0" style:apply-style-name="N62P0"/>
    </number:number-style>
    <number:number-style style:name="N63P0">
      <number:text> </number:text>
      <number:number number:decimal-places="2" number:min-integer-digits="1" number:grouping="true"/>
      <number:text>   </number:text>
    </number:number-style>
    <number:number-style style:name="N63P1">
      <number:text>-</number:text>
      <number:number number:decimal-places="2" number:min-integer-digits="1" number:grouping="true"/>
      <number:text>   </number:text>
    </number:number-style>
    <number:number-style style:name="N63P2">
      <number:text> -</number:text>
      <number:number number:decimal-places="0" number:min-integer-digits="2">
        <number:embedded-text number:position="0">   </number:embedded-text>
      </number:number>
    </number:number-style>
    <number:text-style style:name="N63">
      <number:text> </number:text>
      <number:text-content/>
      <number:text> </number:text>
      <style:map style:condition="value()&gt;0" style:apply-style-name="N63P0"/>
      <style:map style:condition="value()&lt;0" style:apply-style-name="N63P1"/>
      <style:map style:condition="value()=0" style:apply-style-name="N63P2"/>
    </number:text-style>
    <number:date-style style:name="N64">
      <number:month number:style="long"/>
      <number:text>/</number:text>
      <number:day number:style="long"/>
      <number:text>/</number:text>
      <number:year/>
    </number:date-style>
    <number:number-style style:name="N65P0">
      <number:text> </number:text>
      <number:number number:decimal-places="0" number:min-integer-digits="1" number:grouping="true">
        <number:embedded-text number:position="0"> </number:embedded-text>
      </number:number>
    </number:number-style>
    <number:number-style style:name="N65P1">
      <number:text>-</number:text>
      <number:number number:decimal-places="0" number:min-integer-digits="1" number:grouping="true">
        <number:embedded-text number:position="0"> </number:embedded-text>
      </number:number>
    </number:number-style>
    <number:text-style style:name="N65P2">
      <number:text> - </number:text>
    </number:text-style>
    <number:text-style style:name="N65">
      <number:text> </number:text>
      <number:text-content/>
      <number:text> </number:text>
      <style:map style:condition="value()&gt;0" style:apply-style-name="N65P0"/>
      <style:map style:condition="value()&lt;0" style:apply-style-name="N65P1"/>
      <style:map style:condition="value()=0" style:apply-style-name="N65P2"/>
    </number:text-style>
    <number:percentage-style style:name="N66P0">
      <number:number number:decimal-places="2" number:min-integer-digits="1"/>
      <number:text>%</number:text>
    </number:percentage-style>
    <number:percentage-style style:name="N66">
      <style:text-properties fo:color="#FF0000"/>
      <number:text>(</number:text>
      <number:number number:decimal-places="2" number:min-integer-digits="1"/>
      <number:text>%)</number:text>
      <style:map style:condition="value()&gt;=0" style:apply-style-name="N66P0"/>
    </number:percentage-style>
    <number:number-style style:name="N67P0">
      <number:number number:decimal-places="0" number:min-integer-digits="1" number:grouping="true">
        <number:embedded-text number:position="0"> </number:embedded-text>
      </number:number>
    </number:number-style>
    <number:number-style style:name="N67">
      <number:text>(</number:text>
      <number:number number:decimal-places="0" number:min-integer-digits="1" number:grouping="true">
        <number:embedded-text number:position="0">)</number:embedded-text>
      </number:number>
      <style:map style:condition="value()&gt;=0" style:apply-style-name="N67P0"/>
    </number:number-style>
    <number:percentage-style style:name="N68">
      <number:number number:decimal-places="1" number:min-integer-digits="1"/>
      <number:text>%</number:text>
    </number:percentage-style>
    <number:time-style style:name="N69">
      <number:hours number:style="long"/>
      <number:text>:</number:text>
      <number:minutes number:style="long"/>
    </number:time-style>
    <number:number-style style:name="N70">
      <number:number number:decimal-places="0" number:min-integer-digits="11">
        <number:embedded-text number:position="5">.</number:embedded-text>
        <number:embedded-text number:position="7">.</number:embedded-text>
      </number:number>
    </number:number-style>
    <number:number-style style:name="N71P0">
      <number:number number:decimal-places="0" number:min-integer-digits="1" number:grouping="true"/>
    </number:number-style>
    <number:number-style style:name="N71P1">
      <number:text>(</number:text>
      <number:number number:decimal-places="0" number:min-integer-digits="1" number:grouping="true">
        <number:embedded-text number:position="0">)</number:embedded-text>
      </number:number>
    </number:number-style>
    <number:text-style style:name="N71">
      <number:text>-</number:text>
      <style:map style:condition="value()&gt;0" style:apply-style-name="N71P0"/>
      <style:map style:condition="value()&lt;0" style:apply-style-name="N71P1"/>
    </number:text-style>
    <number:percentage-style style:name="N72P0">
      <number:number number:decimal-places="0" number:min-integer-digits="1"/>
      <number:text>%</number:text>
    </number:percentage-style>
    <number:percentage-style style:name="N72P1">
      <number:text>(</number:text>
      <number:number number:decimal-places="0" number:min-integer-digits="1">
        <number:embedded-text number:position="0">)</number:embedded-text>
      </number:number>
      <number:text>%</number:text>
    </number:percentage-style>
    <number:text-style style:name="N72">
      <number:text>-</number:text>
      <style:map style:condition="value()&gt;0" style:apply-style-name="N72P0"/>
      <style:map style:condition="value()&lt;0" style:apply-style-name="N72P1"/>
    </number:text-style>
    <number:number-style style:name="N73P0">
      <number:number number:decimal-places="4" number:min-integer-digits="1" number:grouping="true"/>
    </number:number-style>
    <number:number-style style:name="N73">
      <style:text-properties fo:color="#FF0000"/>
      <number:text>(</number:text>
      <number:number number:decimal-places="4" number:min-integer-digits="1" number:grouping="true"/>
      <number:text>)</number:text>
      <style:map style:condition="value()&gt;=0" style:apply-style-name="N73P0"/>
    </number:number-style>
    <number:number-style style:name="N74P0">
      <number:text>$</number:text>
      <number:number number:decimal-places="0" number:min-integer-digits="1" number:grouping="true"/>
    </number:number-style>
    <number:number-style style:name="N74">
      <number:text>-$</number:text>
      <number:number number:decimal-places="0" number:min-integer-digits="1" number:grouping="true"/>
      <style:map style:condition="value()&gt;=0" style:apply-style-name="N74P0"/>
    </number:number-style>
    <number:number-style style:name="N75P0">
      <number:text>$</number:text>
      <number:number number:decimal-places="2" number:min-integer-digits="1" number:grouping="true"/>
    </number:number-style>
    <number:number-style style:name="N75">
      <number:text>-$</number:text>
      <number:number number:decimal-places="2" number:min-integer-digits="1" number:grouping="true"/>
      <style:map style:condition="value()&gt;=0" style:apply-style-name="N75P0"/>
    </number:number-style>
    <number:number-style style:name="N76P0">
      <number:text> </number:text>
      <number:number number:decimal-places="0" number:min-integer-digits="1" number:grouping="true">
        <number:embedded-text number:position="0">   </number:embedded-text>
      </number:number>
    </number:number-style>
    <number:number-style style:name="N76P1">
      <number:text>-</number:text>
      <number:number number:decimal-places="0" number:min-integer-digits="1" number:grouping="true">
        <number:embedded-text number:position="0">   </number:embedded-text>
      </number:number>
    </number:number-style>
    <number:text-style style:name="N76P2">
      <number:text> -   </number:text>
    </number:text-style>
    <number:text-style style:name="N76">
      <number:text> </number:text>
      <number:text-content/>
      <number:text> </number:text>
      <style:map style:condition="value()&gt;0" style:apply-style-name="N76P0"/>
      <style:map style:condition="value()&lt;0" style:apply-style-name="N76P1"/>
      <style:map style:condition="value()=0" style:apply-style-name="N76P2"/>
    </number:text-style>
    <number:number-style style:name="N77P0">
      <number:text> $ </number:text>
      <number:number number:decimal-places="0" number:min-integer-digits="1" number:grouping="true">
        <number:embedded-text number:position="0"> </number:embedded-text>
      </number:number>
    </number:number-style>
    <number:number-style style:name="N77P1">
      <number:text> $ -</number:text>
      <number:number number:decimal-places="0" number:min-integer-digits="1" number:grouping="true">
        <number:embedded-text number:position="0"> </number:embedded-text>
      </number:number>
    </number:number-style>
    <number:text-style style:name="N77P2">
      <number:text> $ - </number:text>
    </number:text-style>
    <number:text-style style:name="N77">
      <number:text> </number:text>
      <number:text-content/>
      <number:text> </number:text>
      <style:map style:condition="value()&gt;0" style:apply-style-name="N77P0"/>
      <style:map style:condition="value()&lt;0" style:apply-style-name="N77P1"/>
      <style:map style:condition="value()=0" style:apply-style-name="N77P2"/>
    </number:text-style>
    <number:number-style style:name="N78P0">
      <number:text> $ </number:text>
      <number:number number:decimal-places="2" number:min-integer-digits="1" number:grouping="true"/>
      <number:text> </number:text>
    </number:number-style>
    <number:number-style style:name="N78P1">
      <number:text> $ -</number:text>
      <number:number number:decimal-places="2" number:min-integer-digits="1" number:grouping="true"/>
      <number:text> </number:text>
    </number:number-style>
    <number:number-style style:name="N78P2">
      <number:text> $ -</number:text>
      <number:number number:decimal-places="0" number:min-integer-digits="2">
        <number:embedded-text number:position="0"> </number:embedded-text>
      </number:number>
    </number:number-style>
    <number:text-style style:name="N78">
      <number:text> </number:text>
      <number:text-content/>
      <number:text> </number:text>
      <style:map style:condition="value()&gt;0" style:apply-style-name="N78P0"/>
      <style:map style:condition="value()&lt;0" style:apply-style-name="N78P1"/>
      <style:map style:condition="value()=0" style:apply-style-name="N78P2"/>
    </number:text-style>
    <number:number-style style:name="N79P0">
      <number:text> </number:text>
      <number:number number:decimal-places="2" number:min-integer-digits="1" number:grouping="true"/>
      <number:text> </number:text>
    </number:number-style>
    <number:number-style style:name="N79P1">
      <number:text> -</number:text>
      <number:number number:decimal-places="2" number:min-integer-digits="1" number:grouping="true"/>
      <number:text> </number:text>
    </number:number-style>
    <number:number-style style:name="N79P2">
      <number:text> -</number:text>
      <number:number number:decimal-places="0" number:min-integer-digits="2">
        <number:embedded-text number:position="0"> </number:embedded-text>
      </number:number>
    </number:number-style>
    <number:text-style style:name="N79">
      <number:text> </number:text>
      <number:text-content/>
      <number:text> </number:text>
      <style:map style:condition="value()&gt;0" style:apply-style-name="N79P0"/>
      <style:map style:condition="value()&lt;0" style:apply-style-name="N79P1"/>
      <style:map style:condition="value()=0" style:apply-style-name="N79P2"/>
    </number:text-style>
    <number:number-style style:name="N80P0">
      <number:text>$</number:text>
      <number:number number:decimal-places="0" number:min-integer-digits="1" number:grouping="true"/>
    </number:number-style>
    <number:number-style style:name="N80">
      <style:text-properties fo:color="#FF0000"/>
      <number:text>-$</number:text>
      <number:number number:decimal-places="0" number:min-integer-digits="1" number:grouping="true"/>
      <style:map style:condition="value()&gt;=0" style:apply-style-name="N80P0"/>
    </number:number-style>
    <number:date-style style:name="N81">
      <number:month number:textual="true"/>
      <number:text>-</number:text>
      <number:year/>
      <number:text> </number:text>
    </number:date-style>
    <number:number-style style:name="N82P0">
      <number:number number:decimal-places="0" number:min-integer-digits="1" number:grouping="true">
        <number:embedded-text number:position="0"> $</number:embedded-text>
      </number:number>
    </number:number-style>
    <number:number-style style:name="N82">
      <number:text>-</number:text>
      <number:number number:decimal-places="0" number:min-integer-digits="1" number:grouping="true">
        <number:embedded-text number:position="0"> $</number:embedded-text>
      </number:number>
      <style:map style:condition="value()&gt;=0" style:apply-style-name="N82P0"/>
    </number:number-style>
    <number:currency-style style:name="N83P0" number:language="en" number:country="GB">
      <number:text> </number:text>
      <number:currency-symbol number:language="en" number:country="GB">£</number:currency-symbol>
      <number:number number:decimal-places="0" number:min-integer-digits="1" number:grouping="true"/>
      <number:text> </number:text>
    </number:currency-style>
    <number:currency-style style:name="N83P1" number:language="en" number:country="GB">
      <number:text>-</number:text>
      <number:currency-symbol number:language="en" number:country="GB">£</number:currency-symbol>
      <number:number number:decimal-places="0" number:min-integer-digits="1" number:grouping="true"/>
      <number:text> </number:text>
    </number:currency-style>
    <number:currency-style style:name="N83P2" number:language="en" number:country="GB">
      <number:text> </number:text>
      <number:currency-symbol number:language="en" number:country="GB">£</number:currency-symbol>
      <number:text>-</number:text>
      <number:number number:decimal-places="0" number:min-integer-digits="2"/>
      <number:text> </number:text>
    </number:currency-style>
    <number:text-style style:name="N83">
      <number:text> </number:text>
      <number:text-content/>
      <number:text> </number:text>
      <style:map style:condition="value()&gt;0" style:apply-style-name="N83P0"/>
      <style:map style:condition="value()&lt;0" style:apply-style-name="N83P1"/>
      <style:map style:condition="value()=0" style:apply-style-name="N83P2"/>
    </number:text-style>
    <number:number-style style:name="N84P0">
      <number:number number:decimal-places="2" number:min-integer-digits="1" number:grouping="true"/>
    </number:number-style>
    <number:number-style style:name="N84P1">
      <style:text-properties fo:color="#FF0000"/>
      <number:text>(</number:text>
      <number:number number:decimal-places="2" number:min-integer-digits="1" number:grouping="true"/>
      <number:text>)</number:text>
    </number:number-style>
    <number:text-style style:name="N84">
      <number:text>-</number:text>
      <style:map style:condition="value()&gt;0" style:apply-style-name="N84P0"/>
      <style:map style:condition="value()&lt;0" style:apply-style-name="N84P1"/>
    </number:text-style>
    <number:percentage-style style:name="N85P0">
      <number:number number:decimal-places="1" number:min-integer-digits="1"/>
      <number:text>%</number:text>
    </number:percentage-style>
    <number:percentage-style style:name="N85">
      <number:text>(</number:text>
      <number:number number:decimal-places="1" number:min-integer-digits="1"/>
      <number:text>%)</number:text>
      <style:map style:condition="value()&gt;=0" style:apply-style-name="N85P0"/>
    </number:percentage-style>
    <number:percentage-style style:name="N86P0">
      <number:number number:decimal-places="0" number:min-integer-digits="1"/>
      <number:text>% </number:text>
    </number:percentage-style>
    <number:percentage-style style:name="N86">
      <style:text-properties fo:color="#FF0000"/>
      <number:text>(</number:text>
      <number:number number:decimal-places="0" number:min-integer-digits="1"/>
      <number:text>%)</number:text>
      <style:map style:condition="value()&gt;=0" style:apply-style-name="N86P0"/>
    </number:percentage-style>
    <number:percentage-style style:name="N87P0">
      <number:number number:decimal-places="1" number:min-integer-digits="1"/>
      <number:text>% </number:text>
    </number:percentage-style>
    <number:percentage-style style:name="N87">
      <style:text-properties fo:color="#FF0000"/>
      <number:text>(</number:text>
      <number:number number:decimal-places="1" number:min-integer-digits="1"/>
      <number:text>%)</number:text>
      <style:map style:condition="value()&gt;=0" style:apply-style-name="N87P0"/>
    </number:percentage-style>
    <number:percentage-style style:name="N88P0">
      <number:number number:decimal-places="1" number:min-integer-digits="1"/>
      <number:text>%</number:text>
    </number:percentage-style>
    <number:percentage-style style:name="N88">
      <style:text-properties fo:color="#FF0000"/>
      <number:text>-</number:text>
      <number:number number:decimal-places="1" number:min-integer-digits="1"/>
      <number:text>%</number:text>
      <style:map style:condition="value()&gt;=0" style:apply-style-name="N88P0"/>
    </number:percentage-style>
    <number:number-style style:name="N89">
      <number:number number:decimal-places="0" number:min-integer-digits="11">
        <number:embedded-text number:position="5"> </number:embedded-text>
      </number:number>
    </number:number-style>
    <number:number-style style:name="N90P0">
      <number:number number:decimal-places="0" number:min-integer-digits="4"/>
    </number:number-style>
    <number:number-style style:name="N90">
      <number:number number:min-integer-digits="1"/>
      <style:map style:condition="value()&lt;=9999" style:apply-style-name="N90P0"/>
    </number:number-style>
    <number:number-style style:name="N91P0">
      <number:text>N-</number:text>
      <number:number number:decimal-places="0" number:min-integer-digits="4"/>
    </number:number-style>
    <number:number-style style:name="N91">
      <number:number number:min-integer-digits="1"/>
      <style:map style:condition="value()&lt;=9999" style:apply-style-name="N91P0"/>
    </number:number-style>
    <number:text-style style:name="N92P0"/>
    <number:text-style style:name="N92P1"/>
    <number:text-style style:name="N92P2"/>
    <number:text-style style:name="N92">
      <style:map style:condition="value()&gt;0" style:apply-style-name="N92P0"/>
      <style:map style:condition="value()&lt;0" style:apply-style-name="N92P1"/>
      <style:map style:condition="value()=0" style:apply-style-name="N92P2"/>
    </number:text-style>
    <number:text-style style:name="N93P0"/>
    <number:text-style style:name="N93P1"/>
    <number:text-style style:name="N93">
      <style:map style:condition="value()&gt;0" style:apply-style-name="N93P0"/>
      <style:map style:condition="value()&lt;0" style:apply-style-name="N93P1"/>
    </number:text-style>
    <number:number-style style:name="N94P0">
      <number:number number:decimal-places="0" number:min-integer-digits="0">
        <number:embedded-text number:position="2"> </number:embedded-text>
        <number:embedded-text number:position="4"> </number:embedded-text>
        <number:embedded-text number:position="6"> </number:embedded-text>
      </number:number>
    </number:number-style>
    <number:number-style style:name="N94">
      <number:text>(+</number:text>
      <number:number number:decimal-places="0" number:min-integer-digits="0">
        <number:embedded-text number:position="2"> </number:embedded-text>
        <number:embedded-text number:position="4"> </number:embedded-text>
        <number:embedded-text number:position="6"> </number:embedded-text>
        <number:embedded-text number:position="8">) </number:embedded-text>
      </number:number>
      <style:map style:condition="value()&lt;=99999999" style:apply-style-name="N94P0"/>
    </number:number-style>
    <number:number-style style:name="N95P0">
      <number:number number:decimal-places="0" number:min-integer-digits="0" number:grouping="true" number:display-factor="1000">
        <number:embedded-text number:position="0"> </number:embedded-text>
      </number:number>
    </number:number-style>
    <number:number-style style:name="N95">
      <style:text-properties fo:color="#FF0000"/>
      <number:text>(</number:text>
      <number:number number:decimal-places="0" number:min-integer-digits="0" number:grouping="true" number:display-factor="1000">
        <number:embedded-text number:position="0">)</number:embedded-text>
      </number:number>
      <style:map style:condition="value()&gt;=0" style:apply-style-name="N95P0"/>
    </number:number-style>
    <number:number-style style:name="N96P0">
      <number:number number:decimal-places="1" number:min-integer-digits="0" number:grouping="true" number:display-factor="1000"/>
      <number:text> </number:text>
    </number:number-style>
    <number:number-style style:name="N96">
      <style:text-properties fo:color="#FF0000"/>
      <number:text>(</number:text>
      <number:number number:decimal-places="1" number:min-integer-digits="0" number:grouping="true" number:display-factor="1000"/>
      <number:text>)</number:text>
      <style:map style:condition="value()&gt;=0" style:apply-style-name="N96P0"/>
    </number:number-style>
    <number:time-style style:name="N97">
      <number:hours/>
      <number:text>:</number:text>
      <number:minutes number:style="long"/>
      <number:text> </number:text>
      <number:am-pm/>
    </number:time-style>
    <number:time-style style:name="N98" number:truncate-on-overflow="false">
      <number:hours/>
      <number:text>:</number:text>
      <number:minutes number:style="long"/>
    </number:time-style>
    <number:time-style style:name="N99" number:truncate-on-overflow="false">
      <number:hours number:style="long"/>
      <number:text>:</number:text>
      <number:minutes number:style="long"/>
    </number:time-style>
    <number:number-style style:name="N100">
      <number:number number:decimal-places="0" number:min-integer-digits="2"/>
    </number:number-style>
    <number:number-style style:name="N101">
      <number:number number:decimal-places="0" number:min-integer-digits="3"/>
    </number:number-style>
    <number:number-style style:name="N102">
      <number:number number:decimal-places="0" number:min-integer-digits="1" number:grouping="true" number:display-factor="1000"/>
    </number:number-style>
    <number:number-style style:name="N103P0">
      <style:text-properties fo:color="#0000FF"/>
      <number:number number:decimal-places="2" number:min-integer-digits="1" number:grouping="true"/>
    </number:number-style>
    <number:number-style style:name="N103P1">
      <style:text-properties fo:color="#FF0000"/>
      <number:text>-</number:text>
      <number:number number:decimal-places="2" number:min-integer-digits="1" number:grouping="true"/>
    </number:number-style>
    <number:number-style style:name="N103">
      <number:number number:decimal-places="2" number:min-integer-digits="1"/>
      <style:map style:condition="value()&gt;0" style:apply-style-name="N103P0"/>
      <style:map style:condition="value()&lt;0" style:apply-style-name="N103P1"/>
    </number:number-style>
    <number:number-style style:name="N104P0">
      <number:text>kr</number:text>
      <number:number number:decimal-places="0" number:min-integer-digits="1" number:grouping="true" number:display-factor="1000"/>
    </number:number-style>
    <number:number-style style:name="N104">
      <number:text>kr-</number:text>
      <number:number number:decimal-places="0" number:min-integer-digits="1" number:grouping="true" number:display-factor="1000"/>
      <style:map style:condition="value()&gt;=0" style:apply-style-name="N104P0"/>
    </number:number-style>
    <number:number-style style:name="N105P0">
      <style:text-properties fo:color="#0000FF"/>
      <number:text>kr</number:text>
      <number:number number:decimal-places="2" number:min-integer-digits="1" number:grouping="true"/>
    </number:number-style>
    <number:number-style style:name="N105P1">
      <style:text-properties fo:color="#FF0000"/>
      <number:text>kr-</number:text>
      <number:number number:decimal-places="2" number:min-integer-digits="1" number:grouping="true"/>
    </number:number-style>
    <number:number-style style:name="N105">
      <number:number number:decimal-places="2" number:min-integer-digits="1"/>
      <style:map style:condition="value()&gt;0" style:apply-style-name="N105P0"/>
      <style:map style:condition="value()&lt;0" style:apply-style-name="N105P1"/>
    </number:number-style>
    <number:number-style style:name="N106P0">
      <number:text> Ł</number:text>
      <number:number number:decimal-places="0" number:min-integer-digits="1" number:grouping="true">
        <number:embedded-text number:position="0"> </number:embedded-text>
      </number:number>
    </number:number-style>
    <number:number-style style:name="N106P1">
      <number:text>-Ł</number:text>
      <number:number number:decimal-places="0" number:min-integer-digits="1" number:grouping="true">
        <number:embedded-text number:position="0"> </number:embedded-text>
      </number:number>
    </number:number-style>
    <number:text-style style:name="N106P2">
      <number:text> Ł- </number:text>
    </number:text-style>
    <number:text-style style:name="N106">
      <number:text> </number:text>
      <number:text-content/>
      <number:text> </number:text>
      <style:map style:condition="value()&gt;0" style:apply-style-name="N106P0"/>
      <style:map style:condition="value()&lt;0" style:apply-style-name="N106P1"/>
      <style:map style:condition="value()=0" style:apply-style-name="N106P2"/>
    </number:text-style>
    <number:number-style style:name="N107P0">
      <number:text> Ł</number:text>
      <number:number number:decimal-places="2" number:min-integer-digits="1" number:grouping="true"/>
      <number:text> </number:text>
    </number:number-style>
    <number:number-style style:name="N107P1">
      <number:text>-Ł</number:text>
      <number:number number:decimal-places="2" number:min-integer-digits="1" number:grouping="true"/>
      <number:text> </number:text>
    </number:number-style>
    <number:number-style style:name="N107P2">
      <number:text> Ł-</number:text>
      <number:number number:decimal-places="0" number:min-integer-digits="2">
        <number:embedded-text number:position="0"> </number:embedded-text>
      </number:number>
    </number:number-style>
    <number:text-style style:name="N107">
      <number:text> </number:text>
      <number:text-content/>
      <number:text> </number:text>
      <style:map style:condition="value()&gt;0" style:apply-style-name="N107P0"/>
      <style:map style:condition="value()&lt;0" style:apply-style-name="N107P1"/>
      <style:map style:condition="value()=0" style:apply-style-name="N107P2"/>
    </number:text-style>
    <number:number-style style:name="N108">
      <number:number number:decimal-places="0" number:min-integer-digits="1">
        <number:embedded-text number:position="0"> </number:embedded-text>
      </number:number>
    </number:number-style>
    <style:style style:name="_32_1" style:display-name=" 1" style:family="table-cell" style:data-style-name="N0">
      <style:table-cell-properties style:vertical-align="automatic" fo:background-color="transparent"/>
      <style:text-properties fo:font-size="10pt" style:font-size-asian="10pt" style:font-size-complex="10pt"/>
    </style:style>
    <style:style style:name="_32_1_32_2" style:display-name=" 1 2" style:family="table-cell" style:data-style-name="N0">
      <style:table-cell-properties style:vertical-align="automatic" fo:background-color="transparent"/>
      <style:text-properties fo:font-size="10pt" style:font-size-asian="10pt" style:font-size-complex="10pt"/>
    </style:style>
    <style:style style:name="_32_1_32_3" style:display-name=" 1 3" style:family="table-cell" style:data-style-name="N0">
      <style:table-cell-properties style:vertical-align="automatic" fo:background-color="transparent"/>
      <style:text-properties fo:font-size="10pt" style:font-size-asian="10pt" style:font-size-complex="10pt"/>
    </style:style>
    <style:style style:name="_32_1_32_4" style:display-name=" 1 4" style:family="table-cell" style:data-style-name="N0">
      <style:table-cell-properties style:vertical-align="automatic" fo:background-color="transparent"/>
      <style:text-properties fo:font-size="10pt" style:font-size-asian="10pt" style:font-size-complex="10pt"/>
    </style:style>
    <style:style style:name="_10_JournalTemplate_61_C_58__92_COMFO_92_CTALK_92_JOURSTD.TPL_10_LbStateAddress_61_3_32_3_32_0_32_251_32_1_32_89_32_2_32_311_10_LbStateJou" style:display-name="&#10;JournalTemplate=C:\COMFO\CTALK\JOURSTD.TPL&#10;LbStateAddress=3 3 0 251 1 89 2 311&#10;LbStateJou"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_10_JournalTemplate_61_C_58__92_COMFO_92_CTALK_92_JOURSTD.TPL_10_LbStateAddress_61_3_32_3_32_0_32_251_32_1_32_89_32_2_32_311_10_LbStateJou_32_2" style:display-name="&#10;JournalTemplate=C:\COMFO\CTALK\JOURSTD.TPL&#10;LbStateAddress=3 3 0 251 1 89 2 311&#10;LbStateJou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_10_JournalTemplate_61_C_58__92_COMFO_92_CTALK_92_JOURSTD.TPL_10_LbStateAddress_61_3_32_3_32_0_32_251_32_1_32_89_32_2_32_311_10_LbStateJou_32_3" style:display-name="&#10;JournalTemplate=C:\COMFO\CTALK\JOURSTD.TPL&#10;LbStateAddress=3 3 0 251 1 89 2 311&#10;LbStateJou 3" style:family="table-cell" style:data-style-name="N0">
      <style:table-cell-properties style:vertical-align="automatic" fo:background-color="transparent"/>
      <style:text-properties fo:font-size="10pt" style:font-size-asian="10pt" style:font-size-complex="10pt"/>
    </style:style>
    <style:style style:name="_37_" style:display-name="%" style:family="table-cell" style:data-style-name="N0">
      <style:table-cell-properties style:vertical-align="automatic" fo:background-color="transparent"/>
    </style:style>
    <style:style style:name="_37__32_2" style:display-name="% 2" style:family="table-cell" style:data-style-name="N0">
      <style:table-cell-properties style:vertical-align="automatic" fo:background-color="transparent"/>
    </style:style>
    <style:style style:name="_37__32_2_32_2" style:display-name="% 2 2" style:family="table-cell" style:data-style-name="N0">
      <style:table-cell-properties style:vertical-align="automatic" fo:background-color="transparent"/>
      <style:text-properties fo:font-size="10pt" style:font-size-asian="10pt" style:font-size-complex="10pt"/>
    </style:style>
    <style:style style:name="_37__32_2_32_2_32_2" style:display-name="% 2 2 2" style:family="table-cell" style:data-style-name="N0">
      <style:table-cell-properties style:vertical-align="automatic" fo:background-color="transparent"/>
      <style:text-properties fo:font-size="10pt" style:font-size-asian="10pt" style:font-size-complex="10pt"/>
    </style:style>
    <style:style style:name="_37__32_2_32_2_32_3" style:display-name="% 2 2 3" style:family="table-cell" style:data-style-name="N0">
      <style:table-cell-properties style:vertical-align="automatic" fo:background-color="transparent"/>
      <style:text-properties fo:font-size="10pt" style:font-size-asian="10pt" style:font-size-complex="10pt"/>
    </style:style>
    <style:style style:name="_37__32_2_32_2_32_4" style:display-name="% 2 2 4" style:family="table-cell" style:data-style-name="N0">
      <style:table-cell-properties style:vertical-align="automatic" fo:background-color="transparent"/>
      <style:text-properties fo:font-size="10pt" style:font-size-asian="10pt" style:font-size-complex="10pt"/>
    </style:style>
    <style:style style:name="_37__32_2_32_3" style:display-name="% 2 3" style:family="table-cell" style:data-style-name="N0">
      <style:table-cell-properties style:vertical-align="automatic" fo:background-color="transparent"/>
    </style:style>
    <style:style style:name="_37__32_2_32_4" style:display-name="% 2 4" style:family="table-cell" style:data-style-name="N0">
      <style:table-cell-properties style:vertical-align="automatic" fo:background-color="transparent"/>
    </style:style>
    <style:style style:name="_37__32_2_32_5" style:display-name="% 2 5" style:family="table-cell" style:data-style-name="N0">
      <style:table-cell-properties style:vertical-align="automatic" fo:background-color="transparent"/>
    </style:style>
    <style:style style:name="_37__32_3" style:display-name="% 3" style:family="table-cell" style:data-style-name="N0">
      <style:table-cell-properties style:vertical-align="automatic" fo:background-color="transparent"/>
    </style:style>
    <style:style style:name="_37__32_3_32_2" style:display-name="% 3 2" style:family="table-cell" style:data-style-name="N0">
      <style:table-cell-properties style:vertical-align="automatic" fo:background-color="transparent"/>
    </style:style>
    <style:style style:name="_37__32_3_32_3" style:display-name="% 3 3" style:family="table-cell" style:data-style-name="N0">
      <style:table-cell-properties style:vertical-align="automatic" fo:background-color="transparent"/>
    </style:style>
    <style:style style:name="_37__32_3_32_4" style:display-name="% 3 4" style:family="table-cell" style:data-style-name="N0">
      <style:table-cell-properties style:vertical-align="automatic" fo:background-color="transparent"/>
    </style:style>
    <style:style style:name="_37__32_4" style:display-name="% 4" style:family="table-cell" style:data-style-name="N0">
      <style:table-cell-properties style:vertical-align="automatic" fo:background-color="transparent"/>
    </style:style>
    <style:style style:name="_37__32_5" style:display-name="% 5" style:family="table-cell" style:data-style-name="N0">
      <style:table-cell-properties style:vertical-align="automatic" fo:background-color="transparent"/>
    </style:style>
    <style:style style:name="_37__32_6" style:display-name="% 6" style:family="table-cell" style:data-style-name="N0">
      <style:table-cell-properties style:vertical-align="automatic" fo:background-color="transparent"/>
    </style:style>
    <style:style style:name="_37__32_7" style:display-name="% 7" style:family="table-cell" style:data-style-name="N0">
      <style:table-cell-properties style:vertical-align="automatic" fo:background-color="transparent"/>
    </style:style>
    <style:style style:name="_37__Apr_32_12_32_template_32_v1" style:display-name="%_Apr 12 template v1" style:family="table-cell" style:data-style-name="N0">
      <style:table-cell-properties style:vertical-align="automatic" fo:background-color="transparent"/>
    </style:style>
    <style:style style:name="_37__Apr_32_12_32_template_32_v1_32_2" style:display-name="%_Apr 12 template v1 2" style:family="table-cell" style:data-style-name="N0">
      <style:table-cell-properties style:vertical-align="automatic" fo:background-color="transparent"/>
    </style:style>
    <style:style style:name="_37__Apr_32_12_32_template_32_v1_32_3" style:display-name="%_Apr 12 template v1 3" style:family="table-cell" style:data-style-name="N0">
      <style:table-cell-properties style:vertical-align="automatic" fo:background-color="transparent"/>
    </style:style>
    <style:style style:name="_37__Apr_32_12_32_template_32_v1_32_4" style:display-name="%_Apr 12 template v1 4" style:family="table-cell" style:data-style-name="N0">
      <style:table-cell-properties style:vertical-align="automatic" fo:background-color="transparent"/>
    </style:style>
    <style:style style:name="_37__Checking_32_file" style:display-name="%_Checking file" style:family="table-cell" style:data-style-name="N0">
      <style:table-cell-properties style:vertical-align="automatic" fo:background-color="transparent"/>
    </style:style>
    <style:style style:name="_37__Checking_32_file_32_2" style:display-name="%_Checking file 2" style:family="table-cell" style:data-style-name="N0">
      <style:table-cell-properties style:vertical-align="automatic" fo:background-color="transparent"/>
    </style:style>
    <style:style style:name="_37__Checking_32_file_32_3" style:display-name="%_Checking file 3" style:family="table-cell" style:data-style-name="N0">
      <style:table-cell-properties style:vertical-align="automatic" fo:background-color="transparent"/>
    </style:style>
    <style:style style:name="_37__Checking_32_file_32_4" style:display-name="%_Checking file 4" style:family="table-cell" style:data-style-name="N0">
      <style:table-cell-properties style:vertical-align="automatic" fo:background-color="transparent"/>
    </style:style>
    <style:style style:name="_PERSONAL" style:family="table-cell" style:data-style-name="N0">
      <style:table-cell-properties style:vertical-align="automatic" fo:background-color="transparent"/>
      <style:text-properties style:font-name="Helv" style:font-name-asian="Helv" style:font-name-complex="Helv" fo:font-size="10pt" style:font-size-asian="10pt" style:font-size-complex="10pt"/>
    </style:style>
    <style:style style:name="_PERSONAL_32_2" style:display-name="_PERSONAL 2" style:family="table-cell" style:data-style-name="N0">
      <style:table-cell-properties style:vertical-align="automatic" fo:background-color="transparent"/>
      <style:text-properties style:font-name="Helv" style:font-name-asian="Helv" style:font-name-complex="Helv" fo:font-size="10pt" style:font-size-asian="10pt" style:font-size-complex="10pt"/>
    </style:style>
    <style:style style:name="_PERSONAL_32_3" style:display-name="_PERSONAL 3" style:family="table-cell" style:data-style-name="N0">
      <style:table-cell-properties style:vertical-align="automatic" fo:background-color="transparent"/>
      <style:text-properties style:font-name="Helv" style:font-name-asian="Helv" style:font-name-complex="Helv" fo:font-size="10pt" style:font-size-asian="10pt" style:font-size-complex="10pt"/>
    </style:style>
    <style:style style:name="_PERSONAL_32_4" style:display-name="_PERSONAL 4" style:family="table-cell" style:data-style-name="N0">
      <style:table-cell-properties style:vertical-align="automatic" fo:background-color="transparent"/>
      <style:text-properties style:font-name="Helv" style:font-name-asian="Helv" style:font-name-complex="Helv" fo:font-size="10pt" style:font-size-asian="10pt" style:font-size-complex="10pt"/>
    </style:style>
    <style:style style:name="_PERSONAL_1" style:family="table-cell" style:data-style-name="N0">
      <style:table-cell-properties style:vertical-align="automatic" fo:background-color="transparent"/>
      <style:text-properties style:font-name="Helv" style:font-name-asian="Helv" style:font-name-complex="Helv" fo:font-size="10pt" style:font-size-asian="10pt" style:font-size-complex="10pt"/>
    </style:style>
    <style:style style:name="_PERSONAL_1_32_2" style:display-name="_PERSONAL_1 2" style:family="table-cell" style:data-style-name="N0">
      <style:table-cell-properties style:vertical-align="automatic" fo:background-color="transparent"/>
      <style:text-properties style:font-name="Helv" style:font-name-asian="Helv" style:font-name-complex="Helv" fo:font-size="10pt" style:font-size-asian="10pt" style:font-size-complex="10pt"/>
    </style:style>
    <style:style style:name="_PERSONAL_1_32_3" style:display-name="_PERSONAL_1 3" style:family="table-cell" style:data-style-name="N0">
      <style:table-cell-properties style:vertical-align="automatic" fo:background-color="transparent"/>
      <style:text-properties style:font-name="Helv" style:font-name-asian="Helv" style:font-name-complex="Helv" fo:font-size="10pt" style:font-size-asian="10pt" style:font-size-complex="10pt"/>
    </style:style>
    <style:style style:name="_PERSONAL_1_32_4" style:display-name="_PERSONAL_1 4" style:family="table-cell" style:data-style-name="N0">
      <style:table-cell-properties style:vertical-align="automatic" fo:background-color="transparent"/>
      <style:text-properties style:font-name="Helv" style:font-name-asian="Helv" style:font-name-complex="Helv" fo:font-size="10pt" style:font-size-asian="10pt" style:font-size-complex="10pt"/>
    </style:style>
    <style:style style:name="_168__160_L_338_B" style:display-name="¨ LŒB" style:family="table-cell" style:data-style-name="N0">
      <style:table-cell-properties style:vertical-align="automatic" fo:background-color="transparent"/>
      <style:text-properties fo:font-size="10pt" style:font-size-asian="10pt" style:font-size-complex="10pt"/>
    </style:style>
    <style:style style:name="_172__181_rka" style:display-name="¬µrka"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_172__181_rka_32_2" style:display-name="¬µrka 2"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_172__181_rka_32_3" style:display-name="¬µrka 3"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_172__181_rka_32_4" style:display-name="¬µrka 4"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_49__32_000_32_K_63__0f83zm4yytAvDZPSbNxjaUl2F" style:display-name="1 000 K?_0f83zm4yytAvDZPSbNxjaUl2F" style:family="table-cell" style:data-style-name="N39"/>
    <style:style style:name="_49__32_000_32_Kc_CTD" style:display-name="1 000 Kc_CTD" style:family="table-cell" style:data-style-name="N40"/>
    <style:style style:name="_50_0_37__32_-_32_Accent1_32_2" style:display-name="20% - Accent1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2" style:display-name="20% - Accent1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2" style:display-name="20% - Accent1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2_32_2" style:display-name="20% - Accent1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2_32_2_32_2" style:display-name="20% - Accent1 2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2_32_2_32_3" style:display-name="20% - Accent1 2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2_32_2_32_4" style:display-name="20% - Accent1 2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2_32_3" style:display-name="20% - Accent1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2_32_4" style:display-name="20% - Accent1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2_32_5" style:display-name="20% - Accent1 2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3" style:display-name="20% - Accent1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3_32_2" style:display-name="20% - Accent1 2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3_32_3" style:display-name="20% - Accent1 2 2 3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3_32_4" style:display-name="20% - Accent1 2 2 3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4" style:display-name="20% - Accent1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5" style:display-name="20% - Accent1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6" style:display-name="20% - Accent1 2 2 6"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3" style:display-name="20% - Accent1 2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3_32_2" style:display-name="20% - Accent1 2 3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3_32_2_32_2" style:display-name="20% - Accent1 2 3 2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3_32_2_32_3" style:display-name="20% - Accent1 2 3 2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3_32_2_32_4" style:display-name="20% - Accent1 2 3 2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3_32_3" style:display-name="20% - Accent1 2 3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3_32_4" style:display-name="20% - Accent1 2 3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3_32_5" style:display-name="20% - Accent1 2 3 5"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4" style:display-name="20% - Accent1 2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4_32_2" style:display-name="20% - Accent1 2 4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4_32_3" style:display-name="20% - Accent1 2 4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4_32_4" style:display-name="20% - Accent1 2 4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5" style:display-name="20% - Accent1 2 5"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6" style:display-name="20% - Accent1 2 6"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7" style:display-name="20% - Accent1 2 7"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 style:display-name="20% - Accent1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2" style:display-name="20% - Accent1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2" style:display-name="20% - Accent1 3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2_32_2" style:display-name="20% - Accent1 3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2_32_2_32_2" style:display-name="20% - Accent1 3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2_32_2_32_3" style:display-name="20% - Accent1 3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2_32_2_32_4" style:display-name="20% - Accent1 3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2_32_3" style:display-name="20% - Accent1 3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2_32_4" style:display-name="20% - Accent1 3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2_32_5" style:display-name="20% - Accent1 3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3" style:display-name="20% - Accent1 3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3_32_2" style:display-name="20% - Accent1 3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3_32_3" style:display-name="20% - Accent1 3 2 3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3_32_4" style:display-name="20% - Accent1 3 2 3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4" style:display-name="20% - Accent1 3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5" style:display-name="20% - Accent1 3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6" style:display-name="20% - Accent1 3 2 6"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3" style:display-name="20% - Accent1 3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3_32_2" style:display-name="20% - Accent1 3 3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3_32_2_32_2" style:display-name="20% - Accent1 3 3 2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3_32_2_32_3" style:display-name="20% - Accent1 3 3 2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3_32_2_32_4" style:display-name="20% - Accent1 3 3 2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3_32_3" style:display-name="20% - Accent1 3 3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3_32_4" style:display-name="20% - Accent1 3 3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3_32_5" style:display-name="20% - Accent1 3 3 5"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4" style:display-name="20% - Accent1 3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4_32_2" style:display-name="20% - Accent1 3 4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4_32_3" style:display-name="20% - Accent1 3 4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4_32_4" style:display-name="20% - Accent1 3 4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5" style:display-name="20% - Accent1 3 5"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6" style:display-name="20% - Accent1 3 6"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7" style:display-name="20% - Accent1 3 7"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 style:display-name="20% - Accent1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2" style:display-name="20% - Accent1 4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2" style:display-name="20% - Accent1 4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2_32_2" style:display-name="20% - Accent1 4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2_32_2_32_2" style:display-name="20% - Accent1 4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2_32_2_32_3" style:display-name="20% - Accent1 4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2_32_2_32_4" style:display-name="20% - Accent1 4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2_32_3" style:display-name="20% - Accent1 4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2_32_4" style:display-name="20% - Accent1 4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2_32_5" style:display-name="20% - Accent1 4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3" style:display-name="20% - Accent1 4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3_32_2" style:display-name="20% - Accent1 4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3_32_3" style:display-name="20% - Accent1 4 2 3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3_32_4" style:display-name="20% - Accent1 4 2 3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4" style:display-name="20% - Accent1 4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5" style:display-name="20% - Accent1 4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6" style:display-name="20% - Accent1 4 2 6"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3" style:display-name="20% - Accent1 4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3_32_2" style:display-name="20% - Accent1 4 3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3_32_2_32_2" style:display-name="20% - Accent1 4 3 2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3_32_2_32_3" style:display-name="20% - Accent1 4 3 2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3_32_2_32_4" style:display-name="20% - Accent1 4 3 2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3_32_3" style:display-name="20% - Accent1 4 3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3_32_4" style:display-name="20% - Accent1 4 3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3_32_5" style:display-name="20% - Accent1 4 3 5"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4" style:display-name="20% - Accent1 4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4_32_2" style:display-name="20% - Accent1 4 4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4_32_3" style:display-name="20% - Accent1 4 4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4_32_4" style:display-name="20% - Accent1 4 4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5" style:display-name="20% - Accent1 4 5"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6" style:display-name="20% - Accent1 4 6"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7" style:display-name="20% - Accent1 4 7"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 style:display-name="20% - Accent1 5"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2" style:display-name="20% - Accent1 5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2" style:display-name="20% - Accent1 5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2_32_2" style:display-name="20% - Accent1 5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2_32_2_32_2" style:display-name="20% - Accent1 5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2_32_2_32_3" style:display-name="20% - Accent1 5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2_32_2_32_4" style:display-name="20% - Accent1 5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2_32_3" style:display-name="20% - Accent1 5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2_32_4" style:display-name="20% - Accent1 5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2_32_5" style:display-name="20% - Accent1 5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3" style:display-name="20% - Accent1 5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3_32_2" style:display-name="20% - Accent1 5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3_32_3" style:display-name="20% - Accent1 5 2 3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3_32_4" style:display-name="20% - Accent1 5 2 3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4" style:display-name="20% - Accent1 5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5" style:display-name="20% - Accent1 5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6" style:display-name="20% - Accent1 5 2 6"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3" style:display-name="20% - Accent1 5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3_32_2" style:display-name="20% - Accent1 5 3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3_32_2_32_2" style:display-name="20% - Accent1 5 3 2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3_32_2_32_3" style:display-name="20% - Accent1 5 3 2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3_32_2_32_4" style:display-name="20% - Accent1 5 3 2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3_32_3" style:display-name="20% - Accent1 5 3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3_32_4" style:display-name="20% - Accent1 5 3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3_32_5" style:display-name="20% - Accent1 5 3 5"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4" style:display-name="20% - Accent1 5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4_32_2" style:display-name="20% - Accent1 5 4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4_32_3" style:display-name="20% - Accent1 5 4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4_32_4" style:display-name="20% - Accent1 5 4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5" style:display-name="20% - Accent1 5 5"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6" style:display-name="20% - Accent1 5 6"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7" style:display-name="20% - Accent1 5 7"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 style:display-name="20% - Accent1 6"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2" style:display-name="20% - Accent1 6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2_32_2" style:display-name="20% - Accent1 6 2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2_32_2_32_2" style:display-name="20% - Accent1 6 2 2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2_32_2_32_3" style:display-name="20% - Accent1 6 2 2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2_32_2_32_4" style:display-name="20% - Accent1 6 2 2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2_32_3" style:display-name="20% - Accent1 6 2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2_32_4" style:display-name="20% - Accent1 6 2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2_32_5" style:display-name="20% - Accent1 6 2 5"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3" style:display-name="20% - Accent1 6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3_32_2" style:display-name="20% - Accent1 6 3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3_32_3" style:display-name="20% - Accent1 6 3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3_32_4" style:display-name="20% - Accent1 6 3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4" style:display-name="20% - Accent1 6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5" style:display-name="20% - Accent1 6 5"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6" style:display-name="20% - Accent1 6 6"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2_32_2" style:display-name="20% - Accent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 style:display-name="20% - Accent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2" style:display-name="20% - Accent2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2_32_2" style:display-name="20% - Accent2 2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2_32_2_32_2" style:display-name="20% - Accent2 2 2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2_32_2_32_3" style:display-name="20% - Accent2 2 2 2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2_32_2_32_4" style:display-name="20% - Accent2 2 2 2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2_32_3" style:display-name="20% - Accent2 2 2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2_32_4" style:display-name="20% - Accent2 2 2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2_32_5" style:display-name="20% - Accent2 2 2 2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3" style:display-name="20% - Accent2 2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3_32_2" style:display-name="20% - Accent2 2 2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3_32_3" style:display-name="20% - Accent2 2 2 3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3_32_4" style:display-name="20% - Accent2 2 2 3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4" style:display-name="20% - Accent2 2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5" style:display-name="20% - Accent2 2 2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6" style:display-name="20% - Accent2 2 2 6"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3" style:display-name="20% - Accent2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3_32_2" style:display-name="20% - Accent2 2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3_32_2_32_2" style:display-name="20% - Accent2 2 3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3_32_2_32_3" style:display-name="20% - Accent2 2 3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3_32_2_32_4" style:display-name="20% - Accent2 2 3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3_32_3" style:display-name="20% - Accent2 2 3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3_32_4" style:display-name="20% - Accent2 2 3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3_32_5" style:display-name="20% - Accent2 2 3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4" style:display-name="20% - Accent2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4_32_2" style:display-name="20% - Accent2 2 4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4_32_3" style:display-name="20% - Accent2 2 4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4_32_4" style:display-name="20% - Accent2 2 4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5" style:display-name="20% - Accent2 2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6" style:display-name="20% - Accent2 2 6"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7" style:display-name="20% - Accent2 2 7"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 style:display-name="20% - Accent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 style:display-name="20% - Accent2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2" style:display-name="20% - Accent2 3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2_32_2" style:display-name="20% - Accent2 3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2_32_2_32_2" style:display-name="20% - Accent2 3 2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2_32_2_32_3" style:display-name="20% - Accent2 3 2 2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2_32_2_32_4" style:display-name="20% - Accent2 3 2 2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2_32_3" style:display-name="20% - Accent2 3 2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2_32_4" style:display-name="20% - Accent2 3 2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2_32_5" style:display-name="20% - Accent2 3 2 2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3" style:display-name="20% - Accent2 3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3_32_2" style:display-name="20% - Accent2 3 2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3_32_3" style:display-name="20% - Accent2 3 2 3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3_32_4" style:display-name="20% - Accent2 3 2 3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4" style:display-name="20% - Accent2 3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5" style:display-name="20% - Accent2 3 2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6" style:display-name="20% - Accent2 3 2 6"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3" style:display-name="20% - Accent2 3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3_32_2" style:display-name="20% - Accent2 3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3_32_2_32_2" style:display-name="20% - Accent2 3 3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3_32_2_32_3" style:display-name="20% - Accent2 3 3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3_32_2_32_4" style:display-name="20% - Accent2 3 3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3_32_3" style:display-name="20% - Accent2 3 3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3_32_4" style:display-name="20% - Accent2 3 3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3_32_5" style:display-name="20% - Accent2 3 3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4" style:display-name="20% - Accent2 3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4_32_2" style:display-name="20% - Accent2 3 4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4_32_3" style:display-name="20% - Accent2 3 4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4_32_4" style:display-name="20% - Accent2 3 4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5" style:display-name="20% - Accent2 3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6" style:display-name="20% - Accent2 3 6"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7" style:display-name="20% - Accent2 3 7"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 style:display-name="20% - Accent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 style:display-name="20% - Accent2 4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2" style:display-name="20% - Accent2 4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2_32_2" style:display-name="20% - Accent2 4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2_32_2_32_2" style:display-name="20% - Accent2 4 2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2_32_2_32_3" style:display-name="20% - Accent2 4 2 2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2_32_2_32_4" style:display-name="20% - Accent2 4 2 2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2_32_3" style:display-name="20% - Accent2 4 2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2_32_4" style:display-name="20% - Accent2 4 2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2_32_5" style:display-name="20% - Accent2 4 2 2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3" style:display-name="20% - Accent2 4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3_32_2" style:display-name="20% - Accent2 4 2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3_32_3" style:display-name="20% - Accent2 4 2 3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3_32_4" style:display-name="20% - Accent2 4 2 3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4" style:display-name="20% - Accent2 4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5" style:display-name="20% - Accent2 4 2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6" style:display-name="20% - Accent2 4 2 6"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3" style:display-name="20% - Accent2 4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3_32_2" style:display-name="20% - Accent2 4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3_32_2_32_2" style:display-name="20% - Accent2 4 3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3_32_2_32_3" style:display-name="20% - Accent2 4 3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3_32_2_32_4" style:display-name="20% - Accent2 4 3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3_32_3" style:display-name="20% - Accent2 4 3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3_32_4" style:display-name="20% - Accent2 4 3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3_32_5" style:display-name="20% - Accent2 4 3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4" style:display-name="20% - Accent2 4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4_32_2" style:display-name="20% - Accent2 4 4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4_32_3" style:display-name="20% - Accent2 4 4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4_32_4" style:display-name="20% - Accent2 4 4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5" style:display-name="20% - Accent2 4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6" style:display-name="20% - Accent2 4 6"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7" style:display-name="20% - Accent2 4 7"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 style:display-name="20% - Accent2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 style:display-name="20% - Accent2 5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2" style:display-name="20% - Accent2 5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2_32_2" style:display-name="20% - Accent2 5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2_32_2_32_2" style:display-name="20% - Accent2 5 2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2_32_2_32_3" style:display-name="20% - Accent2 5 2 2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2_32_2_32_4" style:display-name="20% - Accent2 5 2 2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2_32_3" style:display-name="20% - Accent2 5 2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2_32_4" style:display-name="20% - Accent2 5 2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2_32_5" style:display-name="20% - Accent2 5 2 2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3" style:display-name="20% - Accent2 5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3_32_2" style:display-name="20% - Accent2 5 2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3_32_3" style:display-name="20% - Accent2 5 2 3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3_32_4" style:display-name="20% - Accent2 5 2 3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4" style:display-name="20% - Accent2 5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5" style:display-name="20% - Accent2 5 2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6" style:display-name="20% - Accent2 5 2 6"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3" style:display-name="20% - Accent2 5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3_32_2" style:display-name="20% - Accent2 5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3_32_2_32_2" style:display-name="20% - Accent2 5 3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3_32_2_32_3" style:display-name="20% - Accent2 5 3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3_32_2_32_4" style:display-name="20% - Accent2 5 3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3_32_3" style:display-name="20% - Accent2 5 3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3_32_4" style:display-name="20% - Accent2 5 3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3_32_5" style:display-name="20% - Accent2 5 3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4" style:display-name="20% - Accent2 5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4_32_2" style:display-name="20% - Accent2 5 4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4_32_3" style:display-name="20% - Accent2 5 4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4_32_4" style:display-name="20% - Accent2 5 4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5" style:display-name="20% - Accent2 5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6" style:display-name="20% - Accent2 5 6"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7" style:display-name="20% - Accent2 5 7"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 style:display-name="20% - Accent2 6"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2" style:display-name="20% - Accent2 6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2_32_2" style:display-name="20% - Accent2 6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2_32_2_32_2" style:display-name="20% - Accent2 6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2_32_2_32_3" style:display-name="20% - Accent2 6 2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2_32_2_32_4" style:display-name="20% - Accent2 6 2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2_32_3" style:display-name="20% - Accent2 6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2_32_4" style:display-name="20% - Accent2 6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2_32_5" style:display-name="20% - Accent2 6 2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3" style:display-name="20% - Accent2 6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3_32_2" style:display-name="20% - Accent2 6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3_32_3" style:display-name="20% - Accent2 6 3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3_32_4" style:display-name="20% - Accent2 6 3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4" style:display-name="20% - Accent2 6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5" style:display-name="20% - Accent2 6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6" style:display-name="20% - Accent2 6 6"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3_32_2" style:display-name="20% - Accent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 style:display-name="20% - Accent3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2" style:display-name="20% - Accent3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2_32_2" style:display-name="20% - Accent3 2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2_32_2_32_2" style:display-name="20% - Accent3 2 2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2_32_2_32_3" style:display-name="20% - Accent3 2 2 2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2_32_2_32_4" style:display-name="20% - Accent3 2 2 2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2_32_3" style:display-name="20% - Accent3 2 2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2_32_4" style:display-name="20% - Accent3 2 2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2_32_5" style:display-name="20% - Accent3 2 2 2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3" style:display-name="20% - Accent3 2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3_32_2" style:display-name="20% - Accent3 2 2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3_32_3" style:display-name="20% - Accent3 2 2 3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3_32_4" style:display-name="20% - Accent3 2 2 3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4" style:display-name="20% - Accent3 2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5" style:display-name="20% - Accent3 2 2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6" style:display-name="20% - Accent3 2 2 6"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3" style:display-name="20% - Accent3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3_32_2" style:display-name="20% - Accent3 2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3_32_2_32_2" style:display-name="20% - Accent3 2 3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3_32_2_32_3" style:display-name="20% - Accent3 2 3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3_32_2_32_4" style:display-name="20% - Accent3 2 3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3_32_3" style:display-name="20% - Accent3 2 3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3_32_4" style:display-name="20% - Accent3 2 3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3_32_5" style:display-name="20% - Accent3 2 3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4" style:display-name="20% - Accent3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4_32_2" style:display-name="20% - Accent3 2 4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4_32_3" style:display-name="20% - Accent3 2 4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4_32_4" style:display-name="20% - Accent3 2 4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5" style:display-name="20% - Accent3 2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6" style:display-name="20% - Accent3 2 6"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7" style:display-name="20% - Accent3 2 7"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 style:display-name="20% - Accent3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 style:display-name="20% - Accent3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2" style:display-name="20% - Accent3 3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2_32_2" style:display-name="20% - Accent3 3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2_32_2_32_2" style:display-name="20% - Accent3 3 2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2_32_2_32_3" style:display-name="20% - Accent3 3 2 2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2_32_2_32_4" style:display-name="20% - Accent3 3 2 2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2_32_3" style:display-name="20% - Accent3 3 2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2_32_4" style:display-name="20% - Accent3 3 2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2_32_5" style:display-name="20% - Accent3 3 2 2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3" style:display-name="20% - Accent3 3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3_32_2" style:display-name="20% - Accent3 3 2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3_32_3" style:display-name="20% - Accent3 3 2 3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3_32_4" style:display-name="20% - Accent3 3 2 3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4" style:display-name="20% - Accent3 3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5" style:display-name="20% - Accent3 3 2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6" style:display-name="20% - Accent3 3 2 6"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3" style:display-name="20% - Accent3 3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3_32_2" style:display-name="20% - Accent3 3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3_32_2_32_2" style:display-name="20% - Accent3 3 3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3_32_2_32_3" style:display-name="20% - Accent3 3 3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3_32_2_32_4" style:display-name="20% - Accent3 3 3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3_32_3" style:display-name="20% - Accent3 3 3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3_32_4" style:display-name="20% - Accent3 3 3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3_32_5" style:display-name="20% - Accent3 3 3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4" style:display-name="20% - Accent3 3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4_32_2" style:display-name="20% - Accent3 3 4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4_32_3" style:display-name="20% - Accent3 3 4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4_32_4" style:display-name="20% - Accent3 3 4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5" style:display-name="20% - Accent3 3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6" style:display-name="20% - Accent3 3 6"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7" style:display-name="20% - Accent3 3 7"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 style:display-name="20% - Accent3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 style:display-name="20% - Accent3 4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2" style:display-name="20% - Accent3 4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2_32_2" style:display-name="20% - Accent3 4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2_32_2_32_2" style:display-name="20% - Accent3 4 2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2_32_2_32_3" style:display-name="20% - Accent3 4 2 2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2_32_2_32_4" style:display-name="20% - Accent3 4 2 2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2_32_3" style:display-name="20% - Accent3 4 2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2_32_4" style:display-name="20% - Accent3 4 2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2_32_5" style:display-name="20% - Accent3 4 2 2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3" style:display-name="20% - Accent3 4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3_32_2" style:display-name="20% - Accent3 4 2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3_32_3" style:display-name="20% - Accent3 4 2 3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3_32_4" style:display-name="20% - Accent3 4 2 3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4" style:display-name="20% - Accent3 4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5" style:display-name="20% - Accent3 4 2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6" style:display-name="20% - Accent3 4 2 6"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3" style:display-name="20% - Accent3 4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3_32_2" style:display-name="20% - Accent3 4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3_32_2_32_2" style:display-name="20% - Accent3 4 3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3_32_2_32_3" style:display-name="20% - Accent3 4 3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3_32_2_32_4" style:display-name="20% - Accent3 4 3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3_32_3" style:display-name="20% - Accent3 4 3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3_32_4" style:display-name="20% - Accent3 4 3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3_32_5" style:display-name="20% - Accent3 4 3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4" style:display-name="20% - Accent3 4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4_32_2" style:display-name="20% - Accent3 4 4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4_32_3" style:display-name="20% - Accent3 4 4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4_32_4" style:display-name="20% - Accent3 4 4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5" style:display-name="20% - Accent3 4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6" style:display-name="20% - Accent3 4 6"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7" style:display-name="20% - Accent3 4 7"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 style:display-name="20% - Accent3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 style:display-name="20% - Accent3 5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2" style:display-name="20% - Accent3 5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2_32_2" style:display-name="20% - Accent3 5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2_32_2_32_2" style:display-name="20% - Accent3 5 2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2_32_2_32_3" style:display-name="20% - Accent3 5 2 2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2_32_2_32_4" style:display-name="20% - Accent3 5 2 2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2_32_3" style:display-name="20% - Accent3 5 2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2_32_4" style:display-name="20% - Accent3 5 2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2_32_5" style:display-name="20% - Accent3 5 2 2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3" style:display-name="20% - Accent3 5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3_32_2" style:display-name="20% - Accent3 5 2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3_32_3" style:display-name="20% - Accent3 5 2 3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3_32_4" style:display-name="20% - Accent3 5 2 3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4" style:display-name="20% - Accent3 5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5" style:display-name="20% - Accent3 5 2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6" style:display-name="20% - Accent3 5 2 6"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3" style:display-name="20% - Accent3 5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3_32_2" style:display-name="20% - Accent3 5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3_32_2_32_2" style:display-name="20% - Accent3 5 3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3_32_2_32_3" style:display-name="20% - Accent3 5 3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3_32_2_32_4" style:display-name="20% - Accent3 5 3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3_32_3" style:display-name="20% - Accent3 5 3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3_32_4" style:display-name="20% - Accent3 5 3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3_32_5" style:display-name="20% - Accent3 5 3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4" style:display-name="20% - Accent3 5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4_32_2" style:display-name="20% - Accent3 5 4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4_32_3" style:display-name="20% - Accent3 5 4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4_32_4" style:display-name="20% - Accent3 5 4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5" style:display-name="20% - Accent3 5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6" style:display-name="20% - Accent3 5 6"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7" style:display-name="20% - Accent3 5 7"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 style:display-name="20% - Accent3 6"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2" style:display-name="20% - Accent3 6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2_32_2" style:display-name="20% - Accent3 6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2_32_2_32_2" style:display-name="20% - Accent3 6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2_32_2_32_3" style:display-name="20% - Accent3 6 2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2_32_2_32_4" style:display-name="20% - Accent3 6 2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2_32_3" style:display-name="20% - Accent3 6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2_32_4" style:display-name="20% - Accent3 6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2_32_5" style:display-name="20% - Accent3 6 2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3" style:display-name="20% - Accent3 6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3_32_2" style:display-name="20% - Accent3 6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3_32_3" style:display-name="20% - Accent3 6 3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3_32_4" style:display-name="20% - Accent3 6 3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4" style:display-name="20% - Accent3 6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5" style:display-name="20% - Accent3 6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6" style:display-name="20% - Accent3 6 6"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4_32_2" style:display-name="20% - Accent4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2" style:display-name="20% - Accent4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2" style:display-name="20% - Accent4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2_32_2" style:display-name="20% - Accent4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2_32_2_32_2" style:display-name="20% - Accent4 2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2_32_2_32_3" style:display-name="20% - Accent4 2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2_32_2_32_4" style:display-name="20% - Accent4 2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2_32_3" style:display-name="20% - Accent4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2_32_4" style:display-name="20% - Accent4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2_32_5" style:display-name="20% - Accent4 2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3" style:display-name="20% - Accent4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3_32_2" style:display-name="20% - Accent4 2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3_32_3" style:display-name="20% - Accent4 2 2 3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3_32_4" style:display-name="20% - Accent4 2 2 3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4" style:display-name="20% - Accent4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5" style:display-name="20% - Accent4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6" style:display-name="20% - Accent4 2 2 6"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3" style:display-name="20% - Accent4 2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3_32_2" style:display-name="20% - Accent4 2 3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3_32_2_32_2" style:display-name="20% - Accent4 2 3 2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3_32_2_32_3" style:display-name="20% - Accent4 2 3 2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3_32_2_32_4" style:display-name="20% - Accent4 2 3 2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3_32_3" style:display-name="20% - Accent4 2 3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3_32_4" style:display-name="20% - Accent4 2 3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3_32_5" style:display-name="20% - Accent4 2 3 5"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4" style:display-name="20% - Accent4 2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4_32_2" style:display-name="20% - Accent4 2 4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4_32_3" style:display-name="20% - Accent4 2 4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4_32_4" style:display-name="20% - Accent4 2 4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5" style:display-name="20% - Accent4 2 5"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6" style:display-name="20% - Accent4 2 6"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7" style:display-name="20% - Accent4 2 7"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 style:display-name="20% - Accent4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2" style:display-name="20% - Accent4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2" style:display-name="20% - Accent4 3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2_32_2" style:display-name="20% - Accent4 3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2_32_2_32_2" style:display-name="20% - Accent4 3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2_32_2_32_3" style:display-name="20% - Accent4 3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2_32_2_32_4" style:display-name="20% - Accent4 3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2_32_3" style:display-name="20% - Accent4 3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2_32_4" style:display-name="20% - Accent4 3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2_32_5" style:display-name="20% - Accent4 3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3" style:display-name="20% - Accent4 3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3_32_2" style:display-name="20% - Accent4 3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3_32_3" style:display-name="20% - Accent4 3 2 3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3_32_4" style:display-name="20% - Accent4 3 2 3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4" style:display-name="20% - Accent4 3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5" style:display-name="20% - Accent4 3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6" style:display-name="20% - Accent4 3 2 6"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3" style:display-name="20% - Accent4 3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3_32_2" style:display-name="20% - Accent4 3 3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3_32_2_32_2" style:display-name="20% - Accent4 3 3 2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3_32_2_32_3" style:display-name="20% - Accent4 3 3 2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3_32_2_32_4" style:display-name="20% - Accent4 3 3 2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3_32_3" style:display-name="20% - Accent4 3 3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3_32_4" style:display-name="20% - Accent4 3 3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3_32_5" style:display-name="20% - Accent4 3 3 5"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4" style:display-name="20% - Accent4 3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4_32_2" style:display-name="20% - Accent4 3 4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4_32_3" style:display-name="20% - Accent4 3 4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4_32_4" style:display-name="20% - Accent4 3 4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5" style:display-name="20% - Accent4 3 5"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6" style:display-name="20% - Accent4 3 6"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7" style:display-name="20% - Accent4 3 7"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 style:display-name="20% - Accent4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2" style:display-name="20% - Accent4 4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2" style:display-name="20% - Accent4 4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2_32_2" style:display-name="20% - Accent4 4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2_32_2_32_2" style:display-name="20% - Accent4 4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2_32_2_32_3" style:display-name="20% - Accent4 4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2_32_2_32_4" style:display-name="20% - Accent4 4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2_32_3" style:display-name="20% - Accent4 4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2_32_4" style:display-name="20% - Accent4 4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2_32_5" style:display-name="20% - Accent4 4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3" style:display-name="20% - Accent4 4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3_32_2" style:display-name="20% - Accent4 4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3_32_3" style:display-name="20% - Accent4 4 2 3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3_32_4" style:display-name="20% - Accent4 4 2 3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4" style:display-name="20% - Accent4 4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5" style:display-name="20% - Accent4 4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6" style:display-name="20% - Accent4 4 2 6"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3" style:display-name="20% - Accent4 4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3_32_2" style:display-name="20% - Accent4 4 3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3_32_2_32_2" style:display-name="20% - Accent4 4 3 2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3_32_2_32_3" style:display-name="20% - Accent4 4 3 2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3_32_2_32_4" style:display-name="20% - Accent4 4 3 2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3_32_3" style:display-name="20% - Accent4 4 3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3_32_4" style:display-name="20% - Accent4 4 3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3_32_5" style:display-name="20% - Accent4 4 3 5"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4" style:display-name="20% - Accent4 4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4_32_2" style:display-name="20% - Accent4 4 4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4_32_3" style:display-name="20% - Accent4 4 4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4_32_4" style:display-name="20% - Accent4 4 4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5" style:display-name="20% - Accent4 4 5"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6" style:display-name="20% - Accent4 4 6"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7" style:display-name="20% - Accent4 4 7"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 style:display-name="20% - Accent4 5"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2" style:display-name="20% - Accent4 5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2" style:display-name="20% - Accent4 5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2_32_2" style:display-name="20% - Accent4 5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2_32_2_32_2" style:display-name="20% - Accent4 5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2_32_2_32_3" style:display-name="20% - Accent4 5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2_32_2_32_4" style:display-name="20% - Accent4 5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2_32_3" style:display-name="20% - Accent4 5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2_32_4" style:display-name="20% - Accent4 5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2_32_5" style:display-name="20% - Accent4 5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3" style:display-name="20% - Accent4 5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3_32_2" style:display-name="20% - Accent4 5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3_32_3" style:display-name="20% - Accent4 5 2 3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3_32_4" style:display-name="20% - Accent4 5 2 3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4" style:display-name="20% - Accent4 5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5" style:display-name="20% - Accent4 5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6" style:display-name="20% - Accent4 5 2 6"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3" style:display-name="20% - Accent4 5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3_32_2" style:display-name="20% - Accent4 5 3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3_32_2_32_2" style:display-name="20% - Accent4 5 3 2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3_32_2_32_3" style:display-name="20% - Accent4 5 3 2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3_32_2_32_4" style:display-name="20% - Accent4 5 3 2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3_32_3" style:display-name="20% - Accent4 5 3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3_32_4" style:display-name="20% - Accent4 5 3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3_32_5" style:display-name="20% - Accent4 5 3 5"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4" style:display-name="20% - Accent4 5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4_32_2" style:display-name="20% - Accent4 5 4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4_32_3" style:display-name="20% - Accent4 5 4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4_32_4" style:display-name="20% - Accent4 5 4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5" style:display-name="20% - Accent4 5 5"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6" style:display-name="20% - Accent4 5 6"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7" style:display-name="20% - Accent4 5 7"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 style:display-name="20% - Accent4 6"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2" style:display-name="20% - Accent4 6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2_32_2" style:display-name="20% - Accent4 6 2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2_32_2_32_2" style:display-name="20% - Accent4 6 2 2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2_32_2_32_3" style:display-name="20% - Accent4 6 2 2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2_32_2_32_4" style:display-name="20% - Accent4 6 2 2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2_32_3" style:display-name="20% - Accent4 6 2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2_32_4" style:display-name="20% - Accent4 6 2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2_32_5" style:display-name="20% - Accent4 6 2 5"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3" style:display-name="20% - Accent4 6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3_32_2" style:display-name="20% - Accent4 6 3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3_32_3" style:display-name="20% - Accent4 6 3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3_32_4" style:display-name="20% - Accent4 6 3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4" style:display-name="20% - Accent4 6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5" style:display-name="20% - Accent4 6 5"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6" style:display-name="20% - Accent4 6 6"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5_32_2" style:display-name="20% - Accent5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 style:display-name="20% - Accent5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2" style:display-name="20% - Accent5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2_32_2" style:display-name="20% - Accent5 2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2_32_2_32_2" style:display-name="20% - Accent5 2 2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2_32_2_32_3" style:display-name="20% - Accent5 2 2 2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2_32_2_32_4" style:display-name="20% - Accent5 2 2 2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2_32_3" style:display-name="20% - Accent5 2 2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2_32_4" style:display-name="20% - Accent5 2 2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2_32_5" style:display-name="20% - Accent5 2 2 2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3" style:display-name="20% - Accent5 2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3_32_2" style:display-name="20% - Accent5 2 2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3_32_3" style:display-name="20% - Accent5 2 2 3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3_32_4" style:display-name="20% - Accent5 2 2 3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4" style:display-name="20% - Accent5 2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5" style:display-name="20% - Accent5 2 2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6" style:display-name="20% - Accent5 2 2 6"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3" style:display-name="20% - Accent5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3_32_2" style:display-name="20% - Accent5 2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3_32_2_32_2" style:display-name="20% - Accent5 2 3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3_32_2_32_3" style:display-name="20% - Accent5 2 3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3_32_2_32_4" style:display-name="20% - Accent5 2 3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3_32_3" style:display-name="20% - Accent5 2 3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3_32_4" style:display-name="20% - Accent5 2 3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3_32_5" style:display-name="20% - Accent5 2 3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4" style:display-name="20% - Accent5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4_32_2" style:display-name="20% - Accent5 2 4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4_32_3" style:display-name="20% - Accent5 2 4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4_32_4" style:display-name="20% - Accent5 2 4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5" style:display-name="20% - Accent5 2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6" style:display-name="20% - Accent5 2 6"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7" style:display-name="20% - Accent5 2 7"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 style:display-name="20% - Accent5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 style:display-name="20% - Accent5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2" style:display-name="20% - Accent5 3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2_32_2" style:display-name="20% - Accent5 3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2_32_2_32_2" style:display-name="20% - Accent5 3 2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2_32_2_32_3" style:display-name="20% - Accent5 3 2 2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2_32_2_32_4" style:display-name="20% - Accent5 3 2 2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2_32_3" style:display-name="20% - Accent5 3 2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2_32_4" style:display-name="20% - Accent5 3 2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2_32_5" style:display-name="20% - Accent5 3 2 2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3" style:display-name="20% - Accent5 3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3_32_2" style:display-name="20% - Accent5 3 2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3_32_3" style:display-name="20% - Accent5 3 2 3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3_32_4" style:display-name="20% - Accent5 3 2 3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4" style:display-name="20% - Accent5 3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5" style:display-name="20% - Accent5 3 2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6" style:display-name="20% - Accent5 3 2 6"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3" style:display-name="20% - Accent5 3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3_32_2" style:display-name="20% - Accent5 3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3_32_2_32_2" style:display-name="20% - Accent5 3 3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3_32_2_32_3" style:display-name="20% - Accent5 3 3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3_32_2_32_4" style:display-name="20% - Accent5 3 3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3_32_3" style:display-name="20% - Accent5 3 3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3_32_4" style:display-name="20% - Accent5 3 3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3_32_5" style:display-name="20% - Accent5 3 3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4" style:display-name="20% - Accent5 3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4_32_2" style:display-name="20% - Accent5 3 4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4_32_3" style:display-name="20% - Accent5 3 4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4_32_4" style:display-name="20% - Accent5 3 4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5" style:display-name="20% - Accent5 3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6" style:display-name="20% - Accent5 3 6"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7" style:display-name="20% - Accent5 3 7"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 style:display-name="20% - Accent5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 style:display-name="20% - Accent5 4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2" style:display-name="20% - Accent5 4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2_32_2" style:display-name="20% - Accent5 4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2_32_2_32_2" style:display-name="20% - Accent5 4 2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2_32_2_32_3" style:display-name="20% - Accent5 4 2 2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2_32_2_32_4" style:display-name="20% - Accent5 4 2 2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2_32_3" style:display-name="20% - Accent5 4 2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2_32_4" style:display-name="20% - Accent5 4 2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2_32_5" style:display-name="20% - Accent5 4 2 2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3" style:display-name="20% - Accent5 4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3_32_2" style:display-name="20% - Accent5 4 2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3_32_3" style:display-name="20% - Accent5 4 2 3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3_32_4" style:display-name="20% - Accent5 4 2 3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4" style:display-name="20% - Accent5 4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5" style:display-name="20% - Accent5 4 2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6" style:display-name="20% - Accent5 4 2 6"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3" style:display-name="20% - Accent5 4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3_32_2" style:display-name="20% - Accent5 4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3_32_2_32_2" style:display-name="20% - Accent5 4 3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3_32_2_32_3" style:display-name="20% - Accent5 4 3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3_32_2_32_4" style:display-name="20% - Accent5 4 3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3_32_3" style:display-name="20% - Accent5 4 3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3_32_4" style:display-name="20% - Accent5 4 3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3_32_5" style:display-name="20% - Accent5 4 3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4" style:display-name="20% - Accent5 4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4_32_2" style:display-name="20% - Accent5 4 4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4_32_3" style:display-name="20% - Accent5 4 4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4_32_4" style:display-name="20% - Accent5 4 4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5" style:display-name="20% - Accent5 4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6" style:display-name="20% - Accent5 4 6"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7" style:display-name="20% - Accent5 4 7"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 style:display-name="20% - Accent5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 style:display-name="20% - Accent5 5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2" style:display-name="20% - Accent5 5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2_32_2" style:display-name="20% - Accent5 5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2_32_2_32_2" style:display-name="20% - Accent5 5 2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2_32_2_32_3" style:display-name="20% - Accent5 5 2 2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2_32_2_32_4" style:display-name="20% - Accent5 5 2 2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2_32_3" style:display-name="20% - Accent5 5 2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2_32_4" style:display-name="20% - Accent5 5 2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2_32_5" style:display-name="20% - Accent5 5 2 2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3" style:display-name="20% - Accent5 5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3_32_2" style:display-name="20% - Accent5 5 2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3_32_3" style:display-name="20% - Accent5 5 2 3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3_32_4" style:display-name="20% - Accent5 5 2 3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4" style:display-name="20% - Accent5 5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5" style:display-name="20% - Accent5 5 2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6" style:display-name="20% - Accent5 5 2 6"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3" style:display-name="20% - Accent5 5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3_32_2" style:display-name="20% - Accent5 5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3_32_2_32_2" style:display-name="20% - Accent5 5 3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3_32_2_32_3" style:display-name="20% - Accent5 5 3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3_32_2_32_4" style:display-name="20% - Accent5 5 3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3_32_3" style:display-name="20% - Accent5 5 3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3_32_4" style:display-name="20% - Accent5 5 3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3_32_5" style:display-name="20% - Accent5 5 3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4" style:display-name="20% - Accent5 5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4_32_2" style:display-name="20% - Accent5 5 4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4_32_3" style:display-name="20% - Accent5 5 4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4_32_4" style:display-name="20% - Accent5 5 4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5" style:display-name="20% - Accent5 5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6" style:display-name="20% - Accent5 5 6"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7" style:display-name="20% - Accent5 5 7"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 style:display-name="20% - Accent5 6"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2" style:display-name="20% - Accent5 6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2_32_2" style:display-name="20% - Accent5 6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2_32_2_32_2" style:display-name="20% - Accent5 6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2_32_2_32_3" style:display-name="20% - Accent5 6 2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2_32_2_32_4" style:display-name="20% - Accent5 6 2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2_32_3" style:display-name="20% - Accent5 6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2_32_4" style:display-name="20% - Accent5 6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2_32_5" style:display-name="20% - Accent5 6 2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3" style:display-name="20% - Accent5 6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3_32_2" style:display-name="20% - Accent5 6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3_32_3" style:display-name="20% - Accent5 6 3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3_32_4" style:display-name="20% - Accent5 6 3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4" style:display-name="20% - Accent5 6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5" style:display-name="20% - Accent5 6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6" style:display-name="20% - Accent5 6 6"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6_32_2" style:display-name="20% - Accent6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 style:display-name="20% - Accent6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2" style:display-name="20% - Accent6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2_32_2" style:display-name="20% - Accent6 2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2_32_2_32_2" style:display-name="20% - Accent6 2 2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2_32_2_32_3" style:display-name="20% - Accent6 2 2 2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2_32_2_32_4" style:display-name="20% - Accent6 2 2 2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2_32_3" style:display-name="20% - Accent6 2 2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2_32_4" style:display-name="20% - Accent6 2 2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2_32_5" style:display-name="20% - Accent6 2 2 2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3" style:display-name="20% - Accent6 2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3_32_2" style:display-name="20% - Accent6 2 2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3_32_3" style:display-name="20% - Accent6 2 2 3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3_32_4" style:display-name="20% - Accent6 2 2 3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4" style:display-name="20% - Accent6 2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5" style:display-name="20% - Accent6 2 2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6" style:display-name="20% - Accent6 2 2 6"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3" style:display-name="20% - Accent6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3_32_2" style:display-name="20% - Accent6 2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3_32_2_32_2" style:display-name="20% - Accent6 2 3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3_32_2_32_3" style:display-name="20% - Accent6 2 3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3_32_2_32_4" style:display-name="20% - Accent6 2 3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3_32_3" style:display-name="20% - Accent6 2 3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3_32_4" style:display-name="20% - Accent6 2 3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3_32_5" style:display-name="20% - Accent6 2 3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4" style:display-name="20% - Accent6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4_32_2" style:display-name="20% - Accent6 2 4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4_32_3" style:display-name="20% - Accent6 2 4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4_32_4" style:display-name="20% - Accent6 2 4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5" style:display-name="20% - Accent6 2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6" style:display-name="20% - Accent6 2 6"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7" style:display-name="20% - Accent6 2 7"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 style:display-name="20% - Accent6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 style:display-name="20% - Accent6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2" style:display-name="20% - Accent6 3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2_32_2" style:display-name="20% - Accent6 3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2_32_2_32_2" style:display-name="20% - Accent6 3 2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2_32_2_32_3" style:display-name="20% - Accent6 3 2 2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2_32_2_32_4" style:display-name="20% - Accent6 3 2 2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2_32_3" style:display-name="20% - Accent6 3 2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2_32_4" style:display-name="20% - Accent6 3 2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2_32_5" style:display-name="20% - Accent6 3 2 2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3" style:display-name="20% - Accent6 3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3_32_2" style:display-name="20% - Accent6 3 2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3_32_3" style:display-name="20% - Accent6 3 2 3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3_32_4" style:display-name="20% - Accent6 3 2 3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4" style:display-name="20% - Accent6 3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5" style:display-name="20% - Accent6 3 2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6" style:display-name="20% - Accent6 3 2 6"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3" style:display-name="20% - Accent6 3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3_32_2" style:display-name="20% - Accent6 3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3_32_2_32_2" style:display-name="20% - Accent6 3 3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3_32_2_32_3" style:display-name="20% - Accent6 3 3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3_32_2_32_4" style:display-name="20% - Accent6 3 3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3_32_3" style:display-name="20% - Accent6 3 3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3_32_4" style:display-name="20% - Accent6 3 3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3_32_5" style:display-name="20% - Accent6 3 3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4" style:display-name="20% - Accent6 3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4_32_2" style:display-name="20% - Accent6 3 4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4_32_3" style:display-name="20% - Accent6 3 4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4_32_4" style:display-name="20% - Accent6 3 4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5" style:display-name="20% - Accent6 3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6" style:display-name="20% - Accent6 3 6"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7" style:display-name="20% - Accent6 3 7"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 style:display-name="20% - Accent6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 style:display-name="20% - Accent6 4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2" style:display-name="20% - Accent6 4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2_32_2" style:display-name="20% - Accent6 4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2_32_2_32_2" style:display-name="20% - Accent6 4 2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2_32_2_32_3" style:display-name="20% - Accent6 4 2 2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2_32_2_32_4" style:display-name="20% - Accent6 4 2 2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2_32_3" style:display-name="20% - Accent6 4 2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2_32_4" style:display-name="20% - Accent6 4 2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2_32_5" style:display-name="20% - Accent6 4 2 2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3" style:display-name="20% - Accent6 4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3_32_2" style:display-name="20% - Accent6 4 2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3_32_3" style:display-name="20% - Accent6 4 2 3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3_32_4" style:display-name="20% - Accent6 4 2 3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4" style:display-name="20% - Accent6 4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5" style:display-name="20% - Accent6 4 2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6" style:display-name="20% - Accent6 4 2 6"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3" style:display-name="20% - Accent6 4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3_32_2" style:display-name="20% - Accent6 4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3_32_2_32_2" style:display-name="20% - Accent6 4 3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3_32_2_32_3" style:display-name="20% - Accent6 4 3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3_32_2_32_4" style:display-name="20% - Accent6 4 3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3_32_3" style:display-name="20% - Accent6 4 3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3_32_4" style:display-name="20% - Accent6 4 3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3_32_5" style:display-name="20% - Accent6 4 3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4" style:display-name="20% - Accent6 4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4_32_2" style:display-name="20% - Accent6 4 4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4_32_3" style:display-name="20% - Accent6 4 4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4_32_4" style:display-name="20% - Accent6 4 4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5" style:display-name="20% - Accent6 4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6" style:display-name="20% - Accent6 4 6"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7" style:display-name="20% - Accent6 4 7"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 style:display-name="20% - Accent6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 style:display-name="20% - Accent6 5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2" style:display-name="20% - Accent6 5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2_32_2" style:display-name="20% - Accent6 5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2_32_2_32_2" style:display-name="20% - Accent6 5 2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2_32_2_32_3" style:display-name="20% - Accent6 5 2 2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2_32_2_32_4" style:display-name="20% - Accent6 5 2 2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2_32_3" style:display-name="20% - Accent6 5 2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2_32_4" style:display-name="20% - Accent6 5 2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2_32_5" style:display-name="20% - Accent6 5 2 2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3" style:display-name="20% - Accent6 5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3_32_2" style:display-name="20% - Accent6 5 2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3_32_3" style:display-name="20% - Accent6 5 2 3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3_32_4" style:display-name="20% - Accent6 5 2 3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4" style:display-name="20% - Accent6 5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5" style:display-name="20% - Accent6 5 2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6" style:display-name="20% - Accent6 5 2 6"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3" style:display-name="20% - Accent6 5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3_32_2" style:display-name="20% - Accent6 5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3_32_2_32_2" style:display-name="20% - Accent6 5 3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3_32_2_32_3" style:display-name="20% - Accent6 5 3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3_32_2_32_4" style:display-name="20% - Accent6 5 3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3_32_3" style:display-name="20% - Accent6 5 3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3_32_4" style:display-name="20% - Accent6 5 3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3_32_5" style:display-name="20% - Accent6 5 3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4" style:display-name="20% - Accent6 5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4_32_2" style:display-name="20% - Accent6 5 4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4_32_3" style:display-name="20% - Accent6 5 4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4_32_4" style:display-name="20% - Accent6 5 4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5" style:display-name="20% - Accent6 5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6" style:display-name="20% - Accent6 5 6"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7" style:display-name="20% - Accent6 5 7"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 style:display-name="20% - Accent6 6"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2" style:display-name="20% - Accent6 6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2_32_2" style:display-name="20% - Accent6 6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2_32_2_32_2" style:display-name="20% - Accent6 6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2_32_2_32_3" style:display-name="20% - Accent6 6 2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2_32_2_32_4" style:display-name="20% - Accent6 6 2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2_32_3" style:display-name="20% - Accent6 6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2_32_4" style:display-name="20% - Accent6 6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2_32_5" style:display-name="20% - Accent6 6 2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3" style:display-name="20% - Accent6 6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3_32_2" style:display-name="20% - Accent6 6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3_32_3" style:display-name="20% - Accent6 6 3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3_32_4" style:display-name="20% - Accent6 6 3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4" style:display-name="20% - Accent6 6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5" style:display-name="20% - Accent6 6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6" style:display-name="20% - Accent6 6 6"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2_0_37__32_-_32_Accent1_32_2" style:display-name="40% - Accent1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2" style:display-name="40% - Accent1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2" style:display-name="40% - Accent1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2_32_2" style:display-name="40% - Accent1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2_32_2_32_2" style:display-name="40% - Accent1 2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2_32_2_32_3" style:display-name="40% - Accent1 2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2_32_2_32_4" style:display-name="40% - Accent1 2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2_32_3" style:display-name="40% - Accent1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2_32_4" style:display-name="40% - Accent1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2_32_5" style:display-name="40% - Accent1 2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3" style:display-name="40% - Accent1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3_32_2" style:display-name="40% - Accent1 2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3_32_3" style:display-name="40% - Accent1 2 2 3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3_32_4" style:display-name="40% - Accent1 2 2 3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4" style:display-name="40% - Accent1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5" style:display-name="40% - Accent1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6" style:display-name="40% - Accent1 2 2 6"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3" style:display-name="40% - Accent1 2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3_32_2" style:display-name="40% - Accent1 2 3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3_32_2_32_2" style:display-name="40% - Accent1 2 3 2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3_32_2_32_3" style:display-name="40% - Accent1 2 3 2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3_32_2_32_4" style:display-name="40% - Accent1 2 3 2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3_32_3" style:display-name="40% - Accent1 2 3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3_32_4" style:display-name="40% - Accent1 2 3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3_32_5" style:display-name="40% - Accent1 2 3 5"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4" style:display-name="40% - Accent1 2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4_32_2" style:display-name="40% - Accent1 2 4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4_32_3" style:display-name="40% - Accent1 2 4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4_32_4" style:display-name="40% - Accent1 2 4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5" style:display-name="40% - Accent1 2 5"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6" style:display-name="40% - Accent1 2 6"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7" style:display-name="40% - Accent1 2 7"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 style:display-name="40% - Accent1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2" style:display-name="40% - Accent1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2" style:display-name="40% - Accent1 3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2_32_2" style:display-name="40% - Accent1 3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2_32_2_32_2" style:display-name="40% - Accent1 3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2_32_2_32_3" style:display-name="40% - Accent1 3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2_32_2_32_4" style:display-name="40% - Accent1 3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2_32_3" style:display-name="40% - Accent1 3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2_32_4" style:display-name="40% - Accent1 3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2_32_5" style:display-name="40% - Accent1 3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3" style:display-name="40% - Accent1 3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3_32_2" style:display-name="40% - Accent1 3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3_32_3" style:display-name="40% - Accent1 3 2 3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3_32_4" style:display-name="40% - Accent1 3 2 3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4" style:display-name="40% - Accent1 3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5" style:display-name="40% - Accent1 3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6" style:display-name="40% - Accent1 3 2 6"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3" style:display-name="40% - Accent1 3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3_32_2" style:display-name="40% - Accent1 3 3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3_32_2_32_2" style:display-name="40% - Accent1 3 3 2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3_32_2_32_3" style:display-name="40% - Accent1 3 3 2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3_32_2_32_4" style:display-name="40% - Accent1 3 3 2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3_32_3" style:display-name="40% - Accent1 3 3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3_32_4" style:display-name="40% - Accent1 3 3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3_32_5" style:display-name="40% - Accent1 3 3 5"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4" style:display-name="40% - Accent1 3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4_32_2" style:display-name="40% - Accent1 3 4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4_32_3" style:display-name="40% - Accent1 3 4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4_32_4" style:display-name="40% - Accent1 3 4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5" style:display-name="40% - Accent1 3 5"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6" style:display-name="40% - Accent1 3 6"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7" style:display-name="40% - Accent1 3 7"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 style:display-name="40% - Accent1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2" style:display-name="40% - Accent1 4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2" style:display-name="40% - Accent1 4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2_32_2" style:display-name="40% - Accent1 4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2_32_2_32_2" style:display-name="40% - Accent1 4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2_32_2_32_3" style:display-name="40% - Accent1 4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2_32_2_32_4" style:display-name="40% - Accent1 4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2_32_3" style:display-name="40% - Accent1 4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2_32_4" style:display-name="40% - Accent1 4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2_32_5" style:display-name="40% - Accent1 4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3" style:display-name="40% - Accent1 4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3_32_2" style:display-name="40% - Accent1 4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3_32_3" style:display-name="40% - Accent1 4 2 3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3_32_4" style:display-name="40% - Accent1 4 2 3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4" style:display-name="40% - Accent1 4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5" style:display-name="40% - Accent1 4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6" style:display-name="40% - Accent1 4 2 6"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3" style:display-name="40% - Accent1 4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3_32_2" style:display-name="40% - Accent1 4 3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3_32_2_32_2" style:display-name="40% - Accent1 4 3 2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3_32_2_32_3" style:display-name="40% - Accent1 4 3 2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3_32_2_32_4" style:display-name="40% - Accent1 4 3 2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3_32_3" style:display-name="40% - Accent1 4 3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3_32_4" style:display-name="40% - Accent1 4 3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3_32_5" style:display-name="40% - Accent1 4 3 5"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4" style:display-name="40% - Accent1 4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4_32_2" style:display-name="40% - Accent1 4 4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4_32_3" style:display-name="40% - Accent1 4 4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4_32_4" style:display-name="40% - Accent1 4 4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5" style:display-name="40% - Accent1 4 5"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6" style:display-name="40% - Accent1 4 6"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7" style:display-name="40% - Accent1 4 7"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 style:display-name="40% - Accent1 5"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2" style:display-name="40% - Accent1 5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2" style:display-name="40% - Accent1 5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2_32_2" style:display-name="40% - Accent1 5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2_32_2_32_2" style:display-name="40% - Accent1 5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2_32_2_32_3" style:display-name="40% - Accent1 5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2_32_2_32_4" style:display-name="40% - Accent1 5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2_32_3" style:display-name="40% - Accent1 5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2_32_4" style:display-name="40% - Accent1 5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2_32_5" style:display-name="40% - Accent1 5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3" style:display-name="40% - Accent1 5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3_32_2" style:display-name="40% - Accent1 5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3_32_3" style:display-name="40% - Accent1 5 2 3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3_32_4" style:display-name="40% - Accent1 5 2 3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4" style:display-name="40% - Accent1 5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5" style:display-name="40% - Accent1 5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6" style:display-name="40% - Accent1 5 2 6"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3" style:display-name="40% - Accent1 5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3_32_2" style:display-name="40% - Accent1 5 3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3_32_2_32_2" style:display-name="40% - Accent1 5 3 2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3_32_2_32_3" style:display-name="40% - Accent1 5 3 2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3_32_2_32_4" style:display-name="40% - Accent1 5 3 2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3_32_3" style:display-name="40% - Accent1 5 3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3_32_4" style:display-name="40% - Accent1 5 3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3_32_5" style:display-name="40% - Accent1 5 3 5"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4" style:display-name="40% - Accent1 5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4_32_2" style:display-name="40% - Accent1 5 4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4_32_3" style:display-name="40% - Accent1 5 4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4_32_4" style:display-name="40% - Accent1 5 4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5" style:display-name="40% - Accent1 5 5"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6" style:display-name="40% - Accent1 5 6"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7" style:display-name="40% - Accent1 5 7"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 style:display-name="40% - Accent1 6"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2" style:display-name="40% - Accent1 6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2_32_2" style:display-name="40% - Accent1 6 2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2_32_2_32_2" style:display-name="40% - Accent1 6 2 2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2_32_2_32_3" style:display-name="40% - Accent1 6 2 2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2_32_2_32_4" style:display-name="40% - Accent1 6 2 2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2_32_3" style:display-name="40% - Accent1 6 2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2_32_4" style:display-name="40% - Accent1 6 2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2_32_5" style:display-name="40% - Accent1 6 2 5"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3" style:display-name="40% - Accent1 6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3_32_2" style:display-name="40% - Accent1 6 3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3_32_3" style:display-name="40% - Accent1 6 3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3_32_4" style:display-name="40% - Accent1 6 3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4" style:display-name="40% - Accent1 6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5" style:display-name="40% - Accent1 6 5"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6" style:display-name="40% - Accent1 6 6"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2_32_2" style:display-name="40% - Accent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 style:display-name="40% - Accent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2" style:display-name="40% - Accent2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2_32_2" style:display-name="40% - Accent2 2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2_32_2_32_2" style:display-name="40% - Accent2 2 2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2_32_2_32_3" style:display-name="40% - Accent2 2 2 2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2_32_2_32_4" style:display-name="40% - Accent2 2 2 2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2_32_3" style:display-name="40% - Accent2 2 2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2_32_4" style:display-name="40% - Accent2 2 2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2_32_5" style:display-name="40% - Accent2 2 2 2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3" style:display-name="40% - Accent2 2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3_32_2" style:display-name="40% - Accent2 2 2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3_32_3" style:display-name="40% - Accent2 2 2 3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3_32_4" style:display-name="40% - Accent2 2 2 3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4" style:display-name="40% - Accent2 2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5" style:display-name="40% - Accent2 2 2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6" style:display-name="40% - Accent2 2 2 6"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3" style:display-name="40% - Accent2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3_32_2" style:display-name="40% - Accent2 2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3_32_2_32_2" style:display-name="40% - Accent2 2 3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3_32_2_32_3" style:display-name="40% - Accent2 2 3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3_32_2_32_4" style:display-name="40% - Accent2 2 3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3_32_3" style:display-name="40% - Accent2 2 3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3_32_4" style:display-name="40% - Accent2 2 3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3_32_5" style:display-name="40% - Accent2 2 3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4" style:display-name="40% - Accent2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4_32_2" style:display-name="40% - Accent2 2 4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4_32_3" style:display-name="40% - Accent2 2 4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4_32_4" style:display-name="40% - Accent2 2 4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5" style:display-name="40% - Accent2 2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6" style:display-name="40% - Accent2 2 6"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7" style:display-name="40% - Accent2 2 7"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 style:display-name="40% - Accent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 style:display-name="40% - Accent2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2" style:display-name="40% - Accent2 3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2_32_2" style:display-name="40% - Accent2 3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2_32_2_32_2" style:display-name="40% - Accent2 3 2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2_32_2_32_3" style:display-name="40% - Accent2 3 2 2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2_32_2_32_4" style:display-name="40% - Accent2 3 2 2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2_32_3" style:display-name="40% - Accent2 3 2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2_32_4" style:display-name="40% - Accent2 3 2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2_32_5" style:display-name="40% - Accent2 3 2 2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3" style:display-name="40% - Accent2 3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3_32_2" style:display-name="40% - Accent2 3 2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3_32_3" style:display-name="40% - Accent2 3 2 3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3_32_4" style:display-name="40% - Accent2 3 2 3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4" style:display-name="40% - Accent2 3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5" style:display-name="40% - Accent2 3 2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6" style:display-name="40% - Accent2 3 2 6"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3" style:display-name="40% - Accent2 3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3_32_2" style:display-name="40% - Accent2 3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3_32_2_32_2" style:display-name="40% - Accent2 3 3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3_32_2_32_3" style:display-name="40% - Accent2 3 3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3_32_2_32_4" style:display-name="40% - Accent2 3 3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3_32_3" style:display-name="40% - Accent2 3 3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3_32_4" style:display-name="40% - Accent2 3 3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3_32_5" style:display-name="40% - Accent2 3 3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4" style:display-name="40% - Accent2 3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4_32_2" style:display-name="40% - Accent2 3 4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4_32_3" style:display-name="40% - Accent2 3 4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4_32_4" style:display-name="40% - Accent2 3 4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5" style:display-name="40% - Accent2 3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6" style:display-name="40% - Accent2 3 6"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7" style:display-name="40% - Accent2 3 7"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 style:display-name="40% - Accent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 style:display-name="40% - Accent2 4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2" style:display-name="40% - Accent2 4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2_32_2" style:display-name="40% - Accent2 4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2_32_2_32_2" style:display-name="40% - Accent2 4 2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2_32_2_32_3" style:display-name="40% - Accent2 4 2 2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2_32_2_32_4" style:display-name="40% - Accent2 4 2 2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2_32_3" style:display-name="40% - Accent2 4 2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2_32_4" style:display-name="40% - Accent2 4 2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2_32_5" style:display-name="40% - Accent2 4 2 2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3" style:display-name="40% - Accent2 4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3_32_2" style:display-name="40% - Accent2 4 2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3_32_3" style:display-name="40% - Accent2 4 2 3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3_32_4" style:display-name="40% - Accent2 4 2 3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4" style:display-name="40% - Accent2 4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5" style:display-name="40% - Accent2 4 2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6" style:display-name="40% - Accent2 4 2 6"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3" style:display-name="40% - Accent2 4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3_32_2" style:display-name="40% - Accent2 4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3_32_2_32_2" style:display-name="40% - Accent2 4 3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3_32_2_32_3" style:display-name="40% - Accent2 4 3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3_32_2_32_4" style:display-name="40% - Accent2 4 3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3_32_3" style:display-name="40% - Accent2 4 3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3_32_4" style:display-name="40% - Accent2 4 3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3_32_5" style:display-name="40% - Accent2 4 3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4" style:display-name="40% - Accent2 4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4_32_2" style:display-name="40% - Accent2 4 4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4_32_3" style:display-name="40% - Accent2 4 4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4_32_4" style:display-name="40% - Accent2 4 4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5" style:display-name="40% - Accent2 4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6" style:display-name="40% - Accent2 4 6"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7" style:display-name="40% - Accent2 4 7"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 style:display-name="40% - Accent2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 style:display-name="40% - Accent2 5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2" style:display-name="40% - Accent2 5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2_32_2" style:display-name="40% - Accent2 5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2_32_2_32_2" style:display-name="40% - Accent2 5 2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2_32_2_32_3" style:display-name="40% - Accent2 5 2 2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2_32_2_32_4" style:display-name="40% - Accent2 5 2 2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2_32_3" style:display-name="40% - Accent2 5 2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2_32_4" style:display-name="40% - Accent2 5 2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2_32_5" style:display-name="40% - Accent2 5 2 2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3" style:display-name="40% - Accent2 5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3_32_2" style:display-name="40% - Accent2 5 2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3_32_3" style:display-name="40% - Accent2 5 2 3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3_32_4" style:display-name="40% - Accent2 5 2 3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4" style:display-name="40% - Accent2 5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5" style:display-name="40% - Accent2 5 2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6" style:display-name="40% - Accent2 5 2 6"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3" style:display-name="40% - Accent2 5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3_32_2" style:display-name="40% - Accent2 5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3_32_2_32_2" style:display-name="40% - Accent2 5 3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3_32_2_32_3" style:display-name="40% - Accent2 5 3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3_32_2_32_4" style:display-name="40% - Accent2 5 3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3_32_3" style:display-name="40% - Accent2 5 3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3_32_4" style:display-name="40% - Accent2 5 3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3_32_5" style:display-name="40% - Accent2 5 3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4" style:display-name="40% - Accent2 5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4_32_2" style:display-name="40% - Accent2 5 4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4_32_3" style:display-name="40% - Accent2 5 4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4_32_4" style:display-name="40% - Accent2 5 4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5" style:display-name="40% - Accent2 5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6" style:display-name="40% - Accent2 5 6"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7" style:display-name="40% - Accent2 5 7"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 style:display-name="40% - Accent2 6"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2" style:display-name="40% - Accent2 6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2_32_2" style:display-name="40% - Accent2 6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2_32_2_32_2" style:display-name="40% - Accent2 6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2_32_2_32_3" style:display-name="40% - Accent2 6 2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2_32_2_32_4" style:display-name="40% - Accent2 6 2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2_32_3" style:display-name="40% - Accent2 6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2_32_4" style:display-name="40% - Accent2 6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2_32_5" style:display-name="40% - Accent2 6 2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3" style:display-name="40% - Accent2 6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3_32_2" style:display-name="40% - Accent2 6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3_32_3" style:display-name="40% - Accent2 6 3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3_32_4" style:display-name="40% - Accent2 6 3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4" style:display-name="40% - Accent2 6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5" style:display-name="40% - Accent2 6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6" style:display-name="40% - Accent2 6 6"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3_32_2" style:display-name="40% - Accent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 style:display-name="40% - Accent3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2" style:display-name="40% - Accent3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2_32_2" style:display-name="40% - Accent3 2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2_32_2_32_2" style:display-name="40% - Accent3 2 2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2_32_2_32_3" style:display-name="40% - Accent3 2 2 2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2_32_2_32_4" style:display-name="40% - Accent3 2 2 2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2_32_3" style:display-name="40% - Accent3 2 2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2_32_4" style:display-name="40% - Accent3 2 2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2_32_5" style:display-name="40% - Accent3 2 2 2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3" style:display-name="40% - Accent3 2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3_32_2" style:display-name="40% - Accent3 2 2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3_32_3" style:display-name="40% - Accent3 2 2 3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3_32_4" style:display-name="40% - Accent3 2 2 3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4" style:display-name="40% - Accent3 2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5" style:display-name="40% - Accent3 2 2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6" style:display-name="40% - Accent3 2 2 6"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3" style:display-name="40% - Accent3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3_32_2" style:display-name="40% - Accent3 2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3_32_2_32_2" style:display-name="40% - Accent3 2 3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3_32_2_32_3" style:display-name="40% - Accent3 2 3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3_32_2_32_4" style:display-name="40% - Accent3 2 3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3_32_3" style:display-name="40% - Accent3 2 3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3_32_4" style:display-name="40% - Accent3 2 3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3_32_5" style:display-name="40% - Accent3 2 3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4" style:display-name="40% - Accent3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4_32_2" style:display-name="40% - Accent3 2 4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4_32_3" style:display-name="40% - Accent3 2 4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4_32_4" style:display-name="40% - Accent3 2 4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5" style:display-name="40% - Accent3 2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6" style:display-name="40% - Accent3 2 6"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7" style:display-name="40% - Accent3 2 7"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 style:display-name="40% - Accent3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 style:display-name="40% - Accent3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2" style:display-name="40% - Accent3 3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2_32_2" style:display-name="40% - Accent3 3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2_32_2_32_2" style:display-name="40% - Accent3 3 2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2_32_2_32_3" style:display-name="40% - Accent3 3 2 2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2_32_2_32_4" style:display-name="40% - Accent3 3 2 2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2_32_3" style:display-name="40% - Accent3 3 2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2_32_4" style:display-name="40% - Accent3 3 2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2_32_5" style:display-name="40% - Accent3 3 2 2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3" style:display-name="40% - Accent3 3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3_32_2" style:display-name="40% - Accent3 3 2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3_32_3" style:display-name="40% - Accent3 3 2 3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3_32_4" style:display-name="40% - Accent3 3 2 3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4" style:display-name="40% - Accent3 3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5" style:display-name="40% - Accent3 3 2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6" style:display-name="40% - Accent3 3 2 6"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3" style:display-name="40% - Accent3 3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3_32_2" style:display-name="40% - Accent3 3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3_32_2_32_2" style:display-name="40% - Accent3 3 3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3_32_2_32_3" style:display-name="40% - Accent3 3 3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3_32_2_32_4" style:display-name="40% - Accent3 3 3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3_32_3" style:display-name="40% - Accent3 3 3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3_32_4" style:display-name="40% - Accent3 3 3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3_32_5" style:display-name="40% - Accent3 3 3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4" style:display-name="40% - Accent3 3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4_32_2" style:display-name="40% - Accent3 3 4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4_32_3" style:display-name="40% - Accent3 3 4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4_32_4" style:display-name="40% - Accent3 3 4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5" style:display-name="40% - Accent3 3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6" style:display-name="40% - Accent3 3 6"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7" style:display-name="40% - Accent3 3 7"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 style:display-name="40% - Accent3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 style:display-name="40% - Accent3 4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2" style:display-name="40% - Accent3 4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2_32_2" style:display-name="40% - Accent3 4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2_32_2_32_2" style:display-name="40% - Accent3 4 2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2_32_2_32_3" style:display-name="40% - Accent3 4 2 2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2_32_2_32_4" style:display-name="40% - Accent3 4 2 2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2_32_3" style:display-name="40% - Accent3 4 2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2_32_4" style:display-name="40% - Accent3 4 2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2_32_5" style:display-name="40% - Accent3 4 2 2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3" style:display-name="40% - Accent3 4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3_32_2" style:display-name="40% - Accent3 4 2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3_32_3" style:display-name="40% - Accent3 4 2 3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3_32_4" style:display-name="40% - Accent3 4 2 3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4" style:display-name="40% - Accent3 4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5" style:display-name="40% - Accent3 4 2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6" style:display-name="40% - Accent3 4 2 6"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3" style:display-name="40% - Accent3 4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3_32_2" style:display-name="40% - Accent3 4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3_32_2_32_2" style:display-name="40% - Accent3 4 3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3_32_2_32_3" style:display-name="40% - Accent3 4 3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3_32_2_32_4" style:display-name="40% - Accent3 4 3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3_32_3" style:display-name="40% - Accent3 4 3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3_32_4" style:display-name="40% - Accent3 4 3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3_32_5" style:display-name="40% - Accent3 4 3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4" style:display-name="40% - Accent3 4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4_32_2" style:display-name="40% - Accent3 4 4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4_32_3" style:display-name="40% - Accent3 4 4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4_32_4" style:display-name="40% - Accent3 4 4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5" style:display-name="40% - Accent3 4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6" style:display-name="40% - Accent3 4 6"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7" style:display-name="40% - Accent3 4 7"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 style:display-name="40% - Accent3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 style:display-name="40% - Accent3 5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2" style:display-name="40% - Accent3 5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2_32_2" style:display-name="40% - Accent3 5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2_32_2_32_2" style:display-name="40% - Accent3 5 2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2_32_2_32_3" style:display-name="40% - Accent3 5 2 2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2_32_2_32_4" style:display-name="40% - Accent3 5 2 2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2_32_3" style:display-name="40% - Accent3 5 2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2_32_4" style:display-name="40% - Accent3 5 2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2_32_5" style:display-name="40% - Accent3 5 2 2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3" style:display-name="40% - Accent3 5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3_32_2" style:display-name="40% - Accent3 5 2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3_32_3" style:display-name="40% - Accent3 5 2 3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3_32_4" style:display-name="40% - Accent3 5 2 3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4" style:display-name="40% - Accent3 5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5" style:display-name="40% - Accent3 5 2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6" style:display-name="40% - Accent3 5 2 6"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3" style:display-name="40% - Accent3 5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3_32_2" style:display-name="40% - Accent3 5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3_32_2_32_2" style:display-name="40% - Accent3 5 3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3_32_2_32_3" style:display-name="40% - Accent3 5 3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3_32_2_32_4" style:display-name="40% - Accent3 5 3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3_32_3" style:display-name="40% - Accent3 5 3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3_32_4" style:display-name="40% - Accent3 5 3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3_32_5" style:display-name="40% - Accent3 5 3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4" style:display-name="40% - Accent3 5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4_32_2" style:display-name="40% - Accent3 5 4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4_32_3" style:display-name="40% - Accent3 5 4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4_32_4" style:display-name="40% - Accent3 5 4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5" style:display-name="40% - Accent3 5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6" style:display-name="40% - Accent3 5 6"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7" style:display-name="40% - Accent3 5 7"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 style:display-name="40% - Accent3 6"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2" style:display-name="40% - Accent3 6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2_32_2" style:display-name="40% - Accent3 6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2_32_2_32_2" style:display-name="40% - Accent3 6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2_32_2_32_3" style:display-name="40% - Accent3 6 2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2_32_2_32_4" style:display-name="40% - Accent3 6 2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2_32_3" style:display-name="40% - Accent3 6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2_32_4" style:display-name="40% - Accent3 6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2_32_5" style:display-name="40% - Accent3 6 2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3" style:display-name="40% - Accent3 6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3_32_2" style:display-name="40% - Accent3 6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3_32_3" style:display-name="40% - Accent3 6 3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3_32_4" style:display-name="40% - Accent3 6 3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4" style:display-name="40% - Accent3 6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5" style:display-name="40% - Accent3 6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6" style:display-name="40% - Accent3 6 6"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4_32_2" style:display-name="40% - Accent4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2" style:display-name="40% - Accent4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2" style:display-name="40% - Accent4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2_32_2" style:display-name="40% - Accent4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2_32_2_32_2" style:display-name="40% - Accent4 2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2_32_2_32_3" style:display-name="40% - Accent4 2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2_32_2_32_4" style:display-name="40% - Accent4 2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2_32_3" style:display-name="40% - Accent4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2_32_4" style:display-name="40% - Accent4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2_32_5" style:display-name="40% - Accent4 2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3" style:display-name="40% - Accent4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3_32_2" style:display-name="40% - Accent4 2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3_32_3" style:display-name="40% - Accent4 2 2 3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3_32_4" style:display-name="40% - Accent4 2 2 3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4" style:display-name="40% - Accent4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5" style:display-name="40% - Accent4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6" style:display-name="40% - Accent4 2 2 6"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3" style:display-name="40% - Accent4 2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3_32_2" style:display-name="40% - Accent4 2 3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3_32_2_32_2" style:display-name="40% - Accent4 2 3 2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3_32_2_32_3" style:display-name="40% - Accent4 2 3 2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3_32_2_32_4" style:display-name="40% - Accent4 2 3 2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3_32_3" style:display-name="40% - Accent4 2 3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3_32_4" style:display-name="40% - Accent4 2 3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3_32_5" style:display-name="40% - Accent4 2 3 5"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4" style:display-name="40% - Accent4 2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4_32_2" style:display-name="40% - Accent4 2 4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4_32_3" style:display-name="40% - Accent4 2 4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4_32_4" style:display-name="40% - Accent4 2 4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5" style:display-name="40% - Accent4 2 5"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6" style:display-name="40% - Accent4 2 6"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7" style:display-name="40% - Accent4 2 7"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 style:display-name="40% - Accent4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2" style:display-name="40% - Accent4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2" style:display-name="40% - Accent4 3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2_32_2" style:display-name="40% - Accent4 3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2_32_2_32_2" style:display-name="40% - Accent4 3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2_32_2_32_3" style:display-name="40% - Accent4 3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2_32_2_32_4" style:display-name="40% - Accent4 3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2_32_3" style:display-name="40% - Accent4 3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2_32_4" style:display-name="40% - Accent4 3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2_32_5" style:display-name="40% - Accent4 3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3" style:display-name="40% - Accent4 3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3_32_2" style:display-name="40% - Accent4 3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3_32_3" style:display-name="40% - Accent4 3 2 3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3_32_4" style:display-name="40% - Accent4 3 2 3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4" style:display-name="40% - Accent4 3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5" style:display-name="40% - Accent4 3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6" style:display-name="40% - Accent4 3 2 6"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3" style:display-name="40% - Accent4 3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3_32_2" style:display-name="40% - Accent4 3 3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3_32_2_32_2" style:display-name="40% - Accent4 3 3 2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3_32_2_32_3" style:display-name="40% - Accent4 3 3 2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3_32_2_32_4" style:display-name="40% - Accent4 3 3 2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3_32_3" style:display-name="40% - Accent4 3 3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3_32_4" style:display-name="40% - Accent4 3 3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3_32_5" style:display-name="40% - Accent4 3 3 5"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4" style:display-name="40% - Accent4 3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4_32_2" style:display-name="40% - Accent4 3 4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4_32_3" style:display-name="40% - Accent4 3 4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4_32_4" style:display-name="40% - Accent4 3 4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5" style:display-name="40% - Accent4 3 5"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6" style:display-name="40% - Accent4 3 6"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7" style:display-name="40% - Accent4 3 7"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 style:display-name="40% - Accent4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2" style:display-name="40% - Accent4 4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2" style:display-name="40% - Accent4 4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2_32_2" style:display-name="40% - Accent4 4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2_32_2_32_2" style:display-name="40% - Accent4 4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2_32_2_32_3" style:display-name="40% - Accent4 4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2_32_2_32_4" style:display-name="40% - Accent4 4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2_32_3" style:display-name="40% - Accent4 4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2_32_4" style:display-name="40% - Accent4 4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2_32_5" style:display-name="40% - Accent4 4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3" style:display-name="40% - Accent4 4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3_32_2" style:display-name="40% - Accent4 4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3_32_3" style:display-name="40% - Accent4 4 2 3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3_32_4" style:display-name="40% - Accent4 4 2 3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4" style:display-name="40% - Accent4 4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5" style:display-name="40% - Accent4 4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6" style:display-name="40% - Accent4 4 2 6"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3" style:display-name="40% - Accent4 4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3_32_2" style:display-name="40% - Accent4 4 3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3_32_2_32_2" style:display-name="40% - Accent4 4 3 2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3_32_2_32_3" style:display-name="40% - Accent4 4 3 2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3_32_2_32_4" style:display-name="40% - Accent4 4 3 2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3_32_3" style:display-name="40% - Accent4 4 3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3_32_4" style:display-name="40% - Accent4 4 3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3_32_5" style:display-name="40% - Accent4 4 3 5"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4" style:display-name="40% - Accent4 4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4_32_2" style:display-name="40% - Accent4 4 4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4_32_3" style:display-name="40% - Accent4 4 4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4_32_4" style:display-name="40% - Accent4 4 4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5" style:display-name="40% - Accent4 4 5"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6" style:display-name="40% - Accent4 4 6"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7" style:display-name="40% - Accent4 4 7"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 style:display-name="40% - Accent4 5"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2" style:display-name="40% - Accent4 5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2" style:display-name="40% - Accent4 5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2_32_2" style:display-name="40% - Accent4 5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2_32_2_32_2" style:display-name="40% - Accent4 5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2_32_2_32_3" style:display-name="40% - Accent4 5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2_32_2_32_4" style:display-name="40% - Accent4 5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2_32_3" style:display-name="40% - Accent4 5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2_32_4" style:display-name="40% - Accent4 5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2_32_5" style:display-name="40% - Accent4 5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3" style:display-name="40% - Accent4 5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3_32_2" style:display-name="40% - Accent4 5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3_32_3" style:display-name="40% - Accent4 5 2 3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3_32_4" style:display-name="40% - Accent4 5 2 3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4" style:display-name="40% - Accent4 5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5" style:display-name="40% - Accent4 5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6" style:display-name="40% - Accent4 5 2 6"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3" style:display-name="40% - Accent4 5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3_32_2" style:display-name="40% - Accent4 5 3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3_32_2_32_2" style:display-name="40% - Accent4 5 3 2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3_32_2_32_3" style:display-name="40% - Accent4 5 3 2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3_32_2_32_4" style:display-name="40% - Accent4 5 3 2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3_32_3" style:display-name="40% - Accent4 5 3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3_32_4" style:display-name="40% - Accent4 5 3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3_32_5" style:display-name="40% - Accent4 5 3 5"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4" style:display-name="40% - Accent4 5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4_32_2" style:display-name="40% - Accent4 5 4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4_32_3" style:display-name="40% - Accent4 5 4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4_32_4" style:display-name="40% - Accent4 5 4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5" style:display-name="40% - Accent4 5 5"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6" style:display-name="40% - Accent4 5 6"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7" style:display-name="40% - Accent4 5 7"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 style:display-name="40% - Accent4 6"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2" style:display-name="40% - Accent4 6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2_32_2" style:display-name="40% - Accent4 6 2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2_32_2_32_2" style:display-name="40% - Accent4 6 2 2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2_32_2_32_3" style:display-name="40% - Accent4 6 2 2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2_32_2_32_4" style:display-name="40% - Accent4 6 2 2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2_32_3" style:display-name="40% - Accent4 6 2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2_32_4" style:display-name="40% - Accent4 6 2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2_32_5" style:display-name="40% - Accent4 6 2 5"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3" style:display-name="40% - Accent4 6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3_32_2" style:display-name="40% - Accent4 6 3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3_32_3" style:display-name="40% - Accent4 6 3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3_32_4" style:display-name="40% - Accent4 6 3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4" style:display-name="40% - Accent4 6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5" style:display-name="40% - Accent4 6 5"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6" style:display-name="40% - Accent4 6 6"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5_32_2" style:display-name="40% - Accent5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2" style:display-name="40% - Accent5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2" style:display-name="40% - Accent5 2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2_32_2" style:display-name="40% - Accent5 2 2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2_32_2_32_2" style:display-name="40% - Accent5 2 2 2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2_32_2_32_3" style:display-name="40% - Accent5 2 2 2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2_32_2_32_4" style:display-name="40% - Accent5 2 2 2 2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2_32_3" style:display-name="40% - Accent5 2 2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2_32_4" style:display-name="40% - Accent5 2 2 2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2_32_5" style:display-name="40% - Accent5 2 2 2 5"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3" style:display-name="40% - Accent5 2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3_32_2" style:display-name="40% - Accent5 2 2 3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3_32_3" style:display-name="40% - Accent5 2 2 3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3_32_4" style:display-name="40% - Accent5 2 2 3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4" style:display-name="40% - Accent5 2 2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5" style:display-name="40% - Accent5 2 2 5"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6" style:display-name="40% - Accent5 2 2 6"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3" style:display-name="40% - Accent5 2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3_32_2" style:display-name="40% - Accent5 2 3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3_32_2_32_2" style:display-name="40% - Accent5 2 3 2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3_32_2_32_3" style:display-name="40% - Accent5 2 3 2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3_32_2_32_4" style:display-name="40% - Accent5 2 3 2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3_32_3" style:display-name="40% - Accent5 2 3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3_32_4" style:display-name="40% - Accent5 2 3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3_32_5" style:display-name="40% - Accent5 2 3 5"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4" style:display-name="40% - Accent5 2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4_32_2" style:display-name="40% - Accent5 2 4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4_32_3" style:display-name="40% - Accent5 2 4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4_32_4" style:display-name="40% - Accent5 2 4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5" style:display-name="40% - Accent5 2 5"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6" style:display-name="40% - Accent5 2 6"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7" style:display-name="40% - Accent5 2 7"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 style:display-name="40% - Accent5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2" style:display-name="40% - Accent5 3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2" style:display-name="40% - Accent5 3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2_32_2" style:display-name="40% - Accent5 3 2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2_32_2_32_2" style:display-name="40% - Accent5 3 2 2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2_32_2_32_3" style:display-name="40% - Accent5 3 2 2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2_32_2_32_4" style:display-name="40% - Accent5 3 2 2 2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2_32_3" style:display-name="40% - Accent5 3 2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2_32_4" style:display-name="40% - Accent5 3 2 2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2_32_5" style:display-name="40% - Accent5 3 2 2 5"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3" style:display-name="40% - Accent5 3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3_32_2" style:display-name="40% - Accent5 3 2 3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3_32_3" style:display-name="40% - Accent5 3 2 3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3_32_4" style:display-name="40% - Accent5 3 2 3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4" style:display-name="40% - Accent5 3 2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5" style:display-name="40% - Accent5 3 2 5"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6" style:display-name="40% - Accent5 3 2 6"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3" style:display-name="40% - Accent5 3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3_32_2" style:display-name="40% - Accent5 3 3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3_32_2_32_2" style:display-name="40% - Accent5 3 3 2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3_32_2_32_3" style:display-name="40% - Accent5 3 3 2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3_32_2_32_4" style:display-name="40% - Accent5 3 3 2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3_32_3" style:display-name="40% - Accent5 3 3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3_32_4" style:display-name="40% - Accent5 3 3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3_32_5" style:display-name="40% - Accent5 3 3 5"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4" style:display-name="40% - Accent5 3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4_32_2" style:display-name="40% - Accent5 3 4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4_32_3" style:display-name="40% - Accent5 3 4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4_32_4" style:display-name="40% - Accent5 3 4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5" style:display-name="40% - Accent5 3 5"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6" style:display-name="40% - Accent5 3 6"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7" style:display-name="40% - Accent5 3 7"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 style:display-name="40% - Accent5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2" style:display-name="40% - Accent5 4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2" style:display-name="40% - Accent5 4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2_32_2" style:display-name="40% - Accent5 4 2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2_32_2_32_2" style:display-name="40% - Accent5 4 2 2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2_32_2_32_3" style:display-name="40% - Accent5 4 2 2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2_32_2_32_4" style:display-name="40% - Accent5 4 2 2 2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2_32_3" style:display-name="40% - Accent5 4 2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2_32_4" style:display-name="40% - Accent5 4 2 2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2_32_5" style:display-name="40% - Accent5 4 2 2 5"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3" style:display-name="40% - Accent5 4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3_32_2" style:display-name="40% - Accent5 4 2 3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3_32_3" style:display-name="40% - Accent5 4 2 3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3_32_4" style:display-name="40% - Accent5 4 2 3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4" style:display-name="40% - Accent5 4 2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5" style:display-name="40% - Accent5 4 2 5"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6" style:display-name="40% - Accent5 4 2 6"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3" style:display-name="40% - Accent5 4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3_32_2" style:display-name="40% - Accent5 4 3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3_32_2_32_2" style:display-name="40% - Accent5 4 3 2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3_32_2_32_3" style:display-name="40% - Accent5 4 3 2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3_32_2_32_4" style:display-name="40% - Accent5 4 3 2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3_32_3" style:display-name="40% - Accent5 4 3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3_32_4" style:display-name="40% - Accent5 4 3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3_32_5" style:display-name="40% - Accent5 4 3 5"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4" style:display-name="40% - Accent5 4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4_32_2" style:display-name="40% - Accent5 4 4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4_32_3" style:display-name="40% - Accent5 4 4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4_32_4" style:display-name="40% - Accent5 4 4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5" style:display-name="40% - Accent5 4 5"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6" style:display-name="40% - Accent5 4 6"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7" style:display-name="40% - Accent5 4 7"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 style:display-name="40% - Accent5 5"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2" style:display-name="40% - Accent5 5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2" style:display-name="40% - Accent5 5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2_32_2" style:display-name="40% - Accent5 5 2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2_32_2_32_2" style:display-name="40% - Accent5 5 2 2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2_32_2_32_3" style:display-name="40% - Accent5 5 2 2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2_32_2_32_4" style:display-name="40% - Accent5 5 2 2 2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2_32_3" style:display-name="40% - Accent5 5 2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2_32_4" style:display-name="40% - Accent5 5 2 2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2_32_5" style:display-name="40% - Accent5 5 2 2 5"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3" style:display-name="40% - Accent5 5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3_32_2" style:display-name="40% - Accent5 5 2 3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3_32_3" style:display-name="40% - Accent5 5 2 3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3_32_4" style:display-name="40% - Accent5 5 2 3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4" style:display-name="40% - Accent5 5 2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5" style:display-name="40% - Accent5 5 2 5"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6" style:display-name="40% - Accent5 5 2 6"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3" style:display-name="40% - Accent5 5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3_32_2" style:display-name="40% - Accent5 5 3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3_32_2_32_2" style:display-name="40% - Accent5 5 3 2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3_32_2_32_3" style:display-name="40% - Accent5 5 3 2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3_32_2_32_4" style:display-name="40% - Accent5 5 3 2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3_32_3" style:display-name="40% - Accent5 5 3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3_32_4" style:display-name="40% - Accent5 5 3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3_32_5" style:display-name="40% - Accent5 5 3 5"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4" style:display-name="40% - Accent5 5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4_32_2" style:display-name="40% - Accent5 5 4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4_32_3" style:display-name="40% - Accent5 5 4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4_32_4" style:display-name="40% - Accent5 5 4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5" style:display-name="40% - Accent5 5 5"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6" style:display-name="40% - Accent5 5 6"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7" style:display-name="40% - Accent5 5 7"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 style:display-name="40% - Accent5 6"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2" style:display-name="40% - Accent5 6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2_32_2" style:display-name="40% - Accent5 6 2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2_32_2_32_2" style:display-name="40% - Accent5 6 2 2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2_32_2_32_3" style:display-name="40% - Accent5 6 2 2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2_32_2_32_4" style:display-name="40% - Accent5 6 2 2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2_32_3" style:display-name="40% - Accent5 6 2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2_32_4" style:display-name="40% - Accent5 6 2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2_32_5" style:display-name="40% - Accent5 6 2 5"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3" style:display-name="40% - Accent5 6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3_32_2" style:display-name="40% - Accent5 6 3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3_32_3" style:display-name="40% - Accent5 6 3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3_32_4" style:display-name="40% - Accent5 6 3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4" style:display-name="40% - Accent5 6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5" style:display-name="40% - Accent5 6 5"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6" style:display-name="40% - Accent5 6 6"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6_32_2" style:display-name="40% - Accent6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2" style:display-name="40% - Accent6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2" style:display-name="40% - Accent6 2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2_32_2" style:display-name="40% - Accent6 2 2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2_32_2_32_2" style:display-name="40% - Accent6 2 2 2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2_32_2_32_3" style:display-name="40% - Accent6 2 2 2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2_32_2_32_4" style:display-name="40% - Accent6 2 2 2 2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2_32_3" style:display-name="40% - Accent6 2 2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2_32_4" style:display-name="40% - Accent6 2 2 2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2_32_5" style:display-name="40% - Accent6 2 2 2 5"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3" style:display-name="40% - Accent6 2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3_32_2" style:display-name="40% - Accent6 2 2 3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3_32_3" style:display-name="40% - Accent6 2 2 3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3_32_4" style:display-name="40% - Accent6 2 2 3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4" style:display-name="40% - Accent6 2 2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5" style:display-name="40% - Accent6 2 2 5"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6" style:display-name="40% - Accent6 2 2 6"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3" style:display-name="40% - Accent6 2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3_32_2" style:display-name="40% - Accent6 2 3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3_32_2_32_2" style:display-name="40% - Accent6 2 3 2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3_32_2_32_3" style:display-name="40% - Accent6 2 3 2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3_32_2_32_4" style:display-name="40% - Accent6 2 3 2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3_32_3" style:display-name="40% - Accent6 2 3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3_32_4" style:display-name="40% - Accent6 2 3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3_32_5" style:display-name="40% - Accent6 2 3 5"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4" style:display-name="40% - Accent6 2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4_32_2" style:display-name="40% - Accent6 2 4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4_32_3" style:display-name="40% - Accent6 2 4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4_32_4" style:display-name="40% - Accent6 2 4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5" style:display-name="40% - Accent6 2 5"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6" style:display-name="40% - Accent6 2 6"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7" style:display-name="40% - Accent6 2 7"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 style:display-name="40% - Accent6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2" style:display-name="40% - Accent6 3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2" style:display-name="40% - Accent6 3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2_32_2" style:display-name="40% - Accent6 3 2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2_32_2_32_2" style:display-name="40% - Accent6 3 2 2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2_32_2_32_3" style:display-name="40% - Accent6 3 2 2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2_32_2_32_4" style:display-name="40% - Accent6 3 2 2 2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2_32_3" style:display-name="40% - Accent6 3 2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2_32_4" style:display-name="40% - Accent6 3 2 2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2_32_5" style:display-name="40% - Accent6 3 2 2 5"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3" style:display-name="40% - Accent6 3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3_32_2" style:display-name="40% - Accent6 3 2 3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3_32_3" style:display-name="40% - Accent6 3 2 3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3_32_4" style:display-name="40% - Accent6 3 2 3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4" style:display-name="40% - Accent6 3 2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5" style:display-name="40% - Accent6 3 2 5"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6" style:display-name="40% - Accent6 3 2 6"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3" style:display-name="40% - Accent6 3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3_32_2" style:display-name="40% - Accent6 3 3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3_32_2_32_2" style:display-name="40% - Accent6 3 3 2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3_32_2_32_3" style:display-name="40% - Accent6 3 3 2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3_32_2_32_4" style:display-name="40% - Accent6 3 3 2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3_32_3" style:display-name="40% - Accent6 3 3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3_32_4" style:display-name="40% - Accent6 3 3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3_32_5" style:display-name="40% - Accent6 3 3 5"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4" style:display-name="40% - Accent6 3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4_32_2" style:display-name="40% - Accent6 3 4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4_32_3" style:display-name="40% - Accent6 3 4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4_32_4" style:display-name="40% - Accent6 3 4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5" style:display-name="40% - Accent6 3 5"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6" style:display-name="40% - Accent6 3 6"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7" style:display-name="40% - Accent6 3 7"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 style:display-name="40% - Accent6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2" style:display-name="40% - Accent6 4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2" style:display-name="40% - Accent6 4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2_32_2" style:display-name="40% - Accent6 4 2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2_32_2_32_2" style:display-name="40% - Accent6 4 2 2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2_32_2_32_3" style:display-name="40% - Accent6 4 2 2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2_32_2_32_4" style:display-name="40% - Accent6 4 2 2 2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2_32_3" style:display-name="40% - Accent6 4 2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2_32_4" style:display-name="40% - Accent6 4 2 2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2_32_5" style:display-name="40% - Accent6 4 2 2 5"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3" style:display-name="40% - Accent6 4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3_32_2" style:display-name="40% - Accent6 4 2 3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3_32_3" style:display-name="40% - Accent6 4 2 3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3_32_4" style:display-name="40% - Accent6 4 2 3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4" style:display-name="40% - Accent6 4 2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5" style:display-name="40% - Accent6 4 2 5"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6" style:display-name="40% - Accent6 4 2 6"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3" style:display-name="40% - Accent6 4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3_32_2" style:display-name="40% - Accent6 4 3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3_32_2_32_2" style:display-name="40% - Accent6 4 3 2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3_32_2_32_3" style:display-name="40% - Accent6 4 3 2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3_32_2_32_4" style:display-name="40% - Accent6 4 3 2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3_32_3" style:display-name="40% - Accent6 4 3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3_32_4" style:display-name="40% - Accent6 4 3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3_32_5" style:display-name="40% - Accent6 4 3 5"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4" style:display-name="40% - Accent6 4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4_32_2" style:display-name="40% - Accent6 4 4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4_32_3" style:display-name="40% - Accent6 4 4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4_32_4" style:display-name="40% - Accent6 4 4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5" style:display-name="40% - Accent6 4 5"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6" style:display-name="40% - Accent6 4 6"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7" style:display-name="40% - Accent6 4 7"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 style:display-name="40% - Accent6 5"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2" style:display-name="40% - Accent6 5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2" style:display-name="40% - Accent6 5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2_32_2" style:display-name="40% - Accent6 5 2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2_32_2_32_2" style:display-name="40% - Accent6 5 2 2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2_32_2_32_3" style:display-name="40% - Accent6 5 2 2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2_32_2_32_4" style:display-name="40% - Accent6 5 2 2 2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2_32_3" style:display-name="40% - Accent6 5 2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2_32_4" style:display-name="40% - Accent6 5 2 2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2_32_5" style:display-name="40% - Accent6 5 2 2 5"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3" style:display-name="40% - Accent6 5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3_32_2" style:display-name="40% - Accent6 5 2 3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3_32_3" style:display-name="40% - Accent6 5 2 3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3_32_4" style:display-name="40% - Accent6 5 2 3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4" style:display-name="40% - Accent6 5 2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5" style:display-name="40% - Accent6 5 2 5"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6" style:display-name="40% - Accent6 5 2 6"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3" style:display-name="40% - Accent6 5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3_32_2" style:display-name="40% - Accent6 5 3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3_32_2_32_2" style:display-name="40% - Accent6 5 3 2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3_32_2_32_3" style:display-name="40% - Accent6 5 3 2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3_32_2_32_4" style:display-name="40% - Accent6 5 3 2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3_32_3" style:display-name="40% - Accent6 5 3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3_32_4" style:display-name="40% - Accent6 5 3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3_32_5" style:display-name="40% - Accent6 5 3 5"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4" style:display-name="40% - Accent6 5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4_32_2" style:display-name="40% - Accent6 5 4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4_32_3" style:display-name="40% - Accent6 5 4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4_32_4" style:display-name="40% - Accent6 5 4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5" style:display-name="40% - Accent6 5 5"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6" style:display-name="40% - Accent6 5 6"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7" style:display-name="40% - Accent6 5 7"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 style:display-name="40% - Accent6 6"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2" style:display-name="40% - Accent6 6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2_32_2" style:display-name="40% - Accent6 6 2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2_32_2_32_2" style:display-name="40% - Accent6 6 2 2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2_32_2_32_3" style:display-name="40% - Accent6 6 2 2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2_32_2_32_4" style:display-name="40% - Accent6 6 2 2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2_32_3" style:display-name="40% - Accent6 6 2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2_32_4" style:display-name="40% - Accent6 6 2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2_32_5" style:display-name="40% - Accent6 6 2 5"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3" style:display-name="40% - Accent6 6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3_32_2" style:display-name="40% - Accent6 6 3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3_32_3" style:display-name="40% - Accent6 6 3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3_32_4" style:display-name="40% - Accent6 6 3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4" style:display-name="40% - Accent6 6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5" style:display-name="40% - Accent6 6 5"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6" style:display-name="40% - Accent6 6 6"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4_0_37__32_-_32_Accent1_32_2" style:display-name="60% - Accent1 2"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2_32_2" style:display-name="60% - Accent1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2_32_2_32_2" style:display-name="60% - Accent1 2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2_32_2_32_3" style:display-name="60% - Accent1 2 2 3"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2_32_2_32_4" style:display-name="60% - Accent1 2 2 4"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2_32_3" style:display-name="60% - Accent1 2 3"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2_32_4" style:display-name="60% - Accent1 2 4"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2_32_5" style:display-name="60% - Accent1 2 5"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3" style:display-name="60% - Accent1 3"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3_32_2" style:display-name="60% - Accent1 3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3_32_2_32_2" style:display-name="60% - Accent1 3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3_32_2_32_3" style:display-name="60% - Accent1 3 2 3"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3_32_2_32_4" style:display-name="60% - Accent1 3 2 4"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3_32_3" style:display-name="60% - Accent1 3 3"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3_32_4" style:display-name="60% - Accent1 3 4"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3_32_5" style:display-name="60% - Accent1 3 5"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4" style:display-name="60% - Accent1 4"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4_32_2" style:display-name="60% - Accent1 4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4_32_2_32_2" style:display-name="60% - Accent1 4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4_32_2_32_3" style:display-name="60% - Accent1 4 2 3"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4_32_2_32_4" style:display-name="60% - Accent1 4 2 4"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4_32_3" style:display-name="60% - Accent1 4 3"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4_32_4" style:display-name="60% - Accent1 4 4"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4_32_5" style:display-name="60% - Accent1 4 5"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5" style:display-name="60% - Accent1 5"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5_32_2" style:display-name="60% - Accent1 5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5_32_2_32_2" style:display-name="60% - Accent1 5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5_32_2_32_3" style:display-name="60% - Accent1 5 2 3"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5_32_2_32_4" style:display-name="60% - Accent1 5 2 4"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5_32_3" style:display-name="60% - Accent1 5 3"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5_32_4" style:display-name="60% - Accent1 5 4"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5_32_5" style:display-name="60% - Accent1 5 5"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6" style:display-name="60% - Accent1 6"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6_32_2" style:display-name="60% - Accent1 6 2"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6_32_3" style:display-name="60% - Accent1 6 3"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6_32_4" style:display-name="60% - Accent1 6 4"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2_32_2" style:display-name="60% - Accent2 2"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2_32_2" style:display-name="60% - Accent2 2 2"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2_32_2_32_2" style:display-name="60% - Accent2 2 2 2"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2_32_2_32_3" style:display-name="60% - Accent2 2 2 3"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2_32_2_32_4" style:display-name="60% - Accent2 2 2 4"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2_32_3" style:display-name="60% - Accent2 2 3"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2_32_4" style:display-name="60% - Accent2 2 4"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2_32_5" style:display-name="60% - Accent2 2 5"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3" style:display-name="60% - Accent2 3"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3_32_2" style:display-name="60% - Accent2 3 2"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3_32_2_32_2" style:display-name="60% - Accent2 3 2 2"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3_32_2_32_3" style:display-name="60% - Accent2 3 2 3"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3_32_2_32_4" style:display-name="60% - Accent2 3 2 4"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3_32_3" style:display-name="60% - Accent2 3 3"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3_32_4" style:display-name="60% - Accent2 3 4"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3_32_5" style:display-name="60% - Accent2 3 5"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4" style:display-name="60% - Accent2 4"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4_32_2" style:display-name="60% - Accent2 4 2"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4_32_2_32_2" style:display-name="60% - Accent2 4 2 2"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4_32_2_32_3" style:display-name="60% - Accent2 4 2 3"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4_32_2_32_4" style:display-name="60% - Accent2 4 2 4"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4_32_3" style:display-name="60% - Accent2 4 3"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4_32_4" style:display-name="60% - Accent2 4 4"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4_32_5" style:display-name="60% - Accent2 4 5"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5" style:display-name="60% - Accent2 5"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5_32_2" style:display-name="60% - Accent2 5 2"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5_32_2_32_2" style:display-name="60% - Accent2 5 2 2"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5_32_2_32_3" style:display-name="60% - Accent2 5 2 3"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5_32_2_32_4" style:display-name="60% - Accent2 5 2 4"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5_32_3" style:display-name="60% - Accent2 5 3"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5_32_4" style:display-name="60% - Accent2 5 4"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5_32_5" style:display-name="60% - Accent2 5 5"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6" style:display-name="60% - Accent2 6"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6_32_2" style:display-name="60% - Accent2 6 2"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6_32_3" style:display-name="60% - Accent2 6 3"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6_32_4" style:display-name="60% - Accent2 6 4"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3_32_2" style:display-name="60% - Accent3 2"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2_32_2" style:display-name="60% - Accent3 2 2"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2_32_2_32_2" style:display-name="60% - Accent3 2 2 2"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2_32_2_32_3" style:display-name="60% - Accent3 2 2 3"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2_32_2_32_4" style:display-name="60% - Accent3 2 2 4"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2_32_3" style:display-name="60% - Accent3 2 3"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2_32_4" style:display-name="60% - Accent3 2 4"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2_32_5" style:display-name="60% - Accent3 2 5"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3" style:display-name="60% - Accent3 3"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3_32_2" style:display-name="60% - Accent3 3 2"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3_32_2_32_2" style:display-name="60% - Accent3 3 2 2"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3_32_2_32_3" style:display-name="60% - Accent3 3 2 3"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3_32_2_32_4" style:display-name="60% - Accent3 3 2 4"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3_32_3" style:display-name="60% - Accent3 3 3"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3_32_4" style:display-name="60% - Accent3 3 4"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3_32_5" style:display-name="60% - Accent3 3 5"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4" style:display-name="60% - Accent3 4"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4_32_2" style:display-name="60% - Accent3 4 2"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4_32_2_32_2" style:display-name="60% - Accent3 4 2 2"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4_32_2_32_3" style:display-name="60% - Accent3 4 2 3"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4_32_2_32_4" style:display-name="60% - Accent3 4 2 4"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4_32_3" style:display-name="60% - Accent3 4 3"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4_32_4" style:display-name="60% - Accent3 4 4"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4_32_5" style:display-name="60% - Accent3 4 5"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5" style:display-name="60% - Accent3 5"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5_32_2" style:display-name="60% - Accent3 5 2"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5_32_2_32_2" style:display-name="60% - Accent3 5 2 2"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5_32_2_32_3" style:display-name="60% - Accent3 5 2 3"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5_32_2_32_4" style:display-name="60% - Accent3 5 2 4"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5_32_3" style:display-name="60% - Accent3 5 3"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5_32_4" style:display-name="60% - Accent3 5 4"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5_32_5" style:display-name="60% - Accent3 5 5"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6" style:display-name="60% - Accent3 6"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6_32_2" style:display-name="60% - Accent3 6 2"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6_32_3" style:display-name="60% - Accent3 6 3"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6_32_4" style:display-name="60% - Accent3 6 4"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4_32_2" style:display-name="60% - Accent4 2"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2_32_2" style:display-name="60% - Accent4 2 2"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2_32_2_32_2" style:display-name="60% - Accent4 2 2 2"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2_32_2_32_3" style:display-name="60% - Accent4 2 2 3"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2_32_2_32_4" style:display-name="60% - Accent4 2 2 4"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2_32_3" style:display-name="60% - Accent4 2 3"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2_32_4" style:display-name="60% - Accent4 2 4"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2_32_5" style:display-name="60% - Accent4 2 5"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3" style:display-name="60% - Accent4 3"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3_32_2" style:display-name="60% - Accent4 3 2"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3_32_2_32_2" style:display-name="60% - Accent4 3 2 2"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3_32_2_32_3" style:display-name="60% - Accent4 3 2 3"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3_32_2_32_4" style:display-name="60% - Accent4 3 2 4"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3_32_3" style:display-name="60% - Accent4 3 3"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3_32_4" style:display-name="60% - Accent4 3 4"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3_32_5" style:display-name="60% - Accent4 3 5"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4" style:display-name="60% - Accent4 4"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4_32_2" style:display-name="60% - Accent4 4 2"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4_32_2_32_2" style:display-name="60% - Accent4 4 2 2"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4_32_2_32_3" style:display-name="60% - Accent4 4 2 3"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4_32_2_32_4" style:display-name="60% - Accent4 4 2 4"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4_32_3" style:display-name="60% - Accent4 4 3"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4_32_4" style:display-name="60% - Accent4 4 4"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4_32_5" style:display-name="60% - Accent4 4 5"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5" style:display-name="60% - Accent4 5"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5_32_2" style:display-name="60% - Accent4 5 2"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5_32_2_32_2" style:display-name="60% - Accent4 5 2 2"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5_32_2_32_3" style:display-name="60% - Accent4 5 2 3"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5_32_2_32_4" style:display-name="60% - Accent4 5 2 4"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5_32_3" style:display-name="60% - Accent4 5 3"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5_32_4" style:display-name="60% - Accent4 5 4"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5_32_5" style:display-name="60% - Accent4 5 5"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6" style:display-name="60% - Accent4 6"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6_32_2" style:display-name="60% - Accent4 6 2"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6_32_3" style:display-name="60% - Accent4 6 3"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6_32_4" style:display-name="60% - Accent4 6 4"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5_32_2" style:display-name="60% - Accent5 2"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2_32_2" style:display-name="60% - Accent5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2_32_2_32_2" style:display-name="60% - Accent5 2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2_32_2_32_3" style:display-name="60% - Accent5 2 2 3"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2_32_2_32_4" style:display-name="60% - Accent5 2 2 4"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2_32_3" style:display-name="60% - Accent5 2 3"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2_32_4" style:display-name="60% - Accent5 2 4"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2_32_5" style:display-name="60% - Accent5 2 5"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3" style:display-name="60% - Accent5 3"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3_32_2" style:display-name="60% - Accent5 3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3_32_2_32_2" style:display-name="60% - Accent5 3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3_32_2_32_3" style:display-name="60% - Accent5 3 2 3"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3_32_2_32_4" style:display-name="60% - Accent5 3 2 4"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3_32_3" style:display-name="60% - Accent5 3 3"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3_32_4" style:display-name="60% - Accent5 3 4"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3_32_5" style:display-name="60% - Accent5 3 5"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4" style:display-name="60% - Accent5 4"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4_32_2" style:display-name="60% - Accent5 4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4_32_2_32_2" style:display-name="60% - Accent5 4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4_32_2_32_3" style:display-name="60% - Accent5 4 2 3"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4_32_2_32_4" style:display-name="60% - Accent5 4 2 4"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4_32_3" style:display-name="60% - Accent5 4 3"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4_32_4" style:display-name="60% - Accent5 4 4"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4_32_5" style:display-name="60% - Accent5 4 5"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5" style:display-name="60% - Accent5 5"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5_32_2" style:display-name="60% - Accent5 5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5_32_2_32_2" style:display-name="60% - Accent5 5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5_32_2_32_3" style:display-name="60% - Accent5 5 2 3"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5_32_2_32_4" style:display-name="60% - Accent5 5 2 4"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5_32_3" style:display-name="60% - Accent5 5 3"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5_32_4" style:display-name="60% - Accent5 5 4"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5_32_5" style:display-name="60% - Accent5 5 5"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6" style:display-name="60% - Accent5 6"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6_32_2" style:display-name="60% - Accent5 6 2"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6_32_3" style:display-name="60% - Accent5 6 3"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6_32_4" style:display-name="60% - Accent5 6 4"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6_32_2" style:display-name="60% - Accent6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2_32_2" style:display-name="60% - Accent6 2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2_32_2_32_2" style:display-name="60% - Accent6 2 2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2_32_2_32_3" style:display-name="60% - Accent6 2 2 3"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2_32_2_32_4" style:display-name="60% - Accent6 2 2 4"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2_32_3" style:display-name="60% - Accent6 2 3"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2_32_4" style:display-name="60% - Accent6 2 4"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2_32_5" style:display-name="60% - Accent6 2 5"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3" style:display-name="60% - Accent6 3"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3_32_2" style:display-name="60% - Accent6 3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3_32_2_32_2" style:display-name="60% - Accent6 3 2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3_32_2_32_3" style:display-name="60% - Accent6 3 2 3"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3_32_2_32_4" style:display-name="60% - Accent6 3 2 4"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3_32_3" style:display-name="60% - Accent6 3 3"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3_32_4" style:display-name="60% - Accent6 3 4"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3_32_5" style:display-name="60% - Accent6 3 5"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4" style:display-name="60% - Accent6 4"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4_32_2" style:display-name="60% - Accent6 4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4_32_2_32_2" style:display-name="60% - Accent6 4 2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4_32_2_32_3" style:display-name="60% - Accent6 4 2 3"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4_32_2_32_4" style:display-name="60% - Accent6 4 2 4"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4_32_3" style:display-name="60% - Accent6 4 3"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4_32_4" style:display-name="60% - Accent6 4 4"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4_32_5" style:display-name="60% - Accent6 4 5"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5" style:display-name="60% - Accent6 5"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5_32_2" style:display-name="60% - Accent6 5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5_32_2_32_2" style:display-name="60% - Accent6 5 2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5_32_2_32_3" style:display-name="60% - Accent6 5 2 3"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5_32_2_32_4" style:display-name="60% - Accent6 5 2 4"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5_32_3" style:display-name="60% - Accent6 5 3"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5_32_4" style:display-name="60% - Accent6 5 4"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5_32_5" style:display-name="60% - Accent6 5 5"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6" style:display-name="60% - Accent6 6"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6_32_2" style:display-name="60% - Accent6 6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6_32_3" style:display-name="60% - Accent6 6 3"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6_32_4" style:display-name="60% - Accent6 6 4"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Accent1_32_2" style:display-name="Accent1 2"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2_32_2" style:display-name="Accent1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2_32_2_32_2" style:display-name="Accent1 2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2_32_2_32_3" style:display-name="Accent1 2 2 3"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2_32_2_32_4" style:display-name="Accent1 2 2 4"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2_32_3" style:display-name="Accent1 2 3"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2_32_4" style:display-name="Accent1 2 4"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2_32_5" style:display-name="Accent1 2 5"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3" style:display-name="Accent1 3"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3_32_2" style:display-name="Accent1 3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3_32_2_32_2" style:display-name="Accent1 3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3_32_2_32_3" style:display-name="Accent1 3 2 3"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3_32_2_32_4" style:display-name="Accent1 3 2 4"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3_32_3" style:display-name="Accent1 3 3"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3_32_4" style:display-name="Accent1 3 4"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3_32_5" style:display-name="Accent1 3 5"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4" style:display-name="Accent1 4"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4_32_2" style:display-name="Accent1 4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4_32_2_32_2" style:display-name="Accent1 4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4_32_2_32_3" style:display-name="Accent1 4 2 3"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4_32_2_32_4" style:display-name="Accent1 4 2 4"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4_32_3" style:display-name="Accent1 4 3"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4_32_4" style:display-name="Accent1 4 4"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4_32_5" style:display-name="Accent1 4 5"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5" style:display-name="Accent1 5"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5_32_2" style:display-name="Accent1 5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5_32_2_32_2" style:display-name="Accent1 5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5_32_2_32_3" style:display-name="Accent1 5 2 3"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5_32_2_32_4" style:display-name="Accent1 5 2 4"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5_32_3" style:display-name="Accent1 5 3"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5_32_4" style:display-name="Accent1 5 4"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5_32_5" style:display-name="Accent1 5 5"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6" style:display-name="Accent1 6"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6_32_2" style:display-name="Accent1 6 2"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6_32_3" style:display-name="Accent1 6 3"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6_32_4" style:display-name="Accent1 6 4"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2_32_2" style:display-name="Accent2 2"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2_32_2" style:display-name="Accent2 2 2"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2_32_2_32_2" style:display-name="Accent2 2 2 2"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2_32_2_32_3" style:display-name="Accent2 2 2 3"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2_32_2_32_4" style:display-name="Accent2 2 2 4"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2_32_3" style:display-name="Accent2 2 3"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2_32_4" style:display-name="Accent2 2 4"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2_32_5" style:display-name="Accent2 2 5"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3" style:display-name="Accent2 3"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3_32_2" style:display-name="Accent2 3 2"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3_32_2_32_2" style:display-name="Accent2 3 2 2"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3_32_2_32_3" style:display-name="Accent2 3 2 3"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3_32_2_32_4" style:display-name="Accent2 3 2 4"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3_32_3" style:display-name="Accent2 3 3"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3_32_4" style:display-name="Accent2 3 4"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3_32_5" style:display-name="Accent2 3 5"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4" style:display-name="Accent2 4"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4_32_2" style:display-name="Accent2 4 2"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4_32_2_32_2" style:display-name="Accent2 4 2 2"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4_32_2_32_3" style:display-name="Accent2 4 2 3"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4_32_2_32_4" style:display-name="Accent2 4 2 4"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4_32_3" style:display-name="Accent2 4 3"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4_32_4" style:display-name="Accent2 4 4"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4_32_5" style:display-name="Accent2 4 5"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5" style:display-name="Accent2 5"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5_32_2" style:display-name="Accent2 5 2"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5_32_2_32_2" style:display-name="Accent2 5 2 2"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5_32_2_32_3" style:display-name="Accent2 5 2 3"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5_32_2_32_4" style:display-name="Accent2 5 2 4"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5_32_3" style:display-name="Accent2 5 3"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5_32_4" style:display-name="Accent2 5 4"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5_32_5" style:display-name="Accent2 5 5"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6" style:display-name="Accent2 6"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6_32_2" style:display-name="Accent2 6 2"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6_32_3" style:display-name="Accent2 6 3"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6_32_4" style:display-name="Accent2 6 4"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3_32_2" style:display-name="Accent3 2"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2_32_2" style:display-name="Accent3 2 2"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2_32_2_32_2" style:display-name="Accent3 2 2 2"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2_32_2_32_3" style:display-name="Accent3 2 2 3"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2_32_2_32_4" style:display-name="Accent3 2 2 4"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2_32_3" style:display-name="Accent3 2 3"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2_32_4" style:display-name="Accent3 2 4"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2_32_5" style:display-name="Accent3 2 5"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3" style:display-name="Accent3 3"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3_32_2" style:display-name="Accent3 3 2"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3_32_2_32_2" style:display-name="Accent3 3 2 2"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3_32_2_32_3" style:display-name="Accent3 3 2 3"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3_32_2_32_4" style:display-name="Accent3 3 2 4"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3_32_3" style:display-name="Accent3 3 3"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3_32_4" style:display-name="Accent3 3 4"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3_32_5" style:display-name="Accent3 3 5"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4" style:display-name="Accent3 4"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4_32_2" style:display-name="Accent3 4 2"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4_32_2_32_2" style:display-name="Accent3 4 2 2"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4_32_2_32_3" style:display-name="Accent3 4 2 3"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4_32_2_32_4" style:display-name="Accent3 4 2 4"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4_32_3" style:display-name="Accent3 4 3"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4_32_4" style:display-name="Accent3 4 4"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4_32_5" style:display-name="Accent3 4 5"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5" style:display-name="Accent3 5"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5_32_2" style:display-name="Accent3 5 2"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5_32_2_32_2" style:display-name="Accent3 5 2 2"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5_32_2_32_3" style:display-name="Accent3 5 2 3"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5_32_2_32_4" style:display-name="Accent3 5 2 4"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5_32_3" style:display-name="Accent3 5 3"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5_32_4" style:display-name="Accent3 5 4"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5_32_5" style:display-name="Accent3 5 5"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6" style:display-name="Accent3 6"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6_32_2" style:display-name="Accent3 6 2"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6_32_3" style:display-name="Accent3 6 3"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6_32_4" style:display-name="Accent3 6 4"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4_32_2" style:display-name="Accent4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2_32_2" style:display-name="Accent4 2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2_32_2_32_2" style:display-name="Accent4 2 2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2_32_2_32_3" style:display-name="Accent4 2 2 3"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2_32_2_32_4" style:display-name="Accent4 2 2 4"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2_32_3" style:display-name="Accent4 2 3"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2_32_4" style:display-name="Accent4 2 4"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2_32_5" style:display-name="Accent4 2 5"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3" style:display-name="Accent4 3"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3_32_2" style:display-name="Accent4 3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3_32_2_32_2" style:display-name="Accent4 3 2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3_32_2_32_3" style:display-name="Accent4 3 2 3"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3_32_2_32_4" style:display-name="Accent4 3 2 4"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3_32_3" style:display-name="Accent4 3 3"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3_32_4" style:display-name="Accent4 3 4"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3_32_5" style:display-name="Accent4 3 5"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4" style:display-name="Accent4 4"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4_32_2" style:display-name="Accent4 4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4_32_2_32_2" style:display-name="Accent4 4 2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4_32_2_32_3" style:display-name="Accent4 4 2 3"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4_32_2_32_4" style:display-name="Accent4 4 2 4"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4_32_3" style:display-name="Accent4 4 3"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4_32_4" style:display-name="Accent4 4 4"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4_32_5" style:display-name="Accent4 4 5"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5" style:display-name="Accent4 5"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5_32_2" style:display-name="Accent4 5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5_32_2_32_2" style:display-name="Accent4 5 2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5_32_2_32_3" style:display-name="Accent4 5 2 3"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5_32_2_32_4" style:display-name="Accent4 5 2 4"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5_32_3" style:display-name="Accent4 5 3"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5_32_4" style:display-name="Accent4 5 4"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5_32_5" style:display-name="Accent4 5 5"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6" style:display-name="Accent4 6"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6_32_2" style:display-name="Accent4 6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6_32_3" style:display-name="Accent4 6 3"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6_32_4" style:display-name="Accent4 6 4"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5_32_2" style:display-name="Accent5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2_32_2" style:display-name="Accent5 2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2_32_2_32_2" style:display-name="Accent5 2 2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2_32_2_32_3" style:display-name="Accent5 2 2 3"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2_32_2_32_4" style:display-name="Accent5 2 2 4"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2_32_3" style:display-name="Accent5 2 3"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2_32_4" style:display-name="Accent5 2 4"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2_32_5" style:display-name="Accent5 2 5"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3" style:display-name="Accent5 3"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3_32_2" style:display-name="Accent5 3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3_32_2_32_2" style:display-name="Accent5 3 2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3_32_2_32_3" style:display-name="Accent5 3 2 3"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3_32_2_32_4" style:display-name="Accent5 3 2 4"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3_32_3" style:display-name="Accent5 3 3"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3_32_4" style:display-name="Accent5 3 4"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3_32_5" style:display-name="Accent5 3 5"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4" style:display-name="Accent5 4"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4_32_2" style:display-name="Accent5 4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4_32_2_32_2" style:display-name="Accent5 4 2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4_32_2_32_3" style:display-name="Accent5 4 2 3"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4_32_2_32_4" style:display-name="Accent5 4 2 4"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4_32_3" style:display-name="Accent5 4 3"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4_32_4" style:display-name="Accent5 4 4"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4_32_5" style:display-name="Accent5 4 5"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5" style:display-name="Accent5 5"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5_32_2" style:display-name="Accent5 5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5_32_2_32_2" style:display-name="Accent5 5 2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5_32_2_32_3" style:display-name="Accent5 5 2 3"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5_32_2_32_4" style:display-name="Accent5 5 2 4"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5_32_3" style:display-name="Accent5 5 3"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5_32_4" style:display-name="Accent5 5 4"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5_32_5" style:display-name="Accent5 5 5"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6" style:display-name="Accent5 6"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6_32_2" style:display-name="Accent5 6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6_32_3" style:display-name="Accent5 6 3"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6_32_4" style:display-name="Accent5 6 4"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6_32_2" style:display-name="Accent6 2"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2_32_2" style:display-name="Accent6 2 2"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2_32_2_32_2" style:display-name="Accent6 2 2 2"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2_32_2_32_3" style:display-name="Accent6 2 2 3"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2_32_2_32_4" style:display-name="Accent6 2 2 4"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2_32_3" style:display-name="Accent6 2 3"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2_32_4" style:display-name="Accent6 2 4"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2_32_5" style:display-name="Accent6 2 5"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3" style:display-name="Accent6 3"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3_32_2" style:display-name="Accent6 3 2"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3_32_2_32_2" style:display-name="Accent6 3 2 2"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3_32_2_32_3" style:display-name="Accent6 3 2 3"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3_32_2_32_4" style:display-name="Accent6 3 2 4"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3_32_3" style:display-name="Accent6 3 3"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3_32_4" style:display-name="Accent6 3 4"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3_32_5" style:display-name="Accent6 3 5"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4" style:display-name="Accent6 4"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4_32_2" style:display-name="Accent6 4 2"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4_32_2_32_2" style:display-name="Accent6 4 2 2"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4_32_2_32_3" style:display-name="Accent6 4 2 3"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4_32_2_32_4" style:display-name="Accent6 4 2 4"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4_32_3" style:display-name="Accent6 4 3"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4_32_4" style:display-name="Accent6 4 4"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4_32_5" style:display-name="Accent6 4 5"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5" style:display-name="Accent6 5"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5_32_2" style:display-name="Accent6 5 2"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5_32_2_32_2" style:display-name="Accent6 5 2 2"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5_32_2_32_3" style:display-name="Accent6 5 2 3"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5_32_2_32_4" style:display-name="Accent6 5 2 4"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5_32_3" style:display-name="Accent6 5 3"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5_32_4" style:display-name="Accent6 5 4"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5_32_5" style:display-name="Accent6 5 5"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6" style:display-name="Accent6 6"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6_32_2" style:display-name="Accent6 6 2"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6_32_3" style:display-name="Accent6 6 3"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6_32_4" style:display-name="Accent6 6 4"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_197_rMndDag" style:display-name="ÅrMndDag" style:family="table-cell" style:data-style-name="N36"/>
    <style:style style:name="_197_rMndDag_32_2" style:display-name="ÅrMndDag 2" style:family="table-cell" style:data-style-name="N36"/>
    <style:style style:name="_197_rMndDag_32_3" style:display-name="ÅrMndDag 3" style:family="table-cell" style:data-style-name="N36"/>
    <style:style style:name="_197_rMndDag_32_4" style:display-name="ÅrMndDag 4" style:family="table-cell" style:data-style-name="N36"/>
    <style:style style:name="B_38_W" style:display-name="B&amp;W" style:family="table-cell" style:data-style-name="N2">
      <style:table-cell-properties style:vertical-align="middle" fo:background-color="#000000"/>
      <style:text-properties fo:color="#FFFFFF" style:font-name="Gill Sans MT" style:font-name-asian="Gill Sans MT" style:font-name-complex="Gill Sans MT" fo:font-size="10pt" style:font-size-asian="10pt" style:font-size-complex="10pt"/>
    </style:style>
    <style:style style:name="B_38_W_32_2" style:display-name="B&amp;W 2" style:family="table-cell" style:data-style-name="N2">
      <style:table-cell-properties style:vertical-align="middle" fo:background-color="#000000"/>
      <style:text-properties fo:color="#FFFFFF" style:font-name="Gill Sans MT" style:font-name-asian="Gill Sans MT" style:font-name-complex="Gill Sans MT" fo:font-size="10pt" style:font-size-asian="10pt" style:font-size-complex="10pt"/>
    </style:style>
    <style:style style:name="B_38_W_32_3" style:display-name="B&amp;W 3" style:family="table-cell" style:data-style-name="N2">
      <style:table-cell-properties style:vertical-align="middle" fo:background-color="#000000"/>
      <style:text-properties fo:color="#FFFFFF" style:font-name="Gill Sans MT" style:font-name-asian="Gill Sans MT" style:font-name-complex="Gill Sans MT" fo:font-size="10pt" style:font-size-asian="10pt" style:font-size-complex="10pt"/>
    </style:style>
    <style:style style:name="B_38_W_32_4" style:display-name="B&amp;W 4" style:family="table-cell" style:data-style-name="N2">
      <style:table-cell-properties style:vertical-align="middle" fo:background-color="#000000"/>
      <style:text-properties fo:color="#FFFFFF" style:font-name="Gill Sans MT" style:font-name-asian="Gill Sans MT" style:font-name-complex="Gill Sans MT" fo:font-size="10pt" style:font-size-asian="10pt" style:font-size-complex="10pt"/>
    </style:style>
    <style:style style:name="B_38_Wbold" style:display-name="B&amp;Wbold" style:family="table-cell" style:data-style-name="N2">
      <style:table-cell-properties style:vertical-align="middle" fo:background-color="#000000"/>
      <style:text-properties fo:color="#FFFFFF" style:font-name="Gill Sans MT" style:font-name-asian="Gill Sans MT" style:font-name-complex="Gill Sans MT" fo:font-size="10pt" style:font-size-asian="10pt" style:font-size-complex="10pt" fo:font-weight="bold" style:font-weight-asian="bold" style:font-weight-complex="bold"/>
    </style:style>
    <style:style style:name="B_38_Wbold_32_2" style:display-name="B&amp;Wbold 2" style:family="table-cell" style:data-style-name="N2">
      <style:table-cell-properties style:vertical-align="middle" fo:background-color="#000000"/>
      <style:text-properties fo:color="#FFFFFF" style:font-name="Gill Sans MT" style:font-name-asian="Gill Sans MT" style:font-name-complex="Gill Sans MT" fo:font-size="10pt" style:font-size-asian="10pt" style:font-size-complex="10pt" fo:font-weight="bold" style:font-weight-asian="bold" style:font-weight-complex="bold"/>
    </style:style>
    <style:style style:name="B_38_Wbold_32_3" style:display-name="B&amp;Wbold 3" style:family="table-cell" style:data-style-name="N2">
      <style:table-cell-properties style:vertical-align="middle" fo:background-color="#000000"/>
      <style:text-properties fo:color="#FFFFFF" style:font-name="Gill Sans MT" style:font-name-asian="Gill Sans MT" style:font-name-complex="Gill Sans MT" fo:font-size="10pt" style:font-size-asian="10pt" style:font-size-complex="10pt" fo:font-weight="bold" style:font-weight-asian="bold" style:font-weight-complex="bold"/>
    </style:style>
    <style:style style:name="B_38_Wbold_32_4" style:display-name="B&amp;Wbold 4" style:family="table-cell" style:data-style-name="N2">
      <style:table-cell-properties style:vertical-align="middle" fo:background-color="#000000"/>
      <style:text-properties fo:color="#FFFFFF" style:font-name="Gill Sans MT" style:font-name-asian="Gill Sans MT" style:font-name-complex="Gill Sans MT" fo:font-size="10pt" style:font-size-asian="10pt" style:font-size-complex="10pt" fo:font-weight="bold" style:font-weight-asian="bold" style:font-weight-complex="bold"/>
    </style:style>
    <style:style style:name="Bad_32_2" style:display-name="Bad 2"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2_32_2" style:display-name="Bad 2 2"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2_32_2_32_2" style:display-name="Bad 2 2 2"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2_32_2_32_3" style:display-name="Bad 2 2 3"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2_32_2_32_4" style:display-name="Bad 2 2 4"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2_32_3" style:display-name="Bad 2 3"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2_32_4" style:display-name="Bad 2 4"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2_32_5" style:display-name="Bad 2 5"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3" style:display-name="Bad 3"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3_32_2" style:display-name="Bad 3 2"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3_32_2_32_2" style:display-name="Bad 3 2 2"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3_32_2_32_3" style:display-name="Bad 3 2 3"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3_32_2_32_4" style:display-name="Bad 3 2 4"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3_32_3" style:display-name="Bad 3 3"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3_32_4" style:display-name="Bad 3 4"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3_32_5" style:display-name="Bad 3 5"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4" style:display-name="Bad 4"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4_32_2" style:display-name="Bad 4 2"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4_32_2_32_2" style:display-name="Bad 4 2 2"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4_32_2_32_3" style:display-name="Bad 4 2 3"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4_32_2_32_4" style:display-name="Bad 4 2 4"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4_32_3" style:display-name="Bad 4 3"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4_32_4" style:display-name="Bad 4 4"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4_32_5" style:display-name="Bad 4 5"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5" style:display-name="Bad 5"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5_32_2" style:display-name="Bad 5 2"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5_32_2_32_2" style:display-name="Bad 5 2 2"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5_32_2_32_3" style:display-name="Bad 5 2 3"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5_32_2_32_4" style:display-name="Bad 5 2 4"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5_32_3" style:display-name="Bad 5 3"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5_32_4" style:display-name="Bad 5 4"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5_32_5" style:display-name="Bad 5 5"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6" style:display-name="Bad 6"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6_32_2" style:display-name="Bad 6 2"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6_32_3" style:display-name="Bad 6 3"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6_32_4" style:display-name="Bad 6 4"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old_32_11" style:display-name="Bold 11" style:family="table-cell" style:data-style-name="N41">
      <style:text-properties fo:font-size="11pt" style:font-size-asian="11pt" style:font-size-complex="11pt" fo:font-weight="bold" style:font-weight-asian="bold" style:font-weight-complex="bold"/>
    </style:style>
    <style:style style:name="Bold_32_11_32_2" style:display-name="Bold 11 2" style:family="table-cell" style:data-style-name="N41">
      <style:text-properties fo:font-size="11pt" style:font-size-asian="11pt" style:font-size-complex="11pt" fo:font-weight="bold" style:font-weight-asian="bold" style:font-weight-complex="bold"/>
    </style:style>
    <style:style style:name="Bold_32_11_32_3" style:display-name="Bold 11 3" style:family="table-cell" style:data-style-name="N41">
      <style:text-properties fo:font-size="11pt" style:font-size-asian="11pt" style:font-size-complex="11pt" fo:font-weight="bold" style:font-weight-asian="bold" style:font-weight-complex="bold"/>
    </style:style>
    <style:style style:name="Bold_32_11_32_4" style:display-name="Bold 11 4" style:family="table-cell" style:data-style-name="N41">
      <style:text-properties fo:font-size="11pt" style:font-size-asian="11pt" style:font-size-complex="11pt" fo:font-weight="bold" style:font-weight-asian="bold" style:font-weight-complex="bold"/>
    </style:style>
    <style:style style:name="Border" style:family="table-cell" style:data-style-name="N42">
      <style:table-cell-properties fo:border-top="thin solid #000000" fo:border-bottom="none" fo:border-left="none" fo:border-right="none" fo:background-color="transparent"/>
      <style:text-properties style:font-name="MS Sans Serif" style:font-name-asian="MS Sans Serif" style:font-name-complex="MS Sans Serif" fo:font-size="10pt" style:font-size-asian="10pt" style:font-size-complex="10pt" fo:font-weight="bold" style:font-weight-asian="bold" style:font-weight-complex="bold"/>
    </style:style>
    <style:style style:name="Border_32_2" style:display-name="Border 2" style:family="table-cell" style:data-style-name="N42">
      <style:table-cell-properties fo:border-top="thin solid #000000" fo:border-bottom="none" fo:border-left="none" fo:border-right="none" fo:background-color="transparent"/>
      <style:text-properties style:font-name="MS Sans Serif" style:font-name-asian="MS Sans Serif" style:font-name-complex="MS Sans Serif" fo:font-size="10pt" style:font-size-asian="10pt" style:font-size-complex="10pt" fo:font-weight="bold" style:font-weight-asian="bold" style:font-weight-complex="bold"/>
    </style:style>
    <style:style style:name="Border_32_2_32_2" style:display-name="Border 2 2" style:family="table-cell" style:data-style-name="N42">
      <style:table-cell-properties fo:border-top="thin solid #000000" fo:border-bottom="none" fo:border-left="none" fo:border-right="none" fo:background-color="transparent"/>
      <style:text-properties style:font-name="MS Sans Serif" style:font-name-asian="MS Sans Serif" style:font-name-complex="MS Sans Serif" fo:font-size="10pt" style:font-size-asian="10pt" style:font-size-complex="10pt" fo:font-weight="bold" style:font-weight-asian="bold" style:font-weight-complex="bold"/>
    </style:style>
    <style:style style:name="Border_32_2_32_3" style:display-name="Border 2 3" style:family="table-cell" style:data-style-name="N42">
      <style:table-cell-properties fo:border-top="thin solid #000000" fo:border-bottom="none" fo:border-left="none" fo:border-right="none" fo:background-color="transparent"/>
      <style:text-properties style:font-name="MS Sans Serif" style:font-name-asian="MS Sans Serif" style:font-name-complex="MS Sans Serif" fo:font-size="10pt" style:font-size-asian="10pt" style:font-size-complex="10pt" fo:font-weight="bold" style:font-weight-asian="bold" style:font-weight-complex="bold"/>
    </style:style>
    <style:style style:name="Border_32_2_32_4" style:display-name="Border 2 4" style:family="table-cell" style:data-style-name="N42">
      <style:table-cell-properties fo:border-top="thin solid #000000" fo:border-bottom="none" fo:border-left="none" fo:border-right="none" fo:background-color="transparent"/>
      <style:text-properties style:font-name="MS Sans Serif" style:font-name-asian="MS Sans Serif" style:font-name-complex="MS Sans Serif" fo:font-size="10pt" style:font-size-asian="10pt" style:font-size-complex="10pt" fo:font-weight="bold" style:font-weight-asian="bold" style:font-weight-complex="bold"/>
    </style:style>
    <style:style style:name="Border_32_3" style:display-name="Border 3" style:family="table-cell" style:data-style-name="N42">
      <style:table-cell-properties fo:border-top="thin solid #000000" fo:border-bottom="none" fo:border-left="none" fo:border-right="none" fo:background-color="transparent"/>
      <style:text-properties style:font-name="MS Sans Serif" style:font-name-asian="MS Sans Serif" style:font-name-complex="MS Sans Serif" fo:font-size="10pt" style:font-size-asian="10pt" style:font-size-complex="10pt" fo:font-weight="bold" style:font-weight-asian="bold" style:font-weight-complex="bold"/>
    </style:style>
    <style:style style:name="Border_32_4" style:display-name="Border 4" style:family="table-cell" style:data-style-name="N42">
      <style:table-cell-properties fo:border-top="thin solid #000000" fo:border-bottom="none" fo:border-left="none" fo:border-right="none" fo:background-color="transparent"/>
      <style:text-properties style:font-name="MS Sans Serif" style:font-name-asian="MS Sans Serif" style:font-name-complex="MS Sans Serif" fo:font-size="10pt" style:font-size-asian="10pt" style:font-size-complex="10pt" fo:font-weight="bold" style:font-weight-asian="bold" style:font-weight-complex="bold"/>
    </style:style>
    <style:style style:name="Border_32_5" style:display-name="Border 5" style:family="table-cell" style:data-style-name="N42">
      <style:table-cell-properties fo:border-top="thin solid #000000" fo:border-bottom="none" fo:border-left="none" fo:border-right="none" fo:background-color="transparent"/>
      <style:text-properties style:font-name="MS Sans Serif" style:font-name-asian="MS Sans Serif" style:font-name-complex="MS Sans Serif" fo:font-size="10pt" style:font-size-asian="10pt" style:font-size-complex="10pt" fo:font-weight="bold" style:font-weight-asian="bold" style:font-weight-complex="bold"/>
    </style:style>
    <style:style style:name="Brand_32_Default" style:display-name="Brand Default" style:family="table-cell" style:data-style-name="N43">
      <style:table-cell-properties fo:background-color="transparent"/>
      <style:text-properties fo:font-size="9pt" style:font-size-asian="9pt" style:font-size-complex="9pt"/>
    </style:style>
    <style:style style:name="Brand_32_Default_32_2" style:display-name="Brand Default 2" style:family="table-cell" style:data-style-name="N43">
      <style:table-cell-properties fo:background-color="transparent"/>
      <style:text-properties fo:font-size="9pt" style:font-size-asian="9pt" style:font-size-complex="9pt"/>
    </style:style>
    <style:style style:name="Brand_32_Default_32_3" style:display-name="Brand Default 3" style:family="table-cell" style:data-style-name="N43">
      <style:table-cell-properties fo:background-color="transparent"/>
      <style:text-properties fo:font-size="9pt" style:font-size-asian="9pt" style:font-size-complex="9pt"/>
    </style:style>
    <style:style style:name="Brand_32_Default_32_4" style:display-name="Brand Default 4" style:family="table-cell" style:data-style-name="N43">
      <style:table-cell-properties fo:background-color="transparent"/>
      <style:text-properties fo:font-size="9pt" style:font-size-asian="9pt" style:font-size-complex="9pt"/>
    </style:style>
    <style:style style:name="Calc" style:family="table-cell" style:data-style-name="N0">
      <style:table-cell-properties fo:border="thin dashed #333333" style:vertical-align="middle" fo:background-color="#CCFFFF"/>
      <style:text-properties fo:font-size="10pt" style:font-size-asian="10pt" style:font-size-complex="10pt"/>
    </style:style>
    <style:style style:name="Calc_32_-_32_Blue" style:display-name="Calc - Blue" style:family="table-cell" style:data-style-name="N46">
      <style:table-cell-properties fo:border="thin dashed #333333" style:vertical-align="middle" fo:background-color="#FFFFCC"/>
      <style:text-properties fo:font-size="10pt" style:font-size-asian="10pt" style:font-size-complex="10pt"/>
    </style:style>
    <style:style style:name="Calc_32_-_32_Blue_32_2" style:display-name="Calc - Blue 2" style:family="table-cell" style:data-style-name="N46">
      <style:table-cell-properties fo:border="thin dashed #333333" style:vertical-align="middle" fo:background-color="#FFFFCC"/>
      <style:text-properties fo:font-size="10pt" style:font-size-asian="10pt" style:font-size-complex="10pt"/>
    </style:style>
    <style:style style:name="Calc_32_-_32_Blue_32_3" style:display-name="Calc - Blue 3" style:family="table-cell" style:data-style-name="N46">
      <style:table-cell-properties fo:border="thin dashed #333333" style:vertical-align="middle" fo:background-color="#FFFFCC"/>
      <style:text-properties fo:font-size="10pt" style:font-size-asian="10pt" style:font-size-complex="10pt"/>
    </style:style>
    <style:style style:name="Calc_32_-_32_Blue_32_4" style:display-name="Calc - Blue 4" style:family="table-cell" style:data-style-name="N46">
      <style:table-cell-properties fo:border="thin dashed #333333" style:vertical-align="middle" fo:background-color="#FFFFCC"/>
      <style:text-properties fo:font-size="10pt" style:font-size-asian="10pt" style:font-size-complex="10pt"/>
    </style:style>
    <style:style style:name="Calc_32_-_32_Feed" style:display-name="Calc - Feed" style:family="table-cell" style:data-style-name="N1">
      <style:table-cell-properties fo:border="thin dashed #333333" style:vertical-align="middle" fo:background-color="#660066"/>
      <style:text-properties fo:font-size="10pt" style:font-size-asian="10pt" style:font-size-complex="10pt"/>
    </style:style>
    <style:style style:name="Calc_32_-_32_Feed_32_2" style:display-name="Calc - Feed 2" style:family="table-cell" style:data-style-name="N1">
      <style:table-cell-properties fo:border="thin dashed #333333" style:vertical-align="middle" fo:background-color="#660066"/>
      <style:text-properties fo:font-size="10pt" style:font-size-asian="10pt" style:font-size-complex="10pt"/>
    </style:style>
    <style:style style:name="Calc_32_-_32_Feed_32_3" style:display-name="Calc - Feed 3" style:family="table-cell" style:data-style-name="N1">
      <style:table-cell-properties fo:border="thin dashed #333333" style:vertical-align="middle" fo:background-color="#660066"/>
      <style:text-properties fo:font-size="10pt" style:font-size-asian="10pt" style:font-size-complex="10pt"/>
    </style:style>
    <style:style style:name="Calc_32_-_32_Feed_32_4" style:display-name="Calc - Feed 4" style:family="table-cell" style:data-style-name="N1">
      <style:table-cell-properties fo:border="thin dashed #333333" style:vertical-align="middle" fo:background-color="#660066"/>
      <style:text-properties fo:font-size="10pt" style:font-size-asian="10pt" style:font-size-complex="10pt"/>
    </style:style>
    <style:style style:name="Calc_32_-_32_Green" style:display-name="Calc - Green" style:family="table-cell" style:data-style-name="N47">
      <style:table-cell-properties fo:border="thin dashed #333333" style:vertical-align="middle" fo:background-color="#660066"/>
      <style:text-properties fo:font-size="10pt" style:font-size-asian="10pt" style:font-size-complex="10pt"/>
    </style:style>
    <style:style style:name="Calc_32_-_32_Green_32_2" style:display-name="Calc - Green 2" style:family="table-cell" style:data-style-name="N47">
      <style:table-cell-properties fo:border="thin dashed #333333" style:vertical-align="middle" fo:background-color="#660066"/>
      <style:text-properties fo:font-size="10pt" style:font-size-asian="10pt" style:font-size-complex="10pt"/>
    </style:style>
    <style:style style:name="Calc_32_-_32_Green_32_3" style:display-name="Calc - Green 3" style:family="table-cell" style:data-style-name="N47">
      <style:table-cell-properties fo:border="thin dashed #333333" style:vertical-align="middle" fo:background-color="#660066"/>
      <style:text-properties fo:font-size="10pt" style:font-size-asian="10pt" style:font-size-complex="10pt"/>
    </style:style>
    <style:style style:name="Calc_32_-_32_Green_32_4" style:display-name="Calc - Green 4" style:family="table-cell" style:data-style-name="N47">
      <style:table-cell-properties fo:border="thin dashed #333333" style:vertical-align="middle" fo:background-color="#660066"/>
      <style:text-properties fo:font-size="10pt" style:font-size-asian="10pt" style:font-size-complex="10pt"/>
    </style:style>
    <style:style style:name="Calc_32_-_32_Grey" style:display-name="Calc - Grey" style:family="table-cell" style:data-style-name="N47">
      <style:table-cell-properties fo:border="thin dashed #333333" style:vertical-align="middle" fo:background-color="#C0C0C0"/>
      <style:text-properties fo:font-size="10pt" style:font-size-asian="10pt" style:font-size-complex="10pt"/>
    </style:style>
    <style:style style:name="Calc_32_-_32_Grey_32_2" style:display-name="Calc - Grey 2" style:family="table-cell" style:data-style-name="N47">
      <style:table-cell-properties fo:border="thin dashed #333333" style:vertical-align="middle" fo:background-color="#C0C0C0"/>
      <style:text-properties fo:font-size="10pt" style:font-size-asian="10pt" style:font-size-complex="10pt"/>
    </style:style>
    <style:style style:name="Calc_32_-_32_Grey_32_3" style:display-name="Calc - Grey 3" style:family="table-cell" style:data-style-name="N47">
      <style:table-cell-properties fo:border="thin dashed #333333" style:vertical-align="middle" fo:background-color="#C0C0C0"/>
      <style:text-properties fo:font-size="10pt" style:font-size-asian="10pt" style:font-size-complex="10pt"/>
    </style:style>
    <style:style style:name="Calc_32_-_32_Grey_32_4" style:display-name="Calc - Grey 4" style:family="table-cell" style:data-style-name="N47">
      <style:table-cell-properties fo:border="thin dashed #333333" style:vertical-align="middle" fo:background-color="#C0C0C0"/>
      <style:text-properties fo:font-size="10pt" style:font-size-asian="10pt" style:font-size-complex="10pt"/>
    </style:style>
    <style:style style:name="Calc_32_-_32_White" style:display-name="Calc - White" style:family="table-cell" style:data-style-name="N3">
      <style:table-cell-properties fo:border="thin dashed #333333" style:vertical-align="middle" fo:background-color="transparent"/>
      <style:text-properties fo:font-size="10pt" style:font-size-asian="10pt" style:font-size-complex="10pt"/>
    </style:style>
    <style:style style:name="Calc_32_-_32_White_32_2" style:display-name="Calc - White 2" style:family="table-cell" style:data-style-name="N3">
      <style:table-cell-properties fo:border="thin dashed #333333" style:vertical-align="middle" fo:background-color="transparent"/>
      <style:text-properties fo:font-size="10pt" style:font-size-asian="10pt" style:font-size-complex="10pt"/>
    </style:style>
    <style:style style:name="Calc_32_-_32_White_32_3" style:display-name="Calc - White 3" style:family="table-cell" style:data-style-name="N3">
      <style:table-cell-properties fo:border="thin dashed #333333" style:vertical-align="middle" fo:background-color="transparent"/>
      <style:text-properties fo:font-size="10pt" style:font-size-asian="10pt" style:font-size-complex="10pt"/>
    </style:style>
    <style:style style:name="Calc_32_-_32_White_32_4" style:display-name="Calc - White 4" style:family="table-cell" style:data-style-name="N3">
      <style:table-cell-properties fo:border="thin dashed #333333" style:vertical-align="middle" fo:background-color="transparent"/>
      <style:text-properties fo:font-size="10pt" style:font-size-asian="10pt" style:font-size-complex="10pt"/>
    </style:style>
    <style:style style:name="Calc_32_2" style:display-name="Calc 2" style:family="table-cell" style:data-style-name="N0">
      <style:table-cell-properties fo:border="thin dashed #333333" style:vertical-align="middle" fo:background-color="#CCFFFF"/>
      <style:text-properties fo:font-size="10pt" style:font-size-asian="10pt" style:font-size-complex="10pt"/>
    </style:style>
    <style:style style:name="Calc_32_3" style:display-name="Calc 3" style:family="table-cell" style:data-style-name="N0">
      <style:table-cell-properties fo:border="thin dashed #333333" style:vertical-align="middle" fo:background-color="#CCFFFF"/>
      <style:text-properties fo:font-size="10pt" style:font-size-asian="10pt" style:font-size-complex="10pt"/>
    </style:style>
    <style:style style:name="Calc_32_4" style:display-name="Calc 4" style:family="table-cell" style:data-style-name="N0">
      <style:table-cell-properties fo:border="thin dashed #333333" style:vertical-align="middle" fo:background-color="#CCFFFF"/>
      <style:text-properties fo:font-size="10pt" style:font-size-asian="10pt" style:font-size-complex="10pt"/>
    </style:style>
    <style:style style:name="Calc_32_5" style:display-name="Calc 5" style:family="table-cell" style:data-style-name="N0">
      <style:table-cell-properties fo:border="thin dashed #333333" style:vertical-align="middle" fo:background-color="#CCFFFF"/>
      <style:text-properties fo:font-size="10pt" style:font-size-asian="10pt" style:font-size-complex="10pt"/>
    </style:style>
    <style:style style:name="Calc_32_6" style:display-name="Calc 6" style:family="table-cell" style:data-style-name="N0">
      <style:table-cell-properties fo:border="thin dashed #333333" style:vertical-align="middle" fo:background-color="#CCFFFF"/>
      <style:text-properties fo:font-size="10pt" style:font-size-asian="10pt" style:font-size-complex="10pt"/>
    </style:style>
    <style:style style:name="Calculation_32_2" style:display-name="Calculation 2"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2_32_2" style:display-name="Calculation 2 2"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2_32_2_32_2" style:display-name="Calculation 2 2 2"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2_32_2_32_3" style:display-name="Calculation 2 2 3"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2_32_2_32_4" style:display-name="Calculation 2 2 4"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2_32_3" style:display-name="Calculation 2 3"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2_32_4" style:display-name="Calculation 2 4"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2_32_5" style:display-name="Calculation 2 5"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3" style:display-name="Calculation 3"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3_32_2" style:display-name="Calculation 3 2"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3_32_2_32_2" style:display-name="Calculation 3 2 2"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3_32_2_32_3" style:display-name="Calculation 3 2 3"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3_32_2_32_4" style:display-name="Calculation 3 2 4"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3_32_3" style:display-name="Calculation 3 3"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3_32_4" style:display-name="Calculation 3 4"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3_32_5" style:display-name="Calculation 3 5"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4" style:display-name="Calculation 4"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4_32_2" style:display-name="Calculation 4 2"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4_32_2_32_2" style:display-name="Calculation 4 2 2"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4_32_2_32_3" style:display-name="Calculation 4 2 3"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4_32_2_32_4" style:display-name="Calculation 4 2 4"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4_32_3" style:display-name="Calculation 4 3"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4_32_4" style:display-name="Calculation 4 4"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4_32_5" style:display-name="Calculation 4 5"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5" style:display-name="Calculation 5"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5_32_2" style:display-name="Calculation 5 2"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5_32_2_32_2" style:display-name="Calculation 5 2 2"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5_32_2_32_3" style:display-name="Calculation 5 2 3"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5_32_2_32_4" style:display-name="Calculation 5 2 4"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5_32_3" style:display-name="Calculation 5 3"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5_32_4" style:display-name="Calculation 5 4"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5_32_5" style:display-name="Calculation 5 5"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6" style:display-name="Calculation 6"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6_32_2" style:display-name="Calculation 6 2"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6_32_3" style:display-name="Calculation 6 3"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6_32_4" style:display-name="Calculation 6 4"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ption" style:family="table-cell" style:data-style-name="N47">
      <style:table-cell-properties style:vertical-align="automatic" fo:background-color="#000080" style:cell-protect="none"/>
      <style:text-properties fo:color="#FFFFFF" fo:font-size="11pt" style:font-size-asian="11pt" style:font-size-complex="11pt"/>
    </style:style>
    <style:style style:name="Caption_32_2" style:display-name="Caption 2" style:family="table-cell" style:data-style-name="N47">
      <style:table-cell-properties style:vertical-align="automatic" fo:background-color="#000080" style:cell-protect="none"/>
      <style:text-properties fo:color="#FFFFFF" fo:font-size="11pt" style:font-size-asian="11pt" style:font-size-complex="11pt"/>
    </style:style>
    <style:style style:name="Caption_32_3" style:display-name="Caption 3" style:family="table-cell" style:data-style-name="N47">
      <style:table-cell-properties style:vertical-align="automatic" fo:background-color="#000080" style:cell-protect="none"/>
      <style:text-properties fo:color="#FFFFFF" fo:font-size="11pt" style:font-size-asian="11pt" style:font-size-complex="11pt"/>
    </style:style>
    <style:style style:name="Caption_32_4" style:display-name="Caption 4" style:family="table-cell" style:data-style-name="N47">
      <style:table-cell-properties style:vertical-align="automatic" fo:background-color="#000080" style:cell-protect="none"/>
      <style:text-properties fo:color="#FFFFFF" fo:font-size="11pt" style:font-size-asian="11pt" style:font-size-complex="11pt"/>
    </style:style>
    <style:style style:name="c_225_rky_32__91_0_93__CTD" style:display-name="cárky [0]_CTD" style:family="table-cell" style:data-style-name="N44"/>
    <style:style style:name="c_225_rky_CTD" style:display-name="cárky_CTD" style:family="table-cell" style:data-style-name="N45"/>
    <style:style style:name="Celkem" style:family="table-cell" style:data-style-name="N0">
      <style:table-cell-properties fo:border-top="thin solid #000000" fo:border-bottom="thin double #000000" fo:border-left="none" fo:border-right="none" style:vertical-align="automatic" fo:background-color="transparent" style:cell-protect="none"/>
      <style:text-properties style:font-name="Arial CE" style:font-name-asian="Arial CE" style:font-name-complex="Arial CE" fo:font-size="10pt" style:font-size-asian="10pt" style:font-size-complex="10pt"/>
    </style:style>
    <style:style style:name="Celkem_32_2" style:display-name="Celkem 2" style:family="table-cell" style:data-style-name="N0">
      <style:table-cell-properties fo:border-top="thin solid #000000" fo:border-bottom="thin double #000000" fo:border-left="none" fo:border-right="none" style:vertical-align="automatic" fo:background-color="transparent" style:cell-protect="none"/>
      <style:text-properties style:font-name="Arial CE" style:font-name-asian="Arial CE" style:font-name-complex="Arial CE" fo:font-size="10pt" style:font-size-asian="10pt" style:font-size-complex="10pt"/>
    </style:style>
    <style:style style:name="Celkem_32_3" style:display-name="Celkem 3" style:family="table-cell" style:data-style-name="N0">
      <style:table-cell-properties fo:border-top="thin solid #000000" fo:border-bottom="thin double #000000" fo:border-left="none" fo:border-right="none" style:vertical-align="automatic" fo:background-color="transparent" style:cell-protect="none"/>
      <style:text-properties style:font-name="Arial CE" style:font-name-asian="Arial CE" style:font-name-complex="Arial CE" fo:font-size="10pt" style:font-size-asian="10pt" style:font-size-complex="10pt"/>
    </style:style>
    <style:style style:name="Celkem_32_4" style:display-name="Celkem 4" style:family="table-cell" style:data-style-name="N0">
      <style:table-cell-properties fo:border-top="thin solid #000000" fo:border-bottom="thin double #000000" fo:border-left="none" fo:border-right="none" style:vertical-align="automatic" fo:background-color="transparent" style:cell-protect="none"/>
      <style:text-properties style:font-name="Arial CE" style:font-name-asian="Arial CE" style:font-name-complex="Arial CE" fo:font-size="10pt" style:font-size-asian="10pt" style:font-size-complex="10pt"/>
    </style:style>
    <style:style style:name="cf1" style:family="table-cell" style:data-style-name="N0">
      <style:table-cell-properties fo:background-color="#FF0000"/>
    </style:style>
    <style:style style:name="Check_32_Cell_32_2" style:display-name="Check Cell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2_32_2" style:display-name="Check Cell 2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2_32_2_32_2" style:display-name="Check Cell 2 2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2_32_2_32_3" style:display-name="Check Cell 2 2 3"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2_32_2_32_4" style:display-name="Check Cell 2 2 4"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2_32_3" style:display-name="Check Cell 2 3"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2_32_4" style:display-name="Check Cell 2 4"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2_32_5" style:display-name="Check Cell 2 5"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3" style:display-name="Check Cell 3"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3_32_2" style:display-name="Check Cell 3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3_32_2_32_2" style:display-name="Check Cell 3 2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3_32_2_32_3" style:display-name="Check Cell 3 2 3"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3_32_2_32_4" style:display-name="Check Cell 3 2 4"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3_32_3" style:display-name="Check Cell 3 3"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3_32_4" style:display-name="Check Cell 3 4"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3_32_5" style:display-name="Check Cell 3 5"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4" style:display-name="Check Cell 4"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4_32_2" style:display-name="Check Cell 4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4_32_2_32_2" style:display-name="Check Cell 4 2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4_32_2_32_3" style:display-name="Check Cell 4 2 3"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4_32_2_32_4" style:display-name="Check Cell 4 2 4"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4_32_3" style:display-name="Check Cell 4 3"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4_32_4" style:display-name="Check Cell 4 4"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4_32_5" style:display-name="Check Cell 4 5"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5" style:display-name="Check Cell 5"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5_32_2" style:display-name="Check Cell 5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5_32_2_32_2" style:display-name="Check Cell 5 2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5_32_2_32_3" style:display-name="Check Cell 5 2 3"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5_32_2_32_4" style:display-name="Check Cell 5 2 4"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5_32_3" style:display-name="Check Cell 5 3"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5_32_4" style:display-name="Check Cell 5 4"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5_32_5" style:display-name="Check Cell 5 5"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6" style:display-name="Check Cell 6"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6_32_2" style:display-name="Check Cell 6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6_32_3" style:display-name="Check Cell 6 3"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6_32_4" style:display-name="Check Cell 6 4"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_268__237_slo__35__32__35__35_0" style:display-name="Číslo_# ##0" style:family="table-cell" style:data-style-name="N38"/>
    <style:style style:name="ColHead" style:family="table-cell" style:data-style-name="N51">
      <style:text-properties fo:color="#333300" style:font-name="Univers 45 Light" style:font-name-asian="Univers 45 Light" style:font-name-complex="Univers 45 Light" fo:font-size="8pt" style:font-size-asian="8pt" style:font-size-complex="8pt" fo:font-weight="bold" style:font-weight-asian="bold" style:font-weight-complex="bold"/>
    </style:style>
    <style:style style:name="ColHead_32_2" style:display-name="ColHead 2" style:family="table-cell" style:data-style-name="N51">
      <style:text-properties fo:color="#333300" style:font-name="Univers 45 Light" style:font-name-asian="Univers 45 Light" style:font-name-complex="Univers 45 Light" fo:font-size="8pt" style:font-size-asian="8pt" style:font-size-complex="8pt" fo:font-weight="bold" style:font-weight-asian="bold" style:font-weight-complex="bold"/>
    </style:style>
    <style:style style:name="ColHead_32_3" style:display-name="ColHead 3" style:family="table-cell" style:data-style-name="N51">
      <style:text-properties fo:color="#333300" style:font-name="Univers 45 Light" style:font-name-asian="Univers 45 Light" style:font-name-complex="Univers 45 Light" fo:font-size="8pt" style:font-size-asian="8pt" style:font-size-complex="8pt" fo:font-weight="bold" style:font-weight-asian="bold" style:font-weight-complex="bold"/>
    </style:style>
    <style:style style:name="ColHead_32_4" style:display-name="ColHead 4" style:family="table-cell" style:data-style-name="N51">
      <style:text-properties fo:color="#333300" style:font-name="Univers 45 Light" style:font-name-asian="Univers 45 Light" style:font-name-complex="Univers 45 Light" fo:font-size="8pt" style:font-size-asian="8pt" style:font-size-complex="8pt" fo:font-weight="bold" style:font-weight-asian="bold" style:font-weight-complex="bold"/>
    </style:style>
    <style:style style:name="Color_Anna" style:family="table-cell" style:data-style-name="N38">
      <style:table-cell-properties fo:background-color="#99CCFF"/>
    </style:style>
    <style:style style:name="Comma_32_10" style:display-name="Comma 10" style:family="table-cell" style:data-style-name="N52"/>
    <style:style style:name="Comma_32_10_32_2" style:display-name="Comma 10 2" style:family="table-cell" style:data-style-name="N52"/>
    <style:style style:name="Comma_32_10_32_2_32_2" style:display-name="Comma 10 2 2" style:family="table-cell" style:data-style-name="N52"/>
    <style:style style:name="Comma_32_10_32_2_32_2_32_2" style:display-name="Comma 10 2 2 2" style:family="table-cell" style:data-style-name="N52"/>
    <style:style style:name="Comma_32_10_32_2_32_2_32_3" style:display-name="Comma 10 2 2 3" style:family="table-cell" style:data-style-name="N52"/>
    <style:style style:name="Comma_32_10_32_2_32_2_32_4" style:display-name="Comma 10 2 2 4" style:family="table-cell" style:data-style-name="N52"/>
    <style:style style:name="Comma_32_10_32_2_32_3" style:display-name="Comma 10 2 3" style:family="table-cell" style:data-style-name="N52"/>
    <style:style style:name="Comma_32_10_32_2_32_3_32_2" style:display-name="Comma 10 2 3 2" style:family="table-cell" style:data-style-name="N52"/>
    <style:style style:name="Comma_32_10_32_2_32_3_32_3" style:display-name="Comma 10 2 3 3" style:family="table-cell" style:data-style-name="N52"/>
    <style:style style:name="Comma_32_10_32_2_32_3_32_4" style:display-name="Comma 10 2 3 4" style:family="table-cell" style:data-style-name="N52"/>
    <style:style style:name="Comma_32_10_32_2_32_4" style:display-name="Comma 10 2 4" style:family="table-cell" style:data-style-name="N52"/>
    <style:style style:name="Comma_32_10_32_2_32_5" style:display-name="Comma 10 2 5" style:family="table-cell" style:data-style-name="N52"/>
    <style:style style:name="Comma_32_10_32_2_32_6" style:display-name="Comma 10 2 6" style:family="table-cell" style:data-style-name="N52"/>
    <style:style style:name="Comma_32_10_32_3" style:display-name="Comma 10 3" style:family="table-cell" style:data-style-name="N52"/>
    <style:style style:name="Comma_32_10_32_3_32_2" style:display-name="Comma 10 3 2" style:family="table-cell" style:data-style-name="N52"/>
    <style:style style:name="Comma_32_10_32_3_32_3" style:display-name="Comma 10 3 3" style:family="table-cell" style:data-style-name="N52"/>
    <style:style style:name="Comma_32_10_32_3_32_4" style:display-name="Comma 10 3 4" style:family="table-cell" style:data-style-name="N52"/>
    <style:style style:name="Comma_32_10_32_4" style:display-name="Comma 10 4" style:family="table-cell" style:data-style-name="N52"/>
    <style:style style:name="Comma_32_10_32_5" style:display-name="Comma 10 5" style:family="table-cell" style:data-style-name="N52"/>
    <style:style style:name="Comma_32_10_32_6" style:display-name="Comma 10 6" style:family="table-cell" style:data-style-name="N52"/>
    <style:style style:name="Comma_32_11" style:display-name="Comma 11" style:family="table-cell" style:data-style-name="N52"/>
    <style:style style:name="Comma_32_11_32_2" style:display-name="Comma 11 2" style:family="table-cell" style:data-style-name="N52"/>
    <style:style style:name="Comma_32_11_32_2_32_2" style:display-name="Comma 11 2 2" style:family="table-cell" style:data-style-name="N52"/>
    <style:style style:name="Comma_32_11_32_2_32_3" style:display-name="Comma 11 2 3" style:family="table-cell" style:data-style-name="N52"/>
    <style:style style:name="Comma_32_11_32_2_32_4" style:display-name="Comma 11 2 4" style:family="table-cell" style:data-style-name="N52"/>
    <style:style style:name="Comma_32_11_32_3" style:display-name="Comma 11 3" style:family="table-cell" style:data-style-name="N52"/>
    <style:style style:name="Comma_32_11_32_4" style:display-name="Comma 11 4" style:family="table-cell" style:data-style-name="N52"/>
    <style:style style:name="Comma_32_11_32_5" style:display-name="Comma 11 5" style:family="table-cell" style:data-style-name="N52"/>
    <style:style style:name="Comma_32_12" style:display-name="Comma 12" style:family="table-cell" style:data-style-name="N52"/>
    <style:style style:name="Comma_32_12_32_2" style:display-name="Comma 12 2" style:family="table-cell" style:data-style-name="N52"/>
    <style:style style:name="Comma_32_12_32_3" style:display-name="Comma 12 3" style:family="table-cell" style:data-style-name="N52"/>
    <style:style style:name="Comma_32_12_32_4" style:display-name="Comma 12 4" style:family="table-cell" style:data-style-name="N52"/>
    <style:style style:name="Comma_32_13" style:display-name="Comma 13" style:family="table-cell" style:data-style-name="N52"/>
    <style:style style:name="Comma_32_13_32_2" style:display-name="Comma 13 2" style:family="table-cell" style:data-style-name="N52"/>
    <style:style style:name="Comma_32_13_32_3" style:display-name="Comma 13 3" style:family="table-cell" style:data-style-name="N52"/>
    <style:style style:name="Comma_32_13_32_4" style:display-name="Comma 13 4" style:family="table-cell" style:data-style-name="N52"/>
    <style:style style:name="Comma_32_2" style:display-name="Comma 2" style:family="table-cell" style:data-style-name="N52"/>
    <style:style style:name="Comma_32_2_32_10" style:display-name="Comma 2 10" style:family="table-cell" style:data-style-name="N52"/>
    <style:style style:name="Comma_32_2_32_2" style:display-name="Comma 2 2" style:family="table-cell" style:data-style-name="N52"/>
    <style:style style:name="Comma_32_2_32_2_32_2" style:display-name="Comma 2 2 2" style:family="table-cell" style:data-style-name="N52"/>
    <style:style style:name="Comma_32_2_32_2_32_2_32_2" style:display-name="Comma 2 2 2 2" style:family="table-cell" style:data-style-name="N52"/>
    <style:style style:name="Comma_32_2_32_2_32_2_32_2_32_2" style:display-name="Comma 2 2 2 2 2" style:family="table-cell" style:data-style-name="N52"/>
    <style:style style:name="Comma_32_2_32_2_32_2_32_2_32_3" style:display-name="Comma 2 2 2 2 3" style:family="table-cell" style:data-style-name="N52"/>
    <style:style style:name="Comma_32_2_32_2_32_2_32_2_32_4" style:display-name="Comma 2 2 2 2 4" style:family="table-cell" style:data-style-name="N52"/>
    <style:style style:name="Comma_32_2_32_2_32_2_32_3" style:display-name="Comma 2 2 2 3" style:family="table-cell" style:data-style-name="N52"/>
    <style:style style:name="Comma_32_2_32_2_32_2_32_4" style:display-name="Comma 2 2 2 4" style:family="table-cell" style:data-style-name="N52"/>
    <style:style style:name="Comma_32_2_32_2_32_2_32_5" style:display-name="Comma 2 2 2 5" style:family="table-cell" style:data-style-name="N52"/>
    <style:style style:name="Comma_32_2_32_2_32_3" style:display-name="Comma 2 2 3" style:family="table-cell" style:data-style-name="N52"/>
    <style:style style:name="Comma_32_2_32_2_32_3_32_2" style:display-name="Comma 2 2 3 2" style:family="table-cell" style:data-style-name="N52"/>
    <style:style style:name="Comma_32_2_32_2_32_3_32_3" style:display-name="Comma 2 2 3 3" style:family="table-cell" style:data-style-name="N52"/>
    <style:style style:name="Comma_32_2_32_2_32_3_32_4" style:display-name="Comma 2 2 3 4" style:family="table-cell" style:data-style-name="N52"/>
    <style:style style:name="Comma_32_2_32_2_32_4" style:display-name="Comma 2 2 4" style:family="table-cell" style:data-style-name="N52"/>
    <style:style style:name="Comma_32_2_32_2_32_4_32_2" style:display-name="Comma 2 2 4 2" style:family="table-cell" style:data-style-name="N52"/>
    <style:style style:name="Comma_32_2_32_2_32_4_32_2_32_2" style:display-name="Comma 2 2 4 2 2" style:family="table-cell" style:data-style-name="N52"/>
    <style:style style:name="Comma_32_2_32_2_32_4_32_2_32_3" style:display-name="Comma 2 2 4 2 3" style:family="table-cell" style:data-style-name="N52"/>
    <style:style style:name="Comma_32_2_32_2_32_4_32_2_32_4" style:display-name="Comma 2 2 4 2 4" style:family="table-cell" style:data-style-name="N52"/>
    <style:style style:name="Comma_32_2_32_2_32_4_32_3" style:display-name="Comma 2 2 4 3" style:family="table-cell" style:data-style-name="N52"/>
    <style:style style:name="Comma_32_2_32_2_32_4_32_4" style:display-name="Comma 2 2 4 4" style:family="table-cell" style:data-style-name="N52"/>
    <style:style style:name="Comma_32_2_32_2_32_4_32_5" style:display-name="Comma 2 2 4 5" style:family="table-cell" style:data-style-name="N52"/>
    <style:style style:name="Comma_32_2_32_2_32_5" style:display-name="Comma 2 2 5" style:family="table-cell" style:data-style-name="N52"/>
    <style:style style:name="Comma_32_2_32_2_32_5_32_2" style:display-name="Comma 2 2 5 2" style:family="table-cell" style:data-style-name="N52"/>
    <style:style style:name="Comma_32_2_32_2_32_5_32_3" style:display-name="Comma 2 2 5 3" style:family="table-cell" style:data-style-name="N52"/>
    <style:style style:name="Comma_32_2_32_2_32_5_32_4" style:display-name="Comma 2 2 5 4" style:family="table-cell" style:data-style-name="N52"/>
    <style:style style:name="Comma_32_2_32_2_32_6" style:display-name="Comma 2 2 6" style:family="table-cell" style:data-style-name="N52"/>
    <style:style style:name="Comma_32_2_32_2_32_7" style:display-name="Comma 2 2 7" style:family="table-cell" style:data-style-name="N52"/>
    <style:style style:name="Comma_32_2_32_2_32_8" style:display-name="Comma 2 2 8" style:family="table-cell" style:data-style-name="N52"/>
    <style:style style:name="Comma_32_2_32_3" style:display-name="Comma 2 3" style:family="table-cell" style:data-style-name="N52"/>
    <style:style style:name="Comma_32_2_32_3_32_2" style:display-name="Comma 2 3 2" style:family="table-cell" style:data-style-name="N52"/>
    <style:style style:name="Comma_32_2_32_3_32_3" style:display-name="Comma 2 3 3" style:family="table-cell" style:data-style-name="N52"/>
    <style:style style:name="Comma_32_2_32_3_32_4" style:display-name="Comma 2 3 4" style:family="table-cell" style:data-style-name="N52"/>
    <style:style style:name="Comma_32_2_32_4" style:display-name="Comma 2 4" style:family="table-cell" style:data-style-name="N52"/>
    <style:style style:name="Comma_32_2_32_4_32_2" style:display-name="Comma 2 4 2" style:family="table-cell" style:data-style-name="N52"/>
    <style:style style:name="Comma_32_2_32_4_32_3" style:display-name="Comma 2 4 3" style:family="table-cell" style:data-style-name="N52"/>
    <style:style style:name="Comma_32_2_32_4_32_4" style:display-name="Comma 2 4 4" style:family="table-cell" style:data-style-name="N52"/>
    <style:style style:name="Comma_32_2_32_5" style:display-name="Comma 2 5" style:family="table-cell" style:data-style-name="N52"/>
    <style:style style:name="Comma_32_2_32_5_32_2" style:display-name="Comma 2 5 2" style:family="table-cell" style:data-style-name="N52"/>
    <style:style style:name="Comma_32_2_32_5_32_3" style:display-name="Comma 2 5 3" style:family="table-cell" style:data-style-name="N52"/>
    <style:style style:name="Comma_32_2_32_5_32_4" style:display-name="Comma 2 5 4" style:family="table-cell" style:data-style-name="N52"/>
    <style:style style:name="Comma_32_2_32_6" style:display-name="Comma 2 6" style:family="table-cell" style:data-style-name="N52"/>
    <style:style style:name="Comma_32_2_32_6_32_2" style:display-name="Comma 2 6 2" style:family="table-cell" style:data-style-name="N52"/>
    <style:style style:name="Comma_32_2_32_6_32_3" style:display-name="Comma 2 6 3" style:family="table-cell" style:data-style-name="N52"/>
    <style:style style:name="Comma_32_2_32_6_32_4" style:display-name="Comma 2 6 4" style:family="table-cell" style:data-style-name="N52"/>
    <style:style style:name="Comma_32_2_32_7" style:display-name="Comma 2 7" style:family="table-cell" style:data-style-name="N52"/>
    <style:style style:name="Comma_32_2_32_7_32_2" style:display-name="Comma 2 7 2" style:family="table-cell" style:data-style-name="N52"/>
    <style:style style:name="Comma_32_2_32_7_32_3" style:display-name="Comma 2 7 3" style:family="table-cell" style:data-style-name="N52"/>
    <style:style style:name="Comma_32_2_32_7_32_4" style:display-name="Comma 2 7 4" style:family="table-cell" style:data-style-name="N52"/>
    <style:style style:name="Comma_32_2_32_8" style:display-name="Comma 2 8" style:family="table-cell" style:data-style-name="N52"/>
    <style:style style:name="Comma_32_2_32_9" style:display-name="Comma 2 9" style:family="table-cell" style:data-style-name="N52"/>
    <style:style style:name="Comma_32_3" style:display-name="Comma 3" style:family="table-cell" style:data-style-name="N52"/>
    <style:style style:name="Comma_32_3_32_2" style:display-name="Comma 3 2" style:family="table-cell" style:data-style-name="N52"/>
    <style:style style:name="Comma_32_3_32_2_32_2" style:display-name="Comma 3 2 2" style:family="table-cell" style:data-style-name="N52"/>
    <style:style style:name="Comma_32_3_32_2_32_2_32_2" style:display-name="Comma 3 2 2 2" style:family="table-cell" style:data-style-name="N52"/>
    <style:style style:name="Comma_32_3_32_2_32_2_32_3" style:display-name="Comma 3 2 2 3" style:family="table-cell" style:data-style-name="N52"/>
    <style:style style:name="Comma_32_3_32_2_32_2_32_4" style:display-name="Comma 3 2 2 4" style:family="table-cell" style:data-style-name="N52"/>
    <style:style style:name="Comma_32_3_32_2_32_3" style:display-name="Comma 3 2 3" style:family="table-cell" style:data-style-name="N52"/>
    <style:style style:name="Comma_32_3_32_2_32_4" style:display-name="Comma 3 2 4" style:family="table-cell" style:data-style-name="N52"/>
    <style:style style:name="Comma_32_3_32_2_32_5" style:display-name="Comma 3 2 5" style:family="table-cell" style:data-style-name="N52"/>
    <style:style style:name="Comma_32_3_32_3" style:display-name="Comma 3 3" style:family="table-cell" style:data-style-name="N52"/>
    <style:style style:name="Comma_32_3_32_3_32_2" style:display-name="Comma 3 3 2" style:family="table-cell" style:data-style-name="N52"/>
    <style:style style:name="Comma_32_3_32_3_32_3" style:display-name="Comma 3 3 3" style:family="table-cell" style:data-style-name="N52"/>
    <style:style style:name="Comma_32_3_32_3_32_4" style:display-name="Comma 3 3 4" style:family="table-cell" style:data-style-name="N52"/>
    <style:style style:name="Comma_32_3_32_4" style:display-name="Comma 3 4" style:family="table-cell" style:data-style-name="N52"/>
    <style:style style:name="Comma_32_3_32_4_32_2" style:display-name="Comma 3 4 2" style:family="table-cell" style:data-style-name="N52"/>
    <style:style style:name="Comma_32_3_32_4_32_3" style:display-name="Comma 3 4 3" style:family="table-cell" style:data-style-name="N52"/>
    <style:style style:name="Comma_32_3_32_4_32_4" style:display-name="Comma 3 4 4" style:family="table-cell" style:data-style-name="N52"/>
    <style:style style:name="Comma_32_3_32_5" style:display-name="Comma 3 5" style:family="table-cell" style:data-style-name="N52"/>
    <style:style style:name="Comma_32_3_32_5_32_2" style:display-name="Comma 3 5 2" style:family="table-cell" style:data-style-name="N52"/>
    <style:style style:name="Comma_32_3_32_5_32_3" style:display-name="Comma 3 5 3" style:family="table-cell" style:data-style-name="N52"/>
    <style:style style:name="Comma_32_3_32_5_32_4" style:display-name="Comma 3 5 4" style:family="table-cell" style:data-style-name="N52"/>
    <style:style style:name="Comma_32_3_32_6" style:display-name="Comma 3 6" style:family="table-cell" style:data-style-name="N52"/>
    <style:style style:name="Comma_32_3_32_7" style:display-name="Comma 3 7" style:family="table-cell" style:data-style-name="N52"/>
    <style:style style:name="Comma_32_3_32_8" style:display-name="Comma 3 8" style:family="table-cell" style:data-style-name="N52"/>
    <style:style style:name="Comma_32_3_32_9" style:display-name="Comma 3 9" style:family="table-cell" style:data-style-name="N52"/>
    <style:style style:name="Comma_32_4" style:display-name="Comma 4" style:family="table-cell" style:data-style-name="N52"/>
    <style:style style:name="Comma_32_4_32_2" style:display-name="Comma 4 2" style:family="table-cell" style:data-style-name="N52"/>
    <style:style style:name="Comma_32_4_32_2_32_2" style:display-name="Comma 4 2 2" style:family="table-cell" style:data-style-name="N52"/>
    <style:style style:name="Comma_32_4_32_2_32_3" style:display-name="Comma 4 2 3" style:family="table-cell" style:data-style-name="N52"/>
    <style:style style:name="Comma_32_4_32_2_32_4" style:display-name="Comma 4 2 4" style:family="table-cell" style:data-style-name="N52"/>
    <style:style style:name="Comma_32_4_32_3" style:display-name="Comma 4 3" style:family="table-cell" style:data-style-name="N52"/>
    <style:style style:name="Comma_32_4_32_4" style:display-name="Comma 4 4" style:family="table-cell" style:data-style-name="N52"/>
    <style:style style:name="Comma_32_4_32_5" style:display-name="Comma 4 5" style:family="table-cell" style:data-style-name="N52"/>
    <style:style style:name="Comma_32_5" style:display-name="Comma 5" style:family="table-cell" style:data-style-name="N52"/>
    <style:style style:name="Comma_32_5_32_2" style:display-name="Comma 5 2" style:family="table-cell" style:data-style-name="N52"/>
    <style:style style:name="Comma_32_5_32_2_32_2" style:display-name="Comma 5 2 2" style:family="table-cell" style:data-style-name="N52"/>
    <style:style style:name="Comma_32_5_32_2_32_2_32_2" style:display-name="Comma 5 2 2 2" style:family="table-cell" style:data-style-name="N52"/>
    <style:style style:name="Comma_32_5_32_2_32_2_32_3" style:display-name="Comma 5 2 2 3" style:family="table-cell" style:data-style-name="N52"/>
    <style:style style:name="Comma_32_5_32_2_32_2_32_4" style:display-name="Comma 5 2 2 4" style:family="table-cell" style:data-style-name="N52"/>
    <style:style style:name="Comma_32_5_32_2_32_3" style:display-name="Comma 5 2 3" style:family="table-cell" style:data-style-name="N52"/>
    <style:style style:name="Comma_32_5_32_2_32_4" style:display-name="Comma 5 2 4" style:family="table-cell" style:data-style-name="N52"/>
    <style:style style:name="Comma_32_5_32_2_32_5" style:display-name="Comma 5 2 5" style:family="table-cell" style:data-style-name="N52"/>
    <style:style style:name="Comma_32_5_32_3" style:display-name="Comma 5 3" style:family="table-cell" style:data-style-name="N52"/>
    <style:style style:name="Comma_32_5_32_3_32_2" style:display-name="Comma 5 3 2" style:family="table-cell" style:data-style-name="N52"/>
    <style:style style:name="Comma_32_5_32_3_32_3" style:display-name="Comma 5 3 3" style:family="table-cell" style:data-style-name="N52"/>
    <style:style style:name="Comma_32_5_32_3_32_4" style:display-name="Comma 5 3 4" style:family="table-cell" style:data-style-name="N52"/>
    <style:style style:name="Comma_32_5_32_4" style:display-name="Comma 5 4" style:family="table-cell" style:data-style-name="N52"/>
    <style:style style:name="Comma_32_5_32_5" style:display-name="Comma 5 5" style:family="table-cell" style:data-style-name="N52"/>
    <style:style style:name="Comma_32_5_32_6" style:display-name="Comma 5 6" style:family="table-cell" style:data-style-name="N52"/>
    <style:style style:name="Comma_32_6" style:display-name="Comma 6" style:family="table-cell" style:data-style-name="N52"/>
    <style:style style:name="Comma_32_6_32_2" style:display-name="Comma 6 2" style:family="table-cell" style:data-style-name="N52"/>
    <style:style style:name="Comma_32_6_32_2_32_2" style:display-name="Comma 6 2 2" style:family="table-cell" style:data-style-name="N52"/>
    <style:style style:name="Comma_32_6_32_2_32_3" style:display-name="Comma 6 2 3" style:family="table-cell" style:data-style-name="N52"/>
    <style:style style:name="Comma_32_6_32_2_32_4" style:display-name="Comma 6 2 4" style:family="table-cell" style:data-style-name="N52"/>
    <style:style style:name="Comma_32_6_32_3" style:display-name="Comma 6 3" style:family="table-cell" style:data-style-name="N52"/>
    <style:style style:name="Comma_32_6_32_4" style:display-name="Comma 6 4" style:family="table-cell" style:data-style-name="N52"/>
    <style:style style:name="Comma_32_6_32_5" style:display-name="Comma 6 5" style:family="table-cell" style:data-style-name="N52"/>
    <style:style style:name="Comma_32_7" style:display-name="Comma 7" style:family="table-cell" style:data-style-name="N52"/>
    <style:style style:name="Comma_32_7_32_2" style:display-name="Comma 7 2" style:family="table-cell" style:data-style-name="N52"/>
    <style:style style:name="Comma_32_7_32_2_32_2" style:display-name="Comma 7 2 2" style:family="table-cell" style:data-style-name="N52"/>
    <style:style style:name="Comma_32_7_32_2_32_2_32_2" style:display-name="Comma 7 2 2 2" style:family="table-cell" style:data-style-name="N52"/>
    <style:style style:name="Comma_32_7_32_2_32_2_32_3" style:display-name="Comma 7 2 2 3" style:family="table-cell" style:data-style-name="N52"/>
    <style:style style:name="Comma_32_7_32_2_32_2_32_4" style:display-name="Comma 7 2 2 4" style:family="table-cell" style:data-style-name="N52"/>
    <style:style style:name="Comma_32_7_32_2_32_3" style:display-name="Comma 7 2 3" style:family="table-cell" style:data-style-name="N52"/>
    <style:style style:name="Comma_32_7_32_2_32_4" style:display-name="Comma 7 2 4" style:family="table-cell" style:data-style-name="N52"/>
    <style:style style:name="Comma_32_7_32_2_32_5" style:display-name="Comma 7 2 5" style:family="table-cell" style:data-style-name="N52"/>
    <style:style style:name="Comma_32_7_32_3" style:display-name="Comma 7 3" style:family="table-cell" style:data-style-name="N52"/>
    <style:style style:name="Comma_32_7_32_3_32_2" style:display-name="Comma 7 3 2" style:family="table-cell" style:data-style-name="N52"/>
    <style:style style:name="Comma_32_7_32_3_32_3" style:display-name="Comma 7 3 3" style:family="table-cell" style:data-style-name="N52"/>
    <style:style style:name="Comma_32_7_32_3_32_4" style:display-name="Comma 7 3 4" style:family="table-cell" style:data-style-name="N52"/>
    <style:style style:name="Comma_32_7_32_4" style:display-name="Comma 7 4" style:family="table-cell" style:data-style-name="N52"/>
    <style:style style:name="Comma_32_7_32_4_32_2" style:display-name="Comma 7 4 2" style:family="table-cell" style:data-style-name="N52"/>
    <style:style style:name="Comma_32_7_32_4_32_3" style:display-name="Comma 7 4 3" style:family="table-cell" style:data-style-name="N52"/>
    <style:style style:name="Comma_32_7_32_4_32_4" style:display-name="Comma 7 4 4" style:family="table-cell" style:data-style-name="N52"/>
    <style:style style:name="Comma_32_7_32_5" style:display-name="Comma 7 5" style:family="table-cell" style:data-style-name="N52"/>
    <style:style style:name="Comma_32_7_32_6" style:display-name="Comma 7 6" style:family="table-cell" style:data-style-name="N52"/>
    <style:style style:name="Comma_32_7_32_7" style:display-name="Comma 7 7" style:family="table-cell" style:data-style-name="N52"/>
    <style:style style:name="Comma_32_7_32_8" style:display-name="Comma 7 8" style:family="table-cell" style:data-style-name="N52"/>
    <style:style style:name="Comma_32_8" style:display-name="Comma 8" style:family="table-cell" style:data-style-name="N52"/>
    <style:style style:name="Comma_32_8_32_2" style:display-name="Comma 8 2" style:family="table-cell" style:data-style-name="N52"/>
    <style:style style:name="Comma_32_8_32_2_32_2" style:display-name="Comma 8 2 2" style:family="table-cell" style:data-style-name="N52"/>
    <style:style style:name="Comma_32_8_32_2_32_3" style:display-name="Comma 8 2 3" style:family="table-cell" style:data-style-name="N52"/>
    <style:style style:name="Comma_32_8_32_2_32_4" style:display-name="Comma 8 2 4" style:family="table-cell" style:data-style-name="N52"/>
    <style:style style:name="Comma_32_8_32_3" style:display-name="Comma 8 3" style:family="table-cell" style:data-style-name="N52"/>
    <style:style style:name="Comma_32_8_32_3_32_2" style:display-name="Comma 8 3 2" style:family="table-cell" style:data-style-name="N52"/>
    <style:style style:name="Comma_32_8_32_3_32_3" style:display-name="Comma 8 3 3" style:family="table-cell" style:data-style-name="N52"/>
    <style:style style:name="Comma_32_8_32_3_32_4" style:display-name="Comma 8 3 4" style:family="table-cell" style:data-style-name="N52"/>
    <style:style style:name="Comma_32_8_32_4" style:display-name="Comma 8 4" style:family="table-cell" style:data-style-name="N52"/>
    <style:style style:name="Comma_32_8_32_5" style:display-name="Comma 8 5" style:family="table-cell" style:data-style-name="N52"/>
    <style:style style:name="Comma_32_8_32_6" style:display-name="Comma 8 6" style:family="table-cell" style:data-style-name="N52"/>
    <style:style style:name="Comma_32_9" style:display-name="Comma 9" style:family="table-cell" style:data-style-name="N52"/>
    <style:style style:name="Comma_32_9_32_2" style:display-name="Comma 9 2" style:family="table-cell" style:data-style-name="N52"/>
    <style:style style:name="Comma_32_9_32_3" style:display-name="Comma 9 3" style:family="table-cell" style:data-style-name="N52"/>
    <style:style style:name="Comma_32_9_32_4" style:display-name="Comma 9 4" style:family="table-cell" style:data-style-name="N52"/>
    <style:style style:name="Comma0" style:family="table-cell" style:data-style-name="N0">
      <style:text-properties style:font-name="MS Sans Serif" style:font-name-asian="MS Sans Serif" style:font-name-complex="MS Sans Serif" fo:font-size="10pt" style:font-size-asian="10pt" style:font-size-complex="10pt"/>
    </style:style>
    <style:style style:name="Comma0_32_2" style:display-name="Comma0 2" style:family="table-cell" style:data-style-name="N0">
      <style:text-properties style:font-name="MS Sans Serif" style:font-name-asian="MS Sans Serif" style:font-name-complex="MS Sans Serif" fo:font-size="10pt" style:font-size-asian="10pt" style:font-size-complex="10pt"/>
    </style:style>
    <style:style style:name="Comma0_32_3" style:display-name="Comma0 3" style:family="table-cell" style:data-style-name="N0">
      <style:text-properties style:font-name="MS Sans Serif" style:font-name-asian="MS Sans Serif" style:font-name-complex="MS Sans Serif" fo:font-size="10pt" style:font-size-asian="10pt" style:font-size-complex="10pt"/>
    </style:style>
    <style:style style:name="Comma0_32_4" style:display-name="Comma0 4" style:family="table-cell" style:data-style-name="N0">
      <style:text-properties style:font-name="MS Sans Serif" style:font-name-asian="MS Sans Serif" style:font-name-complex="MS Sans Serif" fo:font-size="10pt" style:font-size-asian="10pt" style:font-size-complex="10pt"/>
    </style:style>
    <style:style style:name="cope" style:family="table-cell" style:data-style-name="N0">
      <style:table-cell-properties fo:border-top="thin solid #000000" fo:border-bottom="thin solid #000000" fo:border-left="thin solid #000000" fo:border-right="none" style:vertical-align="automatic" fo:background-color="transparent"/>
      <style:text-properties fo:font-size="10pt" style:font-size-asian="10pt" style:font-size-complex="10pt"/>
    </style:style>
    <style:style style:name="cope_32_2" style:display-name="cope 2" style:family="table-cell" style:data-style-name="N0">
      <style:table-cell-properties fo:border-top="thin solid #000000" fo:border-bottom="thin solid #000000" fo:border-left="thin solid #000000" fo:border-right="none" style:vertical-align="automatic" fo:background-color="transparent"/>
      <style:text-properties fo:font-size="10pt" style:font-size-asian="10pt" style:font-size-complex="10pt"/>
    </style:style>
    <style:style style:name="cope_32_2_32_2" style:display-name="cope 2 2" style:family="table-cell" style:data-style-name="N0">
      <style:table-cell-properties fo:border-top="thin solid #000000" fo:border-bottom="thin solid #000000" fo:border-left="thin solid #000000" fo:border-right="none" style:vertical-align="automatic" fo:background-color="transparent"/>
      <style:text-properties fo:font-size="10pt" style:font-size-asian="10pt" style:font-size-complex="10pt"/>
    </style:style>
    <style:style style:name="cope_32_2_32_3" style:display-name="cope 2 3" style:family="table-cell" style:data-style-name="N0">
      <style:table-cell-properties fo:border-top="thin solid #000000" fo:border-bottom="thin solid #000000" fo:border-left="thin solid #000000" fo:border-right="none" style:vertical-align="automatic" fo:background-color="transparent"/>
      <style:text-properties fo:font-size="10pt" style:font-size-asian="10pt" style:font-size-complex="10pt"/>
    </style:style>
    <style:style style:name="cope_32_2_32_4" style:display-name="cope 2 4" style:family="table-cell" style:data-style-name="N0">
      <style:table-cell-properties fo:border-top="thin solid #000000" fo:border-bottom="thin solid #000000" fo:border-left="thin solid #000000" fo:border-right="none" style:vertical-align="automatic" fo:background-color="transparent"/>
      <style:text-properties fo:font-size="10pt" style:font-size-asian="10pt" style:font-size-complex="10pt"/>
    </style:style>
    <style:style style:name="cope_32_3" style:display-name="cope 3" style:family="table-cell" style:data-style-name="N0">
      <style:table-cell-properties fo:border-top="thin solid #000000" fo:border-bottom="thin solid #000000" fo:border-left="thin solid #000000" fo:border-right="none" style:vertical-align="automatic" fo:background-color="transparent"/>
      <style:text-properties fo:font-size="10pt" style:font-size-asian="10pt" style:font-size-complex="10pt"/>
    </style:style>
    <style:style style:name="cope_32_4" style:display-name="cope 4" style:family="table-cell" style:data-style-name="N0">
      <style:table-cell-properties fo:border-top="thin solid #000000" fo:border-bottom="thin solid #000000" fo:border-left="thin solid #000000" fo:border-right="none" style:vertical-align="automatic" fo:background-color="transparent"/>
      <style:text-properties fo:font-size="10pt" style:font-size-asian="10pt" style:font-size-complex="10pt"/>
    </style:style>
    <style:style style:name="cope_32_5" style:display-name="cope 5" style:family="table-cell" style:data-style-name="N0">
      <style:table-cell-properties fo:border-top="thin solid #000000" fo:border-bottom="thin solid #000000" fo:border-left="thin solid #000000" fo:border-right="none" style:vertical-align="automatic" fo:background-color="transparent"/>
      <style:text-properties fo:font-size="10pt" style:font-size-asian="10pt" style:font-size-complex="10pt"/>
    </style:style>
    <style:style style:name="Curren_32_-_32_Style1" style:display-name="Curren - Style1"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1_32_2" style:display-name="Curren - Style1 2"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1_32_3" style:display-name="Curren - Style1 3"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1_32_4" style:display-name="Curren - Style1 4"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2" style:display-name="Curren - Style2"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2_32_2" style:display-name="Curren - Style2 2"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2_32_3" style:display-name="Curren - Style2 3"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2_32_4" style:display-name="Curren - Style2 4"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3" style:display-name="Curren - Style3"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3_32_2" style:display-name="Curren - Style3 2"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3_32_3" style:display-name="Curren - Style3 3"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3_32_4" style:display-name="Curren - Style3 4"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4" style:display-name="Curren - Style4"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4_32_2" style:display-name="Curren - Style4 2"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4_32_3" style:display-name="Curren - Style4 3"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4_32_4" style:display-name="Curren - Style4 4"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5" style:display-name="Curren - Style5"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5_32_2" style:display-name="Curren - Style5 2"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5_32_3" style:display-name="Curren - Style5 3"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5_32_4" style:display-name="Curren - Style5 4"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6" style:display-name="Curren - Style6"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6_32_2" style:display-name="Curren - Style6 2"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6_32_3" style:display-name="Curren - Style6 3"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6_32_4" style:display-name="Curren - Style6 4"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cy_32__40_0_41_" style:display-name="Currency (0)" style:family="table-cell" style:data-style-name="N53"/>
    <style:style style:name="Currency_32__40_0_41__32_2" style:display-name="Currency (0) 2" style:family="table-cell" style:data-style-name="N53"/>
    <style:style style:name="Currency_32__40_0_41__32_3" style:display-name="Currency (0) 3" style:family="table-cell" style:data-style-name="N53"/>
    <style:style style:name="Currency_32__40_0_41__32_4" style:display-name="Currency (0) 4" style:family="table-cell" style:data-style-name="N53"/>
    <style:style style:name="Currency_32__40_2_41_" style:display-name="Currency (2)" style:family="table-cell" style:data-style-name="N54"/>
    <style:style style:name="Currency_32__40_2_41__32_2" style:display-name="Currency (2) 2" style:family="table-cell" style:data-style-name="N54"/>
    <style:style style:name="Currency_32__40_2_41__32_3" style:display-name="Currency (2) 3" style:family="table-cell" style:data-style-name="N54"/>
    <style:style style:name="Currency_32__40_2_41__32_4" style:display-name="Currency (2) 4" style:family="table-cell" style:data-style-name="N54"/>
    <style:style style:name="Currency_32__91_2_93_" style:display-name="Currency [2]" style:family="table-cell" style:data-style-name="N54">
      <style:table-cell-properties fo:border-top="thin solid #000000" fo:border-bottom="none" fo:border-left="none" fo:border-right="thin solid #000000" style:vertical-align="automatic" fo:background-color="transparent" style:cell-protect="none"/>
      <style:text-properties fo:color="#0000FF" style:font-name="Book Antiqua" style:font-name-asian="Book Antiqua" style:font-name-complex="Book Antiqua" fo:font-size="11pt" style:font-size-asian="11pt" style:font-size-complex="11pt" style:font-family-generic="roman"/>
    </style:style>
    <style:style style:name="Currency_32__91_2_93__32_2" style:display-name="Currency [2] 2" style:family="table-cell" style:data-style-name="N54">
      <style:table-cell-properties fo:border-top="thin solid #000000" fo:border-bottom="none" fo:border-left="none" fo:border-right="thin solid #000000" style:vertical-align="automatic" fo:background-color="transparent" style:cell-protect="none"/>
      <style:text-properties fo:color="#0000FF" style:font-name="Book Antiqua" style:font-name-asian="Book Antiqua" style:font-name-complex="Book Antiqua" fo:font-size="11pt" style:font-size-asian="11pt" style:font-size-complex="11pt" style:font-family-generic="roman"/>
    </style:style>
    <style:style style:name="Currency_32__91_2_93__32_2_32_2" style:display-name="Currency [2] 2 2" style:family="table-cell" style:data-style-name="N54">
      <style:table-cell-properties fo:border-top="thin solid #000000" fo:border-bottom="none" fo:border-left="none" fo:border-right="thin solid #000000" style:vertical-align="automatic" fo:background-color="transparent" style:cell-protect="none"/>
      <style:text-properties fo:color="#0000FF" style:font-name="Book Antiqua" style:font-name-asian="Book Antiqua" style:font-name-complex="Book Antiqua" fo:font-size="11pt" style:font-size-asian="11pt" style:font-size-complex="11pt" style:font-family-generic="roman"/>
    </style:style>
    <style:style style:name="Currency_32__91_2_93__32_2_32_3" style:display-name="Currency [2] 2 3" style:family="table-cell" style:data-style-name="N54">
      <style:table-cell-properties fo:border-top="thin solid #000000" fo:border-bottom="none" fo:border-left="none" fo:border-right="thin solid #000000" style:vertical-align="automatic" fo:background-color="transparent" style:cell-protect="none"/>
      <style:text-properties fo:color="#0000FF" style:font-name="Book Antiqua" style:font-name-asian="Book Antiqua" style:font-name-complex="Book Antiqua" fo:font-size="11pt" style:font-size-asian="11pt" style:font-size-complex="11pt" style:font-family-generic="roman"/>
    </style:style>
    <style:style style:name="Currency_32__91_2_93__32_2_32_4" style:display-name="Currency [2] 2 4" style:family="table-cell" style:data-style-name="N54">
      <style:table-cell-properties fo:border-top="thin solid #000000" fo:border-bottom="none" fo:border-left="none" fo:border-right="thin solid #000000" style:vertical-align="automatic" fo:background-color="transparent" style:cell-protect="none"/>
      <style:text-properties fo:color="#0000FF" style:font-name="Book Antiqua" style:font-name-asian="Book Antiqua" style:font-name-complex="Book Antiqua" fo:font-size="11pt" style:font-size-asian="11pt" style:font-size-complex="11pt" style:font-family-generic="roman"/>
    </style:style>
    <style:style style:name="Currency_32__91_2_93__32_3" style:display-name="Currency [2] 3" style:family="table-cell" style:data-style-name="N54">
      <style:table-cell-properties fo:border-top="thin solid #000000" fo:border-bottom="none" fo:border-left="none" fo:border-right="thin solid #000000" style:vertical-align="automatic" fo:background-color="transparent" style:cell-protect="none"/>
      <style:text-properties fo:color="#0000FF" style:font-name="Book Antiqua" style:font-name-asian="Book Antiqua" style:font-name-complex="Book Antiqua" fo:font-size="11pt" style:font-size-asian="11pt" style:font-size-complex="11pt" style:font-family-generic="roman"/>
    </style:style>
    <style:style style:name="Currency_32__91_2_93__32_4" style:display-name="Currency [2] 4" style:family="table-cell" style:data-style-name="N54">
      <style:table-cell-properties fo:border-top="thin solid #000000" fo:border-bottom="none" fo:border-left="none" fo:border-right="thin solid #000000" style:vertical-align="automatic" fo:background-color="transparent" style:cell-protect="none"/>
      <style:text-properties fo:color="#0000FF" style:font-name="Book Antiqua" style:font-name-asian="Book Antiqua" style:font-name-complex="Book Antiqua" fo:font-size="11pt" style:font-size-asian="11pt" style:font-size-complex="11pt" style:font-family-generic="roman"/>
    </style:style>
    <style:style style:name="Currency_32__91_2_93__32_5" style:display-name="Currency [2] 5" style:family="table-cell" style:data-style-name="N54">
      <style:table-cell-properties fo:border-top="thin solid #000000" fo:border-bottom="none" fo:border-left="none" fo:border-right="thin solid #000000" style:vertical-align="automatic" fo:background-color="transparent" style:cell-protect="none"/>
      <style:text-properties fo:color="#0000FF" style:font-name="Book Antiqua" style:font-name-asian="Book Antiqua" style:font-name-complex="Book Antiqua" fo:font-size="11pt" style:font-size-asian="11pt" style:font-size-complex="11pt" style:font-family-generic="roman"/>
    </style:style>
    <style:style style:name="Currency_32_2" style:display-name="Currency 2" style:family="table-cell" style:data-style-name="N55"/>
    <style:style style:name="Currency_32_2_32_2" style:display-name="Currency 2 2" style:family="table-cell" style:data-style-name="N55"/>
    <style:style style:name="Currency_32_2_32_2_32_2" style:display-name="Currency 2 2 2" style:family="table-cell" style:data-style-name="N55"/>
    <style:style style:name="Currency_32_2_32_2_32_2_32_2" style:display-name="Currency 2 2 2 2" style:family="table-cell" style:data-style-name="N55"/>
    <style:style style:name="Currency_32_2_32_2_32_2_32_3" style:display-name="Currency 2 2 2 3" style:family="table-cell" style:data-style-name="N55"/>
    <style:style style:name="Currency_32_2_32_2_32_2_32_4" style:display-name="Currency 2 2 2 4" style:family="table-cell" style:data-style-name="N55"/>
    <style:style style:name="Currency_32_2_32_2_32_3" style:display-name="Currency 2 2 3" style:family="table-cell" style:data-style-name="N55"/>
    <style:style style:name="Currency_32_2_32_2_32_4" style:display-name="Currency 2 2 4" style:family="table-cell" style:data-style-name="N55"/>
    <style:style style:name="Currency_32_2_32_2_32_5" style:display-name="Currency 2 2 5" style:family="table-cell" style:data-style-name="N55"/>
    <style:style style:name="Currency_32_2_32_3" style:display-name="Currency 2 3" style:family="table-cell" style:data-style-name="N55"/>
    <style:style style:name="Currency_32_2_32_3_32_2" style:display-name="Currency 2 3 2" style:family="table-cell" style:data-style-name="N55"/>
    <style:style style:name="Currency_32_2_32_3_32_3" style:display-name="Currency 2 3 3" style:family="table-cell" style:data-style-name="N55"/>
    <style:style style:name="Currency_32_2_32_3_32_4" style:display-name="Currency 2 3 4" style:family="table-cell" style:data-style-name="N55"/>
    <style:style style:name="Currency_32_2_32_4" style:display-name="Currency 2 4" style:family="table-cell" style:data-style-name="N55"/>
    <style:style style:name="Currency_32_2_32_4_32_2" style:display-name="Currency 2 4 2" style:family="table-cell" style:data-style-name="N55"/>
    <style:style style:name="Currency_32_2_32_4_32_3" style:display-name="Currency 2 4 3" style:family="table-cell" style:data-style-name="N55"/>
    <style:style style:name="Currency_32_2_32_4_32_4" style:display-name="Currency 2 4 4" style:family="table-cell" style:data-style-name="N55"/>
    <style:style style:name="Currency_32_2_32_5" style:display-name="Currency 2 5" style:family="table-cell" style:data-style-name="N55"/>
    <style:style style:name="Currency_32_2_32_5_32_2" style:display-name="Currency 2 5 2" style:family="table-cell" style:data-style-name="N55"/>
    <style:style style:name="Currency_32_2_32_5_32_3" style:display-name="Currency 2 5 3" style:family="table-cell" style:data-style-name="N55"/>
    <style:style style:name="Currency_32_2_32_5_32_4" style:display-name="Currency 2 5 4" style:family="table-cell" style:data-style-name="N55"/>
    <style:style style:name="Currency_32_2_32_6" style:display-name="Currency 2 6" style:family="table-cell" style:data-style-name="N55"/>
    <style:style style:name="Currency_32_2_32_7" style:display-name="Currency 2 7" style:family="table-cell" style:data-style-name="N55"/>
    <style:style style:name="Currency_32_2_32_8" style:display-name="Currency 2 8" style:family="table-cell" style:data-style-name="N55"/>
    <style:style style:name="Currency_32_2_32_9" style:display-name="Currency 2 9" style:family="table-cell" style:data-style-name="N55"/>
    <style:style style:name="Currency_32_3" style:display-name="Currency 3" style:family="table-cell" style:data-style-name="N55"/>
    <style:style style:name="Currency_32_3_32_2" style:display-name="Currency 3 2" style:family="table-cell" style:data-style-name="N55"/>
    <style:style style:name="Currency_32_3_32_3" style:display-name="Currency 3 3" style:family="table-cell" style:data-style-name="N55"/>
    <style:style style:name="Currency_32_3_32_4" style:display-name="Currency 3 4" style:family="table-cell" style:data-style-name="N55"/>
    <style:style style:name="Currency_32_4" style:display-name="Currency 4" style:family="table-cell" style:data-style-name="N55"/>
    <style:style style:name="Currency_32_4_32_2" style:display-name="Currency 4 2" style:family="table-cell" style:data-style-name="N55"/>
    <style:style style:name="Currency_32_4_32_2_32_2" style:display-name="Currency 4 2 2" style:family="table-cell" style:data-style-name="N55"/>
    <style:style style:name="Currency_32_4_32_2_32_3" style:display-name="Currency 4 2 3" style:family="table-cell" style:data-style-name="N55"/>
    <style:style style:name="Currency_32_4_32_2_32_4" style:display-name="Currency 4 2 4" style:family="table-cell" style:data-style-name="N55"/>
    <style:style style:name="Currency_32_4_32_3" style:display-name="Currency 4 3" style:family="table-cell" style:data-style-name="N55"/>
    <style:style style:name="Currency_32_4_32_4" style:display-name="Currency 4 4" style:family="table-cell" style:data-style-name="N55"/>
    <style:style style:name="Currency_32_4_32_5" style:display-name="Currency 4 5" style:family="table-cell" style:data-style-name="N55"/>
    <style:style style:name="Currency_32_5" style:display-name="Currency 5" style:family="table-cell" style:data-style-name="N55"/>
    <style:style style:name="Currency_32_5_32_2" style:display-name="Currency 5 2" style:family="table-cell" style:data-style-name="N55"/>
    <style:style style:name="Currency_32_5_32_3" style:display-name="Currency 5 3" style:family="table-cell" style:data-style-name="N55"/>
    <style:style style:name="Currency_32_5_32_4" style:display-name="Currency 5 4" style:family="table-cell" style:data-style-name="N55"/>
    <style:style style:name="Currency0" style:family="table-cell" style:data-style-name="N0">
      <style:text-properties style:font-name="MS Sans Serif" style:font-name-asian="MS Sans Serif" style:font-name-complex="MS Sans Serif" fo:font-size="10pt" style:font-size-asian="10pt" style:font-size-complex="10pt"/>
    </style:style>
    <style:style style:name="Currency0_32_2" style:display-name="Currency0 2" style:family="table-cell" style:data-style-name="N0">
      <style:text-properties style:font-name="MS Sans Serif" style:font-name-asian="MS Sans Serif" style:font-name-complex="MS Sans Serif" fo:font-size="10pt" style:font-size-asian="10pt" style:font-size-complex="10pt"/>
    </style:style>
    <style:style style:name="Currency0_32_3" style:display-name="Currency0 3" style:family="table-cell" style:data-style-name="N0">
      <style:text-properties style:font-name="MS Sans Serif" style:font-name-asian="MS Sans Serif" style:font-name-complex="MS Sans Serif" fo:font-size="10pt" style:font-size-asian="10pt" style:font-size-complex="10pt"/>
    </style:style>
    <style:style style:name="Currency0_32_4" style:display-name="Currency0 4" style:family="table-cell" style:data-style-name="N0">
      <style:text-properties style:font-name="MS Sans Serif" style:font-name-asian="MS Sans Serif" style:font-name-complex="MS Sans Serif" fo:font-size="10pt" style:font-size-asian="10pt" style:font-size-complex="10pt"/>
    </style:style>
    <style:style style:name="DagerOgTimer" style:family="table-cell" style:data-style-name="N56"/>
    <style:style style:name="DagerOgTimer_32_2" style:display-name="DagerOgTimer 2" style:family="table-cell" style:data-style-name="N56"/>
    <style:style style:name="DagerOgTimer_32_3" style:display-name="DagerOgTimer 3" style:family="table-cell" style:data-style-name="N56"/>
    <style:style style:name="DagerOgTimer_32_4" style:display-name="DagerOgTimer 4" style:family="table-cell" style:data-style-name="N56"/>
    <style:style style:name="DagOgDato" style:family="table-cell" style:data-style-name="N57"/>
    <style:style style:name="DagOgDato_32_2" style:display-name="DagOgDato 2" style:family="table-cell" style:data-style-name="N57"/>
    <style:style style:name="DagOgDato_32_3" style:display-name="DagOgDato 3" style:family="table-cell" style:data-style-name="N57"/>
    <style:style style:name="DagOgDato_32_4" style:display-name="DagOgDato 4" style:family="table-cell" style:data-style-name="N57"/>
    <style:style style:name="DagOgDatoLang" style:family="table-cell" style:data-style-name="N57"/>
    <style:style style:name="DagOgDatoLang_32_2" style:display-name="DagOgDatoLang 2" style:family="table-cell" style:data-style-name="N57"/>
    <style:style style:name="DagOgDatoLang_32_3" style:display-name="DagOgDatoLang 3" style:family="table-cell" style:data-style-name="N57"/>
    <style:style style:name="DagOgDatoLang_32_4" style:display-name="DagOgDatoLang 4" style:family="table-cell" style:data-style-name="N57"/>
    <style:style style:name="Date" style:family="table-cell" style:data-style-name="N20"/>
    <style:style style:name="Date_32_2" style:display-name="Date 2" style:family="table-cell" style:data-style-name="N20"/>
    <style:style style:name="Date_32_3" style:display-name="Date 3" style:family="table-cell" style:data-style-name="N20"/>
    <style:style style:name="Date_32_4" style:display-name="Date 4" style:family="table-cell" style:data-style-name="N20"/>
    <style:style style:name="Date-Time" style:family="table-cell" style:data-style-name="N58">
      <style:table-cell-properties style:vertical-align="automatic" style:repeat-content="false"/>
      <style:paragraph-properties fo:text-align="start" fo:margin-left="0cm"/>
    </style:style>
    <style:style style:name="Date-Time_32_2" style:display-name="Date-Time 2" style:family="table-cell" style:data-style-name="N58">
      <style:table-cell-properties style:vertical-align="automatic" style:repeat-content="false"/>
      <style:paragraph-properties fo:text-align="start" fo:margin-left="0cm"/>
    </style:style>
    <style:style style:name="Date-Time_32_3" style:display-name="Date-Time 3" style:family="table-cell" style:data-style-name="N58">
      <style:table-cell-properties style:vertical-align="automatic" style:repeat-content="false"/>
      <style:paragraph-properties fo:text-align="start" fo:margin-left="0cm"/>
    </style:style>
    <style:style style:name="Date-Time_32_4" style:display-name="Date-Time 4" style:family="table-cell" style:data-style-name="N58">
      <style:table-cell-properties style:vertical-align="automatic" style:repeat-content="false"/>
      <style:paragraph-properties fo:text-align="start" fo:margin-left="0cm"/>
    </style:style>
    <style:style style:name="Dato" style:family="table-cell" style:data-style-name="N19"/>
    <style:style style:name="Dato_32_2" style:display-name="Dato 2" style:family="table-cell" style:data-style-name="N19"/>
    <style:style style:name="Dato_32_3" style:display-name="Dato 3" style:family="table-cell" style:data-style-name="N19"/>
    <style:style style:name="Dato_32_4" style:display-name="Dato 4" style:family="table-cell" style:data-style-name="N19"/>
    <style:style style:name="Datum" style:family="table-cell" style:data-style-name="N59">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Datum_32_2" style:display-name="Datum 2" style:family="table-cell" style:data-style-name="N59">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Datum_32_3" style:display-name="Datum 3" style:family="table-cell" style:data-style-name="N59">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Datum_32_4" style:display-name="Datum 4" style:family="table-cell" style:data-style-name="N59">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Decimal_32_1" style:display-name="Decimal 1" style:family="table-cell" style:data-style-name="N60"/>
    <style:style style:name="Decimal_32_1_32_2" style:display-name="Decimal 1 2" style:family="table-cell" style:data-style-name="N60"/>
    <style:style style:name="Decimal_32_1_32_3" style:display-name="Decimal 1 3" style:family="table-cell" style:data-style-name="N60"/>
    <style:style style:name="Decimal_32_1_32_4" style:display-name="Decimal 1 4" style:family="table-cell" style:data-style-name="N60"/>
    <style:style style:name="Decimal_32_2" style:display-name="Decimal 2" style:family="table-cell" style:data-style-name="N61"/>
    <style:style style:name="Decimal_32_2_32_2" style:display-name="Decimal 2 2" style:family="table-cell" style:data-style-name="N61"/>
    <style:style style:name="Decimal_32_2_32_3" style:display-name="Decimal 2 3" style:family="table-cell" style:data-style-name="N61"/>
    <style:style style:name="Decimal_32_2_32_4" style:display-name="Decimal 2 4" style:family="table-cell" style:data-style-name="N61"/>
    <style:style style:name="Decimal_32_3" style:display-name="Decimal 3" style:family="table-cell" style:data-style-name="N62"/>
    <style:style style:name="Decimal_32_3_32_2" style:display-name="Decimal 3 2" style:family="table-cell" style:data-style-name="N62"/>
    <style:style style:name="Decimal_32_3_32_3" style:display-name="Decimal 3 3" style:family="table-cell" style:data-style-name="N62"/>
    <style:style style:name="Decimal_32_3_32_4" style:display-name="Decimal 3 4" style:family="table-cell" style:data-style-name="N62"/>
    <style:style style:name="Dezimal_32__91_0_93__laroux" style:display-name="Dezimal [0]_laroux" style:family="table-cell" style:data-style-name="N63"/>
    <style:style style:name="Dezimal_laroux" style:family="table-cell" style:data-style-name="N64"/>
    <style:style style:name="Dziesi_281_tny_32__91_0_93__laroux" style:display-name="Dziesiętny [0]_laroux" style:family="table-cell" style:data-style-name="N65"/>
    <style:style style:name="Dziesi_281_tny_laroux" style:display-name="Dziesiętny_laroux" style:family="table-cell" style:data-style-name="N52"/>
    <style:style style:name="ET_32_m_283_na" style:display-name="ET měna" style:family="table-cell" style:data-style-name="N38">
      <style:table-cell-properties style:vertical-align="automatic" fo:background-color="transparent" style:repeat-content="false"/>
      <style:paragraph-properties fo:text-align="end" fo:margin-right="0cm"/>
      <style:text-properties style:font-name="Arial CE" style:font-name-asian="Arial CE" style:font-name-complex="Arial CE" fo:font-size="9pt" style:font-size-asian="9pt" style:font-size-complex="9pt"/>
    </style:style>
    <style:style style:name="ET_32_m_283_na_32_2" style:display-name="ET měna 2" style:family="table-cell" style:data-style-name="N38">
      <style:table-cell-properties style:vertical-align="automatic" fo:background-color="transparent" style:repeat-content="false"/>
      <style:paragraph-properties fo:text-align="end" fo:margin-right="0cm"/>
      <style:text-properties style:font-name="Arial CE" style:font-name-asian="Arial CE" style:font-name-complex="Arial CE" fo:font-size="9pt" style:font-size-asian="9pt" style:font-size-complex="9pt"/>
    </style:style>
    <style:style style:name="ET_32_m_283_na_32_3" style:display-name="ET měna 3" style:family="table-cell" style:data-style-name="N38">
      <style:table-cell-properties style:vertical-align="automatic" fo:background-color="transparent" style:repeat-content="false"/>
      <style:paragraph-properties fo:text-align="end" fo:margin-right="0cm"/>
      <style:text-properties style:font-name="Arial CE" style:font-name-asian="Arial CE" style:font-name-complex="Arial CE" fo:font-size="9pt" style:font-size-asian="9pt" style:font-size-complex="9pt"/>
    </style:style>
    <style:style style:name="ET_32_m_283_na_32_4" style:display-name="ET měna 4" style:family="table-cell" style:data-style-name="N38">
      <style:table-cell-properties style:vertical-align="automatic" fo:background-color="transparent" style:repeat-content="false"/>
      <style:paragraph-properties fo:text-align="end" fo:margin-right="0cm"/>
      <style:text-properties style:font-name="Arial CE" style:font-name-asian="Arial CE" style:font-name-complex="Arial CE" fo:font-size="9pt" style:font-size-asian="9pt" style:font-size-complex="9pt"/>
    </style:style>
    <style:style style:name="ET_32_procenta" style:display-name="ET procenta" style:family="table-cell" style:data-style-name="N66">
      <style:table-cell-properties style:vertical-align="automatic" fo:background-color="transparent" style:repeat-content="false"/>
      <style:paragraph-properties fo:text-align="end" fo:margin-right="0cm"/>
      <style:text-properties style:font-name="Arial CE" style:font-name-asian="Arial CE" style:font-name-complex="Arial CE" fo:font-size="9pt" style:font-size-asian="9pt" style:font-size-complex="9pt"/>
    </style:style>
    <style:style style:name="ET_32_procenta_32_2" style:display-name="ET procenta 2" style:family="table-cell" style:data-style-name="N66">
      <style:table-cell-properties style:vertical-align="automatic" fo:background-color="transparent" style:repeat-content="false"/>
      <style:paragraph-properties fo:text-align="end" fo:margin-right="0cm"/>
      <style:text-properties style:font-name="Arial CE" style:font-name-asian="Arial CE" style:font-name-complex="Arial CE" fo:font-size="9pt" style:font-size-asian="9pt" style:font-size-complex="9pt"/>
    </style:style>
    <style:style style:name="ET_32_procenta_32_3" style:display-name="ET procenta 3" style:family="table-cell" style:data-style-name="N66">
      <style:table-cell-properties style:vertical-align="automatic" fo:background-color="transparent" style:repeat-content="false"/>
      <style:paragraph-properties fo:text-align="end" fo:margin-right="0cm"/>
      <style:text-properties style:font-name="Arial CE" style:font-name-asian="Arial CE" style:font-name-complex="Arial CE" fo:font-size="9pt" style:font-size-asian="9pt" style:font-size-complex="9pt"/>
    </style:style>
    <style:style style:name="ET_32_procenta_32_4" style:display-name="ET procenta 4" style:family="table-cell" style:data-style-name="N66">
      <style:table-cell-properties style:vertical-align="automatic" fo:background-color="transparent" style:repeat-content="false"/>
      <style:paragraph-properties fo:text-align="end" fo:margin-right="0cm"/>
      <style:text-properties style:font-name="Arial CE" style:font-name-asian="Arial CE" style:font-name-complex="Arial CE" fo:font-size="9pt" style:font-size-asian="9pt" style:font-size-complex="9pt"/>
    </style:style>
    <style:style style:name="Exception" style:family="table-cell" style:data-style-name="N0">
      <style:table-cell-properties fo:border="thin dotted #660066" style:vertical-align="middle" fo:background-color="#FFCC00"/>
      <style:text-properties fo:font-size="10pt" style:font-size-asian="10pt" style:font-size-complex="10pt"/>
    </style:style>
    <style:style style:name="Exception_32_2" style:display-name="Exception 2" style:family="table-cell" style:data-style-name="N0">
      <style:table-cell-properties fo:border="thin dotted #660066" style:vertical-align="middle" fo:background-color="#FFCC00"/>
      <style:text-properties fo:font-size="10pt" style:font-size-asian="10pt" style:font-size-complex="10pt"/>
    </style:style>
    <style:style style:name="Exception_32_3" style:display-name="Exception 3" style:family="table-cell" style:data-style-name="N0">
      <style:table-cell-properties fo:border="thin dotted #660066" style:vertical-align="middle" fo:background-color="#FFCC00"/>
      <style:text-properties fo:font-size="10pt" style:font-size-asian="10pt" style:font-size-complex="10pt"/>
    </style:style>
    <style:style style:name="Exception_32_4" style:display-name="Exception 4" style:family="table-cell" style:data-style-name="N0">
      <style:table-cell-properties fo:border="thin dotted #660066" style:vertical-align="middle" fo:background-color="#FFCC00"/>
      <style:text-properties fo:font-size="10pt" style:font-size-asian="10pt" style:font-size-complex="10pt"/>
    </style:style>
    <style:style style:name="Explanatory_32_Text_32_2" style:display-name="Explanatory Text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2_32_2" style:display-name="Explanatory Text 2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2_32_2_32_2" style:display-name="Explanatory Text 2 2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2_32_2_32_3" style:display-name="Explanatory Text 2 2 3"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2_32_2_32_4" style:display-name="Explanatory Text 2 2 4"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2_32_3" style:display-name="Explanatory Text 2 3"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2_32_4" style:display-name="Explanatory Text 2 4"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2_32_5" style:display-name="Explanatory Text 2 5"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3" style:display-name="Explanatory Text 3"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3_32_2" style:display-name="Explanatory Text 3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3_32_2_32_2" style:display-name="Explanatory Text 3 2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3_32_2_32_3" style:display-name="Explanatory Text 3 2 3"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3_32_2_32_4" style:display-name="Explanatory Text 3 2 4"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3_32_3" style:display-name="Explanatory Text 3 3"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3_32_4" style:display-name="Explanatory Text 3 4"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3_32_5" style:display-name="Explanatory Text 3 5"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4" style:display-name="Explanatory Text 4"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4_32_2" style:display-name="Explanatory Text 4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4_32_2_32_2" style:display-name="Explanatory Text 4 2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4_32_2_32_3" style:display-name="Explanatory Text 4 2 3"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4_32_2_32_4" style:display-name="Explanatory Text 4 2 4"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4_32_3" style:display-name="Explanatory Text 4 3"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4_32_4" style:display-name="Explanatory Text 4 4"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4_32_5" style:display-name="Explanatory Text 4 5"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5" style:display-name="Explanatory Text 5"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5_32_2" style:display-name="Explanatory Text 5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5_32_2_32_2" style:display-name="Explanatory Text 5 2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5_32_2_32_3" style:display-name="Explanatory Text 5 2 3"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5_32_2_32_4" style:display-name="Explanatory Text 5 2 4"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5_32_3" style:display-name="Explanatory Text 5 3"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5_32_4" style:display-name="Explanatory Text 5 4"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5_32_5" style:display-name="Explanatory Text 5 5"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6" style:display-name="Explanatory Text 6"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6_32_2" style:display-name="Explanatory Text 6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6_32_3" style:display-name="Explanatory Text 6 3"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6_32_4" style:display-name="Explanatory Text 6 4"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Y_32_House" style:display-name="EY House" style:family="table-cell" style:data-style-name="N0">
      <style:text-properties style:font-name="Times New Roman" style:font-name-asian="Times New Roman" style:font-name-complex="Times New Roman" style:font-family-generic="roman"/>
    </style:style>
    <style:style style:name="EY_32_House_32_2" style:display-name="EY House 2" style:family="table-cell" style:data-style-name="N0">
      <style:text-properties style:font-name="Times New Roman" style:font-name-asian="Times New Roman" style:font-name-complex="Times New Roman" style:font-family-generic="roman"/>
    </style:style>
    <style:style style:name="EY_32_House_32_3" style:display-name="EY House 3" style:family="table-cell" style:data-style-name="N0">
      <style:text-properties style:font-name="Times New Roman" style:font-name-asian="Times New Roman" style:font-name-complex="Times New Roman" style:font-family-generic="roman"/>
    </style:style>
    <style:style style:name="EY_32_House_32_4" style:display-name="EY House 4" style:family="table-cell" style:data-style-name="N0">
      <style:text-properties style:font-name="Times New Roman" style:font-name-asian="Times New Roman" style:font-name-complex="Times New Roman" style:font-family-generic="roman"/>
    </style:style>
    <style:style style:name="Feeder_32_Field" style:display-name="Feeder Field" style:family="table-cell" style:data-style-name="N0">
      <style:table-cell-properties fo:border="thin solid #333333" style:vertical-align="middle" fo:background-color="#C0C0C0"/>
      <style:text-properties fo:font-size="10pt" style:font-size-asian="10pt" style:font-size-complex="10pt"/>
    </style:style>
    <style:style style:name="Feeder_32_Field_32_2" style:display-name="Feeder Field 2" style:family="table-cell" style:data-style-name="N0">
      <style:table-cell-properties fo:border="thin solid #333333" style:vertical-align="middle" fo:background-color="#C0C0C0"/>
      <style:text-properties fo:font-size="10pt" style:font-size-asian="10pt" style:font-size-complex="10pt"/>
    </style:style>
    <style:style style:name="Feeder_32_Field_32_2_32_2" style:display-name="Feeder Field 2 2" style:family="table-cell" style:data-style-name="N0">
      <style:table-cell-properties fo:border="thin solid #333333" style:vertical-align="middle" fo:background-color="#C0C0C0"/>
      <style:text-properties fo:font-size="10pt" style:font-size-asian="10pt" style:font-size-complex="10pt"/>
    </style:style>
    <style:style style:name="Feeder_32_Field_32_2_32_3" style:display-name="Feeder Field 2 3" style:family="table-cell" style:data-style-name="N0">
      <style:table-cell-properties fo:border="thin solid #333333" style:vertical-align="middle" fo:background-color="#C0C0C0"/>
      <style:text-properties fo:font-size="10pt" style:font-size-asian="10pt" style:font-size-complex="10pt"/>
    </style:style>
    <style:style style:name="Feeder_32_Field_32_2_32_4" style:display-name="Feeder Field 2 4" style:family="table-cell" style:data-style-name="N0">
      <style:table-cell-properties fo:border="thin solid #333333" style:vertical-align="middle" fo:background-color="#C0C0C0"/>
      <style:text-properties fo:font-size="10pt" style:font-size-asian="10pt" style:font-size-complex="10pt"/>
    </style:style>
    <style:style style:name="Feeder_32_Field_32_3" style:display-name="Feeder Field 3" style:family="table-cell" style:data-style-name="N0">
      <style:table-cell-properties fo:border="thin solid #333333" style:vertical-align="middle" fo:background-color="#C0C0C0"/>
      <style:text-properties fo:font-size="10pt" style:font-size-asian="10pt" style:font-size-complex="10pt"/>
    </style:style>
    <style:style style:name="Feeder_32_Field_32_4" style:display-name="Feeder Field 4" style:family="table-cell" style:data-style-name="N0">
      <style:table-cell-properties fo:border="thin solid #333333" style:vertical-align="middle" fo:background-color="#C0C0C0"/>
      <style:text-properties fo:font-size="10pt" style:font-size-asian="10pt" style:font-size-complex="10pt"/>
    </style:style>
    <style:style style:name="Feeder_32_Field_32_5" style:display-name="Feeder Field 5" style:family="table-cell" style:data-style-name="N0">
      <style:table-cell-properties fo:border="thin solid #333333" style:vertical-align="middle" fo:background-color="#C0C0C0"/>
      <style:text-properties fo:font-size="10pt" style:font-size-asian="10pt" style:font-size-complex="10pt"/>
    </style:style>
    <style:style style:name="Fixed" style:family="table-cell" style:data-style-name="N0">
      <style:table-cell-properties style:vertical-align="automatic" fo:background-color="transparent" style:cell-protect="none"/>
      <style:text-properties fo:color="#800000" style:font-name="Courier" style:font-name-asian="Courier" style:font-name-complex="Courier" fo:font-size="1pt" style:font-size-asian="1pt" style:font-size-complex="1pt" style:font-family-generic="modern"/>
    </style:style>
    <style:style style:name="Fixed_32_2" style:display-name="Fixed 2" style:family="table-cell" style:data-style-name="N0">
      <style:table-cell-properties style:vertical-align="automatic" fo:background-color="transparent" style:cell-protect="none"/>
      <style:text-properties fo:color="#800000" style:font-name="Courier" style:font-name-asian="Courier" style:font-name-complex="Courier" fo:font-size="1pt" style:font-size-asian="1pt" style:font-size-complex="1pt" style:font-family-generic="modern"/>
    </style:style>
    <style:style style:name="Fixed_32_3" style:display-name="Fixed 3" style:family="table-cell" style:data-style-name="N0">
      <style:table-cell-properties style:vertical-align="automatic" fo:background-color="transparent" style:cell-protect="none"/>
      <style:text-properties fo:color="#800000" style:font-name="Courier" style:font-name-asian="Courier" style:font-name-complex="Courier" fo:font-size="1pt" style:font-size-asian="1pt" style:font-size-complex="1pt" style:font-family-generic="modern"/>
    </style:style>
    <style:style style:name="Fixed_32_4" style:display-name="Fixed 4" style:family="table-cell" style:data-style-name="N0">
      <style:table-cell-properties style:vertical-align="automatic" fo:background-color="transparent" style:cell-protect="none"/>
      <style:text-properties fo:color="#800000" style:font-name="Courier" style:font-name-asian="Courier" style:font-name-complex="Courier" fo:font-size="1pt" style:font-size-asian="1pt" style:font-size-complex="1pt" style:font-family-generic="modern"/>
    </style:style>
    <style:style style:name="footer" style:family="table-cell" style:data-style-name="N0">
      <style:table-cell-properties style:vertical-align="automatic"/>
    </style:style>
    <style:style style:name="footer_32_2" style:display-name="footer 2" style:family="table-cell" style:data-style-name="N0">
      <style:table-cell-properties style:vertical-align="automatic"/>
    </style:style>
    <style:style style:name="footer_32_3" style:display-name="footer 3" style:family="table-cell" style:data-style-name="N0">
      <style:table-cell-properties style:vertical-align="automatic"/>
    </style:style>
    <style:style style:name="footer_32_4" style:display-name="footer 4" style:family="table-cell" style:data-style-name="N0">
      <style:table-cell-properties style:vertical-align="automatic"/>
    </style:style>
    <style:style style:name="Good_32_2" style:display-name="Good 2"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2_32_2" style:display-name="Good 2 2"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2_32_2_32_2" style:display-name="Good 2 2 2"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2_32_2_32_3" style:display-name="Good 2 2 3"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2_32_2_32_4" style:display-name="Good 2 2 4"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2_32_3" style:display-name="Good 2 3"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2_32_4" style:display-name="Good 2 4"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2_32_5" style:display-name="Good 2 5"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3" style:display-name="Good 3"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3_32_2" style:display-name="Good 3 2"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3_32_2_32_2" style:display-name="Good 3 2 2"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3_32_2_32_3" style:display-name="Good 3 2 3"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3_32_2_32_4" style:display-name="Good 3 2 4"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3_32_3" style:display-name="Good 3 3"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3_32_4" style:display-name="Good 3 4"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3_32_5" style:display-name="Good 3 5"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4" style:display-name="Good 4"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4_32_2" style:display-name="Good 4 2"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4_32_2_32_2" style:display-name="Good 4 2 2"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4_32_2_32_3" style:display-name="Good 4 2 3"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4_32_2_32_4" style:display-name="Good 4 2 4"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4_32_3" style:display-name="Good 4 3"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4_32_4" style:display-name="Good 4 4"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4_32_5" style:display-name="Good 4 5"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5" style:display-name="Good 5"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5_32_2" style:display-name="Good 5 2"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5_32_2_32_2" style:display-name="Good 5 2 2"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5_32_2_32_3" style:display-name="Good 5 2 3"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5_32_2_32_4" style:display-name="Good 5 2 4"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5_32_3" style:display-name="Good 5 3"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5_32_4" style:display-name="Good 5 4"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5_32_5" style:display-name="Good 5 5"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6" style:display-name="Good 6"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6_32_2" style:display-name="Good 6 2"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6_32_3" style:display-name="Good 6 3"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6_32_4" style:display-name="Good 6 4"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rey" style:family="table-cell" style:data-style-name="N44">
      <style:table-cell-properties fo:background-color="#C0C0C0"/>
      <style:text-properties fo:font-size="8pt" style:font-size-asian="8pt" style:font-size-complex="8pt"/>
    </style:style>
    <style:style style:name="Grey_32_2" style:display-name="Grey 2" style:family="table-cell" style:data-style-name="N44">
      <style:table-cell-properties fo:background-color="#C0C0C0"/>
      <style:text-properties fo:font-size="8pt" style:font-size-asian="8pt" style:font-size-complex="8pt"/>
    </style:style>
    <style:style style:name="Grey_32_3" style:display-name="Grey 3" style:family="table-cell" style:data-style-name="N44">
      <style:table-cell-properties fo:background-color="#C0C0C0"/>
      <style:text-properties fo:font-size="8pt" style:font-size-asian="8pt" style:font-size-complex="8pt"/>
    </style:style>
    <style:style style:name="Grey_32_4" style:display-name="Grey 4" style:family="table-cell" style:data-style-name="N44">
      <style:table-cell-properties fo:background-color="#C0C0C0"/>
      <style:text-properties fo:font-size="8pt" style:font-size-asian="8pt" style:font-size-complex="8pt"/>
    </style:style>
    <style:style style:name="Greyed_32_out" style:display-name="Greyed out" style:family="table-cell" style:data-style-name="N0">
      <style:table-cell-properties fo:border="thin dashed #969696" style:vertical-align="middle" fo:background-color="#C0C0C0"/>
      <style:text-properties fo:color="#808080" fo:font-size="10pt" style:font-size-asian="10pt" style:font-size-complex="10pt"/>
    </style:style>
    <style:style style:name="Greyed_32_out_32_2" style:display-name="Greyed out 2" style:family="table-cell" style:data-style-name="N0">
      <style:table-cell-properties fo:border="thin dashed #969696" style:vertical-align="middle" fo:background-color="#C0C0C0"/>
      <style:text-properties fo:color="#808080" fo:font-size="10pt" style:font-size-asian="10pt" style:font-size-complex="10pt"/>
    </style:style>
    <style:style style:name="Greyed_32_out_32_3" style:display-name="Greyed out 3" style:family="table-cell" style:data-style-name="N0">
      <style:table-cell-properties fo:border="thin dashed #969696" style:vertical-align="middle" fo:background-color="#C0C0C0"/>
      <style:text-properties fo:color="#808080" fo:font-size="10pt" style:font-size-asian="10pt" style:font-size-complex="10pt"/>
    </style:style>
    <style:style style:name="Greyed_32_out_32_4" style:display-name="Greyed out 4" style:family="table-cell" style:data-style-name="N0">
      <style:table-cell-properties fo:border="thin dashed #969696" style:vertical-align="middle" fo:background-color="#C0C0C0"/>
      <style:text-properties fo:color="#808080" fo:font-size="10pt" style:font-size-asian="10pt" style:font-size-complex="10pt"/>
    </style:style>
    <style:style style:name="GSM_Barva" style:family="table-cell" style:data-style-name="N38">
      <style:table-cell-properties fo:background-color="#800000"/>
    </style:style>
    <style:style style:name="Header" style:family="table-cell" style:data-style-name="N0">
      <style:table-cell-properties fo:background-color="transparent"/>
    </style:style>
    <style:style style:name="Header_32_2" style:display-name="Header 2" style:family="table-cell" style:data-style-name="N0">
      <style:table-cell-properties fo:background-color="transparent"/>
    </style:style>
    <style:style style:name="Header_32_3" style:display-name="Header 3" style:family="table-cell" style:data-style-name="N0">
      <style:table-cell-properties fo:background-color="transparent"/>
    </style:style>
    <style:style style:name="Header_32_4" style:display-name="Header 4" style:family="table-cell" style:data-style-name="N0">
      <style:table-cell-properties fo:background-color="transparent"/>
    </style:style>
    <style:style style:name="Heading" style:family="table-cell" style:data-style-name="N67">
      <style:table-cell-properties fo:border-top="none" fo:border-bottom="2pt solid #FF99CC" fo:border-left="none" fo:border-right="none" style:vertical-align="automatic" fo:wrap-option="wrap"/>
      <style:text-properties fo:color="#993366" style:font-name="Helvetica Black" style:font-name-asian="Helvetica Black" style:font-name-complex="Helvetica Black" fo:font-size="8pt" style:font-size-asian="8pt" style:font-size-complex="8pt"/>
    </style:style>
    <style:style style:name="Heading_32_1_32_2" style:display-name="Heading 1 2"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2_32_2" style:display-name="Heading 1 2 2"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2_32_2_32_2" style:display-name="Heading 1 2 2 2"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2_32_2_32_3" style:display-name="Heading 1 2 2 3"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2_32_2_32_4" style:display-name="Heading 1 2 2 4"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2_32_3" style:display-name="Heading 1 2 3"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2_32_4" style:display-name="Heading 1 2 4"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2_32_5" style:display-name="Heading 1 2 5"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3" style:display-name="Heading 1 3"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3_32_2" style:display-name="Heading 1 3 2"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3_32_2_32_2" style:display-name="Heading 1 3 2 2"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3_32_2_32_3" style:display-name="Heading 1 3 2 3"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3_32_2_32_4" style:display-name="Heading 1 3 2 4"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3_32_3" style:display-name="Heading 1 3 3"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3_32_4" style:display-name="Heading 1 3 4"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3_32_5" style:display-name="Heading 1 3 5"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4" style:display-name="Heading 1 4"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4_32_2" style:display-name="Heading 1 4 2"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4_32_2_32_2" style:display-name="Heading 1 4 2 2"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4_32_2_32_3" style:display-name="Heading 1 4 2 3"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4_32_2_32_4" style:display-name="Heading 1 4 2 4"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4_32_3" style:display-name="Heading 1 4 3"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4_32_4" style:display-name="Heading 1 4 4"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4_32_5" style:display-name="Heading 1 4 5"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5" style:display-name="Heading 1 5"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5_32_2" style:display-name="Heading 1 5 2"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5_32_2_32_2" style:display-name="Heading 1 5 2 2"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5_32_2_32_3" style:display-name="Heading 1 5 2 3"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5_32_2_32_4" style:display-name="Heading 1 5 2 4"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5_32_3" style:display-name="Heading 1 5 3"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5_32_4" style:display-name="Heading 1 5 4"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5_32_5" style:display-name="Heading 1 5 5"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6" style:display-name="Heading 1 6"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6_32_2" style:display-name="Heading 1 6 2"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6_32_3" style:display-name="Heading 1 6 3"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6_32_4" style:display-name="Heading 1 6 4"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2_32_2" style:display-name="Heading 2 2"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2_32_2" style:display-name="Heading 2 2 2"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2_32_2_32_2" style:display-name="Heading 2 2 2 2"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2_32_2_32_3" style:display-name="Heading 2 2 2 3"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2_32_2_32_4" style:display-name="Heading 2 2 2 4"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2_32_3" style:display-name="Heading 2 2 3"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2_32_4" style:display-name="Heading 2 2 4"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2_32_5" style:display-name="Heading 2 2 5"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3" style:display-name="Heading 2 3"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3_32_2" style:display-name="Heading 2 3 2"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3_32_2_32_2" style:display-name="Heading 2 3 2 2"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3_32_2_32_3" style:display-name="Heading 2 3 2 3"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3_32_2_32_4" style:display-name="Heading 2 3 2 4"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3_32_3" style:display-name="Heading 2 3 3"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3_32_4" style:display-name="Heading 2 3 4"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3_32_5" style:display-name="Heading 2 3 5"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4" style:display-name="Heading 2 4"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4_32_2" style:display-name="Heading 2 4 2"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4_32_2_32_2" style:display-name="Heading 2 4 2 2"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4_32_2_32_3" style:display-name="Heading 2 4 2 3"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4_32_2_32_4" style:display-name="Heading 2 4 2 4"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4_32_3" style:display-name="Heading 2 4 3"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4_32_4" style:display-name="Heading 2 4 4"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4_32_5" style:display-name="Heading 2 4 5"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5" style:display-name="Heading 2 5"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5_32_2" style:display-name="Heading 2 5 2"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5_32_2_32_2" style:display-name="Heading 2 5 2 2"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5_32_2_32_3" style:display-name="Heading 2 5 2 3"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5_32_2_32_4" style:display-name="Heading 2 5 2 4"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5_32_3" style:display-name="Heading 2 5 3"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5_32_4" style:display-name="Heading 2 5 4"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5_32_5" style:display-name="Heading 2 5 5"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6" style:display-name="Heading 2 6"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6_32_2" style:display-name="Heading 2 6 2"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6_32_3" style:display-name="Heading 2 6 3"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6_32_4" style:display-name="Heading 2 6 4"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3_32_2" style:display-name="Heading 3 2"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2_32_2" style:display-name="Heading 3 2 2"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2_32_2_32_2" style:display-name="Heading 3 2 2 2"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2_32_2_32_3" style:display-name="Heading 3 2 2 3"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2_32_2_32_4" style:display-name="Heading 3 2 2 4"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2_32_3" style:display-name="Heading 3 2 3"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2_32_4" style:display-name="Heading 3 2 4"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2_32_5" style:display-name="Heading 3 2 5"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3" style:display-name="Heading 3 3"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3_32_2" style:display-name="Heading 3 3 2"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3_32_2_32_2" style:display-name="Heading 3 3 2 2"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3_32_2_32_3" style:display-name="Heading 3 3 2 3"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3_32_2_32_4" style:display-name="Heading 3 3 2 4"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3_32_3" style:display-name="Heading 3 3 3"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3_32_4" style:display-name="Heading 3 3 4"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3_32_5" style:display-name="Heading 3 3 5"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4" style:display-name="Heading 3 4"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4_32_2" style:display-name="Heading 3 4 2"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4_32_2_32_2" style:display-name="Heading 3 4 2 2"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4_32_2_32_3" style:display-name="Heading 3 4 2 3"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4_32_2_32_4" style:display-name="Heading 3 4 2 4"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4_32_3" style:display-name="Heading 3 4 3"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4_32_4" style:display-name="Heading 3 4 4"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4_32_5" style:display-name="Heading 3 4 5"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5" style:display-name="Heading 3 5"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5_32_2" style:display-name="Heading 3 5 2"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5_32_2_32_2" style:display-name="Heading 3 5 2 2"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5_32_2_32_3" style:display-name="Heading 3 5 2 3"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5_32_2_32_4" style:display-name="Heading 3 5 2 4"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5_32_3" style:display-name="Heading 3 5 3"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5_32_4" style:display-name="Heading 3 5 4"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5_32_5" style:display-name="Heading 3 5 5"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6" style:display-name="Heading 3 6"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6_32_2" style:display-name="Heading 3 6 2"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6_32_3" style:display-name="Heading 3 6 3"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6_32_4" style:display-name="Heading 3 6 4"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2" style:display-name="Heading 4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2_32_2" style:display-name="Heading 4 2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2_32_2_32_2" style:display-name="Heading 4 2 2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2_32_2_32_3" style:display-name="Heading 4 2 2 3"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2_32_2_32_4" style:display-name="Heading 4 2 2 4"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2_32_3" style:display-name="Heading 4 2 3"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2_32_4" style:display-name="Heading 4 2 4"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2_32_5" style:display-name="Heading 4 2 5"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3" style:display-name="Heading 4 3"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3_32_2" style:display-name="Heading 4 3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3_32_2_32_2" style:display-name="Heading 4 3 2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3_32_2_32_3" style:display-name="Heading 4 3 2 3"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3_32_2_32_4" style:display-name="Heading 4 3 2 4"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3_32_3" style:display-name="Heading 4 3 3"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3_32_4" style:display-name="Heading 4 3 4"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3_32_5" style:display-name="Heading 4 3 5"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4" style:display-name="Heading 4 4"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4_32_2" style:display-name="Heading 4 4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4_32_2_32_2" style:display-name="Heading 4 4 2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4_32_2_32_3" style:display-name="Heading 4 4 2 3"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4_32_2_32_4" style:display-name="Heading 4 4 2 4"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4_32_3" style:display-name="Heading 4 4 3"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4_32_4" style:display-name="Heading 4 4 4"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4_32_5" style:display-name="Heading 4 4 5"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5" style:display-name="Heading 4 5"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5_32_2" style:display-name="Heading 4 5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5_32_2_32_2" style:display-name="Heading 4 5 2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5_32_2_32_3" style:display-name="Heading 4 5 2 3"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5_32_2_32_4" style:display-name="Heading 4 5 2 4"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5_32_3" style:display-name="Heading 4 5 3"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5_32_4" style:display-name="Heading 4 5 4"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5_32_5" style:display-name="Heading 4 5 5"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6" style:display-name="Heading 4 6"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6_32_2" style:display-name="Heading 4 6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6_32_3" style:display-name="Heading 4 6 3"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6_32_4" style:display-name="Heading 4 6 4"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5" style:display-name="Heading 5" style:family="table-cell" style:data-style-name="N67">
      <style:table-cell-properties fo:border-top="none" fo:border-bottom="2pt solid #FF99CC" fo:border-left="none" fo:border-right="none" style:vertical-align="automatic" fo:wrap-option="wrap"/>
      <style:text-properties fo:color="#993366" style:font-name="Helvetica Black" style:font-name-asian="Helvetica Black" style:font-name-complex="Helvetica Black" fo:font-size="8pt" style:font-size-asian="8pt" style:font-size-complex="8pt"/>
    </style:style>
    <style:style style:name="Heading_32_6" style:display-name="Heading 6" style:family="table-cell" style:data-style-name="N67">
      <style:table-cell-properties fo:border-top="none" fo:border-bottom="2pt solid #FF99CC" fo:border-left="none" fo:border-right="none" style:vertical-align="automatic" fo:wrap-option="wrap"/>
      <style:text-properties fo:color="#993366" style:font-name="Helvetica Black" style:font-name-asian="Helvetica Black" style:font-name-complex="Helvetica Black" fo:font-size="8pt" style:font-size-asian="8pt" style:font-size-complex="8pt"/>
    </style:style>
    <style:style style:name="Heading_32_7" style:display-name="Heading 7" style:family="table-cell" style:data-style-name="N67">
      <style:table-cell-properties fo:border-top="none" fo:border-bottom="2pt solid #FF99CC" fo:border-left="none" fo:border-right="none" style:vertical-align="automatic" fo:wrap-option="wrap"/>
      <style:text-properties fo:color="#993366" style:font-name="Helvetica Black" style:font-name-asian="Helvetica Black" style:font-name-complex="Helvetica Black" fo:font-size="8pt" style:font-size-asian="8pt" style:font-size-complex="8pt"/>
    </style:style>
    <style:style style:name="Heading1" style:family="table-cell" style:data-style-name="N0">
      <style:table-cell-properties style:vertical-align="automatic" fo:background-color="transparent" style:cell-protect="none"/>
      <style:text-properties fo:color="#800000" style:font-name="Courier" style:font-name-asian="Courier" style:font-name-complex="Courier" fo:font-size="1pt" style:font-size-asian="1pt" style:font-size-complex="1pt" fo:font-weight="bold" style:font-weight-asian="bold" style:font-weight-complex="bold" style:font-family-generic="modern"/>
    </style:style>
    <style:style style:name="Heading1_32_2" style:display-name="Heading1 2" style:family="table-cell" style:data-style-name="N0">
      <style:table-cell-properties style:vertical-align="automatic" fo:background-color="transparent" style:cell-protect="none"/>
      <style:text-properties fo:color="#800000" style:font-name="Courier" style:font-name-asian="Courier" style:font-name-complex="Courier" fo:font-size="1pt" style:font-size-asian="1pt" style:font-size-complex="1pt" fo:font-weight="bold" style:font-weight-asian="bold" style:font-weight-complex="bold" style:font-family-generic="modern"/>
    </style:style>
    <style:style style:name="Heading1_32_3" style:display-name="Heading1 3" style:family="table-cell" style:data-style-name="N0">
      <style:table-cell-properties style:vertical-align="automatic" fo:background-color="transparent" style:cell-protect="none"/>
      <style:text-properties fo:color="#800000" style:font-name="Courier" style:font-name-asian="Courier" style:font-name-complex="Courier" fo:font-size="1pt" style:font-size-asian="1pt" style:font-size-complex="1pt" fo:font-weight="bold" style:font-weight-asian="bold" style:font-weight-complex="bold" style:font-family-generic="modern"/>
    </style:style>
    <style:style style:name="Heading1_32_4" style:display-name="Heading1 4" style:family="table-cell" style:data-style-name="N0">
      <style:table-cell-properties style:vertical-align="automatic" fo:background-color="transparent" style:cell-protect="none"/>
      <style:text-properties fo:color="#800000" style:font-name="Courier" style:font-name-asian="Courier" style:font-name-complex="Courier" fo:font-size="1pt" style:font-size-asian="1pt" style:font-size-complex="1pt" fo:font-weight="bold" style:font-weight-asian="bold" style:font-weight-complex="bold" style:font-family-generic="modern"/>
    </style:style>
    <style:style style:name="Heading2" style:family="table-cell" style:data-style-name="N0">
      <style:table-cell-properties style:vertical-align="automatic" fo:background-color="transparent" style:cell-protect="none"/>
      <style:text-properties fo:color="#800000" style:font-name="Courier" style:font-name-asian="Courier" style:font-name-complex="Courier" fo:font-size="1pt" style:font-size-asian="1pt" style:font-size-complex="1pt" fo:font-weight="bold" style:font-weight-asian="bold" style:font-weight-complex="bold" style:font-family-generic="modern"/>
    </style:style>
    <style:style style:name="Heading2_32_2" style:display-name="Heading2 2" style:family="table-cell" style:data-style-name="N0">
      <style:table-cell-properties style:vertical-align="automatic" fo:background-color="transparent" style:cell-protect="none"/>
      <style:text-properties fo:color="#800000" style:font-name="Courier" style:font-name-asian="Courier" style:font-name-complex="Courier" fo:font-size="1pt" style:font-size-asian="1pt" style:font-size-complex="1pt" fo:font-weight="bold" style:font-weight-asian="bold" style:font-weight-complex="bold" style:font-family-generic="modern"/>
    </style:style>
    <style:style style:name="Heading2_32_3" style:display-name="Heading2 3" style:family="table-cell" style:data-style-name="N0">
      <style:table-cell-properties style:vertical-align="automatic" fo:background-color="transparent" style:cell-protect="none"/>
      <style:text-properties fo:color="#800000" style:font-name="Courier" style:font-name-asian="Courier" style:font-name-complex="Courier" fo:font-size="1pt" style:font-size-asian="1pt" style:font-size-complex="1pt" fo:font-weight="bold" style:font-weight-asian="bold" style:font-weight-complex="bold" style:font-family-generic="modern"/>
    </style:style>
    <style:style style:name="Heading2_32_4" style:display-name="Heading2 4" style:family="table-cell" style:data-style-name="N0">
      <style:table-cell-properties style:vertical-align="automatic" fo:background-color="transparent" style:cell-protect="none"/>
      <style:text-properties fo:color="#800000" style:font-name="Courier" style:font-name-asian="Courier" style:font-name-complex="Courier" fo:font-size="1pt" style:font-size-asian="1pt" style:font-size-complex="1pt" fo:font-weight="bold" style:font-weight-asian="bold" style:font-weight-complex="bold" style:font-family-generic="modern"/>
    </style:style>
    <style:style style:name="Hyperlink_32_2" style:display-name="Hyperlink 2" style:family="table-cell" style:data-style-name="N0">
      <style:text-properties fo:color="#0000FF" fo:font-size="9pt" style:font-size-asian="9pt" style:font-size-complex="9pt" style:text-underline-style="solid" style:text-underline-type="single"/>
    </style:style>
    <style:style style:name="Hyperlink_32_2_32_2" style:display-name="Hyperlink 2 2" style:family="table-cell" style:data-style-name="N0">
      <style:text-properties fo:color="#0000FF" style:font-name="Calibri" style:font-name-asian="Calibri" style:font-name-complex="Calibri" fo:font-size="9pt" style:font-size-asian="9pt" style:font-size-complex="9pt" style:text-underline-style="solid" style:text-underline-type="single"/>
    </style:style>
    <style:style style:name="Hyperlink_32_2_32_2_32_2" style:display-name="Hyperlink 2 2 2" style:family="table-cell" style:data-style-name="N0">
      <style:text-properties fo:color="#0000FF" style:font-name="Calibri" style:font-name-asian="Calibri" style:font-name-complex="Calibri" fo:font-size="9pt" style:font-size-asian="9pt" style:font-size-complex="9pt" style:text-underline-style="solid" style:text-underline-type="single"/>
    </style:style>
    <style:style style:name="Hyperlink_32_2_32_2_32_3" style:display-name="Hyperlink 2 2 3" style:family="table-cell" style:data-style-name="N0">
      <style:text-properties fo:color="#0000FF" style:font-name="Calibri" style:font-name-asian="Calibri" style:font-name-complex="Calibri" fo:font-size="9pt" style:font-size-asian="9pt" style:font-size-complex="9pt" style:text-underline-style="solid" style:text-underline-type="single"/>
    </style:style>
    <style:style style:name="Hyperlink_32_2_32_2_32_4" style:display-name="Hyperlink 2 2 4" style:family="table-cell" style:data-style-name="N0">
      <style:text-properties fo:color="#0000FF" style:font-name="Calibri" style:font-name-asian="Calibri" style:font-name-complex="Calibri" fo:font-size="9pt" style:font-size-asian="9pt" style:font-size-complex="9pt" style:text-underline-style="solid" style:text-underline-type="single"/>
    </style:style>
    <style:style style:name="Hyperlink_32_2_32_3" style:display-name="Hyperlink 2 3" style:family="table-cell" style:data-style-name="N0">
      <style:text-properties fo:color="#0000FF" fo:font-size="9pt" style:font-size-asian="9pt" style:font-size-complex="9pt" style:text-underline-style="solid" style:text-underline-type="single"/>
    </style:style>
    <style:style style:name="Hyperlink_32_2_32_4" style:display-name="Hyperlink 2 4" style:family="table-cell" style:data-style-name="N0">
      <style:text-properties fo:color="#0000FF" fo:font-size="9pt" style:font-size-asian="9pt" style:font-size-complex="9pt" style:text-underline-style="solid" style:text-underline-type="single"/>
    </style:style>
    <style:style style:name="Hyperlink_32_2_32_5" style:display-name="Hyperlink 2 5" style:family="table-cell" style:data-style-name="N0">
      <style:text-properties fo:color="#0000FF" fo:font-size="9pt" style:font-size-asian="9pt" style:font-size-complex="9pt" style:text-underline-style="solid" style:text-underline-type="single"/>
    </style:style>
    <style:style style:name="Hyperlink_32_3" style:display-name="Hyperlink 3" style:family="table-cell" style:data-style-name="N0">
      <style:text-properties fo:color="#0000FF" style:text-underline-style="solid" style:text-underline-type="single"/>
    </style:style>
    <style:style style:name="Hyperlink_32_3_32_2" style:display-name="Hyperlink 3 2" style:family="table-cell" style:data-style-name="N0">
      <style:text-properties fo:color="#0000FF" style:text-underline-style="solid" style:text-underline-type="single"/>
    </style:style>
    <style:style style:name="Hyperlink_32_3_32_3" style:display-name="Hyperlink 3 3" style:family="table-cell" style:data-style-name="N0">
      <style:text-properties fo:color="#0000FF" style:text-underline-style="solid" style:text-underline-type="single"/>
    </style:style>
    <style:style style:name="Hyperlink_32_3_32_4" style:display-name="Hyperlink 3 4" style:family="table-cell" style:data-style-name="N0">
      <style:text-properties fo:color="#0000FF" style:text-underline-style="solid" style:text-underline-type="single"/>
    </style:style>
    <style:style style:name="Hyperlink_32_4" style:display-name="Hyperlink 4" style:family="table-cell" style:data-style-name="N0">
      <style:text-properties fo:color="#0000FF" fo:font-size="10pt" style:font-size-asian="10pt" style:font-size-complex="10pt" style:text-underline-style="solid" style:text-underline-type="single"/>
    </style:style>
    <style:style style:name="Hyperlink_32_4_32_2" style:display-name="Hyperlink 4 2" style:family="table-cell" style:data-style-name="N0">
      <style:text-properties fo:color="#0000FF" fo:font-size="10pt" style:font-size-asian="10pt" style:font-size-complex="10pt" style:text-underline-style="solid" style:text-underline-type="single"/>
    </style:style>
    <style:style style:name="Hyperlink_32_4_32_3" style:display-name="Hyperlink 4 3" style:family="table-cell" style:data-style-name="N0">
      <style:text-properties fo:color="#0000FF" fo:font-size="10pt" style:font-size-asian="10pt" style:font-size-complex="10pt" style:text-underline-style="solid" style:text-underline-type="single"/>
    </style:style>
    <style:style style:name="Hyperlink_32_4_32_4" style:display-name="Hyperlink 4 4" style:family="table-cell" style:data-style-name="N0">
      <style:text-properties fo:color="#0000FF" fo:font-size="10pt" style:font-size-asian="10pt" style:font-size-complex="10pt" style:text-underline-style="solid" style:text-underline-type="single"/>
    </style:style>
    <style:style style:name="Hyperlink_32_5" style:display-name="Hyperlink 5" style:family="table-cell" style:data-style-name="N0">
      <style:text-properties fo:color="#0000FF" style:font-name="Calibri" style:font-name-asian="Calibri" style:font-name-complex="Calibri" fo:font-size="11pt" style:font-size-asian="11pt" style:font-size-complex="11pt" style:text-underline-style="solid" style:text-underline-type="single"/>
    </style:style>
    <style:style style:name="Hyperlink_32_5_32_2" style:display-name="Hyperlink 5 2" style:family="table-cell" style:data-style-name="N0">
      <style:text-properties fo:color="#0000FF" style:text-underline-style="solid" style:text-underline-type="single"/>
    </style:style>
    <style:style style:name="Hyperlink_32_5_32_2_32_2" style:display-name="Hyperlink 5 2 2" style:family="table-cell" style:data-style-name="N0">
      <style:text-properties fo:color="#0000FF" style:text-underline-style="solid" style:text-underline-type="single"/>
    </style:style>
    <style:style style:name="Hyperlink_32_5_32_2_32_3" style:display-name="Hyperlink 5 2 3" style:family="table-cell" style:data-style-name="N0">
      <style:text-properties fo:color="#0000FF" style:text-underline-style="solid" style:text-underline-type="single"/>
    </style:style>
    <style:style style:name="Hyperlink_32_5_32_2_32_4" style:display-name="Hyperlink 5 2 4" style:family="table-cell" style:data-style-name="N0">
      <style:text-properties fo:color="#0000FF" style:text-underline-style="solid" style:text-underline-type="single"/>
    </style:style>
    <style:style style:name="Hyperlink_32_5_32_3" style:display-name="Hyperlink 5 3" style:family="table-cell" style:data-style-name="N0">
      <style:text-properties fo:color="#0000FF" style:font-name="Calibri" style:font-name-asian="Calibri" style:font-name-complex="Calibri" fo:font-size="11pt" style:font-size-asian="11pt" style:font-size-complex="11pt" style:text-underline-style="solid" style:text-underline-type="single"/>
    </style:style>
    <style:style style:name="Hyperlink_32_5_32_4" style:display-name="Hyperlink 5 4" style:family="table-cell" style:data-style-name="N0">
      <style:text-properties fo:color="#0000FF" style:font-name="Calibri" style:font-name-asian="Calibri" style:font-name-complex="Calibri" fo:font-size="11pt" style:font-size-asian="11pt" style:font-size-complex="11pt" style:text-underline-style="solid" style:text-underline-type="single"/>
    </style:style>
    <style:style style:name="Hyperlink_32_5_32_5" style:display-name="Hyperlink 5 5" style:family="table-cell" style:data-style-name="N0">
      <style:text-properties fo:color="#0000FF" style:font-name="Calibri" style:font-name-asian="Calibri" style:font-name-complex="Calibri" fo:font-size="11pt" style:font-size-asian="11pt" style:font-size-complex="11pt" style:text-underline-style="solid" style:text-underline-type="single"/>
    </style:style>
    <style:style style:name="Hyperlink_32_6" style:display-name="Hyperlink 6" style:family="table-cell" style:data-style-name="N0">
      <style:text-properties fo:color="#0000FF" style:font-name="Calibri" style:font-name-asian="Calibri" style:font-name-complex="Calibri" fo:font-size="11pt" style:font-size-asian="11pt" style:font-size-complex="11pt" style:text-underline-style="solid" style:text-underline-type="single"/>
    </style:style>
    <style:style style:name="Hyperlink_32_6_32_2" style:display-name="Hyperlink 6 2" style:family="table-cell" style:data-style-name="N0">
      <style:text-properties fo:color="#0000FF" style:font-name="Calibri" style:font-name-asian="Calibri" style:font-name-complex="Calibri" fo:font-size="11pt" style:font-size-asian="11pt" style:font-size-complex="11pt" style:text-underline-style="solid" style:text-underline-type="single"/>
    </style:style>
    <style:style style:name="Hyperlink_32_6_32_3" style:display-name="Hyperlink 6 3" style:family="table-cell" style:data-style-name="N0">
      <style:text-properties fo:color="#0000FF" style:font-name="Calibri" style:font-name-asian="Calibri" style:font-name-complex="Calibri" fo:font-size="11pt" style:font-size-asian="11pt" style:font-size-complex="11pt" style:text-underline-style="solid" style:text-underline-type="single"/>
    </style:style>
    <style:style style:name="Hyperlink_32_6_32_4" style:display-name="Hyperlink 6 4" style:family="table-cell" style:data-style-name="N0">
      <style:text-properties fo:color="#0000FF" style:font-name="Calibri" style:font-name-asian="Calibri" style:font-name-complex="Calibri" fo:font-size="11pt" style:font-size-asian="11pt" style:font-size-complex="11pt" style:text-underline-style="solid" style:text-underline-type="single"/>
    </style:style>
    <style:style style:name="Input_32__37_" style:display-name="Input %" style:family="table-cell" style:data-style-name="N68">
      <style:table-cell-properties style:cell-protect="none"/>
      <style:text-properties fo:color="#0000FF" style:font-name="Times New Roman" style:font-name-asian="Times New Roman" style:font-name-complex="Times New Roman" fo:font-size="8pt" style:font-size-asian="8pt" style:font-size-complex="8pt" fo:text-shadow="1pt 1pt" style:font-family-generic="roman"/>
    </style:style>
    <style:style style:name="Input_32__37__32_2" style:display-name="Input % 2" style:family="table-cell" style:data-style-name="N68">
      <style:table-cell-properties style:cell-protect="none"/>
      <style:text-properties fo:color="#0000FF" style:font-name="Times New Roman" style:font-name-asian="Times New Roman" style:font-name-complex="Times New Roman" fo:font-size="8pt" style:font-size-asian="8pt" style:font-size-complex="8pt" fo:text-shadow="1pt 1pt" style:font-family-generic="roman"/>
    </style:style>
    <style:style style:name="Input_32__37__32_3" style:display-name="Input % 3" style:family="table-cell" style:data-style-name="N68">
      <style:table-cell-properties style:cell-protect="none"/>
      <style:text-properties fo:color="#0000FF" style:font-name="Times New Roman" style:font-name-asian="Times New Roman" style:font-name-complex="Times New Roman" fo:font-size="8pt" style:font-size-asian="8pt" style:font-size-complex="8pt" fo:text-shadow="1pt 1pt" style:font-family-generic="roman"/>
    </style:style>
    <style:style style:name="Input_32__37__32_4" style:display-name="Input % 4" style:family="table-cell" style:data-style-name="N68">
      <style:table-cell-properties style:cell-protect="none"/>
      <style:text-properties fo:color="#0000FF" style:font-name="Times New Roman" style:font-name-asian="Times New Roman" style:font-name-complex="Times New Roman" fo:font-size="8pt" style:font-size-asian="8pt" style:font-size-complex="8pt" fo:text-shadow="1pt 1pt" style:font-family-generic="roman"/>
    </style:style>
    <style:style style:name="Input_32__91_yellow_93_" style:display-name="Input [yellow]" style:family="table-cell" style:data-style-name="N14">
      <style:table-cell-properties fo:background-color="#FFFFCC"/>
      <style:text-properties fo:font-size="8pt" style:font-size-asian="8pt" style:font-size-complex="8pt"/>
    </style:style>
    <style:style style:name="Input_32__91_yellow_93__32_2" style:display-name="Input [yellow] 2" style:family="table-cell" style:data-style-name="N14">
      <style:table-cell-properties fo:background-color="#FFFFCC"/>
      <style:text-properties fo:font-size="8pt" style:font-size-asian="8pt" style:font-size-complex="8pt"/>
    </style:style>
    <style:style style:name="Input_32__91_yellow_93__32_2_32_2" style:display-name="Input [yellow] 2 2" style:family="table-cell" style:data-style-name="N14">
      <style:table-cell-properties fo:background-color="#FFFFCC"/>
      <style:text-properties fo:font-size="8pt" style:font-size-asian="8pt" style:font-size-complex="8pt"/>
    </style:style>
    <style:style style:name="Input_32__91_yellow_93__32_2_32_3" style:display-name="Input [yellow] 2 3" style:family="table-cell" style:data-style-name="N14">
      <style:table-cell-properties fo:background-color="#FFFFCC"/>
      <style:text-properties fo:font-size="8pt" style:font-size-asian="8pt" style:font-size-complex="8pt"/>
    </style:style>
    <style:style style:name="Input_32__91_yellow_93__32_2_32_4" style:display-name="Input [yellow] 2 4" style:family="table-cell" style:data-style-name="N14">
      <style:table-cell-properties fo:background-color="#FFFFCC"/>
      <style:text-properties fo:font-size="8pt" style:font-size-asian="8pt" style:font-size-complex="8pt"/>
    </style:style>
    <style:style style:name="Input_32__91_yellow_93__32_3" style:display-name="Input [yellow] 3" style:family="table-cell" style:data-style-name="N14">
      <style:table-cell-properties fo:background-color="#FFFFCC"/>
      <style:text-properties fo:font-size="8pt" style:font-size-asian="8pt" style:font-size-complex="8pt"/>
    </style:style>
    <style:style style:name="Input_32__91_yellow_93__32_4" style:display-name="Input [yellow] 4" style:family="table-cell" style:data-style-name="N14">
      <style:table-cell-properties fo:background-color="#FFFFCC"/>
      <style:text-properties fo:font-size="8pt" style:font-size-asian="8pt" style:font-size-complex="8pt"/>
    </style:style>
    <style:style style:name="Input_32__91_yellow_93__32_5" style:display-name="Input [yellow] 5" style:family="table-cell" style:data-style-name="N14">
      <style:table-cell-properties fo:background-color="#FFFFCC"/>
      <style:text-properties fo:font-size="8pt" style:font-size-asian="8pt" style:font-size-complex="8pt"/>
    </style:style>
    <style:style style:name="Input_32_1" style:display-name="Input 1" style:family="table-cell" style:data-style-name="N60">
      <style:table-cell-properties style:cell-protect="none"/>
      <style:text-properties fo:color="#0000FF" style:font-name="Times New Roman" style:font-name-asian="Times New Roman" style:font-name-complex="Times New Roman" fo:font-size="8pt" style:font-size-asian="8pt" style:font-size-complex="8pt" fo:text-shadow="1pt 1pt" style:font-family-generic="roman"/>
    </style:style>
    <style:style style:name="Input_32_1_32_2" style:display-name="Input 1 2" style:family="table-cell" style:data-style-name="N60">
      <style:table-cell-properties style:cell-protect="none"/>
      <style:text-properties fo:color="#0000FF" style:font-name="Times New Roman" style:font-name-asian="Times New Roman" style:font-name-complex="Times New Roman" fo:font-size="8pt" style:font-size-asian="8pt" style:font-size-complex="8pt" fo:text-shadow="1pt 1pt" style:font-family-generic="roman"/>
    </style:style>
    <style:style style:name="Input_32_1_32_3" style:display-name="Input 1 3" style:family="table-cell" style:data-style-name="N60">
      <style:table-cell-properties style:cell-protect="none"/>
      <style:text-properties fo:color="#0000FF" style:font-name="Times New Roman" style:font-name-asian="Times New Roman" style:font-name-complex="Times New Roman" fo:font-size="8pt" style:font-size-asian="8pt" style:font-size-complex="8pt" fo:text-shadow="1pt 1pt" style:font-family-generic="roman"/>
    </style:style>
    <style:style style:name="Input_32_1_32_4" style:display-name="Input 1 4" style:family="table-cell" style:data-style-name="N60">
      <style:table-cell-properties style:cell-protect="none"/>
      <style:text-properties fo:color="#0000FF" style:font-name="Times New Roman" style:font-name-asian="Times New Roman" style:font-name-complex="Times New Roman" fo:font-size="8pt" style:font-size-asian="8pt" style:font-size-complex="8pt" fo:text-shadow="1pt 1pt" style:font-family-generic="roman"/>
    </style:style>
    <style:style style:name="Input_32_2" style:display-name="Input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2_32_2" style:display-name="Input 2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2_32_2_32_2" style:display-name="Input 2 2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2_32_2_32_3" style:display-name="Input 2 2 3"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2_32_2_32_4" style:display-name="Input 2 2 4"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2_32_3" style:display-name="Input 2 3" style:family="table-cell" style:data-style-name="N0">
      <style:table-cell-properties fo:border="thin dashed #660066" style:vertical-align="middle" fo:background-color="#0066CC" style:cell-protect="none"/>
      <style:text-properties fo:color="#000080" fo:font-size="10pt" style:font-size-asian="10pt" style:font-size-complex="10pt"/>
    </style:style>
    <style:style style:name="Input_32_2_32_3_32_2" style:display-name="Input 2 3 2" style:family="table-cell" style:data-style-name="N0">
      <style:table-cell-properties fo:border="thin dashed #660066" style:vertical-align="middle" fo:background-color="#0066CC" style:cell-protect="none"/>
      <style:text-properties fo:color="#000080" fo:font-size="10pt" style:font-size-asian="10pt" style:font-size-complex="10pt"/>
    </style:style>
    <style:style style:name="Input_32_2_32_3_32_3" style:display-name="Input 2 3 3" style:family="table-cell" style:data-style-name="N0">
      <style:table-cell-properties fo:border="thin dashed #660066" style:vertical-align="middle" fo:background-color="#0066CC" style:cell-protect="none"/>
      <style:text-properties fo:color="#000080" fo:font-size="10pt" style:font-size-asian="10pt" style:font-size-complex="10pt"/>
    </style:style>
    <style:style style:name="Input_32_2_32_3_32_4" style:display-name="Input 2 3 4" style:family="table-cell" style:data-style-name="N0">
      <style:table-cell-properties fo:border="thin dashed #660066" style:vertical-align="middle" fo:background-color="#0066CC" style:cell-protect="none"/>
      <style:text-properties fo:color="#000080" fo:font-size="10pt" style:font-size-asian="10pt" style:font-size-complex="10pt"/>
    </style:style>
    <style:style style:name="Input_32_2_32_4" style:display-name="Input 2 4"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2_32_5" style:display-name="Input 2 5"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2_32_6" style:display-name="Input 2 6"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3" style:display-name="Input 3" style:family="table-cell" style:data-style-name="N62">
      <style:text-properties fo:color="#0000FF" style:font-name="Times New Roman" style:font-name-asian="Times New Roman" style:font-name-complex="Times New Roman" fo:font-size="8pt" style:font-size-asian="8pt" style:font-size-complex="8pt" fo:text-shadow="1pt 1pt" style:font-family-generic="roman"/>
    </style:style>
    <style:style style:name="Input_32_3_32_2" style:display-name="Input 3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3_32_2_32_2" style:display-name="Input 3 2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3_32_2_32_3" style:display-name="Input 3 2 3"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3_32_2_32_4" style:display-name="Input 3 2 4"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3_32_3" style:display-name="Input 3 3" style:family="table-cell" style:data-style-name="N62">
      <style:text-properties fo:color="#0000FF" style:font-name="Times New Roman" style:font-name-asian="Times New Roman" style:font-name-complex="Times New Roman" fo:font-size="8pt" style:font-size-asian="8pt" style:font-size-complex="8pt" fo:text-shadow="1pt 1pt" style:font-family-generic="roman"/>
    </style:style>
    <style:style style:name="Input_32_3_32_4" style:display-name="Input 3 4" style:family="table-cell" style:data-style-name="N62">
      <style:text-properties fo:color="#0000FF" style:font-name="Times New Roman" style:font-name-asian="Times New Roman" style:font-name-complex="Times New Roman" fo:font-size="8pt" style:font-size-asian="8pt" style:font-size-complex="8pt" fo:text-shadow="1pt 1pt" style:font-family-generic="roman"/>
    </style:style>
    <style:style style:name="Input_32_3_32_5" style:display-name="Input 3 5" style:family="table-cell" style:data-style-name="N62">
      <style:text-properties fo:color="#0000FF" style:font-name="Times New Roman" style:font-name-asian="Times New Roman" style:font-name-complex="Times New Roman" fo:font-size="8pt" style:font-size-asian="8pt" style:font-size-complex="8pt" fo:text-shadow="1pt 1pt" style:font-family-generic="roman"/>
    </style:style>
    <style:style style:name="Input_32_4" style:display-name="Input 4"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4_32_2" style:display-name="Input 4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4_32_2_32_2" style:display-name="Input 4 2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4_32_2_32_3" style:display-name="Input 4 2 3"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4_32_2_32_4" style:display-name="Input 4 2 4"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4_32_3" style:display-name="Input 4 3"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4_32_4" style:display-name="Input 4 4"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4_32_5" style:display-name="Input 4 5"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5" style:display-name="Input 5"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5_32_2" style:display-name="Input 5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5_32_2_32_2" style:display-name="Input 5 2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5_32_2_32_3" style:display-name="Input 5 2 3"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5_32_2_32_4" style:display-name="Input 5 2 4"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5_32_3" style:display-name="Input 5 3"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5_32_4" style:display-name="Input 5 4"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5_32_5" style:display-name="Input 5 5"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6" style:display-name="Input 6"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6_32_2" style:display-name="Input 6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6_32_3" style:display-name="Input 6 3"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6_32_4" style:display-name="Input 6 4"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talic" style:family="table-cell" style:data-style-name="N0">
      <style:table-cell-properties style:vertical-align="automatic" fo:background-color="transparent"/>
      <style:text-properties style:font-name="Gill Sans MT" style:font-name-asian="Gill Sans MT" style:font-name-complex="Gill Sans MT" fo:font-size="10pt" style:font-size-asian="10pt" style:font-size-complex="10pt" fo:font-style="italic" style:font-style-asian="italic" style:font-style-complex="italic"/>
    </style:style>
    <style:style style:name="Italic_32_2" style:display-name="Italic 2" style:family="table-cell" style:data-style-name="N0">
      <style:table-cell-properties style:vertical-align="automatic" fo:background-color="transparent"/>
      <style:text-properties style:font-name="Gill Sans MT" style:font-name-asian="Gill Sans MT" style:font-name-complex="Gill Sans MT" fo:font-size="10pt" style:font-size-asian="10pt" style:font-size-complex="10pt" fo:font-style="italic" style:font-style-asian="italic" style:font-style-complex="italic"/>
    </style:style>
    <style:style style:name="Italic_32_3" style:display-name="Italic 3" style:family="table-cell" style:data-style-name="N0">
      <style:table-cell-properties style:vertical-align="automatic" fo:background-color="transparent"/>
      <style:text-properties style:font-name="Gill Sans MT" style:font-name-asian="Gill Sans MT" style:font-name-complex="Gill Sans MT" fo:font-size="10pt" style:font-size-asian="10pt" style:font-size-complex="10pt" fo:font-style="italic" style:font-style-asian="italic" style:font-style-complex="italic"/>
    </style:style>
    <style:style style:name="Italic_32_4" style:display-name="Italic 4" style:family="table-cell" style:data-style-name="N0">
      <style:table-cell-properties style:vertical-align="automatic" fo:background-color="transparent"/>
      <style:text-properties style:font-name="Gill Sans MT" style:font-name-asian="Gill Sans MT" style:font-name-complex="Gill Sans MT" fo:font-size="10pt" style:font-size-asian="10pt" style:font-size-complex="10pt" fo:font-style="italic" style:font-style-asian="italic" style:font-style-complex="italic"/>
    </style:style>
    <style:style style:name="JusterBunn" style:family="table-cell" style:data-style-name="N0">
      <style:table-cell-properties style:vertical-align="automatic"/>
    </style:style>
    <style:style style:name="JusterBunn_32_2" style:display-name="JusterBunn 2" style:family="table-cell" style:data-style-name="N0">
      <style:table-cell-properties style:vertical-align="automatic"/>
    </style:style>
    <style:style style:name="JusterBunn_32_3" style:display-name="JusterBunn 3" style:family="table-cell" style:data-style-name="N0">
      <style:table-cell-properties style:vertical-align="automatic"/>
    </style:style>
    <style:style style:name="JusterBunn_32_4" style:display-name="JusterBunn 4" style:family="table-cell" style:data-style-name="N0">
      <style:table-cell-properties style:vertical-align="automatic"/>
    </style:style>
    <style:style style:name="JusterMidtstill" style:family="table-cell" style:data-style-name="N0">
      <style:table-cell-properties style:vertical-align="automatic"/>
    </style:style>
    <style:style style:name="JusterMidtstill_32_2" style:display-name="JusterMidtstill 2" style:family="table-cell" style:data-style-name="N0">
      <style:table-cell-properties style:vertical-align="automatic"/>
    </style:style>
    <style:style style:name="JusterMidtstill_32_3" style:display-name="JusterMidtstill 3" style:family="table-cell" style:data-style-name="N0">
      <style:table-cell-properties style:vertical-align="automatic"/>
    </style:style>
    <style:style style:name="JusterMidtstill_32_4" style:display-name="JusterMidtstill 4" style:family="table-cell" style:data-style-name="N0">
      <style:table-cell-properties style:vertical-align="automatic"/>
    </style:style>
    <style:style style:name="JusterTopp" style:family="table-cell" style:data-style-name="N0">
      <style:table-cell-properties style:vertical-align="top"/>
    </style:style>
    <style:style style:name="JusterTopp_32_2" style:display-name="JusterTopp 2" style:family="table-cell" style:data-style-name="N0">
      <style:table-cell-properties style:vertical-align="top"/>
    </style:style>
    <style:style style:name="JusterTopp_32_3" style:display-name="JusterTopp 3" style:family="table-cell" style:data-style-name="N0">
      <style:table-cell-properties style:vertical-align="top"/>
    </style:style>
    <style:style style:name="JusterTopp_32_4" style:display-name="JusterTopp 4" style:family="table-cell" style:data-style-name="N0">
      <style:table-cell-properties style:vertical-align="top"/>
    </style:style>
    <style:style style:name="Klokkeslett" style:family="table-cell" style:data-style-name="N69"/>
    <style:style style:name="Klokkeslett_32_2" style:display-name="Klokkeslett 2" style:family="table-cell" style:data-style-name="N69"/>
    <style:style style:name="Klokkeslett_32_3" style:display-name="Klokkeslett 3" style:family="table-cell" style:data-style-name="N69"/>
    <style:style style:name="Klokkeslett_32_4" style:display-name="Klokkeslett 4" style:family="table-cell" style:data-style-name="N69"/>
    <style:style style:name="Konto" style:family="table-cell" style:data-style-name="N70"/>
    <style:style style:name="Konto_32_2" style:display-name="Konto 2" style:family="table-cell" style:data-style-name="N70"/>
    <style:style style:name="Konto_32_3" style:display-name="Konto 3" style:family="table-cell" style:data-style-name="N70"/>
    <style:style style:name="Konto_32_4" style:display-name="Konto 4" style:family="table-cell" style:data-style-name="N70"/>
    <style:style style:name="KPMG_32_Heading_32_1" style:display-name="KPMG Heading 1" style:family="table-cell" style:data-style-name="N44">
      <style:table-cell-properties style:vertical-align="automatic" fo:background-color="transparent"/>
      <style:text-properties style:font-name="Times New Roman" style:font-name-asian="Times New Roman" style:font-name-complex="Times New Roman" fo:font-size="18pt" style:font-size-asian="18pt" style:font-size-complex="18pt" style:font-family-generic="roman"/>
    </style:style>
    <style:style style:name="KPMG_32_Heading_32_1_32_2" style:display-name="KPMG Heading 1 2" style:family="table-cell" style:data-style-name="N44">
      <style:table-cell-properties style:vertical-align="automatic" fo:background-color="transparent"/>
      <style:text-properties style:font-name="Times New Roman" style:font-name-asian="Times New Roman" style:font-name-complex="Times New Roman" fo:font-size="18pt" style:font-size-asian="18pt" style:font-size-complex="18pt" style:font-family-generic="roman"/>
    </style:style>
    <style:style style:name="KPMG_32_Heading_32_1_32_3" style:display-name="KPMG Heading 1 3" style:family="table-cell" style:data-style-name="N44">
      <style:table-cell-properties style:vertical-align="automatic" fo:background-color="transparent"/>
      <style:text-properties style:font-name="Times New Roman" style:font-name-asian="Times New Roman" style:font-name-complex="Times New Roman" fo:font-size="18pt" style:font-size-asian="18pt" style:font-size-complex="18pt" style:font-family-generic="roman"/>
    </style:style>
    <style:style style:name="KPMG_32_Heading_32_1_32_4" style:display-name="KPMG Heading 1 4" style:family="table-cell" style:data-style-name="N44">
      <style:table-cell-properties style:vertical-align="automatic" fo:background-color="transparent"/>
      <style:text-properties style:font-name="Times New Roman" style:font-name-asian="Times New Roman" style:font-name-complex="Times New Roman" fo:font-size="18pt" style:font-size-asian="18pt" style:font-size-complex="18pt" style:font-family-generic="roman"/>
    </style:style>
    <style:style style:name="KPMG_32_Heading_32_2" style:display-name="KPMG Heading 2" style:family="table-cell" style:data-style-name="N44">
      <style:table-cell-properties style:vertical-align="automatic" fo:background-color="transparent"/>
      <style:text-properties style:font-name="Times New Roman" style:font-name-asian="Times New Roman" style:font-name-complex="Times New Roman" fo:font-size="13pt" style:font-size-asian="13pt" style:font-size-complex="13pt" fo:font-weight="bold" style:font-weight-asian="bold" style:font-weight-complex="bold" style:font-family-generic="roman"/>
    </style:style>
    <style:style style:name="KPMG_32_Heading_32_2_32_2" style:display-name="KPMG Heading 2 2" style:family="table-cell" style:data-style-name="N44">
      <style:table-cell-properties style:vertical-align="automatic" fo:background-color="transparent"/>
      <style:text-properties style:font-name="Times New Roman" style:font-name-asian="Times New Roman" style:font-name-complex="Times New Roman" fo:font-size="13pt" style:font-size-asian="13pt" style:font-size-complex="13pt" fo:font-weight="bold" style:font-weight-asian="bold" style:font-weight-complex="bold" style:font-family-generic="roman"/>
    </style:style>
    <style:style style:name="KPMG_32_Heading_32_2_32_3" style:display-name="KPMG Heading 2 3" style:family="table-cell" style:data-style-name="N44">
      <style:table-cell-properties style:vertical-align="automatic" fo:background-color="transparent"/>
      <style:text-properties style:font-name="Times New Roman" style:font-name-asian="Times New Roman" style:font-name-complex="Times New Roman" fo:font-size="13pt" style:font-size-asian="13pt" style:font-size-complex="13pt" fo:font-weight="bold" style:font-weight-asian="bold" style:font-weight-complex="bold" style:font-family-generic="roman"/>
    </style:style>
    <style:style style:name="KPMG_32_Heading_32_2_32_4" style:display-name="KPMG Heading 2 4" style:family="table-cell" style:data-style-name="N44">
      <style:table-cell-properties style:vertical-align="automatic" fo:background-color="transparent"/>
      <style:text-properties style:font-name="Times New Roman" style:font-name-asian="Times New Roman" style:font-name-complex="Times New Roman" fo:font-size="13pt" style:font-size-asian="13pt" style:font-size-complex="13pt" fo:font-weight="bold" style:font-weight-asian="bold" style:font-weight-complex="bold" style:font-family-generic="roman"/>
    </style:style>
    <style:style style:name="KPMG_32_Heading_32_3" style:display-name="KPMG Heading 3" style:family="table-cell" style:data-style-name="N44">
      <style:table-cell-properties style:vertical-align="automatic" fo:background-color="transparent"/>
      <style:text-properties style:font-name="Times New Roman" style:font-name-asian="Times New Roman" style:font-name-complex="Times New Roman" fo:font-style="italic" style:font-style-asian="italic" style:font-style-complex="italic" fo:font-weight="bold" style:font-weight-asian="bold" style:font-weight-complex="bold" style:font-family-generic="roman"/>
    </style:style>
    <style:style style:name="KPMG_32_Heading_32_3_32_2" style:display-name="KPMG Heading 3 2" style:family="table-cell" style:data-style-name="N44">
      <style:table-cell-properties style:vertical-align="automatic" fo:background-color="transparent"/>
      <style:text-properties style:font-name="Times New Roman" style:font-name-asian="Times New Roman" style:font-name-complex="Times New Roman" fo:font-style="italic" style:font-style-asian="italic" style:font-style-complex="italic" fo:font-weight="bold" style:font-weight-asian="bold" style:font-weight-complex="bold" style:font-family-generic="roman"/>
    </style:style>
    <style:style style:name="KPMG_32_Heading_32_3_32_3" style:display-name="KPMG Heading 3 3" style:family="table-cell" style:data-style-name="N44">
      <style:table-cell-properties style:vertical-align="automatic" fo:background-color="transparent"/>
      <style:text-properties style:font-name="Times New Roman" style:font-name-asian="Times New Roman" style:font-name-complex="Times New Roman" fo:font-style="italic" style:font-style-asian="italic" style:font-style-complex="italic" fo:font-weight="bold" style:font-weight-asian="bold" style:font-weight-complex="bold" style:font-family-generic="roman"/>
    </style:style>
    <style:style style:name="KPMG_32_Heading_32_3_32_4" style:display-name="KPMG Heading 3 4" style:family="table-cell" style:data-style-name="N44">
      <style:table-cell-properties style:vertical-align="automatic" fo:background-color="transparent"/>
      <style:text-properties style:font-name="Times New Roman" style:font-name-asian="Times New Roman" style:font-name-complex="Times New Roman" fo:font-style="italic" style:font-style-asian="italic" style:font-style-complex="italic" fo:font-weight="bold" style:font-weight-asian="bold" style:font-weight-complex="bold" style:font-family-generic="roman"/>
    </style:style>
    <style:style style:name="KPMG_32_Heading_32_4" style:display-name="KPMG Heading 4" style:family="table-cell" style:data-style-name="N44">
      <style:table-cell-properties style:vertical-align="automatic" fo:background-color="transparent"/>
      <style:text-properties style:font-name="Times New Roman" style:font-name-asian="Times New Roman" style:font-name-complex="Times New Roman" fo:font-style="italic" style:font-style-asian="italic" style:font-style-complex="italic" style:font-family-generic="roman"/>
    </style:style>
    <style:style style:name="KPMG_32_Heading_32_4_32_2" style:display-name="KPMG Heading 4 2" style:family="table-cell" style:data-style-name="N44">
      <style:table-cell-properties style:vertical-align="automatic" fo:background-color="transparent"/>
      <style:text-properties style:font-name="Times New Roman" style:font-name-asian="Times New Roman" style:font-name-complex="Times New Roman" fo:font-style="italic" style:font-style-asian="italic" style:font-style-complex="italic" style:font-family-generic="roman"/>
    </style:style>
    <style:style style:name="KPMG_32_Heading_32_4_32_3" style:display-name="KPMG Heading 4 3" style:family="table-cell" style:data-style-name="N44">
      <style:table-cell-properties style:vertical-align="automatic" fo:background-color="transparent"/>
      <style:text-properties style:font-name="Times New Roman" style:font-name-asian="Times New Roman" style:font-name-complex="Times New Roman" fo:font-style="italic" style:font-style-asian="italic" style:font-style-complex="italic" style:font-family-generic="roman"/>
    </style:style>
    <style:style style:name="KPMG_32_Heading_32_4_32_4" style:display-name="KPMG Heading 4 4" style:family="table-cell" style:data-style-name="N44">
      <style:table-cell-properties style:vertical-align="automatic" fo:background-color="transparent"/>
      <style:text-properties style:font-name="Times New Roman" style:font-name-asian="Times New Roman" style:font-name-complex="Times New Roman" fo:font-style="italic" style:font-style-asian="italic" style:font-style-complex="italic" style:font-family-generic="roman"/>
    </style:style>
    <style:style style:name="KPMG_32_Normal" style:display-name="KPMG Normal" style:family="table-cell" style:data-style-name="N0">
      <style:table-cell-properties style:vertical-align="automatic" fo:background-color="transparent"/>
      <style:text-properties style:font-name="Times New Roman" style:font-name-asian="Times New Roman" style:font-name-complex="Times New Roman" fo:font-size="11pt" style:font-size-asian="11pt" style:font-size-complex="11pt" style:font-family-generic="roman"/>
    </style:style>
    <style:style style:name="KPMG_32_Normal_32_2" style:display-name="KPMG Normal 2" style:family="table-cell" style:data-style-name="N0">
      <style:table-cell-properties style:vertical-align="automatic" fo:background-color="transparent"/>
      <style:text-properties style:font-name="Times New Roman" style:font-name-asian="Times New Roman" style:font-name-complex="Times New Roman" fo:font-size="11pt" style:font-size-asian="11pt" style:font-size-complex="11pt" style:font-family-generic="roman"/>
    </style:style>
    <style:style style:name="KPMG_32_Normal_32_3" style:display-name="KPMG Normal 3" style:family="table-cell" style:data-style-name="N0">
      <style:table-cell-properties style:vertical-align="automatic" fo:background-color="transparent"/>
      <style:text-properties style:font-name="Times New Roman" style:font-name-asian="Times New Roman" style:font-name-complex="Times New Roman" fo:font-size="11pt" style:font-size-asian="11pt" style:font-size-complex="11pt" style:font-family-generic="roman"/>
    </style:style>
    <style:style style:name="KPMG_32_Normal_32_4" style:display-name="KPMG Normal 4" style:family="table-cell" style:data-style-name="N0">
      <style:table-cell-properties style:vertical-align="automatic" fo:background-color="transparent"/>
      <style:text-properties style:font-name="Times New Roman" style:font-name-asian="Times New Roman" style:font-name-complex="Times New Roman" fo:font-size="11pt" style:font-size-asian="11pt" style:font-size-complex="11pt" style:font-family-generic="roman"/>
    </style:style>
    <style:style style:name="KPMG_32_Normal_32_Text" style:display-name="KPMG Normal Text" style:family="table-cell" style:data-style-name="N0">
      <style:table-cell-properties style:vertical-align="automatic" fo:background-color="transparent"/>
      <style:text-properties style:font-name="Times New Roman" style:font-name-asian="Times New Roman" style:font-name-complex="Times New Roman" fo:font-size="11pt" style:font-size-asian="11pt" style:font-size-complex="11pt" style:font-family-generic="roman"/>
    </style:style>
    <style:style style:name="KPMG_32_Normal_32_Text_32_2" style:display-name="KPMG Normal Text 2" style:family="table-cell" style:data-style-name="N0">
      <style:table-cell-properties style:vertical-align="automatic" fo:background-color="transparent"/>
      <style:text-properties style:font-name="Times New Roman" style:font-name-asian="Times New Roman" style:font-name-complex="Times New Roman" fo:font-size="11pt" style:font-size-asian="11pt" style:font-size-complex="11pt" style:font-family-generic="roman"/>
    </style:style>
    <style:style style:name="KPMG_32_Normal_32_Text_32_3" style:display-name="KPMG Normal Text 3" style:family="table-cell" style:data-style-name="N0">
      <style:table-cell-properties style:vertical-align="automatic" fo:background-color="transparent"/>
      <style:text-properties style:font-name="Times New Roman" style:font-name-asian="Times New Roman" style:font-name-complex="Times New Roman" fo:font-size="11pt" style:font-size-asian="11pt" style:font-size-complex="11pt" style:font-family-generic="roman"/>
    </style:style>
    <style:style style:name="KPMG_32_Normal_32_Text_32_4" style:display-name="KPMG Normal Text 4" style:family="table-cell" style:data-style-name="N0">
      <style:table-cell-properties style:vertical-align="automatic" fo:background-color="transparent"/>
      <style:text-properties style:font-name="Times New Roman" style:font-name-asian="Times New Roman" style:font-name-complex="Times New Roman" fo:font-size="11pt" style:font-size-asian="11pt" style:font-size-complex="11pt" style:font-family-generic="roman"/>
    </style:style>
    <style:style style:name="KPMGcolheader" style:family="table-cell" style:data-style-name="N0">
      <style:table-cell-properties style:vertical-align="automatic" fo:background-color="transparent" style:repeat-content="false"/>
      <style:paragraph-properties fo:text-align="end" fo:margin-right="0cm"/>
      <style:text-properties fo:color="#000080" style:font-name="Univers 45 Light" style:font-name-asian="Univers 45 Light" style:font-name-complex="Univers 45 Light" fo:font-size="8pt" style:font-size-asian="8pt" style:font-size-complex="8pt" fo:font-weight="bold" style:font-weight-asian="bold" style:font-weight-complex="bold"/>
    </style:style>
    <style:style style:name="KPMGcolheader_32_2" style:display-name="KPMGcolheader 2" style:family="table-cell" style:data-style-name="N0">
      <style:table-cell-properties style:vertical-align="automatic" fo:background-color="transparent" style:repeat-content="false"/>
      <style:paragraph-properties fo:text-align="end" fo:margin-right="0cm"/>
      <style:text-properties fo:color="#000080" style:font-name="Univers 45 Light" style:font-name-asian="Univers 45 Light" style:font-name-complex="Univers 45 Light" fo:font-size="8pt" style:font-size-asian="8pt" style:font-size-complex="8pt" fo:font-weight="bold" style:font-weight-asian="bold" style:font-weight-complex="bold"/>
    </style:style>
    <style:style style:name="KPMGcolheader_32_3" style:display-name="KPMGcolheader 3" style:family="table-cell" style:data-style-name="N0">
      <style:table-cell-properties style:vertical-align="automatic" fo:background-color="transparent" style:repeat-content="false"/>
      <style:paragraph-properties fo:text-align="end" fo:margin-right="0cm"/>
      <style:text-properties fo:color="#000080" style:font-name="Univers 45 Light" style:font-name-asian="Univers 45 Light" style:font-name-complex="Univers 45 Light" fo:font-size="8pt" style:font-size-asian="8pt" style:font-size-complex="8pt" fo:font-weight="bold" style:font-weight-asian="bold" style:font-weight-complex="bold"/>
    </style:style>
    <style:style style:name="KPMGcolheader_32_4" style:display-name="KPMGcolheader 4" style:family="table-cell" style:data-style-name="N0">
      <style:table-cell-properties style:vertical-align="automatic" fo:background-color="transparent" style:repeat-content="false"/>
      <style:paragraph-properties fo:text-align="end" fo:margin-right="0cm"/>
      <style:text-properties fo:color="#000080" style:font-name="Univers 45 Light" style:font-name-asian="Univers 45 Light" style:font-name-complex="Univers 45 Light" fo:font-size="8pt" style:font-size-asian="8pt" style:font-size-complex="8pt" fo:font-weight="bold" style:font-weight-asian="bold" style:font-weight-complex="bold"/>
    </style:style>
    <style:style style:name="KPMGnormal" style:family="table-cell" style:data-style-name="N71"/>
    <style:style style:name="KPMGnormal_32_2" style:display-name="KPMGnormal 2" style:family="table-cell" style:data-style-name="N71"/>
    <style:style style:name="KPMGnormal_32_3" style:display-name="KPMGnormal 3" style:family="table-cell" style:data-style-name="N71"/>
    <style:style style:name="KPMGnormal_32_4" style:display-name="KPMGnormal 4" style:family="table-cell" style:data-style-name="N71"/>
    <style:style style:name="KPMGnormalindent" style:family="table-cell" style:data-style-name="N0">
      <style:table-cell-properties style:vertical-align="automatic" fo:background-color="transparent" style:repeat-content="false"/>
      <style:paragraph-properties fo:text-align="start" fo:margin-left="0.353cm"/>
      <style:text-properties style:font-name="Univers 45 Light" style:font-name-asian="Univers 45 Light" style:font-name-complex="Univers 45 Light" fo:font-size="8pt" style:font-size-asian="8pt" style:font-size-complex="8pt"/>
    </style:style>
    <style:style style:name="KPMGnormalindent_32_2" style:display-name="KPMGnormalindent 2" style:family="table-cell" style:data-style-name="N0">
      <style:table-cell-properties style:vertical-align="automatic" fo:background-color="transparent" style:repeat-content="false"/>
      <style:paragraph-properties fo:text-align="start" fo:margin-left="0.353cm"/>
      <style:text-properties style:font-name="Univers 45 Light" style:font-name-asian="Univers 45 Light" style:font-name-complex="Univers 45 Light" fo:font-size="8pt" style:font-size-asian="8pt" style:font-size-complex="8pt"/>
    </style:style>
    <style:style style:name="KPMGnormalindent_32_3" style:display-name="KPMGnormalindent 3" style:family="table-cell" style:data-style-name="N0">
      <style:table-cell-properties style:vertical-align="automatic" fo:background-color="transparent" style:repeat-content="false"/>
      <style:paragraph-properties fo:text-align="start" fo:margin-left="0.353cm"/>
      <style:text-properties style:font-name="Univers 45 Light" style:font-name-asian="Univers 45 Light" style:font-name-complex="Univers 45 Light" fo:font-size="8pt" style:font-size-asian="8pt" style:font-size-complex="8pt"/>
    </style:style>
    <style:style style:name="KPMGnormalindent_32_4" style:display-name="KPMGnormalindent 4" style:family="table-cell" style:data-style-name="N0">
      <style:table-cell-properties style:vertical-align="automatic" fo:background-color="transparent" style:repeat-content="false"/>
      <style:paragraph-properties fo:text-align="start" fo:margin-left="0.353cm"/>
      <style:text-properties style:font-name="Univers 45 Light" style:font-name-asian="Univers 45 Light" style:font-name-complex="Univers 45 Light" fo:font-size="8pt" style:font-size-asian="8pt" style:font-size-complex="8pt"/>
    </style:style>
    <style:style style:name="KPMGnormalindent2" style:family="table-cell" style:data-style-name="N0">
      <style:table-cell-properties style:vertical-align="automatic" fo:background-color="transparent" style:repeat-content="false"/>
      <style:paragraph-properties fo:text-align="start" fo:margin-left="0.706cm"/>
      <style:text-properties style:font-name="Univers 45 Light" style:font-name-asian="Univers 45 Light" style:font-name-complex="Univers 45 Light" fo:font-size="8pt" style:font-size-asian="8pt" style:font-size-complex="8pt"/>
    </style:style>
    <style:style style:name="KPMGnormalindent2_32_2" style:display-name="KPMGnormalindent2 2" style:family="table-cell" style:data-style-name="N0">
      <style:table-cell-properties style:vertical-align="automatic" fo:background-color="transparent" style:repeat-content="false"/>
      <style:paragraph-properties fo:text-align="start" fo:margin-left="0.706cm"/>
      <style:text-properties style:font-name="Univers 45 Light" style:font-name-asian="Univers 45 Light" style:font-name-complex="Univers 45 Light" fo:font-size="8pt" style:font-size-asian="8pt" style:font-size-complex="8pt"/>
    </style:style>
    <style:style style:name="KPMGnormalindent2_32_3" style:display-name="KPMGnormalindent2 3" style:family="table-cell" style:data-style-name="N0">
      <style:table-cell-properties style:vertical-align="automatic" fo:background-color="transparent" style:repeat-content="false"/>
      <style:paragraph-properties fo:text-align="start" fo:margin-left="0.706cm"/>
      <style:text-properties style:font-name="Univers 45 Light" style:font-name-asian="Univers 45 Light" style:font-name-complex="Univers 45 Light" fo:font-size="8pt" style:font-size-asian="8pt" style:font-size-complex="8pt"/>
    </style:style>
    <style:style style:name="KPMGnormalindent2_32_4" style:display-name="KPMGnormalindent2 4" style:family="table-cell" style:data-style-name="N0">
      <style:table-cell-properties style:vertical-align="automatic" fo:background-color="transparent" style:repeat-content="false"/>
      <style:paragraph-properties fo:text-align="start" fo:margin-left="0.706cm"/>
      <style:text-properties style:font-name="Univers 45 Light" style:font-name-asian="Univers 45 Light" style:font-name-complex="Univers 45 Light" fo:font-size="8pt" style:font-size-asian="8pt" style:font-size-complex="8pt"/>
    </style:style>
    <style:style style:name="KPMGnumber" style:family="table-cell" style:data-style-name="N71">
      <style:text-properties style:font-name="Univers 45 Light" style:font-name-asian="Univers 45 Light" style:font-name-complex="Univers 45 Light" fo:font-size="8pt" style:font-size-asian="8pt" style:font-size-complex="8pt"/>
    </style:style>
    <style:style style:name="KPMGnumber_32_2" style:display-name="KPMGnumber 2" style:family="table-cell" style:data-style-name="N71">
      <style:text-properties style:font-name="Univers 45 Light" style:font-name-asian="Univers 45 Light" style:font-name-complex="Univers 45 Light" fo:font-size="8pt" style:font-size-asian="8pt" style:font-size-complex="8pt"/>
    </style:style>
    <style:style style:name="KPMGnumber_32_3" style:display-name="KPMGnumber 3" style:family="table-cell" style:data-style-name="N71">
      <style:text-properties style:font-name="Univers 45 Light" style:font-name-asian="Univers 45 Light" style:font-name-complex="Univers 45 Light" fo:font-size="8pt" style:font-size-asian="8pt" style:font-size-complex="8pt"/>
    </style:style>
    <style:style style:name="KPMGnumber_32_4" style:display-name="KPMGnumber 4" style:family="table-cell" style:data-style-name="N71">
      <style:text-properties style:font-name="Univers 45 Light" style:font-name-asian="Univers 45 Light" style:font-name-complex="Univers 45 Light" fo:font-size="8pt" style:font-size-asian="8pt" style:font-size-complex="8pt"/>
    </style:style>
    <style:style style:name="KPMGpercent" style:family="table-cell" style:data-style-name="N72">
      <style:table-cell-properties style:vertical-align="automatic" fo:background-color="transparent" style:repeat-content="false"/>
      <style:paragraph-properties fo:text-align="end" fo:margin-right="0cm"/>
      <style:text-properties style:font-name="Univers 45 Light" style:font-name-asian="Univers 45 Light" style:font-name-complex="Univers 45 Light" fo:font-size="8pt" style:font-size-asian="8pt" style:font-size-complex="8pt" fo:font-style="italic" style:font-style-asian="italic" style:font-style-complex="italic"/>
    </style:style>
    <style:style style:name="KPMGpercent_32_2" style:display-name="KPMGpercent 2" style:family="table-cell" style:data-style-name="N72">
      <style:table-cell-properties style:vertical-align="automatic" fo:background-color="transparent" style:repeat-content="false"/>
      <style:paragraph-properties fo:text-align="end" fo:margin-right="0cm"/>
      <style:text-properties style:font-name="Univers 45 Light" style:font-name-asian="Univers 45 Light" style:font-name-complex="Univers 45 Light" fo:font-size="8pt" style:font-size-asian="8pt" style:font-size-complex="8pt" fo:font-style="italic" style:font-style-asian="italic" style:font-style-complex="italic"/>
    </style:style>
    <style:style style:name="KPMGpercent_32_3" style:display-name="KPMGpercent 3" style:family="table-cell" style:data-style-name="N72">
      <style:table-cell-properties style:vertical-align="automatic" fo:background-color="transparent" style:repeat-content="false"/>
      <style:paragraph-properties fo:text-align="end" fo:margin-right="0cm"/>
      <style:text-properties style:font-name="Univers 45 Light" style:font-name-asian="Univers 45 Light" style:font-name-complex="Univers 45 Light" fo:font-size="8pt" style:font-size-asian="8pt" style:font-size-complex="8pt" fo:font-style="italic" style:font-style-asian="italic" style:font-style-complex="italic"/>
    </style:style>
    <style:style style:name="KPMGpercent_32_4" style:display-name="KPMGpercent 4" style:family="table-cell" style:data-style-name="N72">
      <style:table-cell-properties style:vertical-align="automatic" fo:background-color="transparent" style:repeat-content="false"/>
      <style:paragraph-properties fo:text-align="end" fo:margin-right="0cm"/>
      <style:text-properties style:font-name="Univers 45 Light" style:font-name-asian="Univers 45 Light" style:font-name-complex="Univers 45 Light" fo:font-size="8pt" style:font-size-asian="8pt" style:font-size-complex="8pt" fo:font-style="italic" style:font-style-asian="italic" style:font-style-complex="italic"/>
    </style:style>
    <style:style style:name="KPMGpercentrow" style:family="table-cell" style:data-style-name="N30">
      <style:table-cell-properties style:vertical-align="automatic" fo:background-color="transparent" style:repeat-content="false"/>
      <style:paragraph-properties fo:text-align="start" fo:margin-left="0cm"/>
      <style:text-properties style:font-name="Univers 45 Light" style:font-name-asian="Univers 45 Light" style:font-name-complex="Univers 45 Light" fo:font-size="8pt" style:font-size-asian="8pt" style:font-size-complex="8pt" fo:font-style="italic" style:font-style-asian="italic" style:font-style-complex="italic"/>
    </style:style>
    <style:style style:name="KPMGpercentrow_32_2" style:display-name="KPMGpercentrow 2" style:family="table-cell" style:data-style-name="N30">
      <style:table-cell-properties style:vertical-align="automatic" fo:background-color="transparent" style:repeat-content="false"/>
      <style:paragraph-properties fo:text-align="start" fo:margin-left="0cm"/>
      <style:text-properties style:font-name="Univers 45 Light" style:font-name-asian="Univers 45 Light" style:font-name-complex="Univers 45 Light" fo:font-size="8pt" style:font-size-asian="8pt" style:font-size-complex="8pt" fo:font-style="italic" style:font-style-asian="italic" style:font-style-complex="italic"/>
    </style:style>
    <style:style style:name="KPMGpercentrow_32_3" style:display-name="KPMGpercentrow 3" style:family="table-cell" style:data-style-name="N30">
      <style:table-cell-properties style:vertical-align="automatic" fo:background-color="transparent" style:repeat-content="false"/>
      <style:paragraph-properties fo:text-align="start" fo:margin-left="0cm"/>
      <style:text-properties style:font-name="Univers 45 Light" style:font-name-asian="Univers 45 Light" style:font-name-complex="Univers 45 Light" fo:font-size="8pt" style:font-size-asian="8pt" style:font-size-complex="8pt" fo:font-style="italic" style:font-style-asian="italic" style:font-style-complex="italic"/>
    </style:style>
    <style:style style:name="KPMGpercentrow_32_4" style:display-name="KPMGpercentrow 4" style:family="table-cell" style:data-style-name="N30">
      <style:table-cell-properties style:vertical-align="automatic" fo:background-color="transparent" style:repeat-content="false"/>
      <style:paragraph-properties fo:text-align="start" fo:margin-left="0cm"/>
      <style:text-properties style:font-name="Univers 45 Light" style:font-name-asian="Univers 45 Light" style:font-name-complex="Univers 45 Light" fo:font-size="8pt" style:font-size-asian="8pt" style:font-size-complex="8pt" fo:font-style="italic" style:font-style-asian="italic" style:font-style-complex="italic"/>
    </style:style>
    <style:style style:name="KPMGsubheader" style:family="table-cell" style:data-style-name="N0">
      <style:text-properties fo:color="#FF00FF" style:font-name="Univers 45 Light" style:font-name-asian="Univers 45 Light" style:font-name-complex="Univers 45 Light" fo:font-size="8pt" style:font-size-asian="8pt" style:font-size-complex="8pt" fo:font-weight="bold" style:font-weight-asian="bold" style:font-weight-complex="bold"/>
    </style:style>
    <style:style style:name="KPMGsubheader_32_2" style:display-name="KPMGsubheader 2" style:family="table-cell" style:data-style-name="N0">
      <style:text-properties fo:color="#FF00FF" style:font-name="Univers 45 Light" style:font-name-asian="Univers 45 Light" style:font-name-complex="Univers 45 Light" fo:font-size="8pt" style:font-size-asian="8pt" style:font-size-complex="8pt" fo:font-weight="bold" style:font-weight-asian="bold" style:font-weight-complex="bold"/>
    </style:style>
    <style:style style:name="KPMGsubheader_32_3" style:display-name="KPMGsubheader 3" style:family="table-cell" style:data-style-name="N0">
      <style:text-properties fo:color="#FF00FF" style:font-name="Univers 45 Light" style:font-name-asian="Univers 45 Light" style:font-name-complex="Univers 45 Light" fo:font-size="8pt" style:font-size-asian="8pt" style:font-size-complex="8pt" fo:font-weight="bold" style:font-weight-asian="bold" style:font-weight-complex="bold"/>
    </style:style>
    <style:style style:name="KPMGsubheader_32_4" style:display-name="KPMGsubheader 4" style:family="table-cell" style:data-style-name="N0">
      <style:text-properties fo:color="#FF00FF" style:font-name="Univers 45 Light" style:font-name-asian="Univers 45 Light" style:font-name-complex="Univers 45 Light" fo:font-size="8pt" style:font-size-asian="8pt" style:font-size-complex="8pt" fo:font-weight="bold" style:font-weight-asian="bold" style:font-weight-complex="bold"/>
    </style:style>
    <style:style style:name="Lien_32_hypertexte_32_visit_233__P_38_L_32_by_32_Activity_32_March_32__39_02_32__40_Apr_32_15_41__32_-_32_All_32_details" style:display-name="Lien hypertexte visité_P&amp;L by Activity March '02 (Apr 15) - All details" style:family="table-cell" style:data-style-name="N0">
      <style:text-properties fo:color="#800080" fo:font-size="10pt" style:font-size-asian="10pt" style:font-size-complex="10pt" style:text-underline-style="solid" style:text-underline-type="single"/>
    </style:style>
    <style:style style:name="Linked_32_Cell_32_2" style:display-name="Linked Cell 2"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2_32_2" style:display-name="Linked Cell 2 2"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2_32_2_32_2" style:display-name="Linked Cell 2 2 2"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2_32_2_32_3" style:display-name="Linked Cell 2 2 3"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2_32_2_32_4" style:display-name="Linked Cell 2 2 4"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2_32_3" style:display-name="Linked Cell 2 3"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2_32_4" style:display-name="Linked Cell 2 4"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2_32_5" style:display-name="Linked Cell 2 5"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3" style:display-name="Linked Cell 3"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3_32_2" style:display-name="Linked Cell 3 2"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3_32_2_32_2" style:display-name="Linked Cell 3 2 2"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3_32_2_32_3" style:display-name="Linked Cell 3 2 3"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3_32_2_32_4" style:display-name="Linked Cell 3 2 4"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3_32_3" style:display-name="Linked Cell 3 3"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3_32_4" style:display-name="Linked Cell 3 4"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3_32_5" style:display-name="Linked Cell 3 5"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4" style:display-name="Linked Cell 4"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4_32_2" style:display-name="Linked Cell 4 2"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4_32_2_32_2" style:display-name="Linked Cell 4 2 2"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4_32_2_32_3" style:display-name="Linked Cell 4 2 3"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4_32_2_32_4" style:display-name="Linked Cell 4 2 4"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4_32_3" style:display-name="Linked Cell 4 3"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4_32_4" style:display-name="Linked Cell 4 4"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4_32_5" style:display-name="Linked Cell 4 5"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5" style:display-name="Linked Cell 5"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5_32_2" style:display-name="Linked Cell 5 2"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5_32_2_32_2" style:display-name="Linked Cell 5 2 2"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5_32_2_32_3" style:display-name="Linked Cell 5 2 3"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5_32_2_32_4" style:display-name="Linked Cell 5 2 4"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5_32_3" style:display-name="Linked Cell 5 3"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5_32_4" style:display-name="Linked Cell 5 4"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5_32_5" style:display-name="Linked Cell 5 5"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6" style:display-name="Linked Cell 6"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6_32_2" style:display-name="Linked Cell 6 2"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6_32_3" style:display-name="Linked Cell 6 3"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6_32_4" style:display-name="Linked Cell 6 4"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m_63_ny_0f83zm4yytAvDZPSbNxjaUl2F" style:display-name="m?ny_0f83zm4yytAvDZPSbNxjaUl2F" style:family="table-cell" style:data-style-name="N39"/>
    <style:style style:name="M_183_na" style:display-name="M·na"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M_183_na_32_2" style:display-name="M·na 2"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M_183_na_32_3" style:display-name="M·na 3"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M_183_na_32_4" style:display-name="M·na 4"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meny_CTD" style:family="table-cell" style:data-style-name="N73"/>
    <style:style style:name="Millares_32__91_0_93__EjW30n4zytAwEaPSbNwiaTl2F" style:display-name="Millares [0]_EjW30n4zytAwEaPSbNwiaTl2F" style:family="table-cell" style:data-style-name="N74"/>
    <style:style style:name="Millares_EjW30n4zytAwEaPSbNwiaTl2F" style:family="table-cell" style:data-style-name="N75"/>
    <style:style style:name="Milliers_32__91_0_93__9ctfwjhVNIpKs513Q0MYGasMM" style:display-name="Milliers [0]_9ctfwjhVNIpKs513Q0MYGasMM" style:family="table-cell" style:data-style-name="N76"/>
    <style:style style:name="Milliers_9ctfwjhVNIpKs513Q0MYGasMM" style:family="table-cell" style:data-style-name="N63"/>
    <style:style style:name="Moneda_32__91_0_93__EjW30n4zytAwEaPSbNwiaTl2F" style:display-name="Moneda [0]_EjW30n4zytAwEaPSbNwiaTl2F" style:family="table-cell" style:data-style-name="N79"/>
    <style:style style:name="Moneda_EjW30n4zytAwEaPSbNwiaTl2F" style:family="table-cell" style:data-style-name="N80"/>
    <style:style style:name="Mon_233_taire_32__91_0_93__9ctfwjhVNIpKs513Q0MYGasMM" style:display-name="Monétaire [0]_9ctfwjhVNIpKs513Q0MYGasMM" style:family="table-cell" style:data-style-name="N77"/>
    <style:style style:name="Mon_233_taire_9ctfwjhVNIpKs513Q0MYGasMM" style:display-name="Monétaire_9ctfwjhVNIpKs513Q0MYGasMM" style:family="table-cell" style:data-style-name="N78"/>
    <style:style style:name="Month" style:family="table-cell" style:data-style-name="N81"/>
    <style:style style:name="Month_32_2" style:display-name="Month 2" style:family="table-cell" style:data-style-name="N81"/>
    <style:style style:name="Month_32_3" style:display-name="Month 3" style:family="table-cell" style:data-style-name="N81"/>
    <style:style style:name="Month_32_4" style:display-name="Month 4" style:family="table-cell" style:data-style-name="N81"/>
    <style:style style:name="Nadpis1"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Nadpis1_32_2" style:display-name="Nadpis1 2"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Nadpis1_32_3" style:display-name="Nadpis1 3"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Nadpis1_32_4" style:display-name="Nadpis1 4"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Nadpis2"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Nadpis2_32_2" style:display-name="Nadpis2 2"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Nadpis2_32_3" style:display-name="Nadpis2 3"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Nadpis2_32_4" style:display-name="Nadpis2 4"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Named_32_Range" style:display-name="Named Range" style:family="table-cell" style:data-style-name="N0">
      <style:table-cell-properties fo:border="thin dotted #FF0000"/>
    </style:style>
    <style:style style:name="Named_32_Range_32_2" style:display-name="Named Range 2" style:family="table-cell" style:data-style-name="N0">
      <style:table-cell-properties fo:border="thin dotted #FF0000"/>
    </style:style>
    <style:style style:name="Named_32_Range_32_3" style:display-name="Named Range 3" style:family="table-cell" style:data-style-name="N0">
      <style:table-cell-properties fo:border="thin dotted #FF0000"/>
    </style:style>
    <style:style style:name="Named_32_Range_32_4" style:display-name="Named Range 4" style:family="table-cell" style:data-style-name="N0">
      <style:table-cell-properties fo:border="thin dotted #FF0000"/>
    </style:style>
    <style:style style:name="Named_32_Range_32_Tag" style:display-name="Named Range Tag" style:family="table-cell" style:data-style-name="N0">
      <style:table-cell-properties style:vertical-align="top" fo:background-color="transparent" style:repeat-content="false"/>
      <style:paragraph-properties fo:text-align="start" fo:margin-left="0cm"/>
      <style:text-properties fo:color="#FF0000" fo:font-size="8pt" style:font-size-asian="8pt" style:font-size-complex="8pt"/>
    </style:style>
    <style:style style:name="Named_32_Range_32_Tag_32_2" style:display-name="Named Range Tag 2" style:family="table-cell" style:data-style-name="N0">
      <style:table-cell-properties style:vertical-align="top" fo:background-color="transparent" style:repeat-content="false"/>
      <style:paragraph-properties fo:text-align="start" fo:margin-left="0cm"/>
      <style:text-properties fo:color="#FF0000" fo:font-size="8pt" style:font-size-asian="8pt" style:font-size-complex="8pt"/>
    </style:style>
    <style:style style:name="Named_32_Range_32_Tag_32_3" style:display-name="Named Range Tag 3" style:family="table-cell" style:data-style-name="N0">
      <style:table-cell-properties style:vertical-align="top" fo:background-color="transparent" style:repeat-content="false"/>
      <style:paragraph-properties fo:text-align="start" fo:margin-left="0cm"/>
      <style:text-properties fo:color="#FF0000" fo:font-size="8pt" style:font-size-asian="8pt" style:font-size-complex="8pt"/>
    </style:style>
    <style:style style:name="Named_32_Range_32_Tag_32_4" style:display-name="Named Range Tag 4" style:family="table-cell" style:data-style-name="N0">
      <style:table-cell-properties style:vertical-align="top" fo:background-color="transparent" style:repeat-content="false"/>
      <style:paragraph-properties fo:text-align="start" fo:margin-left="0cm"/>
      <style:text-properties fo:color="#FF0000" fo:font-size="8pt" style:font-size-asian="8pt" style:font-size-complex="8pt"/>
    </style:style>
    <style:style style:name="Neutral_32_2" style:display-name="Neutral 2"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2_32_2" style:display-name="Neutral 2 2"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2_32_2_32_2" style:display-name="Neutral 2 2 2"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2_32_2_32_3" style:display-name="Neutral 2 2 3"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2_32_2_32_4" style:display-name="Neutral 2 2 4"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2_32_3" style:display-name="Neutral 2 3"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2_32_4" style:display-name="Neutral 2 4"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2_32_5" style:display-name="Neutral 2 5"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3" style:display-name="Neutral 3"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3_32_2" style:display-name="Neutral 3 2"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3_32_2_32_2" style:display-name="Neutral 3 2 2"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3_32_2_32_3" style:display-name="Neutral 3 2 3"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3_32_2_32_4" style:display-name="Neutral 3 2 4"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3_32_3" style:display-name="Neutral 3 3"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3_32_4" style:display-name="Neutral 3 4"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3_32_5" style:display-name="Neutral 3 5"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4" style:display-name="Neutral 4"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4_32_2" style:display-name="Neutral 4 2"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4_32_2_32_2" style:display-name="Neutral 4 2 2"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4_32_2_32_3" style:display-name="Neutral 4 2 3"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4_32_2_32_4" style:display-name="Neutral 4 2 4"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4_32_3" style:display-name="Neutral 4 3"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4_32_4" style:display-name="Neutral 4 4"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4_32_5" style:display-name="Neutral 4 5"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5" style:display-name="Neutral 5"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5_32_2" style:display-name="Neutral 5 2"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5_32_2_32_2" style:display-name="Neutral 5 2 2"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5_32_2_32_3" style:display-name="Neutral 5 2 3"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5_32_2_32_4" style:display-name="Neutral 5 2 4"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5_32_3" style:display-name="Neutral 5 3"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5_32_4" style:display-name="Neutral 5 4"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5_32_5" style:display-name="Neutral 5 5"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6" style:display-name="Neutral 6"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6_32_2" style:display-name="Neutral 6 2"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6_32_3" style:display-name="Neutral 6 3"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6_32_4" style:display-name="Neutral 6 4"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MT_Barva" style:family="table-cell" style:data-style-name="N38">
      <style:table-cell-properties fo:background-color="#0066CC"/>
    </style:style>
    <style:style style:name="norm_63_ln_63___63_.Bud.-D98-kont._40_SAG_41_" style:display-name="norm?ln?_?.Bud.-D98-kont.(SAG)" style:family="table-cell" style:data-style-name="N3">
      <style:table-cell-properties style:vertical-align="automatic" fo:background-color="transparent"/>
      <style:text-properties style:font-name="Arial CE" style:font-name-asian="Arial CE" style:font-name-complex="Arial CE"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Normal_32_-_32_Style1" style:display-name="Normal - Style1" style:family="table-cell" style:data-style-name="N82">
      <style:table-cell-properties style:vertical-align="automatic" fo:background-color="transparent"/>
      <style:text-properties style:font-name="Arial CE" style:font-name-asian="Arial CE" style:font-name-complex="Arial CE" fo:font-size="10pt" style:font-size-asian="10pt" style:font-size-complex="10pt"/>
    </style:style>
    <style:style style:name="Normal_32_-_32_Style1_32_2" style:display-name="Normal - Style1 2" style:family="table-cell" style:data-style-name="N82">
      <style:table-cell-properties style:vertical-align="automatic" fo:background-color="transparent"/>
      <style:text-properties style:font-name="Arial CE" style:font-name-asian="Arial CE" style:font-name-complex="Arial CE" fo:font-size="10pt" style:font-size-asian="10pt" style:font-size-complex="10pt"/>
    </style:style>
    <style:style style:name="Normal_32_-_32_Style1_32_3" style:display-name="Normal - Style1 3" style:family="table-cell" style:data-style-name="N82">
      <style:table-cell-properties style:vertical-align="automatic" fo:background-color="transparent"/>
      <style:text-properties style:font-name="Arial CE" style:font-name-asian="Arial CE" style:font-name-complex="Arial CE" fo:font-size="10pt" style:font-size-asian="10pt" style:font-size-complex="10pt"/>
    </style:style>
    <style:style style:name="Normal_32_-_32_Style1_32_4" style:display-name="Normal - Style1 4" style:family="table-cell" style:data-style-name="N82">
      <style:table-cell-properties style:vertical-align="automatic" fo:background-color="transparent"/>
      <style:text-properties style:font-name="Arial CE" style:font-name-asian="Arial CE" style:font-name-complex="Arial CE" fo:font-size="10pt" style:font-size-asian="10pt" style:font-size-complex="10pt"/>
    </style:style>
    <style:style style:name="Normal_32_-_32_Style7" style:display-name="Normal - Style7"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Normal_32_-_32_Style7_32_2" style:display-name="Normal - Style7 2"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Normal_32_-_32_Style7_32_3" style:display-name="Normal - Style7 3"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Normal_32_-_32_Style7_32_4" style:display-name="Normal - Style7 4"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Normal_32_-_32_Style8" style:display-name="Normal - Style8"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Normal_32_-_32_Style8_32_2" style:display-name="Normal - Style8 2"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Normal_32_-_32_Style8_32_3" style:display-name="Normal - Style8 3"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Normal_32_-_32_Style8_32_4" style:display-name="Normal - Style8 4"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Normal_32_10" style:display-name="Normal 10"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10_32_2" style:display-name="Normal 10 2" style:family="table-cell" style:data-style-name="N0">
      <style:table-cell-properties style:vertical-align="automatic" fo:background-color="transparent"/>
      <style:text-properties fo:font-size="10pt" style:font-size-asian="10pt" style:font-size-complex="10pt"/>
    </style:style>
    <style:style style:name="Normal_32_10_32_2_32_2" style:display-name="Normal 10 2 2" style:family="table-cell" style:data-style-name="N0">
      <style:table-cell-properties style:vertical-align="automatic" fo:background-color="transparent"/>
      <style:text-properties fo:font-size="10pt" style:font-size-asian="10pt" style:font-size-complex="10pt"/>
    </style:style>
    <style:style style:name="Normal_32_10_32_2_32_3" style:display-name="Normal 10 2 3" style:family="table-cell" style:data-style-name="N0">
      <style:table-cell-properties style:vertical-align="automatic" fo:background-color="transparent"/>
      <style:text-properties fo:font-size="10pt" style:font-size-asian="10pt" style:font-size-complex="10pt"/>
    </style:style>
    <style:style style:name="Normal_32_10_32_2_32_4" style:display-name="Normal 10 2 4" style:family="table-cell" style:data-style-name="N0">
      <style:table-cell-properties style:vertical-align="automatic" fo:background-color="transparent"/>
      <style:text-properties fo:font-size="10pt" style:font-size-asian="10pt" style:font-size-complex="10pt"/>
    </style:style>
    <style:style style:name="Normal_32_10_32_3" style:display-name="Normal 10 3" style:family="table-cell" style:data-style-name="N0">
      <style:table-cell-properties style:vertical-align="automatic" fo:wrap-option="wrap" fo:background-color="transparent"/>
      <style:text-properties fo:font-size="10pt" style:font-size-asian="10pt" style:font-size-complex="10pt"/>
    </style:style>
    <style:style style:name="Normal_32_10_32_3_32_2" style:display-name="Normal 10 3 2" style:family="table-cell" style:data-style-name="N0">
      <style:table-cell-properties style:vertical-align="automatic" fo:wrap-option="wrap" fo:background-color="transparent"/>
      <style:text-properties fo:font-size="10pt" style:font-size-asian="10pt" style:font-size-complex="10pt"/>
    </style:style>
    <style:style style:name="Normal_32_10_32_3_32_3" style:display-name="Normal 10 3 3" style:family="table-cell" style:data-style-name="N0">
      <style:table-cell-properties style:vertical-align="automatic" fo:wrap-option="wrap" fo:background-color="transparent"/>
      <style:text-properties fo:font-size="10pt" style:font-size-asian="10pt" style:font-size-complex="10pt"/>
    </style:style>
    <style:style style:name="Normal_32_10_32_3_32_4" style:display-name="Normal 10 3 4" style:family="table-cell" style:data-style-name="N0">
      <style:table-cell-properties style:vertical-align="automatic" fo:wrap-option="wrap" fo:background-color="transparent"/>
      <style:text-properties fo:font-size="10pt" style:font-size-asian="10pt" style:font-size-complex="10pt"/>
    </style:style>
    <style:style style:name="Normal_32_10_32_4" style:display-name="Normal 10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10_32_5" style:display-name="Normal 10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10_32_6" style:display-name="Normal 10 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11" style:display-name="Normal 11" style:family="table-cell" style:data-style-name="N0">
      <style:table-cell-properties style:vertical-align="automatic" fo:wrap-option="wrap" fo:background-color="transparent"/>
      <style:text-properties fo:font-size="10pt" style:font-size-asian="10pt" style:font-size-complex="10pt"/>
    </style:style>
    <style:style style:name="Normal_32_11_32_2" style:display-name="Normal 11 2" style:family="table-cell" style:data-style-name="N0">
      <style:table-cell-properties style:vertical-align="automatic" fo:background-color="transparent"/>
      <style:text-properties fo:font-size="10pt" style:font-size-asian="10pt" style:font-size-complex="10pt"/>
    </style:style>
    <style:style style:name="Normal_32_11_32_2_32_2" style:display-name="Normal 11 2 2" style:family="table-cell" style:data-style-name="N0">
      <style:table-cell-properties style:vertical-align="automatic" fo:background-color="transparent"/>
      <style:text-properties fo:font-size="10pt" style:font-size-asian="10pt" style:font-size-complex="10pt"/>
    </style:style>
    <style:style style:name="Normal_32_11_32_2_32_3" style:display-name="Normal 11 2 3" style:family="table-cell" style:data-style-name="N0">
      <style:table-cell-properties style:vertical-align="automatic" fo:background-color="transparent"/>
      <style:text-properties fo:font-size="10pt" style:font-size-asian="10pt" style:font-size-complex="10pt"/>
    </style:style>
    <style:style style:name="Normal_32_11_32_2_32_4" style:display-name="Normal 11 2 4" style:family="table-cell" style:data-style-name="N0">
      <style:table-cell-properties style:vertical-align="automatic" fo:background-color="transparent"/>
      <style:text-properties fo:font-size="10pt" style:font-size-asian="10pt" style:font-size-complex="10pt"/>
    </style:style>
    <style:style style:name="Normal_32_11_32_3" style:display-name="Normal 11 3" style:family="table-cell" style:data-style-name="N0">
      <style:table-cell-properties style:vertical-align="automatic" fo:background-color="transparent"/>
      <style:text-properties fo:font-size="8pt" style:font-size-asian="8pt" style:font-size-complex="8pt"/>
    </style:style>
    <style:style style:name="Normal_32_11_32_3_32_2" style:display-name="Normal 11 3 2" style:family="table-cell" style:data-style-name="N0">
      <style:table-cell-properties style:vertical-align="automatic" fo:background-color="transparent"/>
      <style:text-properties fo:font-size="8pt" style:font-size-asian="8pt" style:font-size-complex="8pt"/>
    </style:style>
    <style:style style:name="Normal_32_11_32_3_32_3" style:display-name="Normal 11 3 3" style:family="table-cell" style:data-style-name="N0">
      <style:table-cell-properties style:vertical-align="automatic" fo:background-color="transparent"/>
      <style:text-properties fo:font-size="8pt" style:font-size-asian="8pt" style:font-size-complex="8pt"/>
    </style:style>
    <style:style style:name="Normal_32_11_32_3_32_4" style:display-name="Normal 11 3 4" style:family="table-cell" style:data-style-name="N0">
      <style:table-cell-properties style:vertical-align="automatic" fo:background-color="transparent"/>
      <style:text-properties fo:font-size="8pt" style:font-size-asian="8pt" style:font-size-complex="8pt"/>
    </style:style>
    <style:style style:name="Normal_32_11_32_4" style:display-name="Normal 11 4" style:family="table-cell" style:data-style-name="N0">
      <style:table-cell-properties style:vertical-align="automatic" fo:wrap-option="wrap" fo:background-color="transparent"/>
      <style:text-properties fo:font-size="10pt" style:font-size-asian="10pt" style:font-size-complex="10pt"/>
    </style:style>
    <style:style style:name="Normal_32_11_32_5" style:display-name="Normal 11 5" style:family="table-cell" style:data-style-name="N0">
      <style:table-cell-properties style:vertical-align="automatic" fo:wrap-option="wrap" fo:background-color="transparent"/>
      <style:text-properties fo:font-size="10pt" style:font-size-asian="10pt" style:font-size-complex="10pt"/>
    </style:style>
    <style:style style:name="Normal_32_11_32_6" style:display-name="Normal 11 6" style:family="table-cell" style:data-style-name="N0">
      <style:table-cell-properties style:vertical-align="automatic" fo:wrap-option="wrap" fo:background-color="transparent"/>
      <style:text-properties fo:font-size="10pt" style:font-size-asian="10pt" style:font-size-complex="10pt"/>
    </style:style>
    <style:style style:name="Normal_32_12" style:display-name="Normal 12" style:family="table-cell" style:data-style-name="N0">
      <style:table-cell-properties style:vertical-align="automatic" fo:wrap-option="wrap" fo:background-color="transparent"/>
      <style:text-properties fo:font-size="10pt" style:font-size-asian="10pt" style:font-size-complex="10pt"/>
    </style:style>
    <style:style style:name="Normal_32_12_32_2" style:display-name="Normal 12 2" style:family="table-cell" style:data-style-name="N0">
      <style:table-cell-properties style:vertical-align="automatic" fo:background-color="transparent"/>
      <style:text-properties fo:font-size="10pt" style:font-size-asian="10pt" style:font-size-complex="10pt"/>
    </style:style>
    <style:style style:name="Normal_32_12_32_2_32_2" style:display-name="Normal 12 2 2" style:family="table-cell" style:data-style-name="N0">
      <style:table-cell-properties style:vertical-align="automatic" fo:background-color="transparent"/>
      <style:text-properties fo:font-size="10pt" style:font-size-asian="10pt" style:font-size-complex="10pt"/>
    </style:style>
    <style:style style:name="Normal_32_12_32_2_32_3" style:display-name="Normal 12 2 3" style:family="table-cell" style:data-style-name="N0">
      <style:table-cell-properties style:vertical-align="automatic" fo:background-color="transparent"/>
      <style:text-properties fo:font-size="10pt" style:font-size-asian="10pt" style:font-size-complex="10pt"/>
    </style:style>
    <style:style style:name="Normal_32_12_32_2_32_4" style:display-name="Normal 12 2 4" style:family="table-cell" style:data-style-name="N0">
      <style:table-cell-properties style:vertical-align="automatic" fo:background-color="transparent"/>
      <style:text-properties fo:font-size="10pt" style:font-size-asian="10pt" style:font-size-complex="10pt"/>
    </style:style>
    <style:style style:name="Normal_32_12_32_3" style:display-name="Normal 12 3" style:family="table-cell" style:data-style-name="N0">
      <style:table-cell-properties style:vertical-align="automatic" fo:wrap-option="wrap" fo:background-color="transparent"/>
      <style:text-properties fo:font-size="10pt" style:font-size-asian="10pt" style:font-size-complex="10pt"/>
    </style:style>
    <style:style style:name="Normal_32_12_32_4" style:display-name="Normal 12 4" style:family="table-cell" style:data-style-name="N0">
      <style:table-cell-properties style:vertical-align="automatic" fo:wrap-option="wrap" fo:background-color="transparent"/>
      <style:text-properties fo:font-size="10pt" style:font-size-asian="10pt" style:font-size-complex="10pt"/>
    </style:style>
    <style:style style:name="Normal_32_12_32_5" style:display-name="Normal 12 5" style:family="table-cell" style:data-style-name="N0">
      <style:table-cell-properties style:vertical-align="automatic" fo:wrap-option="wrap" fo:background-color="transparent"/>
      <style:text-properties fo:font-size="10pt" style:font-size-asian="10pt" style:font-size-complex="10pt"/>
    </style:style>
    <style:style style:name="Normal_32_13" style:display-name="Normal 13" style:family="table-cell" style:data-style-name="N0">
      <style:table-cell-properties style:vertical-align="automatic" fo:wrap-option="wrap" fo:background-color="transparent"/>
      <style:text-properties fo:font-size="10pt" style:font-size-asian="10pt" style:font-size-complex="10pt"/>
    </style:style>
    <style:style style:name="Normal_32_13_32_2" style:display-name="Normal 13 2" style:family="table-cell" style:data-style-name="N0">
      <style:table-cell-properties style:vertical-align="automatic" fo:background-color="transparent"/>
      <style:text-properties fo:font-size="10pt" style:font-size-asian="10pt" style:font-size-complex="10pt"/>
    </style:style>
    <style:style style:name="Normal_32_13_32_2_32_2" style:display-name="Normal 13 2 2" style:family="table-cell" style:data-style-name="N0">
      <style:table-cell-properties style:vertical-align="automatic" fo:background-color="transparent"/>
      <style:text-properties fo:font-size="10pt" style:font-size-asian="10pt" style:font-size-complex="10pt"/>
    </style:style>
    <style:style style:name="Normal_32_13_32_2_32_3" style:display-name="Normal 13 2 3" style:family="table-cell" style:data-style-name="N0">
      <style:table-cell-properties style:vertical-align="automatic" fo:background-color="transparent"/>
      <style:text-properties fo:font-size="10pt" style:font-size-asian="10pt" style:font-size-complex="10pt"/>
    </style:style>
    <style:style style:name="Normal_32_13_32_2_32_4" style:display-name="Normal 13 2 4" style:family="table-cell" style:data-style-name="N0">
      <style:table-cell-properties style:vertical-align="automatic" fo:background-color="transparent"/>
      <style:text-properties fo:font-size="10pt" style:font-size-asian="10pt" style:font-size-complex="10pt"/>
    </style:style>
    <style:style style:name="Normal_32_13_32_3" style:display-name="Normal 13 3" style:family="table-cell" style:data-style-name="N0">
      <style:table-cell-properties style:vertical-align="automatic" fo:wrap-option="wrap" fo:background-color="transparent"/>
      <style:text-properties fo:font-size="10pt" style:font-size-asian="10pt" style:font-size-complex="10pt"/>
    </style:style>
    <style:style style:name="Normal_32_13_32_4" style:display-name="Normal 13 4" style:family="table-cell" style:data-style-name="N0">
      <style:table-cell-properties style:vertical-align="automatic" fo:wrap-option="wrap" fo:background-color="transparent"/>
      <style:text-properties fo:font-size="10pt" style:font-size-asian="10pt" style:font-size-complex="10pt"/>
    </style:style>
    <style:style style:name="Normal_32_13_32_5" style:display-name="Normal 13 5" style:family="table-cell" style:data-style-name="N0">
      <style:table-cell-properties style:vertical-align="automatic" fo:wrap-option="wrap" fo:background-color="transparent"/>
      <style:text-properties fo:font-size="10pt" style:font-size-asian="10pt" style:font-size-complex="10pt"/>
    </style:style>
    <style:style style:name="Normal_32_14" style:display-name="Normal 14" style:family="table-cell" style:data-style-name="N0">
      <style:table-cell-properties style:vertical-align="automatic" fo:wrap-option="wrap" fo:background-color="transparent"/>
      <style:text-properties fo:font-size="10pt" style:font-size-asian="10pt" style:font-size-complex="10pt"/>
    </style:style>
    <style:style style:name="Normal_32_14_32_2" style:display-name="Normal 14 2" style:family="table-cell" style:data-style-name="N0">
      <style:table-cell-properties style:vertical-align="automatic" fo:background-color="transparent"/>
      <style:text-properties fo:font-size="10pt" style:font-size-asian="10pt" style:font-size-complex="10pt"/>
    </style:style>
    <style:style style:name="Normal_32_14_32_2_32_2" style:display-name="Normal 14 2 2" style:family="table-cell" style:data-style-name="N0">
      <style:table-cell-properties style:vertical-align="automatic" fo:background-color="transparent"/>
      <style:text-properties fo:font-size="10pt" style:font-size-asian="10pt" style:font-size-complex="10pt"/>
    </style:style>
    <style:style style:name="Normal_32_14_32_2_32_3" style:display-name="Normal 14 2 3" style:family="table-cell" style:data-style-name="N0">
      <style:table-cell-properties style:vertical-align="automatic" fo:background-color="transparent"/>
      <style:text-properties fo:font-size="10pt" style:font-size-asian="10pt" style:font-size-complex="10pt"/>
    </style:style>
    <style:style style:name="Normal_32_14_32_2_32_4" style:display-name="Normal 14 2 4" style:family="table-cell" style:data-style-name="N0">
      <style:table-cell-properties style:vertical-align="automatic" fo:background-color="transparent"/>
      <style:text-properties fo:font-size="10pt" style:font-size-asian="10pt" style:font-size-complex="10pt"/>
    </style:style>
    <style:style style:name="Normal_32_14_32_3" style:display-name="Normal 14 3" style:family="table-cell" style:data-style-name="N0">
      <style:table-cell-properties style:vertical-align="automatic" fo:wrap-option="wrap" fo:background-color="transparent"/>
      <style:text-properties fo:font-size="10pt" style:font-size-asian="10pt" style:font-size-complex="10pt"/>
    </style:style>
    <style:style style:name="Normal_32_14_32_4" style:display-name="Normal 14 4" style:family="table-cell" style:data-style-name="N0">
      <style:table-cell-properties style:vertical-align="automatic" fo:wrap-option="wrap" fo:background-color="transparent"/>
      <style:text-properties fo:font-size="10pt" style:font-size-asian="10pt" style:font-size-complex="10pt"/>
    </style:style>
    <style:style style:name="Normal_32_14_32_5" style:display-name="Normal 14 5" style:family="table-cell" style:data-style-name="N0">
      <style:table-cell-properties style:vertical-align="automatic" fo:wrap-option="wrap" fo:background-color="transparent"/>
      <style:text-properties fo:font-size="10pt" style:font-size-asian="10pt" style:font-size-complex="10pt"/>
    </style:style>
    <style:style style:name="Normal_32_15" style:display-name="Normal 15" style:family="table-cell" style:data-style-name="N83">
      <style:table-cell-properties style:vertical-align="automatic" fo:background-color="transparent"/>
      <style:text-properties fo:font-size="10pt" style:font-size-asian="10pt" style:font-size-complex="10pt"/>
    </style:style>
    <style:style style:name="Normal_32_15_32_2" style:display-name="Normal 15 2" style:family="table-cell" style:data-style-name="N0">
      <style:table-cell-properties style:vertical-align="automatic" fo:background-color="transparent"/>
      <style:text-properties fo:font-size="10pt" style:font-size-asian="10pt" style:font-size-complex="10pt"/>
    </style:style>
    <style:style style:name="Normal_32_15_32_2_32_2" style:display-name="Normal 15 2 2" style:family="table-cell" style:data-style-name="N0">
      <style:table-cell-properties style:vertical-align="automatic" fo:background-color="transparent"/>
      <style:text-properties fo:font-size="10pt" style:font-size-asian="10pt" style:font-size-complex="10pt"/>
    </style:style>
    <style:style style:name="Normal_32_15_32_2_32_3" style:display-name="Normal 15 2 3" style:family="table-cell" style:data-style-name="N0">
      <style:table-cell-properties style:vertical-align="automatic" fo:background-color="transparent"/>
      <style:text-properties fo:font-size="10pt" style:font-size-asian="10pt" style:font-size-complex="10pt"/>
    </style:style>
    <style:style style:name="Normal_32_15_32_2_32_4" style:display-name="Normal 15 2 4" style:family="table-cell" style:data-style-name="N0">
      <style:table-cell-properties style:vertical-align="automatic" fo:background-color="transparent"/>
      <style:text-properties fo:font-size="10pt" style:font-size-asian="10pt" style:font-size-complex="10pt"/>
    </style:style>
    <style:style style:name="Normal_32_15_32_3" style:display-name="Normal 15 3" style:family="table-cell" style:data-style-name="N83">
      <style:table-cell-properties style:vertical-align="automatic" fo:background-color="transparent"/>
      <style:text-properties fo:font-size="10pt" style:font-size-asian="10pt" style:font-size-complex="10pt"/>
    </style:style>
    <style:style style:name="Normal_32_15_32_4" style:display-name="Normal 15 4" style:family="table-cell" style:data-style-name="N83">
      <style:table-cell-properties style:vertical-align="automatic" fo:background-color="transparent"/>
      <style:text-properties fo:font-size="10pt" style:font-size-asian="10pt" style:font-size-complex="10pt"/>
    </style:style>
    <style:style style:name="Normal_32_15_32_5" style:display-name="Normal 15 5" style:family="table-cell" style:data-style-name="N83">
      <style:table-cell-properties style:vertical-align="automatic" fo:background-color="transparent"/>
      <style:text-properties fo:font-size="10pt" style:font-size-asian="10pt" style:font-size-complex="10pt"/>
    </style:style>
    <style:style style:name="Normal_32_16" style:display-name="Normal 16" style:family="table-cell" style:data-style-name="N0">
      <style:table-cell-properties style:vertical-align="automatic" fo:background-color="transparent"/>
      <style:text-properties fo:font-size="10pt" style:font-size-asian="10pt" style:font-size-complex="10pt"/>
    </style:style>
    <style:style style:name="Normal_32_16_32_2" style:display-name="Normal 16 2" style:family="table-cell" style:data-style-name="N0">
      <style:table-cell-properties style:vertical-align="automatic" fo:background-color="transparent"/>
      <style:text-properties fo:font-size="10pt" style:font-size-asian="10pt" style:font-size-complex="10pt"/>
    </style:style>
    <style:style style:name="Normal_32_16_32_3" style:display-name="Normal 16 3" style:family="table-cell" style:data-style-name="N0">
      <style:table-cell-properties style:vertical-align="automatic" fo:background-color="transparent"/>
      <style:text-properties fo:font-size="10pt" style:font-size-asian="10pt" style:font-size-complex="10pt"/>
    </style:style>
    <style:style style:name="Normal_32_16_32_4" style:display-name="Normal 16 4" style:family="table-cell" style:data-style-name="N0">
      <style:table-cell-properties style:vertical-align="automatic" fo:background-color="transparent"/>
      <style:text-properties fo:font-size="10pt" style:font-size-asian="10pt" style:font-size-complex="10pt"/>
    </style:style>
    <style:style style:name="Normal_32_17" style:display-name="Normal 17" style:family="table-cell" style:data-style-name="N0">
      <style:table-cell-properties style:vertical-align="automatic" fo:background-color="transparent"/>
      <style:text-properties fo:font-size="10pt" style:font-size-asian="10pt" style:font-size-complex="10pt"/>
    </style:style>
    <style:style style:name="Normal_32_17_32_2" style:display-name="Normal 17 2" style:family="table-cell" style:data-style-name="N0">
      <style:table-cell-properties style:vertical-align="automatic" fo:background-color="transparent"/>
      <style:text-properties fo:font-size="10pt" style:font-size-asian="10pt" style:font-size-complex="10pt"/>
    </style:style>
    <style:style style:name="Normal_32_17_32_3" style:display-name="Normal 17 3" style:family="table-cell" style:data-style-name="N0">
      <style:table-cell-properties style:vertical-align="automatic" fo:background-color="transparent"/>
      <style:text-properties fo:font-size="10pt" style:font-size-asian="10pt" style:font-size-complex="10pt"/>
    </style:style>
    <style:style style:name="Normal_32_17_32_4" style:display-name="Normal 17 4" style:family="table-cell" style:data-style-name="N0">
      <style:table-cell-properties style:vertical-align="automatic" fo:background-color="transparent"/>
      <style:text-properties fo:font-size="10pt" style:font-size-asian="10pt" style:font-size-complex="10pt"/>
    </style:style>
    <style:style style:name="Normal_32_18" style:display-name="Normal 18" style:family="table-cell" style:data-style-name="N0">
      <style:table-cell-properties style:vertical-align="automatic" fo:background-color="transparent"/>
      <style:text-properties fo:font-size="10pt" style:font-size-asian="10pt" style:font-size-complex="10pt"/>
    </style:style>
    <style:style style:name="Normal_32_18_32_2" style:display-name="Normal 18 2" style:family="table-cell" style:data-style-name="N0">
      <style:table-cell-properties style:vertical-align="automatic" fo:background-color="transparent"/>
      <style:text-properties fo:font-size="10pt" style:font-size-asian="10pt" style:font-size-complex="10pt"/>
    </style:style>
    <style:style style:name="Normal_32_18_32_3" style:display-name="Normal 18 3" style:family="table-cell" style:data-style-name="N0">
      <style:table-cell-properties style:vertical-align="automatic" fo:background-color="transparent"/>
      <style:text-properties fo:font-size="10pt" style:font-size-asian="10pt" style:font-size-complex="10pt"/>
    </style:style>
    <style:style style:name="Normal_32_18_32_4" style:display-name="Normal 18 4" style:family="table-cell" style:data-style-name="N0">
      <style:table-cell-properties style:vertical-align="automatic" fo:background-color="transparent"/>
      <style:text-properties fo:font-size="10pt" style:font-size-asian="10pt" style:font-size-complex="10pt"/>
    </style:style>
    <style:style style:name="Normal_32_19" style:display-name="Normal 19" style:family="table-cell" style:data-style-name="N0">
      <style:table-cell-properties style:vertical-align="automatic" fo:background-color="transparent"/>
      <style:text-properties fo:font-size="10pt" style:font-size-asian="10pt" style:font-size-complex="10pt"/>
    </style:style>
    <style:style style:name="Normal_32_19_32_2" style:display-name="Normal 19 2" style:family="table-cell" style:data-style-name="N0">
      <style:table-cell-properties style:vertical-align="automatic" fo:background-color="transparent"/>
      <style:text-properties fo:font-size="10pt" style:font-size-asian="10pt" style:font-size-complex="10pt"/>
    </style:style>
    <style:style style:name="Normal_32_19_32_3" style:display-name="Normal 19 3" style:family="table-cell" style:data-style-name="N0">
      <style:table-cell-properties style:vertical-align="automatic" fo:background-color="transparent"/>
      <style:text-properties fo:font-size="10pt" style:font-size-asian="10pt" style:font-size-complex="10pt"/>
    </style:style>
    <style:style style:name="Normal_32_19_32_4" style:display-name="Normal 19 4" style:family="table-cell" style:data-style-name="N0">
      <style:table-cell-properties style:vertical-align="automatic" fo:background-color="transparent"/>
      <style:text-properties fo:font-size="10pt" style:font-size-asian="10pt" style:font-size-complex="10pt"/>
    </style:style>
    <style:style style:name="Normal_32_2" style:display-name="Normal 2" style:family="table-cell" style:data-style-name="N0">
      <style:text-properties fo:font-size="10pt" style:font-size-asian="10pt" style:font-size-complex="10pt"/>
    </style:style>
    <style:style style:name="Normal_32_2_32_10" style:display-name="Normal 2 10" style:family="table-cell" style:data-style-name="N0">
      <style:table-cell-properties style:vertical-align="automatic" fo:background-color="transparent"/>
      <style:text-properties fo:font-size="10pt" style:font-size-asian="10pt" style:font-size-complex="10pt"/>
    </style:style>
    <style:style style:name="Normal_32_2_32_10_32_2" style:display-name="Normal 2 10 2" style:family="table-cell" style:data-style-name="N0">
      <style:table-cell-properties style:vertical-align="automatic" fo:background-color="transparent"/>
      <style:text-properties fo:font-size="10pt" style:font-size-asian="10pt" style:font-size-complex="10pt"/>
    </style:style>
    <style:style style:name="Normal_32_2_32_10_32_3" style:display-name="Normal 2 10 3" style:family="table-cell" style:data-style-name="N0">
      <style:table-cell-properties style:vertical-align="automatic" fo:background-color="transparent"/>
      <style:text-properties fo:font-size="10pt" style:font-size-asian="10pt" style:font-size-complex="10pt"/>
    </style:style>
    <style:style style:name="Normal_32_2_32_10_32_4" style:display-name="Normal 2 10 4" style:family="table-cell" style:data-style-name="N0">
      <style:table-cell-properties style:vertical-align="automatic" fo:background-color="transparent"/>
      <style:text-properties fo:font-size="10pt" style:font-size-asian="10pt" style:font-size-complex="10pt"/>
    </style:style>
    <style:style style:name="Normal_32_2_32_11" style:display-name="Normal 2 11" style:family="table-cell" style:data-style-name="N0">
      <style:table-cell-properties style:vertical-align="automatic" fo:background-color="transparent"/>
    </style:style>
    <style:style style:name="Normal_32_2_32_11_32_2" style:display-name="Normal 2 11 2" style:family="table-cell" style:data-style-name="N0">
      <style:table-cell-properties style:vertical-align="automatic" fo:background-color="transparent"/>
    </style:style>
    <style:style style:name="Normal_32_2_32_11_32_3" style:display-name="Normal 2 11 3" style:family="table-cell" style:data-style-name="N0">
      <style:table-cell-properties style:vertical-align="automatic" fo:background-color="transparent"/>
    </style:style>
    <style:style style:name="Normal_32_2_32_11_32_4" style:display-name="Normal 2 11 4" style:family="table-cell" style:data-style-name="N0">
      <style:table-cell-properties style:vertical-align="automatic" fo:background-color="transparent"/>
    </style:style>
    <style:style style:name="Normal_32_2_32_12" style:display-name="Normal 2 12" style:family="table-cell" style:data-style-name="N0">
      <style:table-cell-properties style:vertical-align="automatic" fo:background-color="transparent"/>
      <style:text-properties style:font-name="Calibri" style:font-name-asian="Calibri" style:font-name-complex="Calibri"/>
    </style:style>
    <style:style style:name="Normal_32_2_32_12_32_2" style:display-name="Normal 2 12 2" style:family="table-cell" style:data-style-name="N0">
      <style:table-cell-properties style:vertical-align="automatic" fo:background-color="transparent"/>
      <style:text-properties style:font-name="Calibri" style:font-name-asian="Calibri" style:font-name-complex="Calibri"/>
    </style:style>
    <style:style style:name="Normal_32_2_32_12_32_3" style:display-name="Normal 2 12 3" style:family="table-cell" style:data-style-name="N0">
      <style:table-cell-properties style:vertical-align="automatic" fo:background-color="transparent"/>
      <style:text-properties style:font-name="Calibri" style:font-name-asian="Calibri" style:font-name-complex="Calibri"/>
    </style:style>
    <style:style style:name="Normal_32_2_32_12_32_4" style:display-name="Normal 2 12 4" style:family="table-cell" style:data-style-name="N0">
      <style:table-cell-properties style:vertical-align="automatic" fo:background-color="transparent"/>
      <style:text-properties style:font-name="Calibri" style:font-name-asian="Calibri" style:font-name-complex="Calibri"/>
    </style:style>
    <style:style style:name="Normal_32_2_32_13" style:display-name="Normal 2 13" style:family="table-cell" style:data-style-name="N0">
      <style:table-cell-properties style:vertical-align="automatic" fo:background-color="transparent"/>
      <style:text-properties fo:font-size="10pt" style:font-size-asian="10pt" style:font-size-complex="10pt"/>
    </style:style>
    <style:style style:name="Normal_32_2_32_13_32_2" style:display-name="Normal 2 13 2" style:family="table-cell" style:data-style-name="N0">
      <style:table-cell-properties style:vertical-align="automatic" fo:background-color="transparent"/>
      <style:text-properties fo:font-size="10pt" style:font-size-asian="10pt" style:font-size-complex="10pt"/>
    </style:style>
    <style:style style:name="Normal_32_2_32_13_32_3" style:display-name="Normal 2 13 3" style:family="table-cell" style:data-style-name="N0">
      <style:table-cell-properties style:vertical-align="automatic" fo:background-color="transparent"/>
      <style:text-properties fo:font-size="10pt" style:font-size-asian="10pt" style:font-size-complex="10pt"/>
    </style:style>
    <style:style style:name="Normal_32_2_32_13_32_4" style:display-name="Normal 2 13 4" style:family="table-cell" style:data-style-name="N0">
      <style:table-cell-properties style:vertical-align="automatic" fo:background-color="transparent"/>
      <style:text-properties fo:font-size="10pt" style:font-size-asian="10pt" style:font-size-complex="10pt"/>
    </style:style>
    <style:style style:name="Normal_32_2_32_14" style:display-name="Normal 2 14" style:family="table-cell" style:data-style-name="N0">
      <style:text-properties fo:font-size="10pt" style:font-size-asian="10pt" style:font-size-complex="10pt"/>
    </style:style>
    <style:style style:name="Normal_32_2_32_15" style:display-name="Normal 2 15" style:family="table-cell" style:data-style-name="N0">
      <style:text-properties fo:font-size="10pt" style:font-size-asian="10pt" style:font-size-complex="10pt"/>
    </style:style>
    <style:style style:name="Normal_32_2_32_16" style:display-name="Normal 2 16" style:family="table-cell" style:data-style-name="N0">
      <style:text-properties fo:font-size="10pt" style:font-size-asian="10pt" style:font-size-complex="10pt"/>
    </style:style>
    <style:style style:name="Normal_32_2_32_2" style:display-name="Normal 2 2" style:family="table-cell" style:data-style-name="N0">
      <style:table-cell-properties style:vertical-align="automatic" fo:background-color="transparent"/>
      <style:text-properties fo:font-size="10pt" style:font-size-asian="10pt" style:font-size-complex="10pt"/>
    </style:style>
    <style:style style:name="Normal_32_2_32_2_32_2" style:display-name="Normal 2 2 2" style:family="table-cell" style:data-style-name="N0">
      <style:table-cell-properties style:vertical-align="automatic" fo:background-color="transparent"/>
      <style:text-properties fo:font-size="10pt" style:font-size-asian="10pt" style:font-size-complex="10pt"/>
    </style:style>
    <style:style style:name="Normal_32_2_32_2_32_2_32_2" style:display-name="Normal 2 2 2 2" style:family="table-cell" style:data-style-name="N0">
      <style:table-cell-properties style:vertical-align="automatic" fo:background-color="transparent"/>
      <style:text-properties fo:font-size="10pt" style:font-size-asian="10pt" style:font-size-complex="10pt"/>
    </style:style>
    <style:style style:name="Normal_32_2_32_2_32_2_32_3" style:display-name="Normal 2 2 2 3" style:family="table-cell" style:data-style-name="N0">
      <style:table-cell-properties style:vertical-align="automatic" fo:background-color="transparent"/>
      <style:text-properties fo:font-size="10pt" style:font-size-asian="10pt" style:font-size-complex="10pt"/>
    </style:style>
    <style:style style:name="Normal_32_2_32_2_32_2_32_4" style:display-name="Normal 2 2 2 4" style:family="table-cell" style:data-style-name="N0">
      <style:table-cell-properties style:vertical-align="automatic" fo:background-color="transparent"/>
      <style:text-properties fo:font-size="10pt" style:font-size-asian="10pt" style:font-size-complex="10pt"/>
    </style:style>
    <style:style style:name="Normal_32_2_32_2_32_3" style:display-name="Normal 2 2 3" style:family="table-cell" style:data-style-name="N0">
      <style:table-cell-properties style:vertical-align="automatic" fo:background-color="transparent"/>
      <style:text-properties fo:font-size="10pt" style:font-size-asian="10pt" style:font-size-complex="10pt"/>
    </style:style>
    <style:style style:name="Normal_32_2_32_2_32_3_32_2" style:display-name="Normal 2 2 3 2" style:family="table-cell" style:data-style-name="N0">
      <style:table-cell-properties style:vertical-align="automatic" fo:background-color="transparent"/>
      <style:text-properties fo:font-size="10pt" style:font-size-asian="10pt" style:font-size-complex="10pt"/>
    </style:style>
    <style:style style:name="Normal_32_2_32_2_32_3_32_3" style:display-name="Normal 2 2 3 3" style:family="table-cell" style:data-style-name="N0">
      <style:table-cell-properties style:vertical-align="automatic" fo:background-color="transparent"/>
      <style:text-properties fo:font-size="10pt" style:font-size-asian="10pt" style:font-size-complex="10pt"/>
    </style:style>
    <style:style style:name="Normal_32_2_32_2_32_3_32_4" style:display-name="Normal 2 2 3 4" style:family="table-cell" style:data-style-name="N0">
      <style:table-cell-properties style:vertical-align="automatic" fo:background-color="transparent"/>
      <style:text-properties fo:font-size="10pt" style:font-size-asian="10pt" style:font-size-complex="10pt"/>
    </style:style>
    <style:style style:name="Normal_32_2_32_2_32_4" style:display-name="Normal 2 2 4" style:family="table-cell" style:data-style-name="N0">
      <style:table-cell-properties style:vertical-align="automatic" fo:background-color="transparent"/>
      <style:text-properties fo:font-size="10pt" style:font-size-asian="10pt" style:font-size-complex="10pt"/>
    </style:style>
    <style:style style:name="Normal_32_2_32_2_32_4_32_2" style:display-name="Normal 2 2 4 2" style:family="table-cell" style:data-style-name="N0">
      <style:table-cell-properties style:vertical-align="automatic" fo:background-color="transparent"/>
      <style:text-properties fo:font-size="10pt" style:font-size-asian="10pt" style:font-size-complex="10pt"/>
    </style:style>
    <style:style style:name="Normal_32_2_32_2_32_4_32_3" style:display-name="Normal 2 2 4 3" style:family="table-cell" style:data-style-name="N0">
      <style:table-cell-properties style:vertical-align="automatic" fo:background-color="transparent"/>
      <style:text-properties fo:font-size="10pt" style:font-size-asian="10pt" style:font-size-complex="10pt"/>
    </style:style>
    <style:style style:name="Normal_32_2_32_2_32_4_32_4" style:display-name="Normal 2 2 4 4" style:family="table-cell" style:data-style-name="N0">
      <style:table-cell-properties style:vertical-align="automatic" fo:background-color="transparent"/>
      <style:text-properties fo:font-size="10pt" style:font-size-asian="10pt" style:font-size-complex="10pt"/>
    </style:style>
    <style:style style:name="Normal_32_2_32_2_32_5" style:display-name="Normal 2 2 5" style:family="table-cell" style:data-style-name="N0">
      <style:table-cell-properties style:vertical-align="automatic" fo:background-color="transparent"/>
      <style:text-properties fo:font-size="10pt" style:font-size-asian="10pt" style:font-size-complex="10pt"/>
    </style:style>
    <style:style style:name="Normal_32_2_32_2_32_5_32_2" style:display-name="Normal 2 2 5 2" style:family="table-cell" style:data-style-name="N0">
      <style:table-cell-properties style:vertical-align="automatic" fo:background-color="transparent"/>
      <style:text-properties fo:font-size="10pt" style:font-size-asian="10pt" style:font-size-complex="10pt"/>
    </style:style>
    <style:style style:name="Normal_32_2_32_2_32_5_32_3" style:display-name="Normal 2 2 5 3" style:family="table-cell" style:data-style-name="N0">
      <style:table-cell-properties style:vertical-align="automatic" fo:background-color="transparent"/>
      <style:text-properties fo:font-size="10pt" style:font-size-asian="10pt" style:font-size-complex="10pt"/>
    </style:style>
    <style:style style:name="Normal_32_2_32_2_32_5_32_4" style:display-name="Normal 2 2 5 4" style:family="table-cell" style:data-style-name="N0">
      <style:table-cell-properties style:vertical-align="automatic" fo:background-color="transparent"/>
      <style:text-properties fo:font-size="10pt" style:font-size-asian="10pt" style:font-size-complex="10pt"/>
    </style:style>
    <style:style style:name="Normal_32_2_32_2_32_6" style:display-name="Normal 2 2 6" style:family="table-cell" style:data-style-name="N0">
      <style:table-cell-properties style:vertical-align="automatic" fo:background-color="transparent"/>
      <style:text-properties fo:font-size="10pt" style:font-size-asian="10pt" style:font-size-complex="10pt"/>
    </style:style>
    <style:style style:name="Normal_32_2_32_2_32_6_32_2" style:display-name="Normal 2 2 6 2" style:family="table-cell" style:data-style-name="N0">
      <style:table-cell-properties style:vertical-align="automatic" fo:background-color="transparent"/>
      <style:text-properties fo:font-size="10pt" style:font-size-asian="10pt" style:font-size-complex="10pt"/>
    </style:style>
    <style:style style:name="Normal_32_2_32_2_32_6_32_3" style:display-name="Normal 2 2 6 3" style:family="table-cell" style:data-style-name="N0">
      <style:table-cell-properties style:vertical-align="automatic" fo:background-color="transparent"/>
      <style:text-properties fo:font-size="10pt" style:font-size-asian="10pt" style:font-size-complex="10pt"/>
    </style:style>
    <style:style style:name="Normal_32_2_32_2_32_6_32_4" style:display-name="Normal 2 2 6 4" style:family="table-cell" style:data-style-name="N0">
      <style:table-cell-properties style:vertical-align="automatic" fo:background-color="transparent"/>
      <style:text-properties fo:font-size="10pt" style:font-size-asian="10pt" style:font-size-complex="10pt"/>
    </style:style>
    <style:style style:name="Normal_32_2_32_2_32_7" style:display-name="Normal 2 2 7" style:family="table-cell" style:data-style-name="N0">
      <style:table-cell-properties style:vertical-align="automatic" fo:background-color="transparent"/>
      <style:text-properties fo:font-size="10pt" style:font-size-asian="10pt" style:font-size-complex="10pt"/>
    </style:style>
    <style:style style:name="Normal_32_2_32_2_32_8" style:display-name="Normal 2 2 8" style:family="table-cell" style:data-style-name="N0">
      <style:table-cell-properties style:vertical-align="automatic" fo:background-color="transparent"/>
      <style:text-properties fo:font-size="10pt" style:font-size-asian="10pt" style:font-size-complex="10pt"/>
    </style:style>
    <style:style style:name="Normal_32_2_32_2_32_9" style:display-name="Normal 2 2 9" style:family="table-cell" style:data-style-name="N0">
      <style:table-cell-properties style:vertical-align="automatic" fo:background-color="transparent"/>
      <style:text-properties fo:font-size="10pt" style:font-size-asian="10pt" style:font-size-complex="10pt"/>
    </style:style>
    <style:style style:name="Normal_32_2_32_3" style:display-name="Normal 2 3" style:family="table-cell" style:data-style-name="N0">
      <style:table-cell-properties style:vertical-align="automatic" fo:background-color="transparent"/>
      <style:text-properties fo:font-size="10pt" style:font-size-asian="10pt" style:font-size-complex="10pt"/>
    </style:style>
    <style:style style:name="Normal_32_2_32_3_32_2" style:display-name="Normal 2 3 2" style:family="table-cell" style:data-style-name="N0">
      <style:table-cell-properties style:vertical-align="automatic" fo:background-color="transparent"/>
      <style:text-properties style:font-name="MS Sans Serif" style:font-name-asian="MS Sans Serif" style:font-name-complex="MS Sans Serif" fo:font-size="10pt" style:font-size-asian="10pt" style:font-size-complex="10pt"/>
    </style:style>
    <style:style style:name="Normal_32_2_32_3_32_2_32_2" style:display-name="Normal 2 3 2 2" style:family="table-cell" style:data-style-name="N0">
      <style:table-cell-properties style:vertical-align="automatic" fo:background-color="transparent"/>
      <style:text-properties style:font-name="MS Sans Serif" style:font-name-asian="MS Sans Serif" style:font-name-complex="MS Sans Serif" fo:font-size="10pt" style:font-size-asian="10pt" style:font-size-complex="10pt"/>
    </style:style>
    <style:style style:name="Normal_32_2_32_3_32_2_32_3" style:display-name="Normal 2 3 2 3" style:family="table-cell" style:data-style-name="N0">
      <style:table-cell-properties style:vertical-align="automatic" fo:background-color="transparent"/>
      <style:text-properties style:font-name="MS Sans Serif" style:font-name-asian="MS Sans Serif" style:font-name-complex="MS Sans Serif" fo:font-size="10pt" style:font-size-asian="10pt" style:font-size-complex="10pt"/>
    </style:style>
    <style:style style:name="Normal_32_2_32_3_32_2_32_4" style:display-name="Normal 2 3 2 4" style:family="table-cell" style:data-style-name="N0">
      <style:table-cell-properties style:vertical-align="automatic" fo:background-color="transparent"/>
      <style:text-properties style:font-name="MS Sans Serif" style:font-name-asian="MS Sans Serif" style:font-name-complex="MS Sans Serif" fo:font-size="10pt" style:font-size-asian="10pt" style:font-size-complex="10pt"/>
    </style:style>
    <style:style style:name="Normal_32_2_32_3_32_3" style:display-name="Normal 2 3 3" style:family="table-cell" style:data-style-name="N0">
      <style:table-cell-properties style:vertical-align="automatic" fo:background-color="transparent"/>
      <style:text-properties fo:font-size="10pt" style:font-size-asian="10pt" style:font-size-complex="10pt"/>
    </style:style>
    <style:style style:name="Normal_32_2_32_3_32_4" style:display-name="Normal 2 3 4" style:family="table-cell" style:data-style-name="N0">
      <style:table-cell-properties style:vertical-align="automatic" fo:background-color="transparent"/>
      <style:text-properties fo:font-size="10pt" style:font-size-asian="10pt" style:font-size-complex="10pt"/>
    </style:style>
    <style:style style:name="Normal_32_2_32_3_32_5" style:display-name="Normal 2 3 5" style:family="table-cell" style:data-style-name="N0">
      <style:table-cell-properties style:vertical-align="automatic" fo:background-color="transparent"/>
      <style:text-properties fo:font-size="10pt" style:font-size-asian="10pt" style:font-size-complex="10pt"/>
    </style:style>
    <style:style style:name="Normal_32_2_32_4" style:display-name="Normal 2 4" style:family="table-cell" style:data-style-name="N0">
      <style:table-cell-properties style:vertical-align="automatic" fo:background-color="transparent"/>
      <style:text-properties fo:font-size="10pt" style:font-size-asian="10pt" style:font-size-complex="10pt"/>
    </style:style>
    <style:style style:name="Normal_32_2_32_4_32_2" style:display-name="Normal 2 4 2" style:family="table-cell" style:data-style-name="N0">
      <style:table-cell-properties style:vertical-align="automatic" fo:background-color="transparent"/>
      <style:text-properties fo:font-size="10pt" style:font-size-asian="10pt" style:font-size-complex="10pt"/>
    </style:style>
    <style:style style:name="Normal_32_2_32_4_32_3" style:display-name="Normal 2 4 3" style:family="table-cell" style:data-style-name="N0">
      <style:table-cell-properties style:vertical-align="automatic" fo:background-color="transparent"/>
      <style:text-properties fo:font-size="10pt" style:font-size-asian="10pt" style:font-size-complex="10pt"/>
    </style:style>
    <style:style style:name="Normal_32_2_32_4_32_4" style:display-name="Normal 2 4 4" style:family="table-cell" style:data-style-name="N0">
      <style:table-cell-properties style:vertical-align="automatic" fo:background-color="transparent"/>
      <style:text-properties fo:font-size="10pt" style:font-size-asian="10pt" style:font-size-complex="10pt"/>
    </style:style>
    <style:style style:name="Normal_32_2_32_5" style:display-name="Normal 2 5" style:family="table-cell" style:data-style-name="N0">
      <style:table-cell-properties style:vertical-align="automatic" fo:background-color="transparent"/>
      <style:text-properties fo:font-size="10pt" style:font-size-asian="10pt" style:font-size-complex="10pt"/>
    </style:style>
    <style:style style:name="Normal_32_2_32_5_32_2" style:display-name="Normal 2 5 2" style:family="table-cell" style:data-style-name="N0">
      <style:table-cell-properties style:vertical-align="automatic" fo:background-color="transparent"/>
      <style:text-properties fo:font-size="10pt" style:font-size-asian="10pt" style:font-size-complex="10pt"/>
    </style:style>
    <style:style style:name="Normal_32_2_32_5_32_3" style:display-name="Normal 2 5 3" style:family="table-cell" style:data-style-name="N0">
      <style:table-cell-properties style:vertical-align="automatic" fo:background-color="transparent"/>
      <style:text-properties fo:font-size="10pt" style:font-size-asian="10pt" style:font-size-complex="10pt"/>
    </style:style>
    <style:style style:name="Normal_32_2_32_5_32_4" style:display-name="Normal 2 5 4" style:family="table-cell" style:data-style-name="N0">
      <style:table-cell-properties style:vertical-align="automatic" fo:background-color="transparent"/>
      <style:text-properties fo:font-size="10pt" style:font-size-asian="10pt" style:font-size-complex="10pt"/>
    </style:style>
    <style:style style:name="Normal_32_2_32_6" style:display-name="Normal 2 6" style:family="table-cell" style:data-style-name="N0">
      <style:table-cell-properties style:vertical-align="automatic" fo:background-color="transparent"/>
      <style:text-properties fo:font-size="10pt" style:font-size-asian="10pt" style:font-size-complex="10pt"/>
    </style:style>
    <style:style style:name="Normal_32_2_32_6_32_2" style:display-name="Normal 2 6 2" style:family="table-cell" style:data-style-name="N0">
      <style:table-cell-properties style:vertical-align="automatic" fo:background-color="transparent"/>
      <style:text-properties fo:font-size="10pt" style:font-size-asian="10pt" style:font-size-complex="10pt"/>
    </style:style>
    <style:style style:name="Normal_32_2_32_6_32_3" style:display-name="Normal 2 6 3" style:family="table-cell" style:data-style-name="N0">
      <style:table-cell-properties style:vertical-align="automatic" fo:background-color="transparent"/>
      <style:text-properties fo:font-size="10pt" style:font-size-asian="10pt" style:font-size-complex="10pt"/>
    </style:style>
    <style:style style:name="Normal_32_2_32_6_32_4" style:display-name="Normal 2 6 4" style:family="table-cell" style:data-style-name="N0">
      <style:table-cell-properties style:vertical-align="automatic" fo:background-color="transparent"/>
      <style:text-properties fo:font-size="10pt" style:font-size-asian="10pt" style:font-size-complex="10pt"/>
    </style:style>
    <style:style style:name="Normal_32_2_32_7" style:display-name="Normal 2 7" style:family="table-cell" style:data-style-name="N0">
      <style:table-cell-properties style:vertical-align="automatic" fo:background-color="transparent"/>
      <style:text-properties fo:font-size="10pt" style:font-size-asian="10pt" style:font-size-complex="10pt"/>
    </style:style>
    <style:style style:name="Normal_32_2_32_7_32_2" style:display-name="Normal 2 7 2" style:family="table-cell" style:data-style-name="N0">
      <style:table-cell-properties style:vertical-align="automatic" fo:background-color="transparent"/>
      <style:text-properties fo:font-size="10pt" style:font-size-asian="10pt" style:font-size-complex="10pt"/>
    </style:style>
    <style:style style:name="Normal_32_2_32_7_32_3" style:display-name="Normal 2 7 3" style:family="table-cell" style:data-style-name="N0">
      <style:table-cell-properties style:vertical-align="automatic" fo:background-color="transparent"/>
      <style:text-properties fo:font-size="10pt" style:font-size-asian="10pt" style:font-size-complex="10pt"/>
    </style:style>
    <style:style style:name="Normal_32_2_32_7_32_4" style:display-name="Normal 2 7 4" style:family="table-cell" style:data-style-name="N0">
      <style:table-cell-properties style:vertical-align="automatic" fo:background-color="transparent"/>
      <style:text-properties fo:font-size="10pt" style:font-size-asian="10pt" style:font-size-complex="10pt"/>
    </style:style>
    <style:style style:name="Normal_32_2_32_8" style:display-name="Normal 2 8" style:family="table-cell" style:data-style-name="N0">
      <style:table-cell-properties style:vertical-align="automatic" fo:background-color="transparent"/>
      <style:text-properties fo:font-size="10pt" style:font-size-asian="10pt" style:font-size-complex="10pt"/>
    </style:style>
    <style:style style:name="Normal_32_2_32_8_32_2" style:display-name="Normal 2 8 2" style:family="table-cell" style:data-style-name="N0">
      <style:table-cell-properties style:vertical-align="automatic" fo:background-color="transparent"/>
      <style:text-properties fo:font-size="10pt" style:font-size-asian="10pt" style:font-size-complex="10pt"/>
    </style:style>
    <style:style style:name="Normal_32_2_32_8_32_3" style:display-name="Normal 2 8 3" style:family="table-cell" style:data-style-name="N0">
      <style:table-cell-properties style:vertical-align="automatic" fo:background-color="transparent"/>
      <style:text-properties fo:font-size="10pt" style:font-size-asian="10pt" style:font-size-complex="10pt"/>
    </style:style>
    <style:style style:name="Normal_32_2_32_8_32_4" style:display-name="Normal 2 8 4" style:family="table-cell" style:data-style-name="N0">
      <style:table-cell-properties style:vertical-align="automatic" fo:background-color="transparent"/>
      <style:text-properties fo:font-size="10pt" style:font-size-asian="10pt" style:font-size-complex="10pt"/>
    </style:style>
    <style:style style:name="Normal_32_2_32_9" style:display-name="Normal 2 9" style:family="table-cell" style:data-style-name="N0">
      <style:table-cell-properties style:vertical-align="automatic" fo:background-color="transparent"/>
      <style:text-properties fo:font-size="8pt" style:font-size-asian="8pt" style:font-size-complex="8pt"/>
    </style:style>
    <style:style style:name="Normal_32_2_32_9_32_2" style:display-name="Normal 2 9 2" style:family="table-cell" style:data-style-name="N0">
      <style:table-cell-properties style:vertical-align="automatic" fo:background-color="transparent"/>
      <style:text-properties fo:font-size="8pt" style:font-size-asian="8pt" style:font-size-complex="8pt"/>
    </style:style>
    <style:style style:name="Normal_32_2_32_9_32_3" style:display-name="Normal 2 9 3" style:family="table-cell" style:data-style-name="N0">
      <style:table-cell-properties style:vertical-align="automatic" fo:background-color="transparent"/>
      <style:text-properties fo:font-size="8pt" style:font-size-asian="8pt" style:font-size-complex="8pt"/>
    </style:style>
    <style:style style:name="Normal_32_2_32_9_32_4" style:display-name="Normal 2 9 4" style:family="table-cell" style:data-style-name="N0">
      <style:table-cell-properties style:vertical-align="automatic" fo:background-color="transparent"/>
      <style:text-properties fo:font-size="8pt" style:font-size-asian="8pt" style:font-size-complex="8pt"/>
    </style:style>
    <style:style style:name="Normal_32_2_PF_accounts_pack_workings" style:display-name="Normal 2_PF_accounts_pack_workings" style:family="table-cell" style:data-style-name="N84">
      <style:table-cell-properties style:vertical-align="automatic" fo:background-color="transparent"/>
      <style:text-properties fo:font-size="10pt" style:font-size-asian="10pt" style:font-size-complex="10pt"/>
    </style:style>
    <style:style style:name="Normal_32_20" style:display-name="Normal 20" style:family="table-cell" style:data-style-name="N0">
      <style:table-cell-properties style:vertical-align="automatic" fo:background-color="transparent"/>
      <style:text-properties fo:font-size="10pt" style:font-size-asian="10pt" style:font-size-complex="10pt"/>
    </style:style>
    <style:style style:name="Normal_32_20_32_2" style:display-name="Normal 20 2" style:family="table-cell" style:data-style-name="N0">
      <style:table-cell-properties style:vertical-align="automatic" fo:background-color="transparent"/>
      <style:text-properties fo:font-size="10pt" style:font-size-asian="10pt" style:font-size-complex="10pt"/>
    </style:style>
    <style:style style:name="Normal_32_20_32_2_32_2" style:display-name="Normal 20 2 2" style:family="table-cell" style:data-style-name="N0">
      <style:table-cell-properties style:vertical-align="automatic" fo:background-color="transparent"/>
      <style:text-properties fo:font-size="10pt" style:font-size-asian="10pt" style:font-size-complex="10pt"/>
    </style:style>
    <style:style style:name="Normal_32_20_32_2_32_3" style:display-name="Normal 20 2 3" style:family="table-cell" style:data-style-name="N0">
      <style:table-cell-properties style:vertical-align="automatic" fo:background-color="transparent"/>
      <style:text-properties fo:font-size="10pt" style:font-size-asian="10pt" style:font-size-complex="10pt"/>
    </style:style>
    <style:style style:name="Normal_32_20_32_2_32_4" style:display-name="Normal 20 2 4" style:family="table-cell" style:data-style-name="N0">
      <style:table-cell-properties style:vertical-align="automatic" fo:background-color="transparent"/>
      <style:text-properties fo:font-size="10pt" style:font-size-asian="10pt" style:font-size-complex="10pt"/>
    </style:style>
    <style:style style:name="Normal_32_20_32_3" style:display-name="Normal 20 3" style:family="table-cell" style:data-style-name="N0">
      <style:table-cell-properties style:vertical-align="automatic" fo:background-color="transparent"/>
      <style:text-properties fo:font-size="10pt" style:font-size-asian="10pt" style:font-size-complex="10pt"/>
    </style:style>
    <style:style style:name="Normal_32_20_32_4" style:display-name="Normal 20 4" style:family="table-cell" style:data-style-name="N0">
      <style:table-cell-properties style:vertical-align="automatic" fo:background-color="transparent"/>
      <style:text-properties fo:font-size="10pt" style:font-size-asian="10pt" style:font-size-complex="10pt"/>
    </style:style>
    <style:style style:name="Normal_32_20_32_5" style:display-name="Normal 20 5" style:family="table-cell" style:data-style-name="N0">
      <style:table-cell-properties style:vertical-align="automatic" fo:background-color="transparent"/>
      <style:text-properties fo:font-size="10pt" style:font-size-asian="10pt" style:font-size-complex="10pt"/>
    </style:style>
    <style:style style:name="Normal_32_21" style:display-name="Normal 21" style:family="table-cell" style:data-style-name="N0">
      <style:table-cell-properties style:vertical-align="automatic" fo:background-color="transparent"/>
      <style:text-properties fo:font-size="10pt" style:font-size-asian="10pt" style:font-size-complex="10pt"/>
    </style:style>
    <style:style style:name="Normal_32_21_32_2" style:display-name="Normal 21 2" style:family="table-cell" style:data-style-name="N0">
      <style:table-cell-properties style:vertical-align="automatic" fo:background-color="transparent"/>
      <style:text-properties fo:font-size="10pt" style:font-size-asian="10pt" style:font-size-complex="10pt"/>
    </style:style>
    <style:style style:name="Normal_32_21_32_3" style:display-name="Normal 21 3" style:family="table-cell" style:data-style-name="N0">
      <style:table-cell-properties style:vertical-align="automatic" fo:background-color="transparent"/>
      <style:text-properties fo:font-size="10pt" style:font-size-asian="10pt" style:font-size-complex="10pt"/>
    </style:style>
    <style:style style:name="Normal_32_21_32_4" style:display-name="Normal 21 4" style:family="table-cell" style:data-style-name="N0">
      <style:table-cell-properties style:vertical-align="automatic" fo:background-color="transparent"/>
      <style:text-properties fo:font-size="10pt" style:font-size-asian="10pt" style:font-size-complex="10pt"/>
    </style:style>
    <style:style style:name="Normal_32_22" style:display-name="Normal 22" style:family="table-cell" style:data-style-name="N0">
      <style:table-cell-properties style:vertical-align="automatic" fo:background-color="transparent"/>
      <style:text-properties fo:font-size="10pt" style:font-size-asian="10pt" style:font-size-complex="10pt"/>
    </style:style>
    <style:style style:name="Normal_32_22_32_2" style:display-name="Normal 22 2" style:family="table-cell" style:data-style-name="N0">
      <style:table-cell-properties style:vertical-align="automatic" fo:background-color="transparent"/>
      <style:text-properties fo:font-size="10pt" style:font-size-asian="10pt" style:font-size-complex="10pt"/>
    </style:style>
    <style:style style:name="Normal_32_22_32_3" style:display-name="Normal 22 3" style:family="table-cell" style:data-style-name="N0">
      <style:table-cell-properties style:vertical-align="automatic" fo:background-color="transparent"/>
      <style:text-properties fo:font-size="10pt" style:font-size-asian="10pt" style:font-size-complex="10pt"/>
    </style:style>
    <style:style style:name="Normal_32_22_32_4" style:display-name="Normal 22 4" style:family="table-cell" style:data-style-name="N0">
      <style:table-cell-properties style:vertical-align="automatic" fo:background-color="transparent"/>
      <style:text-properties fo:font-size="10pt" style:font-size-asian="10pt" style:font-size-complex="10pt"/>
    </style:style>
    <style:style style:name="Normal_32_23" style:display-name="Normal 23" style:family="table-cell" style:data-style-name="N0">
      <style:table-cell-properties style:vertical-align="automatic" fo:background-color="transparent"/>
      <style:text-properties fo:font-size="10pt" style:font-size-asian="10pt" style:font-size-complex="10pt"/>
    </style:style>
    <style:style style:name="Normal_32_23_32_2" style:display-name="Normal 23 2" style:family="table-cell" style:data-style-name="N0">
      <style:table-cell-properties style:vertical-align="automatic" fo:background-color="transparent"/>
      <style:text-properties fo:font-size="10pt" style:font-size-asian="10pt" style:font-size-complex="10pt"/>
    </style:style>
    <style:style style:name="Normal_32_23_32_3" style:display-name="Normal 23 3" style:family="table-cell" style:data-style-name="N0">
      <style:table-cell-properties style:vertical-align="automatic" fo:background-color="transparent"/>
      <style:text-properties fo:font-size="10pt" style:font-size-asian="10pt" style:font-size-complex="10pt"/>
    </style:style>
    <style:style style:name="Normal_32_23_32_4" style:display-name="Normal 23 4" style:family="table-cell" style:data-style-name="N0">
      <style:table-cell-properties style:vertical-align="automatic" fo:background-color="transparent"/>
      <style:text-properties fo:font-size="10pt" style:font-size-asian="10pt" style:font-size-complex="10pt"/>
    </style:style>
    <style:style style:name="Normal_32_24" style:display-name="Normal 24" style:family="table-cell" style:data-style-name="N0">
      <style:table-cell-properties style:vertical-align="automatic" fo:background-color="transparent"/>
      <style:text-properties fo:font-size="10pt" style:font-size-asian="10pt" style:font-size-complex="10pt"/>
    </style:style>
    <style:style style:name="Normal_32_24_32_2" style:display-name="Normal 24 2" style:family="table-cell" style:data-style-name="N0">
      <style:table-cell-properties style:vertical-align="automatic" fo:background-color="transparent"/>
      <style:text-properties fo:font-size="10pt" style:font-size-asian="10pt" style:font-size-complex="10pt"/>
    </style:style>
    <style:style style:name="Normal_32_24_32_2_32_2" style:display-name="Normal 24 2 2" style:family="table-cell" style:data-style-name="N0">
      <style:table-cell-properties style:vertical-align="automatic" fo:background-color="transparent"/>
      <style:text-properties fo:font-size="10pt" style:font-size-asian="10pt" style:font-size-complex="10pt"/>
    </style:style>
    <style:style style:name="Normal_32_24_32_2_32_3" style:display-name="Normal 24 2 3" style:family="table-cell" style:data-style-name="N0">
      <style:table-cell-properties style:vertical-align="automatic" fo:background-color="transparent"/>
      <style:text-properties fo:font-size="10pt" style:font-size-asian="10pt" style:font-size-complex="10pt"/>
    </style:style>
    <style:style style:name="Normal_32_24_32_2_32_4" style:display-name="Normal 24 2 4" style:family="table-cell" style:data-style-name="N0">
      <style:table-cell-properties style:vertical-align="automatic" fo:background-color="transparent"/>
      <style:text-properties fo:font-size="10pt" style:font-size-asian="10pt" style:font-size-complex="10pt"/>
    </style:style>
    <style:style style:name="Normal_32_24_32_3" style:display-name="Normal 24 3" style:family="table-cell" style:data-style-name="N0">
      <style:table-cell-properties style:vertical-align="automatic" fo:background-color="transparent"/>
      <style:text-properties fo:font-size="10pt" style:font-size-asian="10pt" style:font-size-complex="10pt"/>
    </style:style>
    <style:style style:name="Normal_32_24_32_4" style:display-name="Normal 24 4" style:family="table-cell" style:data-style-name="N0">
      <style:table-cell-properties style:vertical-align="automatic" fo:background-color="transparent"/>
      <style:text-properties fo:font-size="10pt" style:font-size-asian="10pt" style:font-size-complex="10pt"/>
    </style:style>
    <style:style style:name="Normal_32_24_32_5" style:display-name="Normal 24 5" style:family="table-cell" style:data-style-name="N0">
      <style:table-cell-properties style:vertical-align="automatic" fo:background-color="transparent"/>
      <style:text-properties fo:font-size="10pt" style:font-size-asian="10pt" style:font-size-complex="10pt"/>
    </style:style>
    <style:style style:name="Normal_32_25" style:display-name="Normal 25" style:family="table-cell" style:data-style-name="N0">
      <style:table-cell-properties style:vertical-align="automatic" fo:background-color="transparent"/>
      <style:text-properties fo:font-size="10pt" style:font-size-asian="10pt" style:font-size-complex="10pt"/>
    </style:style>
    <style:style style:name="Normal_32_25_32_2" style:display-name="Normal 25 2" style:family="table-cell" style:data-style-name="N0">
      <style:table-cell-properties style:vertical-align="automatic" fo:background-color="transparent"/>
      <style:text-properties fo:font-size="10pt" style:font-size-asian="10pt" style:font-size-complex="10pt"/>
    </style:style>
    <style:style style:name="Normal_32_25_32_3" style:display-name="Normal 25 3" style:family="table-cell" style:data-style-name="N0">
      <style:table-cell-properties style:vertical-align="automatic" fo:background-color="transparent"/>
      <style:text-properties fo:font-size="10pt" style:font-size-asian="10pt" style:font-size-complex="10pt"/>
    </style:style>
    <style:style style:name="Normal_32_25_32_4" style:display-name="Normal 25 4" style:family="table-cell" style:data-style-name="N0">
      <style:table-cell-properties style:vertical-align="automatic" fo:background-color="transparent"/>
      <style:text-properties fo:font-size="10pt" style:font-size-asian="10pt" style:font-size-complex="10pt"/>
    </style:style>
    <style:style style:name="Normal_32_26" style:display-name="Normal 2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2" style:display-name="Normal 26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2_32_2" style:display-name="Normal 26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2_32_2_32_2" style:display-name="Normal 26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2_32_2_32_3" style:display-name="Normal 26 2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2_32_2_32_4" style:display-name="Normal 26 2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2_32_3" style:display-name="Normal 26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2_32_3_32_2" style:display-name="Normal 26 2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2_32_3_32_3" style:display-name="Normal 26 2 3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2_32_3_32_4" style:display-name="Normal 26 2 3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2_32_4" style:display-name="Normal 26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2_32_5" style:display-name="Normal 26 2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2_32_6" style:display-name="Normal 26 2 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3" style:display-name="Normal 26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3_32_2" style:display-name="Normal 26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3_32_3" style:display-name="Normal 26 3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3_32_4" style:display-name="Normal 26 3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4" style:display-name="Normal 26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5" style:display-name="Normal 26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6" style:display-name="Normal 26 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7" style:display-name="Normal 27" style:family="table-cell" style:data-style-name="N0">
      <style:table-cell-properties style:vertical-align="automatic" fo:background-color="transparent"/>
      <style:text-properties fo:font-size="10pt" style:font-size-asian="10pt" style:font-size-complex="10pt"/>
    </style:style>
    <style:style style:name="Normal_32_27_32_2" style:display-name="Normal 27 2" style:family="table-cell" style:data-style-name="N0">
      <style:table-cell-properties style:vertical-align="automatic" fo:background-color="transparent"/>
      <style:text-properties fo:font-size="10pt" style:font-size-asian="10pt" style:font-size-complex="10pt"/>
    </style:style>
    <style:style style:name="Normal_32_27_32_3" style:display-name="Normal 27 3" style:family="table-cell" style:data-style-name="N0">
      <style:table-cell-properties style:vertical-align="automatic" fo:background-color="transparent"/>
      <style:text-properties fo:font-size="10pt" style:font-size-asian="10pt" style:font-size-complex="10pt"/>
    </style:style>
    <style:style style:name="Normal_32_27_32_4" style:display-name="Normal 27 4" style:family="table-cell" style:data-style-name="N0">
      <style:table-cell-properties style:vertical-align="automatic" fo:background-color="transparent"/>
      <style:text-properties fo:font-size="10pt" style:font-size-asian="10pt" style:font-size-complex="10pt"/>
    </style:style>
    <style:style style:name="Normal_32_28" style:display-name="Normal 28" style:family="table-cell" style:data-style-name="N0">
      <style:table-cell-properties style:vertical-align="automatic" fo:background-color="transparent"/>
      <style:text-properties fo:font-size="10pt" style:font-size-asian="10pt" style:font-size-complex="10pt"/>
    </style:style>
    <style:style style:name="Normal_32_28_32_2" style:display-name="Normal 28 2" style:family="table-cell" style:data-style-name="N0">
      <style:table-cell-properties style:vertical-align="automatic" fo:background-color="transparent"/>
      <style:text-properties fo:font-size="10pt" style:font-size-asian="10pt" style:font-size-complex="10pt"/>
    </style:style>
    <style:style style:name="Normal_32_28_32_3" style:display-name="Normal 28 3" style:family="table-cell" style:data-style-name="N0">
      <style:table-cell-properties style:vertical-align="automatic" fo:background-color="transparent"/>
      <style:text-properties fo:font-size="10pt" style:font-size-asian="10pt" style:font-size-complex="10pt"/>
    </style:style>
    <style:style style:name="Normal_32_28_32_4" style:display-name="Normal 28 4" style:family="table-cell" style:data-style-name="N0">
      <style:table-cell-properties style:vertical-align="automatic" fo:background-color="transparent"/>
      <style:text-properties fo:font-size="10pt" style:font-size-asian="10pt" style:font-size-complex="10pt"/>
    </style:style>
    <style:style style:name="Normal_32_29" style:display-name="Normal 29" style:family="table-cell" style:data-style-name="N0">
      <style:table-cell-properties style:vertical-align="automatic" fo:background-color="transparent"/>
      <style:text-properties fo:font-size="10pt" style:font-size-asian="10pt" style:font-size-complex="10pt"/>
    </style:style>
    <style:style style:name="Normal_32_29_32_2" style:display-name="Normal 29 2" style:family="table-cell" style:data-style-name="N0">
      <style:table-cell-properties style:vertical-align="automatic" fo:background-color="transparent"/>
      <style:text-properties fo:font-size="10pt" style:font-size-asian="10pt" style:font-size-complex="10pt"/>
    </style:style>
    <style:style style:name="Normal_32_29_32_3" style:display-name="Normal 29 3" style:family="table-cell" style:data-style-name="N0">
      <style:table-cell-properties style:vertical-align="automatic" fo:background-color="transparent"/>
      <style:text-properties fo:font-size="10pt" style:font-size-asian="10pt" style:font-size-complex="10pt"/>
    </style:style>
    <style:style style:name="Normal_32_29_32_4" style:display-name="Normal 29 4" style:family="table-cell" style:data-style-name="N0">
      <style:table-cell-properties style:vertical-align="automatic" fo:background-color="transparent"/>
      <style:text-properties fo:font-size="10pt" style:font-size-asian="10pt" style:font-size-complex="10pt"/>
    </style:style>
    <style:style style:name="Normal_32_3" style:display-name="Normal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 style:display-name="Normal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 style:display-name="Normal 3 2 1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2" style:display-name="Normal 3 2 1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2_32_2" style:display-name="Normal 3 2 13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2_32_2_32_2" style:display-name="Normal 3 2 13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2_32_2_32_3" style:display-name="Normal 3 2 13 2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2_32_2_32_4" style:display-name="Normal 3 2 13 2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2_32_3" style:display-name="Normal 3 2 13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2_32_4" style:display-name="Normal 3 2 13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2_32_5" style:display-name="Normal 3 2 13 2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3" style:display-name="Normal 3 2 13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3_32_2" style:display-name="Normal 3 2 13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3_32_3" style:display-name="Normal 3 2 13 3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3_32_4" style:display-name="Normal 3 2 13 3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4" style:display-name="Normal 3 2 13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5" style:display-name="Normal 3 2 13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6" style:display-name="Normal 3 2 13 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2" style:display-name="Normal 3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2_32_2" style:display-name="Normal 3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2_32_2_32_2" style:display-name="Normal 3 2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2_32_2_32_3" style:display-name="Normal 3 2 2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2_32_2_32_4" style:display-name="Normal 3 2 2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2_32_3" style:display-name="Normal 3 2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2_32_3_32_2" style:display-name="Normal 3 2 2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2_32_3_32_3" style:display-name="Normal 3 2 2 3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2_32_3_32_4" style:display-name="Normal 3 2 2 3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2_32_4" style:display-name="Normal 3 2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2_32_5" style:display-name="Normal 3 2 2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2_32_6" style:display-name="Normal 3 2 2 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3" style:display-name="Normal 3 2 3" style:family="table-cell" style:data-style-name="N0">
      <style:table-cell-properties style:vertical-align="automatic" fo:background-color="transparent"/>
      <style:text-properties fo:font-size="10pt" style:font-size-asian="10pt" style:font-size-complex="10pt"/>
    </style:style>
    <style:style style:name="Normal_32_3_32_2_32_3_32_2" style:display-name="Normal 3 2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3_32_2_32_2" style:display-name="Normal 3 2 3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3_32_2_32_3" style:display-name="Normal 3 2 3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3_32_2_32_4" style:display-name="Normal 3 2 3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3_32_3" style:display-name="Normal 3 2 3 3" style:family="table-cell" style:data-style-name="N0">
      <style:table-cell-properties style:vertical-align="automatic" fo:background-color="transparent"/>
      <style:text-properties fo:font-size="10pt" style:font-size-asian="10pt" style:font-size-complex="10pt"/>
    </style:style>
    <style:style style:name="Normal_32_3_32_2_32_3_32_4" style:display-name="Normal 3 2 3 4" style:family="table-cell" style:data-style-name="N0">
      <style:table-cell-properties style:vertical-align="automatic" fo:background-color="transparent"/>
      <style:text-properties fo:font-size="10pt" style:font-size-asian="10pt" style:font-size-complex="10pt"/>
    </style:style>
    <style:style style:name="Normal_32_3_32_2_32_3_32_5" style:display-name="Normal 3 2 3 5" style:family="table-cell" style:data-style-name="N0">
      <style:table-cell-properties style:vertical-align="automatic" fo:background-color="transparent"/>
      <style:text-properties fo:font-size="10pt" style:font-size-asian="10pt" style:font-size-complex="10pt"/>
    </style:style>
    <style:style style:name="Normal_32_3_32_2_32_4" style:display-name="Normal 3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5" style:display-name="Normal 3 2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6" style:display-name="Normal 3 2 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3" style:display-name="Normal 3 3" style:family="table-cell" style:data-style-name="N0">
      <style:table-cell-properties style:vertical-align="automatic" fo:background-color="transparent"/>
    </style:style>
    <style:style style:name="Normal_32_3_32_3_32_2" style:display-name="Normal 3 3 2" style:family="table-cell" style:data-style-name="N0">
      <style:table-cell-properties style:vertical-align="automatic" fo:background-color="transparent"/>
    </style:style>
    <style:style style:name="Normal_32_3_32_3_32_2_32_2" style:display-name="Normal 3 3 2 2" style:family="table-cell" style:data-style-name="N0">
      <style:table-cell-properties style:vertical-align="automatic" fo:background-color="transparent"/>
      <style:text-properties fo:font-size="10pt" style:font-size-asian="10pt" style:font-size-complex="10pt"/>
    </style:style>
    <style:style style:name="Normal_32_3_32_3_32_2_32_2_32_2" style:display-name="Normal 3 3 2 2 2" style:family="table-cell" style:data-style-name="N0">
      <style:table-cell-properties style:vertical-align="automatic" fo:background-color="transparent"/>
      <style:text-properties fo:font-size="10pt" style:font-size-asian="10pt" style:font-size-complex="10pt"/>
    </style:style>
    <style:style style:name="Normal_32_3_32_3_32_2_32_2_32_3" style:display-name="Normal 3 3 2 2 3" style:family="table-cell" style:data-style-name="N0">
      <style:table-cell-properties style:vertical-align="automatic" fo:background-color="transparent"/>
      <style:text-properties fo:font-size="10pt" style:font-size-asian="10pt" style:font-size-complex="10pt"/>
    </style:style>
    <style:style style:name="Normal_32_3_32_3_32_2_32_2_32_4" style:display-name="Normal 3 3 2 2 4" style:family="table-cell" style:data-style-name="N0">
      <style:table-cell-properties style:vertical-align="automatic" fo:background-color="transparent"/>
      <style:text-properties fo:font-size="10pt" style:font-size-asian="10pt" style:font-size-complex="10pt"/>
    </style:style>
    <style:style style:name="Normal_32_3_32_3_32_2_32_3" style:display-name="Normal 3 3 2 3" style:family="table-cell" style:data-style-name="N0">
      <style:table-cell-properties style:vertical-align="automatic" fo:background-color="transparent"/>
    </style:style>
    <style:style style:name="Normal_32_3_32_3_32_2_32_4" style:display-name="Normal 3 3 2 4" style:family="table-cell" style:data-style-name="N0">
      <style:table-cell-properties style:vertical-align="automatic" fo:background-color="transparent"/>
    </style:style>
    <style:style style:name="Normal_32_3_32_3_32_2_32_5" style:display-name="Normal 3 3 2 5" style:family="table-cell" style:data-style-name="N0">
      <style:table-cell-properties style:vertical-align="automatic" fo:background-color="transparent"/>
    </style:style>
    <style:style style:name="Normal_32_3_32_3_32_3" style:display-name="Normal 3 3 3" style:family="table-cell" style:data-style-name="N0">
      <style:table-cell-properties style:vertical-align="automatic" fo:background-color="transparent"/>
    </style:style>
    <style:style style:name="Normal_32_3_32_3_32_3_32_2" style:display-name="Normal 3 3 3 2" style:family="table-cell" style:data-style-name="N0">
      <style:table-cell-properties style:vertical-align="automatic" fo:background-color="transparent"/>
    </style:style>
    <style:style style:name="Normal_32_3_32_3_32_3_32_3" style:display-name="Normal 3 3 3 3" style:family="table-cell" style:data-style-name="N0">
      <style:table-cell-properties style:vertical-align="automatic" fo:background-color="transparent"/>
    </style:style>
    <style:style style:name="Normal_32_3_32_3_32_3_32_4" style:display-name="Normal 3 3 3 4" style:family="table-cell" style:data-style-name="N0">
      <style:table-cell-properties style:vertical-align="automatic" fo:background-color="transparent"/>
    </style:style>
    <style:style style:name="Normal_32_3_32_3_32_4" style:display-name="Normal 3 3 4" style:family="table-cell" style:data-style-name="N0">
      <style:table-cell-properties style:vertical-align="automatic" fo:background-color="transparent"/>
    </style:style>
    <style:style style:name="Normal_32_3_32_3_32_5" style:display-name="Normal 3 3 5" style:family="table-cell" style:data-style-name="N0">
      <style:table-cell-properties style:vertical-align="automatic" fo:background-color="transparent"/>
    </style:style>
    <style:style style:name="Normal_32_3_32_3_32_6" style:display-name="Normal 3 3 6" style:family="table-cell" style:data-style-name="N0">
      <style:table-cell-properties style:vertical-align="automatic" fo:background-color="transparent"/>
    </style:style>
    <style:style style:name="Normal_32_3_32_3_32_7" style:display-name="Normal 3 3 7" style:family="table-cell" style:data-style-name="N0">
      <style:table-cell-properties style:vertical-align="automatic" fo:background-color="transparent"/>
    </style:style>
    <style:style style:name="Normal_32_3_32_4" style:display-name="Normal 3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4_32_2" style:display-name="Normal 3 4 2" style:family="table-cell" style:data-style-name="N0">
      <style:table-cell-properties style:vertical-align="automatic" fo:background-color="transparent"/>
      <style:text-properties fo:font-size="10pt" style:font-size-asian="10pt" style:font-size-complex="10pt"/>
    </style:style>
    <style:style style:name="Normal_32_3_32_4_32_2_32_2" style:display-name="Normal 3 4 2 2" style:family="table-cell" style:data-style-name="N0">
      <style:table-cell-properties style:vertical-align="automatic" fo:background-color="transparent"/>
      <style:text-properties fo:font-size="10pt" style:font-size-asian="10pt" style:font-size-complex="10pt"/>
    </style:style>
    <style:style style:name="Normal_32_3_32_4_32_2_32_3" style:display-name="Normal 3 4 2 3" style:family="table-cell" style:data-style-name="N0">
      <style:table-cell-properties style:vertical-align="automatic" fo:background-color="transparent"/>
      <style:text-properties fo:font-size="10pt" style:font-size-asian="10pt" style:font-size-complex="10pt"/>
    </style:style>
    <style:style style:name="Normal_32_3_32_4_32_2_32_4" style:display-name="Normal 3 4 2 4" style:family="table-cell" style:data-style-name="N0">
      <style:table-cell-properties style:vertical-align="automatic" fo:background-color="transparent"/>
      <style:text-properties fo:font-size="10pt" style:font-size-asian="10pt" style:font-size-complex="10pt"/>
    </style:style>
    <style:style style:name="Normal_32_3_32_4_32_3" style:display-name="Normal 3 4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4_32_4" style:display-name="Normal 3 4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4_32_5" style:display-name="Normal 3 4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5" style:display-name="Normal 3 5" style:family="table-cell" style:data-style-name="N0">
      <style:table-cell-properties style:vertical-align="automatic" fo:background-color="transparent"/>
    </style:style>
    <style:style style:name="Normal_32_3_32_5_32_2" style:display-name="Normal 3 5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5_32_2_32_2" style:display-name="Normal 3 5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5_32_2_32_3" style:display-name="Normal 3 5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5_32_2_32_4" style:display-name="Normal 3 5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5_32_3" style:display-name="Normal 3 5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5_32_3_32_2" style:display-name="Normal 3 5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5_32_3_32_3" style:display-name="Normal 3 5 3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5_32_3_32_4" style:display-name="Normal 3 5 3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5_32_4" style:display-name="Normal 3 5 4" style:family="table-cell" style:data-style-name="N0">
      <style:table-cell-properties style:vertical-align="automatic" fo:background-color="transparent"/>
    </style:style>
    <style:style style:name="Normal_32_3_32_5_32_5" style:display-name="Normal 3 5 5" style:family="table-cell" style:data-style-name="N0">
      <style:table-cell-properties style:vertical-align="automatic" fo:background-color="transparent"/>
    </style:style>
    <style:style style:name="Normal_32_3_32_5_32_6" style:display-name="Normal 3 5 6" style:family="table-cell" style:data-style-name="N0">
      <style:table-cell-properties style:vertical-align="automatic" fo:background-color="transparent"/>
    </style:style>
    <style:style style:name="Normal_32_3_32_6" style:display-name="Normal 3 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7" style:display-name="Normal 3 7"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8" style:display-name="Normal 3 8"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Apr_32_12_32_template_32_v1" style:display-name="Normal 3_Apr 12 template v1"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0" style:display-name="Normal 30" style:family="table-cell" style:data-style-name="N0">
      <style:table-cell-properties style:vertical-align="automatic" fo:background-color="transparent"/>
      <style:text-properties fo:font-size="10pt" style:font-size-asian="10pt" style:font-size-complex="10pt"/>
    </style:style>
    <style:style style:name="Normal_32_30_32_2" style:display-name="Normal 30 2" style:family="table-cell" style:data-style-name="N0">
      <style:table-cell-properties style:vertical-align="automatic" fo:background-color="transparent"/>
      <style:text-properties fo:font-size="10pt" style:font-size-asian="10pt" style:font-size-complex="10pt"/>
    </style:style>
    <style:style style:name="Normal_32_30_32_3" style:display-name="Normal 30 3" style:family="table-cell" style:data-style-name="N0">
      <style:table-cell-properties style:vertical-align="automatic" fo:background-color="transparent"/>
      <style:text-properties fo:font-size="10pt" style:font-size-asian="10pt" style:font-size-complex="10pt"/>
    </style:style>
    <style:style style:name="Normal_32_30_32_4" style:display-name="Normal 30 4" style:family="table-cell" style:data-style-name="N0">
      <style:table-cell-properties style:vertical-align="automatic" fo:background-color="transparent"/>
      <style:text-properties fo:font-size="10pt" style:font-size-asian="10pt" style:font-size-complex="10pt"/>
    </style:style>
    <style:style style:name="Normal_32_31" style:display-name="Normal 31" style:family="table-cell" style:data-style-name="N0">
      <style:table-cell-properties style:vertical-align="automatic" fo:background-color="transparent"/>
      <style:text-properties fo:font-size="10pt" style:font-size-asian="10pt" style:font-size-complex="10pt"/>
    </style:style>
    <style:style style:name="Normal_32_31_32_2" style:display-name="Normal 31 2" style:family="table-cell" style:data-style-name="N0">
      <style:table-cell-properties style:vertical-align="automatic" fo:background-color="transparent"/>
      <style:text-properties fo:font-size="10pt" style:font-size-asian="10pt" style:font-size-complex="10pt"/>
    </style:style>
    <style:style style:name="Normal_32_31_32_3" style:display-name="Normal 31 3" style:family="table-cell" style:data-style-name="N0">
      <style:table-cell-properties style:vertical-align="automatic" fo:background-color="transparent"/>
      <style:text-properties fo:font-size="10pt" style:font-size-asian="10pt" style:font-size-complex="10pt"/>
    </style:style>
    <style:style style:name="Normal_32_31_32_4" style:display-name="Normal 31 4" style:family="table-cell" style:data-style-name="N0">
      <style:table-cell-properties style:vertical-align="automatic" fo:background-color="transparent"/>
      <style:text-properties fo:font-size="10pt" style:font-size-asian="10pt" style:font-size-complex="10pt"/>
    </style:style>
    <style:style style:name="Normal_32_32" style:display-name="Normal 32" style:family="table-cell" style:data-style-name="N0">
      <style:table-cell-properties style:vertical-align="automatic" fo:background-color="transparent"/>
      <style:text-properties fo:font-size="10pt" style:font-size-asian="10pt" style:font-size-complex="10pt"/>
    </style:style>
    <style:style style:name="Normal_32_32_32_2" style:display-name="Normal 32 2" style:family="table-cell" style:data-style-name="N0">
      <style:table-cell-properties style:vertical-align="automatic" fo:background-color="transparent"/>
      <style:text-properties fo:font-size="10pt" style:font-size-asian="10pt" style:font-size-complex="10pt"/>
    </style:style>
    <style:style style:name="Normal_32_32_32_3" style:display-name="Normal 32 3" style:family="table-cell" style:data-style-name="N0">
      <style:table-cell-properties style:vertical-align="automatic" fo:background-color="transparent"/>
      <style:text-properties fo:font-size="10pt" style:font-size-asian="10pt" style:font-size-complex="10pt"/>
    </style:style>
    <style:style style:name="Normal_32_32_32_4" style:display-name="Normal 32 4" style:family="table-cell" style:data-style-name="N0">
      <style:table-cell-properties style:vertical-align="automatic" fo:background-color="transparent"/>
      <style:text-properties fo:font-size="10pt" style:font-size-asian="10pt" style:font-size-complex="10pt"/>
    </style:style>
    <style:style style:name="Normal_32_33" style:display-name="Normal 33" style:family="table-cell" style:data-style-name="N0">
      <style:table-cell-properties style:vertical-align="automatic" fo:background-color="transparent"/>
      <style:text-properties fo:font-size="10pt" style:font-size-asian="10pt" style:font-size-complex="10pt"/>
    </style:style>
    <style:style style:name="Normal_32_33_32_2" style:display-name="Normal 33 2" style:family="table-cell" style:data-style-name="N0">
      <style:table-cell-properties style:vertical-align="automatic" fo:background-color="transparent"/>
      <style:text-properties fo:font-size="10pt" style:font-size-asian="10pt" style:font-size-complex="10pt"/>
    </style:style>
    <style:style style:name="Normal_32_33_32_3" style:display-name="Normal 33 3" style:family="table-cell" style:data-style-name="N0">
      <style:table-cell-properties style:vertical-align="automatic" fo:background-color="transparent"/>
      <style:text-properties fo:font-size="10pt" style:font-size-asian="10pt" style:font-size-complex="10pt"/>
    </style:style>
    <style:style style:name="Normal_32_33_32_4" style:display-name="Normal 33 4" style:family="table-cell" style:data-style-name="N0">
      <style:table-cell-properties style:vertical-align="automatic" fo:background-color="transparent"/>
      <style:text-properties fo:font-size="10pt" style:font-size-asian="10pt" style:font-size-complex="10pt"/>
    </style:style>
    <style:style style:name="Normal_32_34" style:display-name="Normal 34" style:family="table-cell" style:data-style-name="N0">
      <style:table-cell-properties style:vertical-align="automatic" fo:background-color="transparent"/>
      <style:text-properties fo:font-size="10pt" style:font-size-asian="10pt" style:font-size-complex="10pt"/>
    </style:style>
    <style:style style:name="Normal_32_34_32_2" style:display-name="Normal 34 2" style:family="table-cell" style:data-style-name="N0">
      <style:table-cell-properties style:vertical-align="automatic" fo:background-color="transparent"/>
      <style:text-properties fo:font-size="10pt" style:font-size-asian="10pt" style:font-size-complex="10pt"/>
    </style:style>
    <style:style style:name="Normal_32_34_32_3" style:display-name="Normal 34 3" style:family="table-cell" style:data-style-name="N0">
      <style:table-cell-properties style:vertical-align="automatic" fo:background-color="transparent"/>
      <style:text-properties fo:font-size="10pt" style:font-size-asian="10pt" style:font-size-complex="10pt"/>
    </style:style>
    <style:style style:name="Normal_32_34_32_4" style:display-name="Normal 34 4" style:family="table-cell" style:data-style-name="N0">
      <style:table-cell-properties style:vertical-align="automatic" fo:background-color="transparent"/>
      <style:text-properties fo:font-size="10pt" style:font-size-asian="10pt" style:font-size-complex="10pt"/>
    </style:style>
    <style:style style:name="Normal_32_35" style:display-name="Normal 35" style:family="table-cell" style:data-style-name="N0">
      <style:table-cell-properties style:vertical-align="automatic" fo:background-color="transparent"/>
      <style:text-properties fo:font-size="10pt" style:font-size-asian="10pt" style:font-size-complex="10pt"/>
    </style:style>
    <style:style style:name="Normal_32_35_32_2" style:display-name="Normal 35 2" style:family="table-cell" style:data-style-name="N0">
      <style:table-cell-properties style:vertical-align="automatic" fo:background-color="transparent"/>
      <style:text-properties fo:font-size="10pt" style:font-size-asian="10pt" style:font-size-complex="10pt"/>
    </style:style>
    <style:style style:name="Normal_32_35_32_3" style:display-name="Normal 35 3" style:family="table-cell" style:data-style-name="N0">
      <style:table-cell-properties style:vertical-align="automatic" fo:background-color="transparent"/>
      <style:text-properties fo:font-size="10pt" style:font-size-asian="10pt" style:font-size-complex="10pt"/>
    </style:style>
    <style:style style:name="Normal_32_35_32_4" style:display-name="Normal 35 4" style:family="table-cell" style:data-style-name="N0">
      <style:table-cell-properties style:vertical-align="automatic" fo:background-color="transparent"/>
      <style:text-properties fo:font-size="10pt" style:font-size-asian="10pt" style:font-size-complex="10pt"/>
    </style:style>
    <style:style style:name="Normal_32_36" style:display-name="Normal 36" style:family="table-cell" style:data-style-name="N0">
      <style:table-cell-properties style:vertical-align="automatic" fo:background-color="transparent"/>
      <style:text-properties fo:font-size="10pt" style:font-size-asian="10pt" style:font-size-complex="10pt"/>
    </style:style>
    <style:style style:name="Normal_32_36_32_2" style:display-name="Normal 36 2" style:family="table-cell" style:data-style-name="N0">
      <style:table-cell-properties style:vertical-align="automatic" fo:background-color="transparent"/>
      <style:text-properties fo:font-size="10pt" style:font-size-asian="10pt" style:font-size-complex="10pt"/>
    </style:style>
    <style:style style:name="Normal_32_36_32_3" style:display-name="Normal 36 3" style:family="table-cell" style:data-style-name="N0">
      <style:table-cell-properties style:vertical-align="automatic" fo:background-color="transparent"/>
      <style:text-properties fo:font-size="10pt" style:font-size-asian="10pt" style:font-size-complex="10pt"/>
    </style:style>
    <style:style style:name="Normal_32_36_32_4" style:display-name="Normal 36 4" style:family="table-cell" style:data-style-name="N0">
      <style:table-cell-properties style:vertical-align="automatic" fo:background-color="transparent"/>
      <style:text-properties fo:font-size="10pt" style:font-size-asian="10pt" style:font-size-complex="10pt"/>
    </style:style>
    <style:style style:name="Normal_32_37" style:display-name="Normal 37" style:family="table-cell" style:data-style-name="N0">
      <style:table-cell-properties style:vertical-align="automatic" fo:background-color="transparent"/>
      <style:text-properties fo:font-size="10pt" style:font-size-asian="10pt" style:font-size-complex="10pt"/>
    </style:style>
    <style:style style:name="Normal_32_37_32_2" style:display-name="Normal 37 2" style:family="table-cell" style:data-style-name="N0">
      <style:table-cell-properties style:vertical-align="automatic" fo:background-color="transparent"/>
      <style:text-properties fo:font-size="10pt" style:font-size-asian="10pt" style:font-size-complex="10pt"/>
    </style:style>
    <style:style style:name="Normal_32_37_32_3" style:display-name="Normal 37 3" style:family="table-cell" style:data-style-name="N0">
      <style:table-cell-properties style:vertical-align="automatic" fo:background-color="transparent"/>
      <style:text-properties fo:font-size="10pt" style:font-size-asian="10pt" style:font-size-complex="10pt"/>
    </style:style>
    <style:style style:name="Normal_32_37_32_4" style:display-name="Normal 37 4" style:family="table-cell" style:data-style-name="N0">
      <style:table-cell-properties style:vertical-align="automatic" fo:background-color="transparent"/>
      <style:text-properties fo:font-size="10pt" style:font-size-asian="10pt" style:font-size-complex="10pt"/>
    </style:style>
    <style:style style:name="Normal_32_38" style:display-name="Normal 38" style:family="table-cell" style:data-style-name="N0">
      <style:table-cell-properties style:vertical-align="automatic" fo:background-color="transparent"/>
      <style:text-properties fo:font-size="10pt" style:font-size-asian="10pt" style:font-size-complex="10pt"/>
    </style:style>
    <style:style style:name="Normal_32_38_32_2" style:display-name="Normal 38 2" style:family="table-cell" style:data-style-name="N0">
      <style:table-cell-properties style:vertical-align="automatic" fo:background-color="transparent"/>
      <style:text-properties fo:font-size="10pt" style:font-size-asian="10pt" style:font-size-complex="10pt"/>
    </style:style>
    <style:style style:name="Normal_32_38_32_3" style:display-name="Normal 38 3" style:family="table-cell" style:data-style-name="N0">
      <style:table-cell-properties style:vertical-align="automatic" fo:background-color="transparent"/>
      <style:text-properties fo:font-size="10pt" style:font-size-asian="10pt" style:font-size-complex="10pt"/>
    </style:style>
    <style:style style:name="Normal_32_38_32_4" style:display-name="Normal 38 4" style:family="table-cell" style:data-style-name="N0">
      <style:table-cell-properties style:vertical-align="automatic" fo:background-color="transparent"/>
      <style:text-properties fo:font-size="10pt" style:font-size-asian="10pt" style:font-size-complex="10pt"/>
    </style:style>
    <style:style style:name="Normal_32_39" style:display-name="Normal 39" style:family="table-cell" style:data-style-name="N0">
      <style:table-cell-properties style:vertical-align="automatic" fo:background-color="transparent"/>
      <style:text-properties fo:font-size="10pt" style:font-size-asian="10pt" style:font-size-complex="10pt"/>
    </style:style>
    <style:style style:name="Normal_32_39_32_2" style:display-name="Normal 39 2" style:family="table-cell" style:data-style-name="N0">
      <style:table-cell-properties style:vertical-align="automatic" fo:background-color="transparent"/>
      <style:text-properties fo:font-size="10pt" style:font-size-asian="10pt" style:font-size-complex="10pt"/>
    </style:style>
    <style:style style:name="Normal_32_39_32_3" style:display-name="Normal 39 3" style:family="table-cell" style:data-style-name="N0">
      <style:table-cell-properties style:vertical-align="automatic" fo:background-color="transparent"/>
      <style:text-properties fo:font-size="10pt" style:font-size-asian="10pt" style:font-size-complex="10pt"/>
    </style:style>
    <style:style style:name="Normal_32_39_32_4" style:display-name="Normal 39 4" style:family="table-cell" style:data-style-name="N0">
      <style:table-cell-properties style:vertical-align="automatic" fo:background-color="transparent"/>
      <style:text-properties fo:font-size="10pt" style:font-size-asian="10pt" style:font-size-complex="10pt"/>
    </style:style>
    <style:style style:name="Normal_32_4" style:display-name="Normal 4" style:family="table-cell" style:data-style-name="N0">
      <style:table-cell-properties style:vertical-align="automatic" fo:background-color="transparent"/>
      <style:text-properties fo:font-size="11pt" style:font-size-asian="11pt" style:font-size-complex="11pt"/>
    </style:style>
    <style:style style:name="Normal_32_4_32_2" style:display-name="Normal 4 2" style:family="table-cell" style:data-style-name="N0">
      <style:table-cell-properties style:vertical-align="automatic" fo:wrap-option="wrap" fo:background-color="transparent"/>
      <style:text-properties fo:font-size="10pt" style:font-size-asian="10pt" style:font-size-complex="10pt"/>
    </style:style>
    <style:style style:name="Normal_32_4_32_2_32_2" style:display-name="Normal 4 2 2" style:family="table-cell" style:data-style-name="N0">
      <style:table-cell-properties style:vertical-align="automatic" fo:background-color="transparent"/>
      <style:text-properties fo:font-size="10pt" style:font-size-asian="10pt" style:font-size-complex="10pt"/>
    </style:style>
    <style:style style:name="Normal_32_4_32_2_32_2_32_2" style:display-name="Normal 4 2 2 2" style:family="table-cell" style:data-style-name="N0">
      <style:table-cell-properties style:vertical-align="automatic" fo:background-color="transparent"/>
      <style:text-properties fo:font-size="10pt" style:font-size-asian="10pt" style:font-size-complex="10pt"/>
    </style:style>
    <style:style style:name="Normal_32_4_32_2_32_2_32_3" style:display-name="Normal 4 2 2 3" style:family="table-cell" style:data-style-name="N0">
      <style:table-cell-properties style:vertical-align="automatic" fo:background-color="transparent"/>
      <style:text-properties fo:font-size="10pt" style:font-size-asian="10pt" style:font-size-complex="10pt"/>
    </style:style>
    <style:style style:name="Normal_32_4_32_2_32_2_32_4" style:display-name="Normal 4 2 2 4" style:family="table-cell" style:data-style-name="N0">
      <style:table-cell-properties style:vertical-align="automatic" fo:background-color="transparent"/>
      <style:text-properties fo:font-size="10pt" style:font-size-asian="10pt" style:font-size-complex="10pt"/>
    </style:style>
    <style:style style:name="Normal_32_4_32_2_32_3" style:display-name="Normal 4 2 3" style:family="table-cell" style:data-style-name="N0">
      <style:table-cell-properties style:vertical-align="automatic" fo:wrap-option="wrap" fo:background-color="transparent"/>
      <style:text-properties fo:font-size="10pt" style:font-size-asian="10pt" style:font-size-complex="10pt"/>
    </style:style>
    <style:style style:name="Normal_32_4_32_2_32_4" style:display-name="Normal 4 2 4" style:family="table-cell" style:data-style-name="N0">
      <style:table-cell-properties style:vertical-align="automatic" fo:wrap-option="wrap" fo:background-color="transparent"/>
      <style:text-properties fo:font-size="10pt" style:font-size-asian="10pt" style:font-size-complex="10pt"/>
    </style:style>
    <style:style style:name="Normal_32_4_32_2_32_5" style:display-name="Normal 4 2 5" style:family="table-cell" style:data-style-name="N0">
      <style:table-cell-properties style:vertical-align="automatic" fo:wrap-option="wrap" fo:background-color="transparent"/>
      <style:text-properties fo:font-size="10pt" style:font-size-asian="10pt" style:font-size-complex="10pt"/>
    </style:style>
    <style:style style:name="Normal_32_4_32_3" style:display-name="Normal 4 3" style:family="table-cell" style:data-style-name="N0">
      <style:table-cell-properties style:vertical-align="automatic" fo:background-color="transparent"/>
      <style:text-properties fo:font-size="10pt" style:font-size-asian="10pt" style:font-size-complex="10pt"/>
    </style:style>
    <style:style style:name="Normal_32_4_32_3_32_2" style:display-name="Normal 4 3 2" style:family="table-cell" style:data-style-name="N0">
      <style:table-cell-properties style:vertical-align="automatic" fo:background-color="transparent"/>
      <style:text-properties fo:font-size="10pt" style:font-size-asian="10pt" style:font-size-complex="10pt"/>
    </style:style>
    <style:style style:name="Normal_32_4_32_3_32_3" style:display-name="Normal 4 3 3" style:family="table-cell" style:data-style-name="N0">
      <style:table-cell-properties style:vertical-align="automatic" fo:background-color="transparent"/>
      <style:text-properties fo:font-size="10pt" style:font-size-asian="10pt" style:font-size-complex="10pt"/>
    </style:style>
    <style:style style:name="Normal_32_4_32_3_32_4" style:display-name="Normal 4 3 4" style:family="table-cell" style:data-style-name="N0">
      <style:table-cell-properties style:vertical-align="automatic" fo:background-color="transparent"/>
      <style:text-properties fo:font-size="10pt" style:font-size-asian="10pt" style:font-size-complex="10pt"/>
    </style:style>
    <style:style style:name="Normal_32_4_32_4" style:display-name="Normal 4 4" style:family="table-cell" style:data-style-name="N0">
      <style:table-cell-properties style:vertical-align="automatic" fo:background-color="transparent"/>
      <style:text-properties fo:font-size="10pt" style:font-size-asian="10pt" style:font-size-complex="10pt"/>
    </style:style>
    <style:style style:name="Normal_32_4_32_4_32_2" style:display-name="Normal 4 4 2" style:family="table-cell" style:data-style-name="N0">
      <style:table-cell-properties style:vertical-align="automatic" fo:background-color="transparent"/>
      <style:text-properties fo:font-size="10pt" style:font-size-asian="10pt" style:font-size-complex="10pt"/>
    </style:style>
    <style:style style:name="Normal_32_4_32_4_32_3" style:display-name="Normal 4 4 3" style:family="table-cell" style:data-style-name="N0">
      <style:table-cell-properties style:vertical-align="automatic" fo:background-color="transparent"/>
      <style:text-properties fo:font-size="10pt" style:font-size-asian="10pt" style:font-size-complex="10pt"/>
    </style:style>
    <style:style style:name="Normal_32_4_32_4_32_4" style:display-name="Normal 4 4 4" style:family="table-cell" style:data-style-name="N0">
      <style:table-cell-properties style:vertical-align="automatic" fo:background-color="transparent"/>
      <style:text-properties fo:font-size="10pt" style:font-size-asian="10pt" style:font-size-complex="10pt"/>
    </style:style>
    <style:style style:name="Normal_32_4_32_5" style:display-name="Normal 4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_32_5_32_2" style:display-name="Normal 4 5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_32_5_32_3" style:display-name="Normal 4 5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_32_5_32_4" style:display-name="Normal 4 5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_32_6" style:display-name="Normal 4 6" style:family="table-cell" style:data-style-name="N0">
      <style:table-cell-properties style:vertical-align="automatic" fo:background-color="transparent"/>
      <style:text-properties fo:font-size="10pt" style:font-size-asian="10pt" style:font-size-complex="10pt"/>
    </style:style>
    <style:style style:name="Normal_32_4_32_6_32_2" style:display-name="Normal 4 6 2" style:family="table-cell" style:data-style-name="N0">
      <style:table-cell-properties style:vertical-align="automatic" fo:background-color="transparent"/>
      <style:text-properties fo:font-size="10pt" style:font-size-asian="10pt" style:font-size-complex="10pt"/>
    </style:style>
    <style:style style:name="Normal_32_4_32_6_32_3" style:display-name="Normal 4 6 3" style:family="table-cell" style:data-style-name="N0">
      <style:table-cell-properties style:vertical-align="automatic" fo:background-color="transparent"/>
      <style:text-properties fo:font-size="10pt" style:font-size-asian="10pt" style:font-size-complex="10pt"/>
    </style:style>
    <style:style style:name="Normal_32_4_32_6_32_4" style:display-name="Normal 4 6 4" style:family="table-cell" style:data-style-name="N0">
      <style:table-cell-properties style:vertical-align="automatic" fo:background-color="transparent"/>
      <style:text-properties fo:font-size="10pt" style:font-size-asian="10pt" style:font-size-complex="10pt"/>
    </style:style>
    <style:style style:name="Normal_32_4_32_7" style:display-name="Normal 4 7" style:family="table-cell" style:data-style-name="N0">
      <style:table-cell-properties style:vertical-align="automatic" fo:background-color="transparent"/>
      <style:text-properties fo:font-size="11pt" style:font-size-asian="11pt" style:font-size-complex="11pt"/>
    </style:style>
    <style:style style:name="Normal_32_4_32_8" style:display-name="Normal 4 8" style:family="table-cell" style:data-style-name="N0">
      <style:table-cell-properties style:vertical-align="automatic" fo:background-color="transparent"/>
      <style:text-properties fo:font-size="11pt" style:font-size-asian="11pt" style:font-size-complex="11pt"/>
    </style:style>
    <style:style style:name="Normal_32_4_32_9" style:display-name="Normal 4 9" style:family="table-cell" style:data-style-name="N0">
      <style:table-cell-properties style:vertical-align="automatic" fo:background-color="transparent"/>
      <style:text-properties fo:font-size="11pt" style:font-size-asian="11pt" style:font-size-complex="11pt"/>
    </style:style>
    <style:style style:name="Normal_32_40" style:display-name="Normal 40" style:family="table-cell" style:data-style-name="N0">
      <style:table-cell-properties style:vertical-align="automatic" fo:background-color="transparent"/>
      <style:text-properties fo:font-size="10pt" style:font-size-asian="10pt" style:font-size-complex="10pt"/>
    </style:style>
    <style:style style:name="Normal_32_40_32_2" style:display-name="Normal 40 2" style:family="table-cell" style:data-style-name="N0">
      <style:table-cell-properties style:vertical-align="automatic" fo:background-color="transparent"/>
      <style:text-properties fo:font-size="10pt" style:font-size-asian="10pt" style:font-size-complex="10pt"/>
    </style:style>
    <style:style style:name="Normal_32_40_32_3" style:display-name="Normal 40 3" style:family="table-cell" style:data-style-name="N0">
      <style:table-cell-properties style:vertical-align="automatic" fo:background-color="transparent"/>
      <style:text-properties fo:font-size="10pt" style:font-size-asian="10pt" style:font-size-complex="10pt"/>
    </style:style>
    <style:style style:name="Normal_32_40_32_4" style:display-name="Normal 40 4" style:family="table-cell" style:data-style-name="N0">
      <style:table-cell-properties style:vertical-align="automatic" fo:background-color="transparent"/>
      <style:text-properties fo:font-size="10pt" style:font-size-asian="10pt" style:font-size-complex="10pt"/>
    </style:style>
    <style:style style:name="Normal_32_41" style:display-name="Normal 41" style:family="table-cell" style:data-style-name="N0">
      <style:table-cell-properties style:vertical-align="automatic" fo:background-color="transparent"/>
      <style:text-properties fo:font-size="10pt" style:font-size-asian="10pt" style:font-size-complex="10pt"/>
    </style:style>
    <style:style style:name="Normal_32_41_32_2" style:display-name="Normal 41 2" style:family="table-cell" style:data-style-name="N0">
      <style:table-cell-properties style:vertical-align="automatic" fo:background-color="transparent"/>
      <style:text-properties fo:font-size="10pt" style:font-size-asian="10pt" style:font-size-complex="10pt"/>
    </style:style>
    <style:style style:name="Normal_32_41_32_3" style:display-name="Normal 41 3" style:family="table-cell" style:data-style-name="N0">
      <style:table-cell-properties style:vertical-align="automatic" fo:background-color="transparent"/>
      <style:text-properties fo:font-size="10pt" style:font-size-asian="10pt" style:font-size-complex="10pt"/>
    </style:style>
    <style:style style:name="Normal_32_41_32_4" style:display-name="Normal 41 4" style:family="table-cell" style:data-style-name="N0">
      <style:table-cell-properties style:vertical-align="automatic" fo:background-color="transparent"/>
      <style:text-properties fo:font-size="10pt" style:font-size-asian="10pt" style:font-size-complex="10pt"/>
    </style:style>
    <style:style style:name="Normal_32_42" style:display-name="Normal 4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2_32_2" style:display-name="Normal 4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2_32_2_32_2" style:display-name="Normal 4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2_32_2_32_3" style:display-name="Normal 42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2_32_2_32_4" style:display-name="Normal 42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2_32_3" style:display-name="Normal 4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2_32_4" style:display-name="Normal 4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2_32_5" style:display-name="Normal 42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3" style:display-name="Normal 43" style:family="table-cell" style:data-style-name="N0">
      <style:table-cell-properties style:vertical-align="automatic" fo:background-color="transparent"/>
      <style:text-properties style:font-name="Times New Roman" style:font-name-asian="Times New Roman" style:font-name-complex="Times New Roman" fo:font-size="10pt" style:font-size-asian="10pt" style:font-size-complex="10pt" style:font-family-generic="roman"/>
    </style:style>
    <style:style style:name="Normal_32_43_32_2" style:display-name="Normal 43 2" style:family="table-cell" style:data-style-name="N0">
      <style:table-cell-properties style:vertical-align="automatic" fo:background-color="transparent"/>
      <style:text-properties style:font-name="Times New Roman" style:font-name-asian="Times New Roman" style:font-name-complex="Times New Roman" fo:font-size="10pt" style:font-size-asian="10pt" style:font-size-complex="10pt" style:font-family-generic="roman"/>
    </style:style>
    <style:style style:name="Normal_32_43_32_3" style:display-name="Normal 43 3" style:family="table-cell" style:data-style-name="N0">
      <style:table-cell-properties style:vertical-align="automatic" fo:background-color="transparent"/>
      <style:text-properties style:font-name="Times New Roman" style:font-name-asian="Times New Roman" style:font-name-complex="Times New Roman" fo:font-size="10pt" style:font-size-asian="10pt" style:font-size-complex="10pt" style:font-family-generic="roman"/>
    </style:style>
    <style:style style:name="Normal_32_43_32_4" style:display-name="Normal 43 4" style:family="table-cell" style:data-style-name="N0">
      <style:table-cell-properties style:vertical-align="automatic" fo:background-color="transparent"/>
      <style:text-properties style:font-name="Times New Roman" style:font-name-asian="Times New Roman" style:font-name-complex="Times New Roman" fo:font-size="10pt" style:font-size-asian="10pt" style:font-size-complex="10pt" style:font-family-generic="roman"/>
    </style:style>
    <style:style style:name="Normal_32_44" style:display-name="Normal 4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4_32_2" style:display-name="Normal 44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4_32_2_32_2" style:display-name="Normal 44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4_32_2_32_3" style:display-name="Normal 44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4_32_2_32_4" style:display-name="Normal 44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4_32_3" style:display-name="Normal 44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4_32_4" style:display-name="Normal 44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4_32_5" style:display-name="Normal 44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5" style:display-name="Normal 4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5_32_2" style:display-name="Normal 45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5_32_2_32_2" style:display-name="Normal 45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5_32_2_32_3" style:display-name="Normal 45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5_32_2_32_4" style:display-name="Normal 45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5_32_3" style:display-name="Normal 45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5_32_4" style:display-name="Normal 45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5_32_5" style:display-name="Normal 45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6" style:display-name="Normal 4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6_32_2" style:display-name="Normal 46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6_32_2_32_2" style:display-name="Normal 46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6_32_2_32_3" style:display-name="Normal 46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6_32_2_32_4" style:display-name="Normal 46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6_32_3" style:display-name="Normal 46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6_32_4" style:display-name="Normal 46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6_32_5" style:display-name="Normal 46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7" style:display-name="Normal 47" style:family="table-cell" style:data-style-name="N0">
      <style:table-cell-properties style:vertical-align="automatic" fo:background-color="transparent"/>
      <style:text-properties fo:font-size="10pt" style:font-size-asian="10pt" style:font-size-complex="10pt"/>
    </style:style>
    <style:style style:name="Normal_32_47_32_2" style:display-name="Normal 47 2" style:family="table-cell" style:data-style-name="N0">
      <style:table-cell-properties style:vertical-align="automatic" fo:background-color="transparent"/>
      <style:text-properties fo:font-size="10pt" style:font-size-asian="10pt" style:font-size-complex="10pt"/>
    </style:style>
    <style:style style:name="Normal_32_47_32_3" style:display-name="Normal 47 3" style:family="table-cell" style:data-style-name="N0">
      <style:table-cell-properties style:vertical-align="automatic" fo:background-color="transparent"/>
      <style:text-properties fo:font-size="10pt" style:font-size-asian="10pt" style:font-size-complex="10pt"/>
    </style:style>
    <style:style style:name="Normal_32_47_32_4" style:display-name="Normal 47 4" style:family="table-cell" style:data-style-name="N0">
      <style:table-cell-properties style:vertical-align="automatic" fo:background-color="transparent"/>
      <style:text-properties fo:font-size="10pt" style:font-size-asian="10pt" style:font-size-complex="10pt"/>
    </style:style>
    <style:style style:name="Normal_32_48" style:display-name="Normal 48" style:family="table-cell" style:data-style-name="N0">
      <style:table-cell-properties style:vertical-align="automatic" fo:background-color="transparent"/>
      <style:text-properties fo:font-size="10pt" style:font-size-asian="10pt" style:font-size-complex="10pt"/>
    </style:style>
    <style:style style:name="Normal_32_48_32_2" style:display-name="Normal 48 2" style:family="table-cell" style:data-style-name="N0">
      <style:table-cell-properties style:vertical-align="automatic" fo:background-color="transparent"/>
      <style:text-properties fo:font-size="10pt" style:font-size-asian="10pt" style:font-size-complex="10pt"/>
    </style:style>
    <style:style style:name="Normal_32_48_32_3" style:display-name="Normal 48 3" style:family="table-cell" style:data-style-name="N0">
      <style:table-cell-properties style:vertical-align="automatic" fo:background-color="transparent"/>
      <style:text-properties fo:font-size="10pt" style:font-size-asian="10pt" style:font-size-complex="10pt"/>
    </style:style>
    <style:style style:name="Normal_32_48_32_4" style:display-name="Normal 48 4" style:family="table-cell" style:data-style-name="N0">
      <style:table-cell-properties style:vertical-align="automatic" fo:background-color="transparent"/>
      <style:text-properties fo:font-size="10pt" style:font-size-asian="10pt" style:font-size-complex="10pt"/>
    </style:style>
    <style:style style:name="Normal_32_49" style:display-name="Normal 49"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9_32_2" style:display-name="Normal 49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9_32_2_32_2" style:display-name="Normal 49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9_32_2_32_3" style:display-name="Normal 49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9_32_2_32_4" style:display-name="Normal 49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9_32_3" style:display-name="Normal 49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9_32_3_32_2" style:display-name="Normal 49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9_32_3_32_3" style:display-name="Normal 49 3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9_32_3_32_4" style:display-name="Normal 49 3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9_32_4" style:display-name="Normal 49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9_32_5" style:display-name="Normal 49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9_32_6" style:display-name="Normal 49 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 style:display-name="Normal 5" style:family="table-cell" style:data-style-name="N0">
      <style:table-cell-properties style:vertical-align="automatic" fo:background-color="transparent"/>
      <style:text-properties fo:font-size="10pt" style:font-size-asian="10pt" style:font-size-complex="10pt"/>
    </style:style>
    <style:style style:name="Normal_32_5_32_10" style:display-name="Normal 5 10" style:family="table-cell" style:data-style-name="N0">
      <style:table-cell-properties style:vertical-align="automatic" fo:background-color="transparent"/>
      <style:text-properties fo:font-size="10pt" style:font-size-asian="10pt" style:font-size-complex="10pt"/>
    </style:style>
    <style:style style:name="Normal_32_5_32_11" style:display-name="Normal 5 11" style:family="table-cell" style:data-style-name="N0">
      <style:table-cell-properties style:vertical-align="automatic" fo:background-color="transparent"/>
      <style:text-properties fo:font-size="10pt" style:font-size-asian="10pt" style:font-size-complex="10pt"/>
    </style:style>
    <style:style style:name="Normal_32_5_32_12" style:display-name="Normal 5 12" style:family="table-cell" style:data-style-name="N0">
      <style:table-cell-properties style:vertical-align="automatic" fo:background-color="transparent"/>
      <style:text-properties fo:font-size="10pt" style:font-size-asian="10pt" style:font-size-complex="10pt"/>
    </style:style>
    <style:style style:name="Normal_32_5_32_13" style:display-name="Normal 5 13" style:family="table-cell" style:data-style-name="N0">
      <style:table-cell-properties style:vertical-align="automatic" fo:background-color="transparent"/>
      <style:text-properties fo:font-size="10pt" style:font-size-asian="10pt" style:font-size-complex="10pt"/>
    </style:style>
    <style:style style:name="Normal_32_5_32_2" style:display-name="Normal 5 2" style:family="table-cell" style:data-style-name="N0">
      <style:table-cell-properties style:vertical-align="automatic" fo:background-color="transparent"/>
    </style:style>
    <style:style style:name="Normal_32_5_32_2_32_2" style:display-name="Normal 5 2 2" style:family="table-cell" style:data-style-name="N0">
      <style:table-cell-properties style:vertical-align="automatic" fo:background-color="transparent"/>
    </style:style>
    <style:style style:name="Normal_32_5_32_2_32_2_32_2" style:display-name="Normal 5 2 2 2" style:family="table-cell" style:data-style-name="N0">
      <style:table-cell-properties style:vertical-align="automatic" fo:background-color="transparent"/>
    </style:style>
    <style:style style:name="Normal_32_5_32_2_32_2_32_3" style:display-name="Normal 5 2 2 3" style:family="table-cell" style:data-style-name="N0">
      <style:table-cell-properties style:vertical-align="automatic" fo:background-color="transparent"/>
    </style:style>
    <style:style style:name="Normal_32_5_32_2_32_2_32_4" style:display-name="Normal 5 2 2 4" style:family="table-cell" style:data-style-name="N0">
      <style:table-cell-properties style:vertical-align="automatic" fo:background-color="transparent"/>
    </style:style>
    <style:style style:name="Normal_32_5_32_2_32_3" style:display-name="Normal 5 2 3" style:family="table-cell" style:data-style-name="N0">
      <style:table-cell-properties style:vertical-align="automatic" fo:background-color="transparent"/>
    </style:style>
    <style:style style:name="Normal_32_5_32_2_32_3_32_2" style:display-name="Normal 5 2 3 2" style:family="table-cell" style:data-style-name="N0">
      <style:table-cell-properties style:vertical-align="automatic" fo:background-color="transparent"/>
    </style:style>
    <style:style style:name="Normal_32_5_32_2_32_3_32_3" style:display-name="Normal 5 2 3 3" style:family="table-cell" style:data-style-name="N0">
      <style:table-cell-properties style:vertical-align="automatic" fo:background-color="transparent"/>
    </style:style>
    <style:style style:name="Normal_32_5_32_2_32_3_32_4" style:display-name="Normal 5 2 3 4" style:family="table-cell" style:data-style-name="N0">
      <style:table-cell-properties style:vertical-align="automatic" fo:background-color="transparent"/>
    </style:style>
    <style:style style:name="Normal_32_5_32_2_32_4" style:display-name="Normal 5 2 4" style:family="table-cell" style:data-style-name="N0">
      <style:table-cell-properties style:vertical-align="automatic" fo:background-color="transparent"/>
      <style:text-properties fo:font-size="10pt" style:font-size-asian="10pt" style:font-size-complex="10pt"/>
    </style:style>
    <style:style style:name="Normal_32_5_32_2_32_4_32_2" style:display-name="Normal 5 2 4 2" style:family="table-cell" style:data-style-name="N0">
      <style:table-cell-properties style:vertical-align="automatic" fo:background-color="transparent"/>
      <style:text-properties fo:font-size="10pt" style:font-size-asian="10pt" style:font-size-complex="10pt"/>
    </style:style>
    <style:style style:name="Normal_32_5_32_2_32_4_32_3" style:display-name="Normal 5 2 4 3" style:family="table-cell" style:data-style-name="N0">
      <style:table-cell-properties style:vertical-align="automatic" fo:background-color="transparent"/>
      <style:text-properties fo:font-size="10pt" style:font-size-asian="10pt" style:font-size-complex="10pt"/>
    </style:style>
    <style:style style:name="Normal_32_5_32_2_32_4_32_4" style:display-name="Normal 5 2 4 4" style:family="table-cell" style:data-style-name="N0">
      <style:table-cell-properties style:vertical-align="automatic" fo:background-color="transparent"/>
      <style:text-properties fo:font-size="10pt" style:font-size-asian="10pt" style:font-size-complex="10pt"/>
    </style:style>
    <style:style style:name="Normal_32_5_32_2_32_5" style:display-name="Normal 5 2 5" style:family="table-cell" style:data-style-name="N0">
      <style:table-cell-properties style:vertical-align="automatic" fo:background-color="transparent"/>
    </style:style>
    <style:style style:name="Normal_32_5_32_2_32_6" style:display-name="Normal 5 2 6" style:family="table-cell" style:data-style-name="N0">
      <style:table-cell-properties style:vertical-align="automatic" fo:background-color="transparent"/>
    </style:style>
    <style:style style:name="Normal_32_5_32_2_32_7" style:display-name="Normal 5 2 7" style:family="table-cell" style:data-style-name="N0">
      <style:table-cell-properties style:vertical-align="automatic" fo:background-color="transparent"/>
    </style:style>
    <style:style style:name="Normal_32_5_32_3" style:display-name="Normal 5 3" style:family="table-cell" style:data-style-name="N0">
      <style:table-cell-properties style:vertical-align="automatic" fo:background-color="transparent"/>
      <style:text-properties fo:font-size="10pt" style:font-size-asian="10pt" style:font-size-complex="10pt"/>
    </style:style>
    <style:style style:name="Normal_32_5_32_3_32_2" style:display-name="Normal 5 3 2" style:family="table-cell" style:data-style-name="N0">
      <style:table-cell-properties style:vertical-align="automatic" fo:background-color="transparent"/>
      <style:text-properties fo:font-size="10pt" style:font-size-asian="10pt" style:font-size-complex="10pt"/>
    </style:style>
    <style:style style:name="Normal_32_5_32_3_32_2_32_2" style:display-name="Normal 5 3 2 2" style:family="table-cell" style:data-style-name="N0">
      <style:table-cell-properties style:vertical-align="automatic" fo:background-color="transparent"/>
      <style:text-properties fo:font-size="10pt" style:font-size-asian="10pt" style:font-size-complex="10pt"/>
    </style:style>
    <style:style style:name="Normal_32_5_32_3_32_2_32_3" style:display-name="Normal 5 3 2 3" style:family="table-cell" style:data-style-name="N0">
      <style:table-cell-properties style:vertical-align="automatic" fo:background-color="transparent"/>
      <style:text-properties fo:font-size="10pt" style:font-size-asian="10pt" style:font-size-complex="10pt"/>
    </style:style>
    <style:style style:name="Normal_32_5_32_3_32_2_32_4" style:display-name="Normal 5 3 2 4" style:family="table-cell" style:data-style-name="N0">
      <style:table-cell-properties style:vertical-align="automatic" fo:background-color="transparent"/>
      <style:text-properties fo:font-size="10pt" style:font-size-asian="10pt" style:font-size-complex="10pt"/>
    </style:style>
    <style:style style:name="Normal_32_5_32_3_32_3" style:display-name="Normal 5 3 3" style:family="table-cell" style:data-style-name="N0">
      <style:table-cell-properties style:vertical-align="automatic" fo:wrap-option="wrap" fo:background-color="transparent"/>
      <style:text-properties fo:font-size="10pt" style:font-size-asian="10pt" style:font-size-complex="10pt"/>
    </style:style>
    <style:style style:name="Normal_32_5_32_3_32_3_32_2" style:display-name="Normal 5 3 3 2" style:family="table-cell" style:data-style-name="N0">
      <style:table-cell-properties style:vertical-align="automatic" fo:wrap-option="wrap" fo:background-color="transparent"/>
      <style:text-properties fo:font-size="10pt" style:font-size-asian="10pt" style:font-size-complex="10pt"/>
    </style:style>
    <style:style style:name="Normal_32_5_32_3_32_3_32_3" style:display-name="Normal 5 3 3 3" style:family="table-cell" style:data-style-name="N0">
      <style:table-cell-properties style:vertical-align="automatic" fo:wrap-option="wrap" fo:background-color="transparent"/>
      <style:text-properties fo:font-size="10pt" style:font-size-asian="10pt" style:font-size-complex="10pt"/>
    </style:style>
    <style:style style:name="Normal_32_5_32_3_32_3_32_4" style:display-name="Normal 5 3 3 4" style:family="table-cell" style:data-style-name="N0">
      <style:table-cell-properties style:vertical-align="automatic" fo:wrap-option="wrap" fo:background-color="transparent"/>
      <style:text-properties fo:font-size="10pt" style:font-size-asian="10pt" style:font-size-complex="10pt"/>
    </style:style>
    <style:style style:name="Normal_32_5_32_3_32_4" style:display-name="Normal 5 3 4" style:family="table-cell" style:data-style-name="N0">
      <style:table-cell-properties style:vertical-align="automatic" fo:background-color="transparent"/>
      <style:text-properties fo:font-size="10pt" style:font-size-asian="10pt" style:font-size-complex="10pt"/>
    </style:style>
    <style:style style:name="Normal_32_5_32_3_32_5" style:display-name="Normal 5 3 5" style:family="table-cell" style:data-style-name="N0">
      <style:table-cell-properties style:vertical-align="automatic" fo:background-color="transparent"/>
      <style:text-properties fo:font-size="10pt" style:font-size-asian="10pt" style:font-size-complex="10pt"/>
    </style:style>
    <style:style style:name="Normal_32_5_32_3_32_6" style:display-name="Normal 5 3 6" style:family="table-cell" style:data-style-name="N0">
      <style:table-cell-properties style:vertical-align="automatic" fo:background-color="transparent"/>
      <style:text-properties fo:font-size="10pt" style:font-size-asian="10pt" style:font-size-complex="10pt"/>
    </style:style>
    <style:style style:name="Normal_32_5_32_4" style:display-name="Normal 5 4" style:family="table-cell" style:data-style-name="N0">
      <style:table-cell-properties style:vertical-align="automatic" fo:background-color="transparent"/>
      <style:text-properties fo:font-size="10pt" style:font-size-asian="10pt" style:font-size-complex="10pt"/>
    </style:style>
    <style:style style:name="Normal_32_5_32_4_32_2" style:display-name="Normal 5 4 2" style:family="table-cell" style:data-style-name="N0">
      <style:table-cell-properties style:vertical-align="automatic" fo:background-color="transparent"/>
      <style:text-properties fo:font-size="10pt" style:font-size-asian="10pt" style:font-size-complex="10pt"/>
    </style:style>
    <style:style style:name="Normal_32_5_32_4_32_3" style:display-name="Normal 5 4 3" style:family="table-cell" style:data-style-name="N0">
      <style:table-cell-properties style:vertical-align="automatic" fo:background-color="transparent"/>
      <style:text-properties fo:font-size="10pt" style:font-size-asian="10pt" style:font-size-complex="10pt"/>
    </style:style>
    <style:style style:name="Normal_32_5_32_4_32_4" style:display-name="Normal 5 4 4" style:family="table-cell" style:data-style-name="N0">
      <style:table-cell-properties style:vertical-align="automatic" fo:background-color="transparent"/>
      <style:text-properties fo:font-size="10pt" style:font-size-asian="10pt" style:font-size-complex="10pt"/>
    </style:style>
    <style:style style:name="Normal_32_5_32_5" style:display-name="Normal 5 5" style:family="table-cell" style:data-style-name="N0">
      <style:table-cell-properties style:vertical-align="automatic" fo:background-color="transparent"/>
    </style:style>
    <style:style style:name="Normal_32_5_32_5_32_2" style:display-name="Normal 5 5 2" style:family="table-cell" style:data-style-name="N0">
      <style:table-cell-properties style:vertical-align="automatic" fo:background-color="transparent"/>
    </style:style>
    <style:style style:name="Normal_32_5_32_5_32_3" style:display-name="Normal 5 5 3" style:family="table-cell" style:data-style-name="N0">
      <style:table-cell-properties style:vertical-align="automatic" fo:background-color="transparent"/>
    </style:style>
    <style:style style:name="Normal_32_5_32_5_32_4" style:display-name="Normal 5 5 4" style:family="table-cell" style:data-style-name="N0">
      <style:table-cell-properties style:vertical-align="automatic" fo:background-color="transparent"/>
    </style:style>
    <style:style style:name="Normal_32_5_32_6" style:display-name="Normal 5 6" style:family="table-cell" style:data-style-name="N0">
      <style:table-cell-properties style:vertical-align="automatic" fo:background-color="transparent"/>
    </style:style>
    <style:style style:name="Normal_32_5_32_6_32_2" style:display-name="Normal 5 6 2" style:family="table-cell" style:data-style-name="N0">
      <style:table-cell-properties style:vertical-align="automatic" fo:background-color="transparent"/>
    </style:style>
    <style:style style:name="Normal_32_5_32_6_32_3" style:display-name="Normal 5 6 3" style:family="table-cell" style:data-style-name="N0">
      <style:table-cell-properties style:vertical-align="automatic" fo:background-color="transparent"/>
    </style:style>
    <style:style style:name="Normal_32_5_32_6_32_4" style:display-name="Normal 5 6 4" style:family="table-cell" style:data-style-name="N0">
      <style:table-cell-properties style:vertical-align="automatic" fo:background-color="transparent"/>
    </style:style>
    <style:style style:name="Normal_32_5_32_7" style:display-name="Normal 5 7" style:family="table-cell" style:data-style-name="N0">
      <style:table-cell-properties style:vertical-align="automatic" fo:background-color="transparent"/>
      <style:text-properties fo:font-size="10pt" style:font-size-asian="10pt" style:font-size-complex="10pt"/>
    </style:style>
    <style:style style:name="Normal_32_5_32_7_32_2" style:display-name="Normal 5 7 2" style:family="table-cell" style:data-style-name="N0">
      <style:table-cell-properties style:vertical-align="automatic" fo:background-color="transparent"/>
      <style:text-properties fo:font-size="10pt" style:font-size-asian="10pt" style:font-size-complex="10pt"/>
    </style:style>
    <style:style style:name="Normal_32_5_32_7_32_3" style:display-name="Normal 5 7 3" style:family="table-cell" style:data-style-name="N0">
      <style:table-cell-properties style:vertical-align="automatic" fo:background-color="transparent"/>
      <style:text-properties fo:font-size="10pt" style:font-size-asian="10pt" style:font-size-complex="10pt"/>
    </style:style>
    <style:style style:name="Normal_32_5_32_7_32_4" style:display-name="Normal 5 7 4" style:family="table-cell" style:data-style-name="N0">
      <style:table-cell-properties style:vertical-align="automatic" fo:background-color="transparent"/>
      <style:text-properties fo:font-size="10pt" style:font-size-asian="10pt" style:font-size-complex="10pt"/>
    </style:style>
    <style:style style:name="Normal_32_5_32_8" style:display-name="Normal 5 8"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_32_8_32_2" style:display-name="Normal 5 8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_32_8_32_3" style:display-name="Normal 5 8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_32_8_32_4" style:display-name="Normal 5 8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_32_9" style:display-name="Normal 5 9" style:family="table-cell" style:data-style-name="N0">
      <style:table-cell-properties style:vertical-align="automatic" fo:background-color="transparent"/>
      <style:text-properties fo:font-size="10pt" style:font-size-asian="10pt" style:font-size-complex="10pt"/>
    </style:style>
    <style:style style:name="Normal_32_5_32_9_32_2" style:display-name="Normal 5 9 2" style:family="table-cell" style:data-style-name="N0">
      <style:table-cell-properties style:vertical-align="automatic" fo:background-color="transparent"/>
      <style:text-properties fo:font-size="10pt" style:font-size-asian="10pt" style:font-size-complex="10pt"/>
    </style:style>
    <style:style style:name="Normal_32_5_32_9_32_3" style:display-name="Normal 5 9 3" style:family="table-cell" style:data-style-name="N0">
      <style:table-cell-properties style:vertical-align="automatic" fo:background-color="transparent"/>
      <style:text-properties fo:font-size="10pt" style:font-size-asian="10pt" style:font-size-complex="10pt"/>
    </style:style>
    <style:style style:name="Normal_32_5_32_9_32_4" style:display-name="Normal 5 9 4" style:family="table-cell" style:data-style-name="N0">
      <style:table-cell-properties style:vertical-align="automatic" fo:background-color="transparent"/>
      <style:text-properties fo:font-size="10pt" style:font-size-asian="10pt" style:font-size-complex="10pt"/>
    </style:style>
    <style:style style:name="Normal_32_5_Apr_32_12_32_template_32_v1" style:display-name="Normal 5_Apr 12 template v1" style:family="table-cell" style:data-style-name="N0">
      <style:table-cell-properties style:vertical-align="automatic" fo:background-color="transparent"/>
      <style:text-properties fo:font-size="10pt" style:font-size-asian="10pt" style:font-size-complex="10pt"/>
    </style:style>
    <style:style style:name="Normal_32_50" style:display-name="Normal 50" style:family="table-cell" style:data-style-name="N0">
      <style:table-cell-properties style:vertical-align="automatic" fo:background-color="transparent"/>
      <style:text-properties fo:font-size="10pt" style:font-size-asian="10pt" style:font-size-complex="10pt"/>
    </style:style>
    <style:style style:name="Normal_32_50_32_2" style:display-name="Normal 50 2" style:family="table-cell" style:data-style-name="N0">
      <style:table-cell-properties style:vertical-align="automatic" fo:background-color="transparent"/>
      <style:text-properties fo:font-size="10pt" style:font-size-asian="10pt" style:font-size-complex="10pt"/>
    </style:style>
    <style:style style:name="Normal_32_50_32_3" style:display-name="Normal 50 3" style:family="table-cell" style:data-style-name="N0">
      <style:table-cell-properties style:vertical-align="automatic" fo:background-color="transparent"/>
      <style:text-properties fo:font-size="10pt" style:font-size-asian="10pt" style:font-size-complex="10pt"/>
    </style:style>
    <style:style style:name="Normal_32_50_32_4" style:display-name="Normal 50 4" style:family="table-cell" style:data-style-name="N0">
      <style:table-cell-properties style:vertical-align="automatic" fo:background-color="transparent"/>
      <style:text-properties fo:font-size="10pt" style:font-size-asian="10pt" style:font-size-complex="10pt"/>
    </style:style>
    <style:style style:name="Normal_32_51" style:display-name="Normal 51"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1_32_2" style:display-name="Normal 51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1_32_2_32_2" style:display-name="Normal 51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1_32_2_32_3" style:display-name="Normal 51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1_32_2_32_4" style:display-name="Normal 51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1_32_3" style:display-name="Normal 51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1_32_4" style:display-name="Normal 51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1_32_5" style:display-name="Normal 51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2" style:display-name="Normal 52" style:family="table-cell" style:data-style-name="N0">
      <style:table-cell-properties style:vertical-align="automatic" fo:background-color="transparent"/>
      <style:text-properties fo:font-size="10pt" style:font-size-asian="10pt" style:font-size-complex="10pt"/>
    </style:style>
    <style:style style:name="Normal_32_52_32_2" style:display-name="Normal 52 2" style:family="table-cell" style:data-style-name="N0">
      <style:table-cell-properties style:vertical-align="automatic" fo:background-color="transparent"/>
      <style:text-properties fo:font-size="10pt" style:font-size-asian="10pt" style:font-size-complex="10pt"/>
    </style:style>
    <style:style style:name="Normal_32_52_32_2_32_2" style:display-name="Normal 52 2 2" style:family="table-cell" style:data-style-name="N0">
      <style:table-cell-properties style:vertical-align="automatic" fo:background-color="transparent"/>
      <style:text-properties fo:font-size="10pt" style:font-size-asian="10pt" style:font-size-complex="10pt"/>
    </style:style>
    <style:style style:name="Normal_32_52_32_2_32_3" style:display-name="Normal 52 2 3" style:family="table-cell" style:data-style-name="N0">
      <style:table-cell-properties style:vertical-align="automatic" fo:background-color="transparent"/>
      <style:text-properties fo:font-size="10pt" style:font-size-asian="10pt" style:font-size-complex="10pt"/>
    </style:style>
    <style:style style:name="Normal_32_52_32_2_32_4" style:display-name="Normal 52 2 4" style:family="table-cell" style:data-style-name="N0">
      <style:table-cell-properties style:vertical-align="automatic" fo:background-color="transparent"/>
      <style:text-properties fo:font-size="10pt" style:font-size-asian="10pt" style:font-size-complex="10pt"/>
    </style:style>
    <style:style style:name="Normal_32_52_32_3" style:display-name="Normal 52 3" style:family="table-cell" style:data-style-name="N0">
      <style:table-cell-properties style:vertical-align="automatic" fo:background-color="transparent"/>
      <style:text-properties fo:font-size="10pt" style:font-size-asian="10pt" style:font-size-complex="10pt"/>
    </style:style>
    <style:style style:name="Normal_32_52_32_4" style:display-name="Normal 52 4" style:family="table-cell" style:data-style-name="N0">
      <style:table-cell-properties style:vertical-align="automatic" fo:background-color="transparent"/>
      <style:text-properties fo:font-size="10pt" style:font-size-asian="10pt" style:font-size-complex="10pt"/>
    </style:style>
    <style:style style:name="Normal_32_52_32_5" style:display-name="Normal 52 5" style:family="table-cell" style:data-style-name="N0">
      <style:table-cell-properties style:vertical-align="automatic" fo:background-color="transparent"/>
      <style:text-properties fo:font-size="10pt" style:font-size-asian="10pt" style:font-size-complex="10pt"/>
    </style:style>
    <style:style style:name="Normal_32_53" style:display-name="Normal 53" style:family="table-cell" style:data-style-name="N0">
      <style:table-cell-properties style:vertical-align="automatic" fo:background-color="transparent"/>
      <style:text-properties fo:font-size="10pt" style:font-size-asian="10pt" style:font-size-complex="10pt"/>
    </style:style>
    <style:style style:name="Normal_32_53_32_2" style:display-name="Normal 53 2" style:family="table-cell" style:data-style-name="N0">
      <style:table-cell-properties style:vertical-align="automatic" fo:background-color="transparent"/>
      <style:text-properties fo:font-size="10pt" style:font-size-asian="10pt" style:font-size-complex="10pt"/>
    </style:style>
    <style:style style:name="Normal_32_53_32_3" style:display-name="Normal 53 3" style:family="table-cell" style:data-style-name="N0">
      <style:table-cell-properties style:vertical-align="automatic" fo:background-color="transparent"/>
      <style:text-properties fo:font-size="10pt" style:font-size-asian="10pt" style:font-size-complex="10pt"/>
    </style:style>
    <style:style style:name="Normal_32_53_32_4" style:display-name="Normal 53 4" style:family="table-cell" style:data-style-name="N0">
      <style:table-cell-properties style:vertical-align="automatic" fo:background-color="transparent"/>
      <style:text-properties fo:font-size="10pt" style:font-size-asian="10pt" style:font-size-complex="10pt"/>
    </style:style>
    <style:style style:name="Normal_32_54" style:display-name="Normal 54" style:family="table-cell" style:data-style-name="N0">
      <style:table-cell-properties style:vertical-align="automatic" fo:background-color="transparent"/>
      <style:text-properties fo:font-size="10pt" style:font-size-asian="10pt" style:font-size-complex="10pt"/>
    </style:style>
    <style:style style:name="Normal_32_54_32_2" style:display-name="Normal 54 2" style:family="table-cell" style:data-style-name="N0">
      <style:table-cell-properties style:vertical-align="automatic" fo:background-color="transparent"/>
      <style:text-properties fo:font-size="10pt" style:font-size-asian="10pt" style:font-size-complex="10pt"/>
    </style:style>
    <style:style style:name="Normal_32_54_32_3" style:display-name="Normal 54 3" style:family="table-cell" style:data-style-name="N0">
      <style:table-cell-properties style:vertical-align="automatic" fo:background-color="transparent"/>
      <style:text-properties fo:font-size="10pt" style:font-size-asian="10pt" style:font-size-complex="10pt"/>
    </style:style>
    <style:style style:name="Normal_32_54_32_4" style:display-name="Normal 54 4" style:family="table-cell" style:data-style-name="N0">
      <style:table-cell-properties style:vertical-align="automatic" fo:background-color="transparent"/>
      <style:text-properties fo:font-size="10pt" style:font-size-asian="10pt" style:font-size-complex="10pt"/>
    </style:style>
    <style:style style:name="Normal_32_55" style:display-name="Normal 55" style:family="table-cell" style:data-style-name="N0">
      <style:table-cell-properties style:vertical-align="automatic" fo:background-color="transparent"/>
      <style:text-properties fo:font-size="10pt" style:font-size-asian="10pt" style:font-size-complex="10pt"/>
    </style:style>
    <style:style style:name="Normal_32_55_32_2" style:display-name="Normal 55 2" style:family="table-cell" style:data-style-name="N0">
      <style:table-cell-properties style:vertical-align="automatic" fo:background-color="transparent"/>
      <style:text-properties fo:font-size="10pt" style:font-size-asian="10pt" style:font-size-complex="10pt"/>
    </style:style>
    <style:style style:name="Normal_32_55_32_3" style:display-name="Normal 55 3" style:family="table-cell" style:data-style-name="N0">
      <style:table-cell-properties style:vertical-align="automatic" fo:background-color="transparent"/>
      <style:text-properties fo:font-size="10pt" style:font-size-asian="10pt" style:font-size-complex="10pt"/>
    </style:style>
    <style:style style:name="Normal_32_55_32_4" style:display-name="Normal 55 4" style:family="table-cell" style:data-style-name="N0">
      <style:table-cell-properties style:vertical-align="automatic" fo:background-color="transparent"/>
      <style:text-properties fo:font-size="10pt" style:font-size-asian="10pt" style:font-size-complex="10pt"/>
    </style:style>
    <style:style style:name="Normal_32_56" style:display-name="Normal 56" style:family="table-cell" style:data-style-name="N0">
      <style:table-cell-properties style:vertical-align="automatic" fo:background-color="transparent"/>
      <style:text-properties fo:font-size="10pt" style:font-size-asian="10pt" style:font-size-complex="10pt"/>
    </style:style>
    <style:style style:name="Normal_32_56_32_2" style:display-name="Normal 56 2" style:family="table-cell" style:data-style-name="N0">
      <style:table-cell-properties style:vertical-align="automatic" fo:background-color="transparent"/>
      <style:text-properties fo:font-size="10pt" style:font-size-asian="10pt" style:font-size-complex="10pt"/>
    </style:style>
    <style:style style:name="Normal_32_56_32_3" style:display-name="Normal 56 3" style:family="table-cell" style:data-style-name="N0">
      <style:table-cell-properties style:vertical-align="automatic" fo:background-color="transparent"/>
      <style:text-properties fo:font-size="10pt" style:font-size-asian="10pt" style:font-size-complex="10pt"/>
    </style:style>
    <style:style style:name="Normal_32_56_32_4" style:display-name="Normal 56 4" style:family="table-cell" style:data-style-name="N0">
      <style:table-cell-properties style:vertical-align="automatic" fo:background-color="transparent"/>
      <style:text-properties fo:font-size="10pt" style:font-size-asian="10pt" style:font-size-complex="10pt"/>
    </style:style>
    <style:style style:name="Normal_32_57" style:display-name="Normal 57" style:family="table-cell" style:data-style-name="N0">
      <style:table-cell-properties style:vertical-align="automatic" fo:background-color="transparent"/>
      <style:text-properties fo:font-size="10pt" style:font-size-asian="10pt" style:font-size-complex="10pt"/>
    </style:style>
    <style:style style:name="Normal_32_57_32_2" style:display-name="Normal 57 2" style:family="table-cell" style:data-style-name="N0">
      <style:table-cell-properties style:vertical-align="automatic" fo:background-color="transparent"/>
      <style:text-properties fo:font-size="10pt" style:font-size-asian="10pt" style:font-size-complex="10pt"/>
    </style:style>
    <style:style style:name="Normal_32_57_32_3" style:display-name="Normal 57 3" style:family="table-cell" style:data-style-name="N0">
      <style:table-cell-properties style:vertical-align="automatic" fo:background-color="transparent"/>
      <style:text-properties fo:font-size="10pt" style:font-size-asian="10pt" style:font-size-complex="10pt"/>
    </style:style>
    <style:style style:name="Normal_32_57_32_4" style:display-name="Normal 57 4" style:family="table-cell" style:data-style-name="N0">
      <style:table-cell-properties style:vertical-align="automatic" fo:background-color="transparent"/>
      <style:text-properties fo:font-size="10pt" style:font-size-asian="10pt" style:font-size-complex="10pt"/>
    </style:style>
    <style:style style:name="Normal_32_58" style:display-name="Normal 58" style:family="table-cell" style:data-style-name="N0">
      <style:table-cell-properties style:vertical-align="automatic" fo:background-color="transparent"/>
      <style:text-properties fo:font-size="10pt" style:font-size-asian="10pt" style:font-size-complex="10pt"/>
    </style:style>
    <style:style style:name="Normal_32_58_32_2" style:display-name="Normal 58 2" style:family="table-cell" style:data-style-name="N0">
      <style:table-cell-properties style:vertical-align="automatic" fo:background-color="transparent"/>
      <style:text-properties fo:font-size="10pt" style:font-size-asian="10pt" style:font-size-complex="10pt"/>
    </style:style>
    <style:style style:name="Normal_32_58_32_3" style:display-name="Normal 58 3" style:family="table-cell" style:data-style-name="N0">
      <style:table-cell-properties style:vertical-align="automatic" fo:background-color="transparent"/>
      <style:text-properties fo:font-size="10pt" style:font-size-asian="10pt" style:font-size-complex="10pt"/>
    </style:style>
    <style:style style:name="Normal_32_58_32_4" style:display-name="Normal 58 4" style:family="table-cell" style:data-style-name="N0">
      <style:table-cell-properties style:vertical-align="automatic" fo:background-color="transparent"/>
      <style:text-properties fo:font-size="10pt" style:font-size-asian="10pt" style:font-size-complex="10pt"/>
    </style:style>
    <style:style style:name="Normal_32_59" style:display-name="Normal 59" style:family="table-cell" style:data-style-name="N0">
      <style:table-cell-properties style:vertical-align="automatic" fo:background-color="transparent"/>
      <style:text-properties fo:font-size="10pt" style:font-size-asian="10pt" style:font-size-complex="10pt"/>
    </style:style>
    <style:style style:name="Normal_32_59_32_2" style:display-name="Normal 59 2" style:family="table-cell" style:data-style-name="N0">
      <style:table-cell-properties style:vertical-align="automatic" fo:background-color="transparent"/>
      <style:text-properties fo:font-size="10pt" style:font-size-asian="10pt" style:font-size-complex="10pt"/>
    </style:style>
    <style:style style:name="Normal_32_59_32_3" style:display-name="Normal 59 3" style:family="table-cell" style:data-style-name="N0">
      <style:table-cell-properties style:vertical-align="automatic" fo:background-color="transparent"/>
      <style:text-properties fo:font-size="10pt" style:font-size-asian="10pt" style:font-size-complex="10pt"/>
    </style:style>
    <style:style style:name="Normal_32_59_32_4" style:display-name="Normal 59 4" style:family="table-cell" style:data-style-name="N0">
      <style:table-cell-properties style:vertical-align="automatic" fo:background-color="transparent"/>
      <style:text-properties fo:font-size="10pt" style:font-size-asian="10pt" style:font-size-complex="10pt"/>
    </style:style>
    <style:style style:name="Normal_32_6" style:display-name="Normal 6" style:family="table-cell" style:data-style-name="N0">
      <style:table-cell-properties style:vertical-align="automatic" fo:background-color="transparent"/>
    </style:style>
    <style:style style:name="Normal_32_6_32_2" style:display-name="Normal 6 2" style:family="table-cell" style:data-style-name="N0">
      <style:table-cell-properties style:vertical-align="automatic" fo:wrap-option="wrap" fo:background-color="transparent"/>
      <style:text-properties fo:font-size="10pt" style:font-size-asian="10pt" style:font-size-complex="10pt"/>
    </style:style>
    <style:style style:name="Normal_32_6_32_2_32_2" style:display-name="Normal 6 2 2" style:family="table-cell" style:data-style-name="N0">
      <style:table-cell-properties style:vertical-align="automatic" fo:background-color="transparent"/>
    </style:style>
    <style:style style:name="Normal_32_6_32_2_32_2_32_2" style:display-name="Normal 6 2 2 2" style:family="table-cell" style:data-style-name="N0">
      <style:table-cell-properties style:vertical-align="automatic" fo:background-color="transparent"/>
    </style:style>
    <style:style style:name="Normal_32_6_32_2_32_2_32_3" style:display-name="Normal 6 2 2 3" style:family="table-cell" style:data-style-name="N0">
      <style:table-cell-properties style:vertical-align="automatic" fo:background-color="transparent"/>
    </style:style>
    <style:style style:name="Normal_32_6_32_2_32_2_32_4" style:display-name="Normal 6 2 2 4" style:family="table-cell" style:data-style-name="N0">
      <style:table-cell-properties style:vertical-align="automatic" fo:background-color="transparent"/>
    </style:style>
    <style:style style:name="Normal_32_6_32_2_32_3" style:display-name="Normal 6 2 3" style:family="table-cell" style:data-style-name="N0">
      <style:table-cell-properties style:vertical-align="automatic" fo:background-color="transparent"/>
    </style:style>
    <style:style style:name="Normal_32_6_32_2_32_3_32_2" style:display-name="Normal 6 2 3 2" style:family="table-cell" style:data-style-name="N0">
      <style:table-cell-properties style:vertical-align="automatic" fo:background-color="transparent"/>
    </style:style>
    <style:style style:name="Normal_32_6_32_2_32_3_32_3" style:display-name="Normal 6 2 3 3" style:family="table-cell" style:data-style-name="N0">
      <style:table-cell-properties style:vertical-align="automatic" fo:background-color="transparent"/>
    </style:style>
    <style:style style:name="Normal_32_6_32_2_32_3_32_4" style:display-name="Normal 6 2 3 4" style:family="table-cell" style:data-style-name="N0">
      <style:table-cell-properties style:vertical-align="automatic" fo:background-color="transparent"/>
    </style:style>
    <style:style style:name="Normal_32_6_32_2_32_4" style:display-name="Normal 6 2 4" style:family="table-cell" style:data-style-name="N0">
      <style:table-cell-properties style:vertical-align="automatic" fo:wrap-option="wrap" fo:background-color="transparent"/>
      <style:text-properties fo:font-size="10pt" style:font-size-asian="10pt" style:font-size-complex="10pt"/>
    </style:style>
    <style:style style:name="Normal_32_6_32_2_32_5" style:display-name="Normal 6 2 5" style:family="table-cell" style:data-style-name="N0">
      <style:table-cell-properties style:vertical-align="automatic" fo:wrap-option="wrap" fo:background-color="transparent"/>
      <style:text-properties fo:font-size="10pt" style:font-size-asian="10pt" style:font-size-complex="10pt"/>
    </style:style>
    <style:style style:name="Normal_32_6_32_2_32_6" style:display-name="Normal 6 2 6" style:family="table-cell" style:data-style-name="N0">
      <style:table-cell-properties style:vertical-align="automatic" fo:wrap-option="wrap" fo:background-color="transparent"/>
      <style:text-properties fo:font-size="10pt" style:font-size-asian="10pt" style:font-size-complex="10pt"/>
    </style:style>
    <style:style style:name="Normal_32_6_32_3" style:display-name="Normal 6 3" style:family="table-cell" style:data-style-name="N0">
      <style:table-cell-properties style:vertical-align="automatic" fo:background-color="transparent"/>
      <style:text-properties fo:font-size="10pt" style:font-size-asian="10pt" style:font-size-complex="10pt"/>
    </style:style>
    <style:style style:name="Normal_32_6_32_3_32_2" style:display-name="Normal 6 3 2" style:family="table-cell" style:data-style-name="N0">
      <style:table-cell-properties style:vertical-align="automatic" fo:background-color="transparent"/>
      <style:text-properties fo:font-size="10pt" style:font-size-asian="10pt" style:font-size-complex="10pt"/>
    </style:style>
    <style:style style:name="Normal_32_6_32_3_32_3" style:display-name="Normal 6 3 3" style:family="table-cell" style:data-style-name="N0">
      <style:table-cell-properties style:vertical-align="automatic" fo:background-color="transparent"/>
      <style:text-properties fo:font-size="10pt" style:font-size-asian="10pt" style:font-size-complex="10pt"/>
    </style:style>
    <style:style style:name="Normal_32_6_32_3_32_4" style:display-name="Normal 6 3 4" style:family="table-cell" style:data-style-name="N0">
      <style:table-cell-properties style:vertical-align="automatic" fo:background-color="transparent"/>
      <style:text-properties fo:font-size="10pt" style:font-size-asian="10pt" style:font-size-complex="10pt"/>
    </style:style>
    <style:style style:name="Normal_32_6_32_4" style:display-name="Normal 6 4" style:family="table-cell" style:data-style-name="N0">
      <style:table-cell-properties style:vertical-align="automatic" fo:background-color="transparent"/>
      <style:text-properties fo:font-size="10pt" style:font-size-asian="10pt" style:font-size-complex="10pt"/>
    </style:style>
    <style:style style:name="Normal_32_6_32_4_32_2" style:display-name="Normal 6 4 2" style:family="table-cell" style:data-style-name="N0">
      <style:table-cell-properties style:vertical-align="automatic" fo:background-color="transparent"/>
      <style:text-properties fo:font-size="10pt" style:font-size-asian="10pt" style:font-size-complex="10pt"/>
    </style:style>
    <style:style style:name="Normal_32_6_32_4_32_3" style:display-name="Normal 6 4 3" style:family="table-cell" style:data-style-name="N0">
      <style:table-cell-properties style:vertical-align="automatic" fo:background-color="transparent"/>
      <style:text-properties fo:font-size="10pt" style:font-size-asian="10pt" style:font-size-complex="10pt"/>
    </style:style>
    <style:style style:name="Normal_32_6_32_4_32_4" style:display-name="Normal 6 4 4" style:family="table-cell" style:data-style-name="N0">
      <style:table-cell-properties style:vertical-align="automatic" fo:background-color="transparent"/>
      <style:text-properties fo:font-size="10pt" style:font-size-asian="10pt" style:font-size-complex="10pt"/>
    </style:style>
    <style:style style:name="Normal_32_6_32_5" style:display-name="Normal 6 5" style:family="table-cell" style:data-style-name="N0">
      <style:table-cell-properties style:vertical-align="automatic" fo:background-color="transparent"/>
    </style:style>
    <style:style style:name="Normal_32_6_32_6" style:display-name="Normal 6 6" style:family="table-cell" style:data-style-name="N0">
      <style:table-cell-properties style:vertical-align="automatic" fo:background-color="transparent"/>
    </style:style>
    <style:style style:name="Normal_32_6_32_7" style:display-name="Normal 6 7" style:family="table-cell" style:data-style-name="N0">
      <style:table-cell-properties style:vertical-align="automatic" fo:background-color="transparent"/>
    </style:style>
    <style:style style:name="Normal_32_60" style:display-name="Normal 60" style:family="table-cell" style:data-style-name="N0">
      <style:table-cell-properties style:vertical-align="automatic" fo:background-color="transparent"/>
      <style:text-properties fo:font-size="10pt" style:font-size-asian="10pt" style:font-size-complex="10pt"/>
    </style:style>
    <style:style style:name="Normal_32_60_32_2" style:display-name="Normal 60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60_32_2_32_2" style:display-name="Normal 60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60_32_2_32_3" style:display-name="Normal 60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60_32_2_32_4" style:display-name="Normal 60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60_32_3" style:display-name="Normal 60 3" style:family="table-cell" style:data-style-name="N0">
      <style:table-cell-properties style:vertical-align="automatic" fo:background-color="transparent"/>
      <style:text-properties fo:font-size="10pt" style:font-size-asian="10pt" style:font-size-complex="10pt"/>
    </style:style>
    <style:style style:name="Normal_32_60_32_4" style:display-name="Normal 60 4" style:family="table-cell" style:data-style-name="N0">
      <style:table-cell-properties style:vertical-align="automatic" fo:background-color="transparent"/>
      <style:text-properties fo:font-size="10pt" style:font-size-asian="10pt" style:font-size-complex="10pt"/>
    </style:style>
    <style:style style:name="Normal_32_60_32_5" style:display-name="Normal 60 5" style:family="table-cell" style:data-style-name="N0">
      <style:table-cell-properties style:vertical-align="automatic" fo:background-color="transparent"/>
      <style:text-properties fo:font-size="10pt" style:font-size-asian="10pt" style:font-size-complex="10pt"/>
    </style:style>
    <style:style style:name="Normal_32_61" style:display-name="Normal 61" style:family="table-cell" style:data-style-name="N0">
      <style:table-cell-properties style:vertical-align="automatic" fo:background-color="transparent"/>
      <style:text-properties fo:font-size="10pt" style:font-size-asian="10pt" style:font-size-complex="10pt"/>
    </style:style>
    <style:style style:name="Normal_32_61_32_2" style:display-name="Normal 61 2" style:family="table-cell" style:data-style-name="N0">
      <style:table-cell-properties style:vertical-align="automatic" fo:background-color="transparent"/>
      <style:text-properties fo:font-size="10pt" style:font-size-asian="10pt" style:font-size-complex="10pt"/>
    </style:style>
    <style:style style:name="Normal_32_61_32_3" style:display-name="Normal 61 3" style:family="table-cell" style:data-style-name="N0">
      <style:table-cell-properties style:vertical-align="automatic" fo:background-color="transparent"/>
      <style:text-properties fo:font-size="10pt" style:font-size-asian="10pt" style:font-size-complex="10pt"/>
    </style:style>
    <style:style style:name="Normal_32_61_32_4" style:display-name="Normal 61 4" style:family="table-cell" style:data-style-name="N0">
      <style:table-cell-properties style:vertical-align="automatic" fo:background-color="transparent"/>
      <style:text-properties fo:font-size="10pt" style:font-size-asian="10pt" style:font-size-complex="10pt"/>
    </style:style>
    <style:style style:name="Normal_32_62" style:display-name="Normal 62" style:family="table-cell" style:data-style-name="N0">
      <style:table-cell-properties style:vertical-align="automatic" fo:background-color="transparent"/>
      <style:text-properties fo:font-size="10pt" style:font-size-asian="10pt" style:font-size-complex="10pt"/>
    </style:style>
    <style:style style:name="Normal_32_62_32_2" style:display-name="Normal 62 2" style:family="table-cell" style:data-style-name="N0">
      <style:table-cell-properties style:vertical-align="automatic" fo:background-color="transparent"/>
      <style:text-properties fo:font-size="10pt" style:font-size-asian="10pt" style:font-size-complex="10pt"/>
    </style:style>
    <style:style style:name="Normal_32_62_32_3" style:display-name="Normal 62 3" style:family="table-cell" style:data-style-name="N0">
      <style:table-cell-properties style:vertical-align="automatic" fo:background-color="transparent"/>
      <style:text-properties fo:font-size="10pt" style:font-size-asian="10pt" style:font-size-complex="10pt"/>
    </style:style>
    <style:style style:name="Normal_32_62_32_4" style:display-name="Normal 62 4" style:family="table-cell" style:data-style-name="N0">
      <style:table-cell-properties style:vertical-align="automatic" fo:background-color="transparent"/>
      <style:text-properties fo:font-size="10pt" style:font-size-asian="10pt" style:font-size-complex="10pt"/>
    </style:style>
    <style:style style:name="Normal_32_63" style:display-name="Normal 63" style:family="table-cell" style:data-style-name="N0">
      <style:table-cell-properties style:vertical-align="automatic" fo:background-color="transparent"/>
      <style:text-properties fo:font-size="10pt" style:font-size-asian="10pt" style:font-size-complex="10pt"/>
    </style:style>
    <style:style style:name="Normal_32_63_32_2" style:display-name="Normal 63 2" style:family="table-cell" style:data-style-name="N0">
      <style:table-cell-properties style:vertical-align="automatic" fo:background-color="transparent"/>
      <style:text-properties fo:font-size="10pt" style:font-size-asian="10pt" style:font-size-complex="10pt"/>
    </style:style>
    <style:style style:name="Normal_32_63_32_3" style:display-name="Normal 63 3" style:family="table-cell" style:data-style-name="N0">
      <style:table-cell-properties style:vertical-align="automatic" fo:background-color="transparent"/>
      <style:text-properties fo:font-size="10pt" style:font-size-asian="10pt" style:font-size-complex="10pt"/>
    </style:style>
    <style:style style:name="Normal_32_63_32_4" style:display-name="Normal 63 4" style:family="table-cell" style:data-style-name="N0">
      <style:table-cell-properties style:vertical-align="automatic" fo:background-color="transparent"/>
      <style:text-properties fo:font-size="10pt" style:font-size-asian="10pt" style:font-size-complex="10pt"/>
    </style:style>
    <style:style style:name="Normal_32_64" style:display-name="Normal 64" style:family="table-cell" style:data-style-name="N0">
      <style:table-cell-properties style:vertical-align="automatic" fo:background-color="transparent"/>
      <style:text-properties fo:font-size="10pt" style:font-size-asian="10pt" style:font-size-complex="10pt"/>
    </style:style>
    <style:style style:name="Normal_32_64_32_2" style:display-name="Normal 64 2" style:family="table-cell" style:data-style-name="N0">
      <style:table-cell-properties style:vertical-align="automatic" fo:background-color="transparent"/>
      <style:text-properties fo:font-size="10pt" style:font-size-asian="10pt" style:font-size-complex="10pt"/>
    </style:style>
    <style:style style:name="Normal_32_64_32_3" style:display-name="Normal 64 3" style:family="table-cell" style:data-style-name="N0">
      <style:table-cell-properties style:vertical-align="automatic" fo:background-color="transparent"/>
      <style:text-properties fo:font-size="10pt" style:font-size-asian="10pt" style:font-size-complex="10pt"/>
    </style:style>
    <style:style style:name="Normal_32_64_32_4" style:display-name="Normal 64 4" style:family="table-cell" style:data-style-name="N0">
      <style:table-cell-properties style:vertical-align="automatic" fo:background-color="transparent"/>
      <style:text-properties fo:font-size="10pt" style:font-size-asian="10pt" style:font-size-complex="10pt"/>
    </style:style>
    <style:style style:name="Normal_32_65" style:display-name="Normal 65" style:family="table-cell" style:data-style-name="N0">
      <style:table-cell-properties style:vertical-align="automatic" fo:background-color="transparent"/>
      <style:text-properties fo:font-size="10pt" style:font-size-asian="10pt" style:font-size-complex="10pt"/>
    </style:style>
    <style:style style:name="Normal_32_65_32_2" style:display-name="Normal 65 2" style:family="table-cell" style:data-style-name="N0">
      <style:table-cell-properties style:vertical-align="automatic" fo:background-color="transparent"/>
      <style:text-properties fo:font-size="10pt" style:font-size-asian="10pt" style:font-size-complex="10pt"/>
    </style:style>
    <style:style style:name="Normal_32_65_32_3" style:display-name="Normal 65 3" style:family="table-cell" style:data-style-name="N0">
      <style:table-cell-properties style:vertical-align="automatic" fo:background-color="transparent"/>
      <style:text-properties fo:font-size="10pt" style:font-size-asian="10pt" style:font-size-complex="10pt"/>
    </style:style>
    <style:style style:name="Normal_32_65_32_4" style:display-name="Normal 65 4" style:family="table-cell" style:data-style-name="N0">
      <style:table-cell-properties style:vertical-align="automatic" fo:background-color="transparent"/>
      <style:text-properties fo:font-size="10pt" style:font-size-asian="10pt" style:font-size-complex="10pt"/>
    </style:style>
    <style:style style:name="Normal_32_66" style:display-name="Normal 66" style:family="table-cell" style:data-style-name="N0">
      <style:table-cell-properties style:vertical-align="automatic" fo:background-color="transparent"/>
      <style:text-properties fo:font-size="10pt" style:font-size-asian="10pt" style:font-size-complex="10pt"/>
    </style:style>
    <style:style style:name="Normal_32_66_32_2" style:display-name="Normal 66 2" style:family="table-cell" style:data-style-name="N0">
      <style:table-cell-properties style:vertical-align="automatic" fo:background-color="transparent"/>
      <style:text-properties fo:font-size="10pt" style:font-size-asian="10pt" style:font-size-complex="10pt"/>
    </style:style>
    <style:style style:name="Normal_32_66_32_3" style:display-name="Normal 66 3" style:family="table-cell" style:data-style-name="N0">
      <style:table-cell-properties style:vertical-align="automatic" fo:background-color="transparent"/>
      <style:text-properties fo:font-size="10pt" style:font-size-asian="10pt" style:font-size-complex="10pt"/>
    </style:style>
    <style:style style:name="Normal_32_66_32_4" style:display-name="Normal 66 4" style:family="table-cell" style:data-style-name="N0">
      <style:table-cell-properties style:vertical-align="automatic" fo:background-color="transparent"/>
      <style:text-properties fo:font-size="10pt" style:font-size-asian="10pt" style:font-size-complex="10pt"/>
    </style:style>
    <style:style style:name="Normal_32_67" style:display-name="Normal 67" style:family="table-cell" style:data-style-name="N0">
      <style:table-cell-properties style:vertical-align="automatic" fo:background-color="transparent"/>
      <style:text-properties fo:font-size="10pt" style:font-size-asian="10pt" style:font-size-complex="10pt"/>
    </style:style>
    <style:style style:name="Normal_32_67_32_2" style:display-name="Normal 67 2" style:family="table-cell" style:data-style-name="N0">
      <style:table-cell-properties style:vertical-align="automatic" fo:background-color="transparent"/>
      <style:text-properties fo:font-size="10pt" style:font-size-asian="10pt" style:font-size-complex="10pt"/>
    </style:style>
    <style:style style:name="Normal_32_67_32_3" style:display-name="Normal 67 3" style:family="table-cell" style:data-style-name="N0">
      <style:table-cell-properties style:vertical-align="automatic" fo:background-color="transparent"/>
      <style:text-properties fo:font-size="10pt" style:font-size-asian="10pt" style:font-size-complex="10pt"/>
    </style:style>
    <style:style style:name="Normal_32_67_32_4" style:display-name="Normal 67 4" style:family="table-cell" style:data-style-name="N0">
      <style:table-cell-properties style:vertical-align="automatic" fo:background-color="transparent"/>
      <style:text-properties fo:font-size="10pt" style:font-size-asian="10pt" style:font-size-complex="10pt"/>
    </style:style>
    <style:style style:name="Normal_32_68" style:display-name="Normal 68" style:family="table-cell" style:data-style-name="N0">
      <style:table-cell-properties style:vertical-align="automatic" fo:background-color="transparent"/>
      <style:text-properties fo:font-size="10pt" style:font-size-asian="10pt" style:font-size-complex="10pt"/>
    </style:style>
    <style:style style:name="Normal_32_68_32_2" style:display-name="Normal 68 2" style:family="table-cell" style:data-style-name="N0">
      <style:table-cell-properties style:vertical-align="automatic" fo:background-color="transparent"/>
      <style:text-properties fo:font-size="10pt" style:font-size-asian="10pt" style:font-size-complex="10pt"/>
    </style:style>
    <style:style style:name="Normal_32_68_32_3" style:display-name="Normal 68 3" style:family="table-cell" style:data-style-name="N0">
      <style:table-cell-properties style:vertical-align="automatic" fo:background-color="transparent"/>
      <style:text-properties fo:font-size="10pt" style:font-size-asian="10pt" style:font-size-complex="10pt"/>
    </style:style>
    <style:style style:name="Normal_32_68_32_4" style:display-name="Normal 68 4" style:family="table-cell" style:data-style-name="N0">
      <style:table-cell-properties style:vertical-align="automatic" fo:background-color="transparent"/>
      <style:text-properties fo:font-size="10pt" style:font-size-asian="10pt" style:font-size-complex="10pt"/>
    </style:style>
    <style:style style:name="Normal_32_69" style:display-name="Normal 69" style:family="table-cell" style:data-style-name="N0">
      <style:table-cell-properties style:vertical-align="automatic" fo:background-color="transparent"/>
      <style:text-properties fo:font-size="10pt" style:font-size-asian="10pt" style:font-size-complex="10pt"/>
    </style:style>
    <style:style style:name="Normal_32_69_32_2" style:display-name="Normal 69 2" style:family="table-cell" style:data-style-name="N0">
      <style:table-cell-properties style:vertical-align="automatic" fo:background-color="transparent"/>
      <style:text-properties fo:font-size="10pt" style:font-size-asian="10pt" style:font-size-complex="10pt"/>
    </style:style>
    <style:style style:name="Normal_32_69_32_3" style:display-name="Normal 69 3" style:family="table-cell" style:data-style-name="N0">
      <style:table-cell-properties style:vertical-align="automatic" fo:background-color="transparent"/>
      <style:text-properties fo:font-size="10pt" style:font-size-asian="10pt" style:font-size-complex="10pt"/>
    </style:style>
    <style:style style:name="Normal_32_69_32_4" style:display-name="Normal 69 4" style:family="table-cell" style:data-style-name="N0">
      <style:table-cell-properties style:vertical-align="automatic" fo:background-color="transparent"/>
      <style:text-properties fo:font-size="10pt" style:font-size-asian="10pt" style:font-size-complex="10pt"/>
    </style:style>
    <style:style style:name="Normal_32_7" style:display-name="Normal 7" style:family="table-cell" style:data-style-name="N0">
      <style:table-cell-properties style:vertical-align="automatic" fo:background-color="transparent"/>
      <style:text-properties fo:font-size="10pt" style:font-size-asian="10pt" style:font-size-complex="10pt"/>
    </style:style>
    <style:style style:name="Normal_32_7_32_2" style:display-name="Normal 7 2" style:family="table-cell" style:data-style-name="N0">
      <style:table-cell-properties style:vertical-align="automatic" fo:wrap-option="wrap" fo:background-color="transparent"/>
      <style:text-properties fo:font-size="10pt" style:font-size-asian="10pt" style:font-size-complex="10pt"/>
    </style:style>
    <style:style style:name="Normal_32_7_32_2_32_2" style:display-name="Normal 7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_32_2_32_2_32_2" style:display-name="Normal 7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_32_2_32_2_32_2_32_2" style:display-name="Normal 7 2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_32_2_32_2_32_2_32_3" style:display-name="Normal 7 2 2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_32_2_32_2_32_2_32_4" style:display-name="Normal 7 2 2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_32_2_32_2_32_3" style:display-name="Normal 7 2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_32_2_32_2_32_4" style:display-name="Normal 7 2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_32_2_32_2_32_5" style:display-name="Normal 7 2 2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_32_2_32_3" style:display-name="Normal 7 2 3" style:family="table-cell" style:data-style-name="N0">
      <style:table-cell-properties style:vertical-align="automatic" fo:background-color="transparent"/>
      <style:text-properties fo:font-size="10pt" style:font-size-asian="10pt" style:font-size-complex="10pt"/>
    </style:style>
    <style:style style:name="Normal_32_7_32_2_32_3_32_2" style:display-name="Normal 7 2 3 2" style:family="table-cell" style:data-style-name="N0">
      <style:table-cell-properties style:vertical-align="automatic" fo:background-color="transparent"/>
      <style:text-properties fo:font-size="10pt" style:font-size-asian="10pt" style:font-size-complex="10pt"/>
    </style:style>
    <style:style style:name="Normal_32_7_32_2_32_3_32_3" style:display-name="Normal 7 2 3 3" style:family="table-cell" style:data-style-name="N0">
      <style:table-cell-properties style:vertical-align="automatic" fo:background-color="transparent"/>
      <style:text-properties fo:font-size="10pt" style:font-size-asian="10pt" style:font-size-complex="10pt"/>
    </style:style>
    <style:style style:name="Normal_32_7_32_2_32_3_32_4" style:display-name="Normal 7 2 3 4" style:family="table-cell" style:data-style-name="N0">
      <style:table-cell-properties style:vertical-align="automatic" fo:background-color="transparent"/>
      <style:text-properties fo:font-size="10pt" style:font-size-asian="10pt" style:font-size-complex="10pt"/>
    </style:style>
    <style:style style:name="Normal_32_7_32_2_32_4" style:display-name="Normal 7 2 4" style:family="table-cell" style:data-style-name="N0">
      <style:table-cell-properties style:vertical-align="automatic" fo:wrap-option="wrap" fo:background-color="transparent"/>
      <style:text-properties fo:font-size="10pt" style:font-size-asian="10pt" style:font-size-complex="10pt"/>
    </style:style>
    <style:style style:name="Normal_32_7_32_2_32_5" style:display-name="Normal 7 2 5" style:family="table-cell" style:data-style-name="N0">
      <style:table-cell-properties style:vertical-align="automatic" fo:wrap-option="wrap" fo:background-color="transparent"/>
      <style:text-properties fo:font-size="10pt" style:font-size-asian="10pt" style:font-size-complex="10pt"/>
    </style:style>
    <style:style style:name="Normal_32_7_32_2_32_6" style:display-name="Normal 7 2 6" style:family="table-cell" style:data-style-name="N0">
      <style:table-cell-properties style:vertical-align="automatic" fo:wrap-option="wrap" fo:background-color="transparent"/>
      <style:text-properties fo:font-size="10pt" style:font-size-asian="10pt" style:font-size-complex="10pt"/>
    </style:style>
    <style:style style:name="Normal_32_7_32_3" style:display-name="Normal 7 3" style:family="table-cell" style:data-style-name="N0">
      <style:table-cell-properties style:vertical-align="automatic" fo:background-color="transparent"/>
      <style:text-properties fo:font-size="10pt" style:font-size-asian="10pt" style:font-size-complex="10pt"/>
    </style:style>
    <style:style style:name="Normal_32_7_32_4" style:display-name="Normal 7 4" style:family="table-cell" style:data-style-name="N0">
      <style:table-cell-properties style:vertical-align="automatic" fo:background-color="transparent"/>
      <style:text-properties fo:font-size="10pt" style:font-size-asian="10pt" style:font-size-complex="10pt"/>
    </style:style>
    <style:style style:name="Normal_32_7_32_4_32_2" style:display-name="Normal 7 4 2" style:family="table-cell" style:data-style-name="N0">
      <style:table-cell-properties style:vertical-align="automatic" fo:background-color="transparent"/>
      <style:text-properties fo:font-size="10pt" style:font-size-asian="10pt" style:font-size-complex="10pt"/>
    </style:style>
    <style:style style:name="Normal_32_7_32_4_32_3" style:display-name="Normal 7 4 3" style:family="table-cell" style:data-style-name="N0">
      <style:table-cell-properties style:vertical-align="automatic" fo:background-color="transparent"/>
      <style:text-properties fo:font-size="10pt" style:font-size-asian="10pt" style:font-size-complex="10pt"/>
    </style:style>
    <style:style style:name="Normal_32_7_32_4_32_4" style:display-name="Normal 7 4 4" style:family="table-cell" style:data-style-name="N0">
      <style:table-cell-properties style:vertical-align="automatic" fo:background-color="transparent"/>
      <style:text-properties fo:font-size="10pt" style:font-size-asian="10pt" style:font-size-complex="10pt"/>
    </style:style>
    <style:style style:name="Normal_32_7_32_5" style:display-name="Normal 7 5" style:family="table-cell" style:data-style-name="N0">
      <style:table-cell-properties style:vertical-align="automatic" fo:background-color="transparent"/>
      <style:text-properties fo:font-size="10pt" style:font-size-asian="10pt" style:font-size-complex="10pt"/>
    </style:style>
    <style:style style:name="Normal_32_7_32_6" style:display-name="Normal 7 6" style:family="table-cell" style:data-style-name="N0">
      <style:table-cell-properties style:vertical-align="automatic" fo:background-color="transparent"/>
      <style:text-properties fo:font-size="10pt" style:font-size-asian="10pt" style:font-size-complex="10pt"/>
    </style:style>
    <style:style style:name="Normal_32_70" style:display-name="Normal 70" style:family="table-cell" style:data-style-name="N0">
      <style:table-cell-properties style:vertical-align="automatic" fo:background-color="transparent"/>
      <style:text-properties fo:font-size="10pt" style:font-size-asian="10pt" style:font-size-complex="10pt"/>
    </style:style>
    <style:style style:name="Normal_32_70_32_2" style:display-name="Normal 70 2" style:family="table-cell" style:data-style-name="N0">
      <style:table-cell-properties style:vertical-align="automatic" fo:background-color="transparent"/>
      <style:text-properties fo:font-size="10pt" style:font-size-asian="10pt" style:font-size-complex="10pt"/>
    </style:style>
    <style:style style:name="Normal_32_70_32_3" style:display-name="Normal 70 3" style:family="table-cell" style:data-style-name="N0">
      <style:table-cell-properties style:vertical-align="automatic" fo:background-color="transparent"/>
      <style:text-properties fo:font-size="10pt" style:font-size-asian="10pt" style:font-size-complex="10pt"/>
    </style:style>
    <style:style style:name="Normal_32_70_32_4" style:display-name="Normal 70 4" style:family="table-cell" style:data-style-name="N0">
      <style:table-cell-properties style:vertical-align="automatic" fo:background-color="transparent"/>
      <style:text-properties fo:font-size="10pt" style:font-size-asian="10pt" style:font-size-complex="10pt"/>
    </style:style>
    <style:style style:name="Normal_32_71" style:display-name="Normal 71" style:family="table-cell" style:data-style-name="N0">
      <style:table-cell-properties style:vertical-align="automatic" fo:background-color="transparent"/>
      <style:text-properties fo:font-size="10pt" style:font-size-asian="10pt" style:font-size-complex="10pt"/>
    </style:style>
    <style:style style:name="Normal_32_71_32_2" style:display-name="Normal 71 2" style:family="table-cell" style:data-style-name="N0">
      <style:table-cell-properties style:vertical-align="automatic" fo:background-color="transparent"/>
      <style:text-properties fo:font-size="10pt" style:font-size-asian="10pt" style:font-size-complex="10pt"/>
    </style:style>
    <style:style style:name="Normal_32_71_32_3" style:display-name="Normal 71 3" style:family="table-cell" style:data-style-name="N0">
      <style:table-cell-properties style:vertical-align="automatic" fo:background-color="transparent"/>
      <style:text-properties fo:font-size="10pt" style:font-size-asian="10pt" style:font-size-complex="10pt"/>
    </style:style>
    <style:style style:name="Normal_32_71_32_4" style:display-name="Normal 71 4" style:family="table-cell" style:data-style-name="N0">
      <style:table-cell-properties style:vertical-align="automatic" fo:background-color="transparent"/>
      <style:text-properties fo:font-size="10pt" style:font-size-asian="10pt" style:font-size-complex="10pt"/>
    </style:style>
    <style:style style:name="Normal_32_72" style:display-name="Normal 72" style:family="table-cell" style:data-style-name="N0">
      <style:table-cell-properties style:vertical-align="automatic" fo:background-color="transparent"/>
      <style:text-properties fo:font-size="10pt" style:font-size-asian="10pt" style:font-size-complex="10pt"/>
    </style:style>
    <style:style style:name="Normal_32_72_32_2" style:display-name="Normal 72 2" style:family="table-cell" style:data-style-name="N0">
      <style:table-cell-properties style:vertical-align="automatic" fo:background-color="transparent"/>
      <style:text-properties fo:font-size="10pt" style:font-size-asian="10pt" style:font-size-complex="10pt"/>
    </style:style>
    <style:style style:name="Normal_32_72_32_3" style:display-name="Normal 72 3" style:family="table-cell" style:data-style-name="N0">
      <style:table-cell-properties style:vertical-align="automatic" fo:background-color="transparent"/>
      <style:text-properties fo:font-size="10pt" style:font-size-asian="10pt" style:font-size-complex="10pt"/>
    </style:style>
    <style:style style:name="Normal_32_72_32_4" style:display-name="Normal 72 4" style:family="table-cell" style:data-style-name="N0">
      <style:table-cell-properties style:vertical-align="automatic" fo:background-color="transparent"/>
      <style:text-properties fo:font-size="10pt" style:font-size-asian="10pt" style:font-size-complex="10pt"/>
    </style:style>
    <style:style style:name="Normal_32_73" style:display-name="Normal 7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3_32_2" style:display-name="Normal 7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3_32_3" style:display-name="Normal 73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3_32_4" style:display-name="Normal 73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4" style:display-name="Normal 74" style:family="table-cell" style:data-style-name="N0">
      <style:table-cell-properties style:vertical-align="automatic" fo:background-color="transparent"/>
    </style:style>
    <style:style style:name="Normal_32_75" style:display-name="Normal 75" style:family="table-cell" style:data-style-name="N0">
      <style:table-cell-properties style:vertical-align="automatic" fo:background-color="transparent"/>
    </style:style>
    <style:style style:name="Normal_32_76" style:display-name="Normal 76" style:family="table-cell" style:data-style-name="N0">
      <style:table-cell-properties style:vertical-align="automatic" fo:background-color="transparent"/>
    </style:style>
    <style:style style:name="Normal_32_77" style:display-name="Normal 77" style:family="table-cell" style:data-style-name="N0">
      <style:table-cell-properties style:vertical-align="automatic" fo:background-color="transparent"/>
    </style:style>
    <style:style style:name="Normal_32_78" style:display-name="Normal 78" style:family="table-cell" style:data-style-name="N0">
      <style:table-cell-properties style:vertical-align="automatic" fo:background-color="transparent"/>
    </style:style>
    <style:style style:name="Normal_32_8" style:display-name="Normal 8" style:family="table-cell" style:data-style-name="N0">
      <style:table-cell-properties style:vertical-align="automatic" fo:background-color="transparent"/>
    </style:style>
    <style:style style:name="Normal_32_8_32_10" style:display-name="Normal 8 10" style:family="table-cell" style:data-style-name="N0">
      <style:table-cell-properties style:vertical-align="automatic" fo:background-color="transparent"/>
    </style:style>
    <style:style style:name="Normal_32_8_32_2" style:display-name="Normal 8 2" style:family="table-cell" style:data-style-name="N0">
      <style:table-cell-properties style:vertical-align="automatic" fo:background-color="transparent"/>
    </style:style>
    <style:style style:name="Normal_32_8_32_2_32_2" style:display-name="Normal 8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2_32_2_32_2" style:display-name="Normal 8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2_32_2_32_2_32_2" style:display-name="Normal 8 2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2_32_2_32_2_32_3" style:display-name="Normal 8 2 2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2_32_2_32_2_32_4" style:display-name="Normal 8 2 2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2_32_2_32_3" style:display-name="Normal 8 2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2_32_2_32_4" style:display-name="Normal 8 2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2_32_2_32_5" style:display-name="Normal 8 2 2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2_32_3" style:display-name="Normal 8 2 3" style:family="table-cell" style:data-style-name="N0">
      <style:table-cell-properties style:vertical-align="automatic" fo:background-color="transparent"/>
      <style:text-properties fo:font-size="10pt" style:font-size-asian="10pt" style:font-size-complex="10pt"/>
    </style:style>
    <style:style style:name="Normal_32_8_32_2_32_3_32_2" style:display-name="Normal 8 2 3 2" style:family="table-cell" style:data-style-name="N0">
      <style:table-cell-properties style:vertical-align="automatic" fo:background-color="transparent"/>
      <style:text-properties fo:font-size="10pt" style:font-size-asian="10pt" style:font-size-complex="10pt"/>
    </style:style>
    <style:style style:name="Normal_32_8_32_2_32_3_32_3" style:display-name="Normal 8 2 3 3" style:family="table-cell" style:data-style-name="N0">
      <style:table-cell-properties style:vertical-align="automatic" fo:background-color="transparent"/>
      <style:text-properties fo:font-size="10pt" style:font-size-asian="10pt" style:font-size-complex="10pt"/>
    </style:style>
    <style:style style:name="Normal_32_8_32_2_32_3_32_4" style:display-name="Normal 8 2 3 4" style:family="table-cell" style:data-style-name="N0">
      <style:table-cell-properties style:vertical-align="automatic" fo:background-color="transparent"/>
      <style:text-properties fo:font-size="10pt" style:font-size-asian="10pt" style:font-size-complex="10pt"/>
    </style:style>
    <style:style style:name="Normal_32_8_32_2_32_4" style:display-name="Normal 8 2 4" style:family="table-cell" style:data-style-name="N0">
      <style:table-cell-properties style:vertical-align="automatic" fo:wrap-option="wrap" fo:background-color="transparent"/>
      <style:text-properties fo:font-size="10pt" style:font-size-asian="10pt" style:font-size-complex="10pt"/>
    </style:style>
    <style:style style:name="Normal_32_8_32_2_32_4_32_2" style:display-name="Normal 8 2 4 2" style:family="table-cell" style:data-style-name="N0">
      <style:table-cell-properties style:vertical-align="automatic" fo:wrap-option="wrap" fo:background-color="transparent"/>
      <style:text-properties fo:font-size="10pt" style:font-size-asian="10pt" style:font-size-complex="10pt"/>
    </style:style>
    <style:style style:name="Normal_32_8_32_2_32_4_32_3" style:display-name="Normal 8 2 4 3" style:family="table-cell" style:data-style-name="N0">
      <style:table-cell-properties style:vertical-align="automatic" fo:wrap-option="wrap" fo:background-color="transparent"/>
      <style:text-properties fo:font-size="10pt" style:font-size-asian="10pt" style:font-size-complex="10pt"/>
    </style:style>
    <style:style style:name="Normal_32_8_32_2_32_4_32_4" style:display-name="Normal 8 2 4 4" style:family="table-cell" style:data-style-name="N0">
      <style:table-cell-properties style:vertical-align="automatic" fo:wrap-option="wrap" fo:background-color="transparent"/>
      <style:text-properties fo:font-size="10pt" style:font-size-asian="10pt" style:font-size-complex="10pt"/>
    </style:style>
    <style:style style:name="Normal_32_8_32_2_32_5" style:display-name="Normal 8 2 5" style:family="table-cell" style:data-style-name="N0">
      <style:table-cell-properties style:vertical-align="automatic" fo:background-color="transparent"/>
    </style:style>
    <style:style style:name="Normal_32_8_32_2_32_6" style:display-name="Normal 8 2 6" style:family="table-cell" style:data-style-name="N0">
      <style:table-cell-properties style:vertical-align="automatic" fo:background-color="transparent"/>
    </style:style>
    <style:style style:name="Normal_32_8_32_2_32_7" style:display-name="Normal 8 2 7" style:family="table-cell" style:data-style-name="N0">
      <style:table-cell-properties style:vertical-align="automatic" fo:background-color="transparent"/>
    </style:style>
    <style:style style:name="Normal_32_8_32_3" style:display-name="Normal 8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2" style:display-name="Normal 8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2_32_2" style:display-name="Normal 8 3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2_32_2_32_2" style:display-name="Normal 8 3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2_32_2_32_3" style:display-name="Normal 8 3 2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2_32_2_32_4" style:display-name="Normal 8 3 2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2_32_3" style:display-name="Normal 8 3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2_32_4" style:display-name="Normal 8 3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2_32_5" style:display-name="Normal 8 3 2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3" style:display-name="Normal 8 3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3_32_2" style:display-name="Normal 8 3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3_32_3" style:display-name="Normal 8 3 3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3_32_4" style:display-name="Normal 8 3 3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4" style:display-name="Normal 8 3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5" style:display-name="Normal 8 3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6" style:display-name="Normal 8 3 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4" style:display-name="Normal 8 4" style:family="table-cell" style:data-style-name="N0">
      <style:table-cell-properties style:vertical-align="automatic" fo:background-color="transparent"/>
      <style:text-properties fo:font-size="10pt" style:font-size-asian="10pt" style:font-size-complex="10pt"/>
    </style:style>
    <style:style style:name="Normal_32_8_32_4_32_2" style:display-name="Normal 8 4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4_32_2_32_2" style:display-name="Normal 8 4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4_32_2_32_2_32_2" style:display-name="Normal 8 4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4_32_2_32_2_32_3" style:display-name="Normal 8 4 2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4_32_2_32_2_32_4" style:display-name="Normal 8 4 2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4_32_2_32_3" style:display-name="Normal 8 4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4_32_2_32_4" style:display-name="Normal 8 4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4_32_2_32_5" style:display-name="Normal 8 4 2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4_32_3" style:display-name="Normal 8 4 3" style:family="table-cell" style:data-style-name="N0">
      <style:table-cell-properties style:vertical-align="automatic" fo:background-color="transparent"/>
      <style:text-properties fo:font-size="10pt" style:font-size-asian="10pt" style:font-size-complex="10pt"/>
    </style:style>
    <style:style style:name="Normal_32_8_32_4_32_4" style:display-name="Normal 8 4 4" style:family="table-cell" style:data-style-name="N0">
      <style:table-cell-properties style:vertical-align="automatic" fo:background-color="transparent"/>
      <style:text-properties fo:font-size="10pt" style:font-size-asian="10pt" style:font-size-complex="10pt"/>
    </style:style>
    <style:style style:name="Normal_32_8_32_4_32_5" style:display-name="Normal 8 4 5" style:family="table-cell" style:data-style-name="N0">
      <style:table-cell-properties style:vertical-align="automatic" fo:background-color="transparent"/>
      <style:text-properties fo:font-size="10pt" style:font-size-asian="10pt" style:font-size-complex="10pt"/>
    </style:style>
    <style:style style:name="Normal_32_8_32_5" style:display-name="Normal 8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5_32_2" style:display-name="Normal 8 5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5_32_2_32_2" style:display-name="Normal 8 5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5_32_2_32_3" style:display-name="Normal 8 5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5_32_2_32_4" style:display-name="Normal 8 5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5_32_3" style:display-name="Normal 8 5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5_32_4" style:display-name="Normal 8 5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5_32_5" style:display-name="Normal 8 5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6" style:display-name="Normal 8 6" style:family="table-cell" style:data-style-name="N0">
      <style:table-cell-properties style:vertical-align="automatic" fo:background-color="transparent"/>
    </style:style>
    <style:style style:name="Normal_32_8_32_6_32_2" style:display-name="Normal 8 6 2" style:family="table-cell" style:data-style-name="N0">
      <style:table-cell-properties style:vertical-align="automatic" fo:background-color="transparent"/>
    </style:style>
    <style:style style:name="Normal_32_8_32_6_32_3" style:display-name="Normal 8 6 3" style:family="table-cell" style:data-style-name="N0">
      <style:table-cell-properties style:vertical-align="automatic" fo:background-color="transparent"/>
    </style:style>
    <style:style style:name="Normal_32_8_32_6_32_4" style:display-name="Normal 8 6 4" style:family="table-cell" style:data-style-name="N0">
      <style:table-cell-properties style:vertical-align="automatic" fo:background-color="transparent"/>
    </style:style>
    <style:style style:name="Normal_32_8_32_7" style:display-name="Normal 8 7" style:family="table-cell" style:data-style-name="N0">
      <style:table-cell-properties style:vertical-align="automatic" fo:background-color="transparent"/>
    </style:style>
    <style:style style:name="Normal_32_8_32_8" style:display-name="Normal 8 8" style:family="table-cell" style:data-style-name="N0">
      <style:table-cell-properties style:vertical-align="automatic" fo:background-color="transparent"/>
    </style:style>
    <style:style style:name="Normal_32_8_32_9" style:display-name="Normal 8 9" style:family="table-cell" style:data-style-name="N0">
      <style:table-cell-properties style:vertical-align="automatic" fo:background-color="transparent"/>
    </style:style>
    <style:style style:name="Normal_32_9" style:display-name="Normal 9" style:family="table-cell" style:data-style-name="N0">
      <style:table-cell-properties style:vertical-align="automatic" fo:background-color="transparent"/>
    </style:style>
    <style:style style:name="Normal_32_9_32_2" style:display-name="Normal 9 2" style:family="table-cell" style:data-style-name="N0">
      <style:table-cell-properties style:vertical-align="automatic" fo:wrap-option="wrap" fo:background-color="transparent"/>
      <style:text-properties fo:font-size="10pt" style:font-size-asian="10pt" style:font-size-complex="10pt"/>
    </style:style>
    <style:style style:name="Normal_32_9_32_2_32_2" style:display-name="Normal 9 2 2" style:family="table-cell" style:data-style-name="N0">
      <style:table-cell-properties style:vertical-align="automatic" fo:background-color="transparent"/>
      <style:text-properties fo:font-size="10pt" style:font-size-asian="10pt" style:font-size-complex="10pt"/>
    </style:style>
    <style:style style:name="Normal_32_9_32_2_32_2_32_2" style:display-name="Normal 9 2 2 2" style:family="table-cell" style:data-style-name="N0">
      <style:table-cell-properties style:vertical-align="automatic" fo:background-color="transparent"/>
      <style:text-properties fo:font-size="10pt" style:font-size-asian="10pt" style:font-size-complex="10pt"/>
    </style:style>
    <style:style style:name="Normal_32_9_32_2_32_2_32_3" style:display-name="Normal 9 2 2 3" style:family="table-cell" style:data-style-name="N0">
      <style:table-cell-properties style:vertical-align="automatic" fo:background-color="transparent"/>
      <style:text-properties fo:font-size="10pt" style:font-size-asian="10pt" style:font-size-complex="10pt"/>
    </style:style>
    <style:style style:name="Normal_32_9_32_2_32_2_32_4" style:display-name="Normal 9 2 2 4" style:family="table-cell" style:data-style-name="N0">
      <style:table-cell-properties style:vertical-align="automatic" fo:background-color="transparent"/>
      <style:text-properties fo:font-size="10pt" style:font-size-asian="10pt" style:font-size-complex="10pt"/>
    </style:style>
    <style:style style:name="Normal_32_9_32_2_32_3" style:display-name="Normal 9 2 3" style:family="table-cell" style:data-style-name="N0">
      <style:table-cell-properties style:vertical-align="automatic" fo:wrap-option="wrap" fo:background-color="transparent"/>
      <style:text-properties fo:font-size="10pt" style:font-size-asian="10pt" style:font-size-complex="10pt"/>
    </style:style>
    <style:style style:name="Normal_32_9_32_2_32_4" style:display-name="Normal 9 2 4" style:family="table-cell" style:data-style-name="N0">
      <style:table-cell-properties style:vertical-align="automatic" fo:wrap-option="wrap" fo:background-color="transparent"/>
      <style:text-properties fo:font-size="10pt" style:font-size-asian="10pt" style:font-size-complex="10pt"/>
    </style:style>
    <style:style style:name="Normal_32_9_32_2_32_5" style:display-name="Normal 9 2 5" style:family="table-cell" style:data-style-name="N0">
      <style:table-cell-properties style:vertical-align="automatic" fo:wrap-option="wrap" fo:background-color="transparent"/>
      <style:text-properties fo:font-size="10pt" style:font-size-asian="10pt" style:font-size-complex="10pt"/>
    </style:style>
    <style:style style:name="Normal_32_9_32_3" style:display-name="Normal 9 3" style:family="table-cell" style:data-style-name="N0">
      <style:table-cell-properties style:vertical-align="automatic" fo:background-color="transparent"/>
      <style:text-properties fo:font-size="10pt" style:font-size-asian="10pt" style:font-size-complex="10pt"/>
    </style:style>
    <style:style style:name="Normal_32_9_32_3_32_2" style:display-name="Normal 9 3 2" style:family="table-cell" style:data-style-name="N0">
      <style:table-cell-properties style:vertical-align="automatic" fo:background-color="transparent"/>
      <style:text-properties fo:font-size="10pt" style:font-size-asian="10pt" style:font-size-complex="10pt"/>
    </style:style>
    <style:style style:name="Normal_32_9_32_3_32_3" style:display-name="Normal 9 3 3" style:family="table-cell" style:data-style-name="N0">
      <style:table-cell-properties style:vertical-align="automatic" fo:background-color="transparent"/>
      <style:text-properties fo:font-size="10pt" style:font-size-asian="10pt" style:font-size-complex="10pt"/>
    </style:style>
    <style:style style:name="Normal_32_9_32_3_32_4" style:display-name="Normal 9 3 4" style:family="table-cell" style:data-style-name="N0">
      <style:table-cell-properties style:vertical-align="automatic" fo:background-color="transparent"/>
      <style:text-properties fo:font-size="10pt" style:font-size-asian="10pt" style:font-size-complex="10pt"/>
    </style:style>
    <style:style style:name="Normal_32_9_32_4" style:display-name="Normal 9 4" style:family="table-cell" style:data-style-name="N0">
      <style:table-cell-properties style:vertical-align="automatic" fo:background-color="transparent"/>
      <style:text-properties fo:font-size="10pt" style:font-size-asian="10pt" style:font-size-complex="10pt"/>
    </style:style>
    <style:style style:name="Normal_32_9_32_4_32_2" style:display-name="Normal 9 4 2" style:family="table-cell" style:data-style-name="N0">
      <style:table-cell-properties style:vertical-align="automatic" fo:background-color="transparent"/>
      <style:text-properties fo:font-size="10pt" style:font-size-asian="10pt" style:font-size-complex="10pt"/>
    </style:style>
    <style:style style:name="Normal_32_9_32_4_32_3" style:display-name="Normal 9 4 3" style:family="table-cell" style:data-style-name="N0">
      <style:table-cell-properties style:vertical-align="automatic" fo:background-color="transparent"/>
      <style:text-properties fo:font-size="10pt" style:font-size-asian="10pt" style:font-size-complex="10pt"/>
    </style:style>
    <style:style style:name="Normal_32_9_32_4_32_4" style:display-name="Normal 9 4 4" style:family="table-cell" style:data-style-name="N0">
      <style:table-cell-properties style:vertical-align="automatic" fo:background-color="transparent"/>
      <style:text-properties fo:font-size="10pt" style:font-size-asian="10pt" style:font-size-complex="10pt"/>
    </style:style>
    <style:style style:name="Normal_32_9_32_5" style:display-name="Normal 9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9_32_5_32_2" style:display-name="Normal 9 5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9_32_5_32_3" style:display-name="Normal 9 5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9_32_5_32_4" style:display-name="Normal 9 5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9_32_6" style:display-name="Normal 9 6" style:family="table-cell" style:data-style-name="N0">
      <style:table-cell-properties style:vertical-align="automatic" fo:background-color="transparent"/>
    </style:style>
    <style:style style:name="Normal_32_9_32_6_32_2" style:display-name="Normal 9 6 2" style:family="table-cell" style:data-style-name="N0">
      <style:table-cell-properties style:vertical-align="automatic" fo:background-color="transparent"/>
    </style:style>
    <style:style style:name="Normal_32_9_32_6_32_3" style:display-name="Normal 9 6 3" style:family="table-cell" style:data-style-name="N0">
      <style:table-cell-properties style:vertical-align="automatic" fo:background-color="transparent"/>
    </style:style>
    <style:style style:name="Normal_32_9_32_6_32_4" style:display-name="Normal 9 6 4" style:family="table-cell" style:data-style-name="N0">
      <style:table-cell-properties style:vertical-align="automatic" fo:background-color="transparent"/>
    </style:style>
    <style:style style:name="Normal_32_9_32_7" style:display-name="Normal 9 7" style:family="table-cell" style:data-style-name="N0">
      <style:table-cell-properties style:vertical-align="automatic" fo:background-color="transparent"/>
    </style:style>
    <style:style style:name="Normal_32_9_32_8" style:display-name="Normal 9 8" style:family="table-cell" style:data-style-name="N0">
      <style:table-cell-properties style:vertical-align="automatic" fo:background-color="transparent"/>
    </style:style>
    <style:style style:name="Normal_32_9_32_9" style:display-name="Normal 9 9" style:family="table-cell" style:data-style-name="N0">
      <style:table-cell-properties style:vertical-align="automatic" fo:background-color="transparent"/>
    </style:style>
    <style:style style:name="Normal_32_91" style:display-name="Normal 91" style:family="table-cell" style:data-style-name="N0">
      <style:table-cell-properties style:vertical-align="automatic" fo:background-color="transparent"/>
      <style:text-properties fo:font-size="10pt" style:font-size-asian="10pt" style:font-size-complex="10pt"/>
    </style:style>
    <style:style style:name="Normal_32_91_32_2" style:display-name="Normal 91 2" style:family="table-cell" style:data-style-name="N0">
      <style:table-cell-properties style:vertical-align="automatic" fo:background-color="transparent"/>
      <style:text-properties fo:font-size="10pt" style:font-size-asian="10pt" style:font-size-complex="10pt"/>
    </style:style>
    <style:style style:name="Normal_32_91_32_3" style:display-name="Normal 91 3" style:family="table-cell" style:data-style-name="N0">
      <style:table-cell-properties style:vertical-align="automatic" fo:background-color="transparent"/>
      <style:text-properties fo:font-size="10pt" style:font-size-asian="10pt" style:font-size-complex="10pt"/>
    </style:style>
    <style:style style:name="Normal_32_91_32_4" style:display-name="Normal 91 4" style:family="table-cell" style:data-style-name="N0">
      <style:table-cell-properties style:vertical-align="automatic" fo:background-color="transparent"/>
      <style:text-properties fo:font-size="10pt" style:font-size-asian="10pt" style:font-size-complex="10pt"/>
    </style:style>
    <style:style style:name="Norm_225_l_Munka1" style:display-name="Normál_Munka1" style:family="table-cell" style:data-style-name="N0">
      <style:table-cell-properties style:vertical-align="automatic" fo:background-color="transparent"/>
      <style:text-properties style:font-name="MS Sans Serif" style:font-name-asian="MS Sans Serif" style:font-name-complex="MS Sans Serif" fo:font-size="10pt" style:font-size-asian="10pt" style:font-size-complex="10pt"/>
    </style:style>
    <style:style style:name="norm_225_ln_237__CTc_actual_02" style:display-name="normální_CTc_actual_02" style:family="table-cell" style:data-style-name="N0">
      <style:table-cell-properties style:vertical-align="automatic" fo:background-color="transparent"/>
      <style:text-properties style:font-name="Times New Roman CE" style:font-name-asian="Times New Roman CE" style:font-name-complex="Times New Roman CE" fo:font-size="10pt" style:font-size-asian="10pt" style:font-size-complex="10pt"/>
    </style:style>
    <style:style style:name="Normalny_laroux" style:family="table-cell" style:data-style-name="N0">
      <style:table-cell-properties style:vertical-align="automatic" fo:background-color="transparent"/>
      <style:text-properties style:font-name="Arial CE" style:font-name-asian="Arial CE" style:font-name-complex="Arial CE" fo:font-size="10pt" style:font-size-asian="10pt" style:font-size-complex="10pt"/>
    </style:style>
    <style:style style:name="Note_32_2" style:display-name="Note 2" style:family="table-cell" style:data-style-name="N0">
      <style:table-cell-properties fo:border="thin solid #B2B2B2" fo:background-color="#FFFFCC"/>
    </style:style>
    <style:style style:name="Note_32_2_32_2" style:display-name="Note 2 2" style:family="table-cell" style:data-style-name="N0">
      <style:table-cell-properties fo:border="thin solid #B2B2B2" fo:background-color="#FFFFCC"/>
    </style:style>
    <style:style style:name="Note_32_2_32_2_32_2" style:display-name="Note 2 2 2" style:family="table-cell" style:data-style-name="N0">
      <style:table-cell-properties fo:border="thin solid #B2B2B2" fo:background-color="#FFFFCC"/>
    </style:style>
    <style:style style:name="Note_32_2_32_2_32_2_32_2" style:display-name="Note 2 2 2 2" style:family="table-cell" style:data-style-name="N0">
      <style:table-cell-properties fo:border="thin solid #B2B2B2" fo:background-color="#FFFFCC"/>
    </style:style>
    <style:style style:name="Note_32_2_32_2_32_2_32_3" style:display-name="Note 2 2 2 3" style:family="table-cell" style:data-style-name="N0">
      <style:table-cell-properties fo:border="thin solid #B2B2B2" fo:background-color="#FFFFCC"/>
    </style:style>
    <style:style style:name="Note_32_2_32_2_32_2_32_4" style:display-name="Note 2 2 2 4" style:family="table-cell" style:data-style-name="N0">
      <style:table-cell-properties fo:border="thin solid #B2B2B2" fo:background-color="#FFFFCC"/>
    </style:style>
    <style:style style:name="Note_32_2_32_2_32_3" style:display-name="Note 2 2 3" style:family="table-cell" style:data-style-name="N0">
      <style:table-cell-properties fo:border="thin solid #B2B2B2" fo:background-color="#FFFFCC"/>
    </style:style>
    <style:style style:name="Note_32_2_32_2_32_4" style:display-name="Note 2 2 4" style:family="table-cell" style:data-style-name="N0">
      <style:table-cell-properties fo:border="thin solid #B2B2B2" fo:background-color="#FFFFCC"/>
    </style:style>
    <style:style style:name="Note_32_2_32_2_32_5" style:display-name="Note 2 2 5" style:family="table-cell" style:data-style-name="N0">
      <style:table-cell-properties fo:border="thin solid #B2B2B2" fo:background-color="#FFFFCC"/>
    </style:style>
    <style:style style:name="Note_32_2_32_3" style:display-name="Note 2 3" style:family="table-cell" style:data-style-name="N0">
      <style:table-cell-properties fo:border="thin solid #B2B2B2" fo:background-color="#FFFFCC"/>
    </style:style>
    <style:style style:name="Note_32_2_32_3_32_2" style:display-name="Note 2 3 2" style:family="table-cell" style:data-style-name="N0">
      <style:table-cell-properties fo:border="thin solid #B2B2B2" fo:background-color="#FFFFCC"/>
    </style:style>
    <style:style style:name="Note_32_2_32_3_32_3" style:display-name="Note 2 3 3" style:family="table-cell" style:data-style-name="N0">
      <style:table-cell-properties fo:border="thin solid #B2B2B2" fo:background-color="#FFFFCC"/>
    </style:style>
    <style:style style:name="Note_32_2_32_3_32_4" style:display-name="Note 2 3 4" style:family="table-cell" style:data-style-name="N0">
      <style:table-cell-properties fo:border="thin solid #B2B2B2" fo:background-color="#FFFFCC"/>
    </style:style>
    <style:style style:name="Note_32_2_32_4" style:display-name="Note 2 4" style:family="table-cell" style:data-style-name="N0">
      <style:table-cell-properties fo:border="thin solid #B2B2B2" fo:background-color="#FFFFCC"/>
    </style:style>
    <style:style style:name="Note_32_2_32_5" style:display-name="Note 2 5" style:family="table-cell" style:data-style-name="N0">
      <style:table-cell-properties fo:border="thin solid #B2B2B2" fo:background-color="#FFFFCC"/>
    </style:style>
    <style:style style:name="Note_32_2_32_6" style:display-name="Note 2 6" style:family="table-cell" style:data-style-name="N0">
      <style:table-cell-properties fo:border="thin solid #B2B2B2" fo:background-color="#FFFFCC"/>
    </style:style>
    <style:style style:name="Note_32_3" style:display-name="Note 3" style:family="table-cell" style:data-style-name="N0">
      <style:table-cell-properties fo:border="thin solid #B2B2B2" fo:background-color="#FFFFCC"/>
    </style:style>
    <style:style style:name="Note_32_3_32_2" style:display-name="Note 3 2" style:family="table-cell" style:data-style-name="N0">
      <style:table-cell-properties fo:border="thin solid #B2B2B2" fo:background-color="#FFFFCC"/>
    </style:style>
    <style:style style:name="Note_32_3_32_2_32_2" style:display-name="Note 3 2 2" style:family="table-cell" style:data-style-name="N0">
      <style:table-cell-properties fo:border="thin solid #B2B2B2" fo:background-color="#FFFFCC"/>
    </style:style>
    <style:style style:name="Note_32_3_32_2_32_2_32_2" style:display-name="Note 3 2 2 2" style:family="table-cell" style:data-style-name="N0">
      <style:table-cell-properties fo:border="thin solid #B2B2B2" fo:background-color="#FFFFCC"/>
    </style:style>
    <style:style style:name="Note_32_3_32_2_32_2_32_3" style:display-name="Note 3 2 2 3" style:family="table-cell" style:data-style-name="N0">
      <style:table-cell-properties fo:border="thin solid #B2B2B2" fo:background-color="#FFFFCC"/>
    </style:style>
    <style:style style:name="Note_32_3_32_2_32_2_32_4" style:display-name="Note 3 2 2 4" style:family="table-cell" style:data-style-name="N0">
      <style:table-cell-properties fo:border="thin solid #B2B2B2" fo:background-color="#FFFFCC"/>
    </style:style>
    <style:style style:name="Note_32_3_32_2_32_3" style:display-name="Note 3 2 3" style:family="table-cell" style:data-style-name="N0">
      <style:table-cell-properties fo:border="thin solid #B2B2B2" fo:background-color="#FFFFCC"/>
    </style:style>
    <style:style style:name="Note_32_3_32_2_32_4" style:display-name="Note 3 2 4" style:family="table-cell" style:data-style-name="N0">
      <style:table-cell-properties fo:border="thin solid #B2B2B2" fo:background-color="#FFFFCC"/>
    </style:style>
    <style:style style:name="Note_32_3_32_2_32_5" style:display-name="Note 3 2 5" style:family="table-cell" style:data-style-name="N0">
      <style:table-cell-properties fo:border="thin solid #B2B2B2" fo:background-color="#FFFFCC"/>
    </style:style>
    <style:style style:name="Note_32_3_32_3" style:display-name="Note 3 3" style:family="table-cell" style:data-style-name="N0">
      <style:table-cell-properties fo:border="thin solid #B2B2B2" fo:background-color="#FFFFCC"/>
    </style:style>
    <style:style style:name="Note_32_3_32_3_32_2" style:display-name="Note 3 3 2" style:family="table-cell" style:data-style-name="N0">
      <style:table-cell-properties fo:border="thin solid #B2B2B2" fo:background-color="#FFFFCC"/>
    </style:style>
    <style:style style:name="Note_32_3_32_3_32_2_32_2" style:display-name="Note 3 3 2 2" style:family="table-cell" style:data-style-name="N0">
      <style:table-cell-properties fo:border="thin solid #B2B2B2" fo:background-color="#FFFFCC"/>
    </style:style>
    <style:style style:name="Note_32_3_32_3_32_2_32_3" style:display-name="Note 3 3 2 3" style:family="table-cell" style:data-style-name="N0">
      <style:table-cell-properties fo:border="thin solid #B2B2B2" fo:background-color="#FFFFCC"/>
    </style:style>
    <style:style style:name="Note_32_3_32_3_32_2_32_4" style:display-name="Note 3 3 2 4" style:family="table-cell" style:data-style-name="N0">
      <style:table-cell-properties fo:border="thin solid #B2B2B2" fo:background-color="#FFFFCC"/>
    </style:style>
    <style:style style:name="Note_32_3_32_3_32_3" style:display-name="Note 3 3 3" style:family="table-cell" style:data-style-name="N0">
      <style:table-cell-properties fo:border="thin solid #B2B2B2" fo:background-color="#FFFFCC"/>
    </style:style>
    <style:style style:name="Note_32_3_32_3_32_4" style:display-name="Note 3 3 4" style:family="table-cell" style:data-style-name="N0">
      <style:table-cell-properties fo:border="thin solid #B2B2B2" fo:background-color="#FFFFCC"/>
    </style:style>
    <style:style style:name="Note_32_3_32_3_32_5" style:display-name="Note 3 3 5" style:family="table-cell" style:data-style-name="N0">
      <style:table-cell-properties fo:border="thin solid #B2B2B2" fo:background-color="#FFFFCC"/>
    </style:style>
    <style:style style:name="Note_32_3_32_4" style:display-name="Note 3 4" style:family="table-cell" style:data-style-name="N0">
      <style:table-cell-properties fo:border="thin solid #B2B2B2" fo:background-color="#FFFFCC"/>
    </style:style>
    <style:style style:name="Note_32_3_32_4_32_2" style:display-name="Note 3 4 2" style:family="table-cell" style:data-style-name="N0">
      <style:table-cell-properties fo:border="thin solid #B2B2B2" fo:background-color="#FFFFCC"/>
    </style:style>
    <style:style style:name="Note_32_3_32_4_32_3" style:display-name="Note 3 4 3" style:family="table-cell" style:data-style-name="N0">
      <style:table-cell-properties fo:border="thin solid #B2B2B2" fo:background-color="#FFFFCC"/>
    </style:style>
    <style:style style:name="Note_32_3_32_4_32_4" style:display-name="Note 3 4 4" style:family="table-cell" style:data-style-name="N0">
      <style:table-cell-properties fo:border="thin solid #B2B2B2" fo:background-color="#FFFFCC"/>
    </style:style>
    <style:style style:name="Note_32_3_32_5" style:display-name="Note 3 5" style:family="table-cell" style:data-style-name="N0">
      <style:table-cell-properties fo:border="thin solid #B2B2B2" fo:background-color="#FFFFCC"/>
    </style:style>
    <style:style style:name="Note_32_3_32_6" style:display-name="Note 3 6" style:family="table-cell" style:data-style-name="N0">
      <style:table-cell-properties fo:border="thin solid #B2B2B2" fo:background-color="#FFFFCC"/>
    </style:style>
    <style:style style:name="Note_32_3_32_7" style:display-name="Note 3 7" style:family="table-cell" style:data-style-name="N0">
      <style:table-cell-properties fo:border="thin solid #B2B2B2" fo:background-color="#FFFFCC"/>
    </style:style>
    <style:style style:name="Note_32_4" style:display-name="Note 4" style:family="table-cell" style:data-style-name="N0">
      <style:table-cell-properties fo:border="thin solid #B2B2B2" fo:background-color="#FFFFCC"/>
    </style:style>
    <style:style style:name="Note_32_4_32_2" style:display-name="Note 4 2" style:family="table-cell" style:data-style-name="N0">
      <style:table-cell-properties fo:border="thin solid #B2B2B2" fo:background-color="#FFFFCC"/>
    </style:style>
    <style:style style:name="Note_32_4_32_2_32_2" style:display-name="Note 4 2 2" style:family="table-cell" style:data-style-name="N0">
      <style:table-cell-properties fo:border="thin solid #B2B2B2" fo:background-color="#FFFFCC"/>
    </style:style>
    <style:style style:name="Note_32_4_32_2_32_2_32_2" style:display-name="Note 4 2 2 2" style:family="table-cell" style:data-style-name="N0">
      <style:table-cell-properties fo:border="thin solid #B2B2B2" fo:background-color="#FFFFCC"/>
    </style:style>
    <style:style style:name="Note_32_4_32_2_32_2_32_3" style:display-name="Note 4 2 2 3" style:family="table-cell" style:data-style-name="N0">
      <style:table-cell-properties fo:border="thin solid #B2B2B2" fo:background-color="#FFFFCC"/>
    </style:style>
    <style:style style:name="Note_32_4_32_2_32_2_32_4" style:display-name="Note 4 2 2 4" style:family="table-cell" style:data-style-name="N0">
      <style:table-cell-properties fo:border="thin solid #B2B2B2" fo:background-color="#FFFFCC"/>
    </style:style>
    <style:style style:name="Note_32_4_32_2_32_3" style:display-name="Note 4 2 3" style:family="table-cell" style:data-style-name="N0">
      <style:table-cell-properties fo:border="thin solid #B2B2B2" fo:background-color="#FFFFCC"/>
    </style:style>
    <style:style style:name="Note_32_4_32_2_32_4" style:display-name="Note 4 2 4" style:family="table-cell" style:data-style-name="N0">
      <style:table-cell-properties fo:border="thin solid #B2B2B2" fo:background-color="#FFFFCC"/>
    </style:style>
    <style:style style:name="Note_32_4_32_2_32_5" style:display-name="Note 4 2 5" style:family="table-cell" style:data-style-name="N0">
      <style:table-cell-properties fo:border="thin solid #B2B2B2" fo:background-color="#FFFFCC"/>
    </style:style>
    <style:style style:name="Note_32_4_32_3" style:display-name="Note 4 3" style:family="table-cell" style:data-style-name="N0">
      <style:table-cell-properties fo:border="thin solid #B2B2B2" fo:background-color="#FFFFCC"/>
    </style:style>
    <style:style style:name="Note_32_4_32_3_32_2" style:display-name="Note 4 3 2" style:family="table-cell" style:data-style-name="N0">
      <style:table-cell-properties fo:border="thin solid #B2B2B2" fo:background-color="#FFFFCC"/>
    </style:style>
    <style:style style:name="Note_32_4_32_3_32_2_32_2" style:display-name="Note 4 3 2 2" style:family="table-cell" style:data-style-name="N0">
      <style:table-cell-properties fo:border="thin solid #B2B2B2" fo:background-color="#FFFFCC"/>
    </style:style>
    <style:style style:name="Note_32_4_32_3_32_2_32_3" style:display-name="Note 4 3 2 3" style:family="table-cell" style:data-style-name="N0">
      <style:table-cell-properties fo:border="thin solid #B2B2B2" fo:background-color="#FFFFCC"/>
    </style:style>
    <style:style style:name="Note_32_4_32_3_32_2_32_4" style:display-name="Note 4 3 2 4" style:family="table-cell" style:data-style-name="N0">
      <style:table-cell-properties fo:border="thin solid #B2B2B2" fo:background-color="#FFFFCC"/>
    </style:style>
    <style:style style:name="Note_32_4_32_3_32_3" style:display-name="Note 4 3 3" style:family="table-cell" style:data-style-name="N0">
      <style:table-cell-properties fo:border="thin solid #B2B2B2" fo:background-color="#FFFFCC"/>
    </style:style>
    <style:style style:name="Note_32_4_32_3_32_4" style:display-name="Note 4 3 4" style:family="table-cell" style:data-style-name="N0">
      <style:table-cell-properties fo:border="thin solid #B2B2B2" fo:background-color="#FFFFCC"/>
    </style:style>
    <style:style style:name="Note_32_4_32_3_32_5" style:display-name="Note 4 3 5" style:family="table-cell" style:data-style-name="N0">
      <style:table-cell-properties fo:border="thin solid #B2B2B2" fo:background-color="#FFFFCC"/>
    </style:style>
    <style:style style:name="Note_32_4_32_4" style:display-name="Note 4 4" style:family="table-cell" style:data-style-name="N0">
      <style:table-cell-properties fo:border="thin solid #B2B2B2" fo:background-color="#FFFFCC"/>
    </style:style>
    <style:style style:name="Note_32_4_32_4_32_2" style:display-name="Note 4 4 2" style:family="table-cell" style:data-style-name="N0">
      <style:table-cell-properties fo:border="thin solid #B2B2B2" fo:background-color="#FFFFCC"/>
    </style:style>
    <style:style style:name="Note_32_4_32_4_32_3" style:display-name="Note 4 4 3" style:family="table-cell" style:data-style-name="N0">
      <style:table-cell-properties fo:border="thin solid #B2B2B2" fo:background-color="#FFFFCC"/>
    </style:style>
    <style:style style:name="Note_32_4_32_4_32_4" style:display-name="Note 4 4 4" style:family="table-cell" style:data-style-name="N0">
      <style:table-cell-properties fo:border="thin solid #B2B2B2" fo:background-color="#FFFFCC"/>
    </style:style>
    <style:style style:name="Note_32_4_32_5" style:display-name="Note 4 5" style:family="table-cell" style:data-style-name="N0">
      <style:table-cell-properties fo:border="thin solid #B2B2B2" fo:background-color="#FFFFCC"/>
    </style:style>
    <style:style style:name="Note_32_4_32_6" style:display-name="Note 4 6" style:family="table-cell" style:data-style-name="N0">
      <style:table-cell-properties fo:border="thin solid #B2B2B2" fo:background-color="#FFFFCC"/>
    </style:style>
    <style:style style:name="Note_32_4_32_7" style:display-name="Note 4 7" style:family="table-cell" style:data-style-name="N0">
      <style:table-cell-properties fo:border="thin solid #B2B2B2" fo:background-color="#FFFFCC"/>
    </style:style>
    <style:style style:name="Note_32_5" style:display-name="Note 5" style:family="table-cell" style:data-style-name="N0">
      <style:table-cell-properties fo:border="thin solid #B2B2B2" fo:background-color="#FFFFCC"/>
    </style:style>
    <style:style style:name="Note_32_5_32_2" style:display-name="Note 5 2" style:family="table-cell" style:data-style-name="N0">
      <style:table-cell-properties fo:border="thin solid #B2B2B2" fo:background-color="#FFFFCC"/>
    </style:style>
    <style:style style:name="Note_32_5_32_2_32_2" style:display-name="Note 5 2 2" style:family="table-cell" style:data-style-name="N0">
      <style:table-cell-properties fo:border="thin solid #B2B2B2" fo:background-color="#FFFFCC"/>
    </style:style>
    <style:style style:name="Note_32_5_32_2_32_2_32_2" style:display-name="Note 5 2 2 2" style:family="table-cell" style:data-style-name="N0">
      <style:table-cell-properties fo:border="thin solid #B2B2B2" fo:background-color="#FFFFCC"/>
    </style:style>
    <style:style style:name="Note_32_5_32_2_32_2_32_3" style:display-name="Note 5 2 2 3" style:family="table-cell" style:data-style-name="N0">
      <style:table-cell-properties fo:border="thin solid #B2B2B2" fo:background-color="#FFFFCC"/>
    </style:style>
    <style:style style:name="Note_32_5_32_2_32_2_32_4" style:display-name="Note 5 2 2 4" style:family="table-cell" style:data-style-name="N0">
      <style:table-cell-properties fo:border="thin solid #B2B2B2" fo:background-color="#FFFFCC"/>
    </style:style>
    <style:style style:name="Note_32_5_32_2_32_3" style:display-name="Note 5 2 3" style:family="table-cell" style:data-style-name="N0">
      <style:table-cell-properties fo:border="thin solid #B2B2B2" fo:background-color="#FFFFCC"/>
    </style:style>
    <style:style style:name="Note_32_5_32_2_32_4" style:display-name="Note 5 2 4" style:family="table-cell" style:data-style-name="N0">
      <style:table-cell-properties fo:border="thin solid #B2B2B2" fo:background-color="#FFFFCC"/>
    </style:style>
    <style:style style:name="Note_32_5_32_2_32_5" style:display-name="Note 5 2 5" style:family="table-cell" style:data-style-name="N0">
      <style:table-cell-properties fo:border="thin solid #B2B2B2" fo:background-color="#FFFFCC"/>
    </style:style>
    <style:style style:name="Note_32_5_32_3" style:display-name="Note 5 3" style:family="table-cell" style:data-style-name="N0">
      <style:table-cell-properties fo:border="thin solid #B2B2B2" fo:background-color="#FFFFCC"/>
    </style:style>
    <style:style style:name="Note_32_5_32_3_32_2" style:display-name="Note 5 3 2" style:family="table-cell" style:data-style-name="N0">
      <style:table-cell-properties fo:border="thin solid #B2B2B2" fo:background-color="#FFFFCC"/>
    </style:style>
    <style:style style:name="Note_32_5_32_3_32_2_32_2" style:display-name="Note 5 3 2 2" style:family="table-cell" style:data-style-name="N0">
      <style:table-cell-properties fo:border="thin solid #B2B2B2" fo:background-color="#FFFFCC"/>
    </style:style>
    <style:style style:name="Note_32_5_32_3_32_2_32_3" style:display-name="Note 5 3 2 3" style:family="table-cell" style:data-style-name="N0">
      <style:table-cell-properties fo:border="thin solid #B2B2B2" fo:background-color="#FFFFCC"/>
    </style:style>
    <style:style style:name="Note_32_5_32_3_32_2_32_4" style:display-name="Note 5 3 2 4" style:family="table-cell" style:data-style-name="N0">
      <style:table-cell-properties fo:border="thin solid #B2B2B2" fo:background-color="#FFFFCC"/>
    </style:style>
    <style:style style:name="Note_32_5_32_3_32_3" style:display-name="Note 5 3 3" style:family="table-cell" style:data-style-name="N0">
      <style:table-cell-properties fo:border="thin solid #B2B2B2" fo:background-color="#FFFFCC"/>
    </style:style>
    <style:style style:name="Note_32_5_32_3_32_4" style:display-name="Note 5 3 4" style:family="table-cell" style:data-style-name="N0">
      <style:table-cell-properties fo:border="thin solid #B2B2B2" fo:background-color="#FFFFCC"/>
    </style:style>
    <style:style style:name="Note_32_5_32_3_32_5" style:display-name="Note 5 3 5" style:family="table-cell" style:data-style-name="N0">
      <style:table-cell-properties fo:border="thin solid #B2B2B2" fo:background-color="#FFFFCC"/>
    </style:style>
    <style:style style:name="Note_32_5_32_4" style:display-name="Note 5 4" style:family="table-cell" style:data-style-name="N0">
      <style:table-cell-properties fo:border="thin solid #B2B2B2" fo:background-color="#FFFFCC"/>
    </style:style>
    <style:style style:name="Note_32_5_32_4_32_2" style:display-name="Note 5 4 2" style:family="table-cell" style:data-style-name="N0">
      <style:table-cell-properties fo:border="thin solid #B2B2B2" fo:background-color="#FFFFCC"/>
    </style:style>
    <style:style style:name="Note_32_5_32_4_32_3" style:display-name="Note 5 4 3" style:family="table-cell" style:data-style-name="N0">
      <style:table-cell-properties fo:border="thin solid #B2B2B2" fo:background-color="#FFFFCC"/>
    </style:style>
    <style:style style:name="Note_32_5_32_4_32_4" style:display-name="Note 5 4 4" style:family="table-cell" style:data-style-name="N0">
      <style:table-cell-properties fo:border="thin solid #B2B2B2" fo:background-color="#FFFFCC"/>
    </style:style>
    <style:style style:name="Note_32_5_32_5" style:display-name="Note 5 5" style:family="table-cell" style:data-style-name="N0">
      <style:table-cell-properties fo:border="thin solid #B2B2B2" fo:background-color="#FFFFCC"/>
    </style:style>
    <style:style style:name="Note_32_5_32_6" style:display-name="Note 5 6" style:family="table-cell" style:data-style-name="N0">
      <style:table-cell-properties fo:border="thin solid #B2B2B2" fo:background-color="#FFFFCC"/>
    </style:style>
    <style:style style:name="Note_32_5_32_7" style:display-name="Note 5 7" style:family="table-cell" style:data-style-name="N0">
      <style:table-cell-properties fo:border="thin solid #B2B2B2" fo:background-color="#FFFFCC"/>
    </style:style>
    <style:style style:name="Note_32_6" style:display-name="Note 6" style:family="table-cell" style:data-style-name="N0">
      <style:table-cell-properties fo:border="thin solid #B2B2B2" fo:background-color="#FFFFCC"/>
    </style:style>
    <style:style style:name="Note_32_6_32_2" style:display-name="Note 6 2" style:family="table-cell" style:data-style-name="N0">
      <style:table-cell-properties fo:border="thin solid #B2B2B2" fo:background-color="#FFFFCC"/>
    </style:style>
    <style:style style:name="Note_32_6_32_2_32_2" style:display-name="Note 6 2 2" style:family="table-cell" style:data-style-name="N0">
      <style:table-cell-properties fo:border="thin solid #B2B2B2" fo:background-color="#FFFFCC"/>
    </style:style>
    <style:style style:name="Note_32_6_32_2_32_2_32_2" style:display-name="Note 6 2 2 2" style:family="table-cell" style:data-style-name="N0">
      <style:table-cell-properties fo:border="thin solid #B2B2B2" fo:background-color="#FFFFCC"/>
    </style:style>
    <style:style style:name="Note_32_6_32_2_32_2_32_3" style:display-name="Note 6 2 2 3" style:family="table-cell" style:data-style-name="N0">
      <style:table-cell-properties fo:border="thin solid #B2B2B2" fo:background-color="#FFFFCC"/>
    </style:style>
    <style:style style:name="Note_32_6_32_2_32_2_32_4" style:display-name="Note 6 2 2 4" style:family="table-cell" style:data-style-name="N0">
      <style:table-cell-properties fo:border="thin solid #B2B2B2" fo:background-color="#FFFFCC"/>
    </style:style>
    <style:style style:name="Note_32_6_32_2_32_3" style:display-name="Note 6 2 3" style:family="table-cell" style:data-style-name="N0">
      <style:table-cell-properties fo:border="thin solid #B2B2B2" fo:background-color="#FFFFCC"/>
    </style:style>
    <style:style style:name="Note_32_6_32_2_32_4" style:display-name="Note 6 2 4" style:family="table-cell" style:data-style-name="N0">
      <style:table-cell-properties fo:border="thin solid #B2B2B2" fo:background-color="#FFFFCC"/>
    </style:style>
    <style:style style:name="Note_32_6_32_2_32_5" style:display-name="Note 6 2 5" style:family="table-cell" style:data-style-name="N0">
      <style:table-cell-properties fo:border="thin solid #B2B2B2" fo:background-color="#FFFFCC"/>
    </style:style>
    <style:style style:name="Note_32_6_32_3" style:display-name="Note 6 3" style:family="table-cell" style:data-style-name="N0">
      <style:table-cell-properties fo:border="thin solid #B2B2B2" fo:background-color="#FFFFCC"/>
    </style:style>
    <style:style style:name="Note_32_6_32_3_32_2" style:display-name="Note 6 3 2" style:family="table-cell" style:data-style-name="N0">
      <style:table-cell-properties fo:border="thin solid #B2B2B2" fo:background-color="#FFFFCC"/>
    </style:style>
    <style:style style:name="Note_32_6_32_3_32_3" style:display-name="Note 6 3 3" style:family="table-cell" style:data-style-name="N0">
      <style:table-cell-properties fo:border="thin solid #B2B2B2" fo:background-color="#FFFFCC"/>
    </style:style>
    <style:style style:name="Note_32_6_32_3_32_4" style:display-name="Note 6 3 4" style:family="table-cell" style:data-style-name="N0">
      <style:table-cell-properties fo:border="thin solid #B2B2B2" fo:background-color="#FFFFCC"/>
    </style:style>
    <style:style style:name="Note_32_6_32_4" style:display-name="Note 6 4" style:family="table-cell" style:data-style-name="N0">
      <style:table-cell-properties fo:border="thin solid #B2B2B2" fo:background-color="#FFFFCC"/>
    </style:style>
    <style:style style:name="Note_32_6_32_5" style:display-name="Note 6 5" style:family="table-cell" style:data-style-name="N0">
      <style:table-cell-properties fo:border="thin solid #B2B2B2" fo:background-color="#FFFFCC"/>
    </style:style>
    <style:style style:name="Note_32_6_32_6" style:display-name="Note 6 6" style:family="table-cell" style:data-style-name="N0">
      <style:table-cell-properties fo:border="thin solid #B2B2B2" fo:background-color="#FFFFCC"/>
    </style:style>
    <style:style style:name="Number" style:family="table-cell" style:data-style-name="N71">
      <style:table-cell-properties style:vertical-align="middle" style:repeat-content="false"/>
      <style:paragraph-properties fo:text-align="end" fo:margin-right="0cm"/>
    </style:style>
    <style:style style:name="Number_32_2" style:display-name="Number 2" style:family="table-cell" style:data-style-name="N71">
      <style:table-cell-properties style:vertical-align="middle" style:repeat-content="false"/>
      <style:paragraph-properties fo:text-align="end" fo:margin-right="0cm"/>
    </style:style>
    <style:style style:name="Number_32_3" style:display-name="Number 3" style:family="table-cell" style:data-style-name="N71">
      <style:table-cell-properties style:vertical-align="middle" style:repeat-content="false"/>
      <style:paragraph-properties fo:text-align="end" fo:margin-right="0cm"/>
    </style:style>
    <style:style style:name="Number_32_4" style:display-name="Number 4" style:family="table-cell" style:data-style-name="N71">
      <style:table-cell-properties style:vertical-align="middle" style:repeat-content="false"/>
      <style:paragraph-properties fo:text-align="end" fo:margin-right="0cm"/>
    </style:style>
    <style:style style:name="Output_32_2" style:display-name="Output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2_32_2" style:display-name="Output 2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2_32_2_32_2" style:display-name="Output 2 2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2_32_2_32_3" style:display-name="Output 2 2 3"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2_32_2_32_4" style:display-name="Output 2 2 4"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2_32_3" style:display-name="Output 2 3"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2_32_4" style:display-name="Output 2 4"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2_32_5" style:display-name="Output 2 5"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3" style:display-name="Output 3"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3_32_2" style:display-name="Output 3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3_32_2_32_2" style:display-name="Output 3 2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3_32_2_32_3" style:display-name="Output 3 2 3"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3_32_2_32_4" style:display-name="Output 3 2 4"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3_32_3" style:display-name="Output 3 3"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3_32_4" style:display-name="Output 3 4"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3_32_5" style:display-name="Output 3 5"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4" style:display-name="Output 4"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4_32_2" style:display-name="Output 4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4_32_2_32_2" style:display-name="Output 4 2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4_32_2_32_3" style:display-name="Output 4 2 3"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4_32_2_32_4" style:display-name="Output 4 2 4"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4_32_3" style:display-name="Output 4 3"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4_32_4" style:display-name="Output 4 4"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4_32_5" style:display-name="Output 4 5"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5" style:display-name="Output 5"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5_32_2" style:display-name="Output 5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5_32_2_32_2" style:display-name="Output 5 2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5_32_2_32_3" style:display-name="Output 5 2 3"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5_32_2_32_4" style:display-name="Output 5 2 4"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5_32_3" style:display-name="Output 5 3"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5_32_4" style:display-name="Output 5 4"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5_32_5" style:display-name="Output 5 5"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6" style:display-name="Output 6"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6_32_2" style:display-name="Output 6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6_32_3" style:display-name="Output 6 3"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6_32_4" style:display-name="Output 6 4"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Amounts" style:display-name="Output Amounts" style:family="table-cell" style:data-style-name="N45">
      <style:table-cell-properties style:vertical-align="automatic" fo:background-color="#FFFFFF" style:repeat-content="false"/>
      <style:paragraph-properties fo:text-align="end" fo:margin-right="0cm"/>
      <style:text-properties style:font-name="Times New Roman" style:font-name-asian="Times New Roman" style:font-name-complex="Times New Roman" fo:font-size="11pt" style:font-size-asian="11pt" style:font-size-complex="11pt" style:font-family-generic="roman"/>
    </style:style>
    <style:style style:name="Output_32_Amounts_32_2" style:display-name="Output Amounts 2" style:family="table-cell" style:data-style-name="N45">
      <style:table-cell-properties style:vertical-align="automatic" fo:background-color="#FFFFFF" style:repeat-content="false"/>
      <style:paragraph-properties fo:text-align="end" fo:margin-right="0cm"/>
      <style:text-properties style:font-name="Times New Roman" style:font-name-asian="Times New Roman" style:font-name-complex="Times New Roman" fo:font-size="11pt" style:font-size-asian="11pt" style:font-size-complex="11pt" style:font-family-generic="roman"/>
    </style:style>
    <style:style style:name="Output_32_Amounts_32_3" style:display-name="Output Amounts 3" style:family="table-cell" style:data-style-name="N45">
      <style:table-cell-properties style:vertical-align="automatic" fo:background-color="#FFFFFF" style:repeat-content="false"/>
      <style:paragraph-properties fo:text-align="end" fo:margin-right="0cm"/>
      <style:text-properties style:font-name="Times New Roman" style:font-name-asian="Times New Roman" style:font-name-complex="Times New Roman" fo:font-size="11pt" style:font-size-asian="11pt" style:font-size-complex="11pt" style:font-family-generic="roman"/>
    </style:style>
    <style:style style:name="Output_32_Amounts_32_4" style:display-name="Output Amounts 4" style:family="table-cell" style:data-style-name="N45">
      <style:table-cell-properties style:vertical-align="automatic" fo:background-color="#FFFFFF" style:repeat-content="false"/>
      <style:paragraph-properties fo:text-align="end" fo:margin-right="0cm"/>
      <style:text-properties style:font-name="Times New Roman" style:font-name-asian="Times New Roman" style:font-name-complex="Times New Roman" fo:font-size="11pt" style:font-size-asian="11pt" style:font-size-complex="11pt" style:font-family-generic="roman"/>
    </style:style>
    <style:style style:name="Output_32_Line_32_Items" style:display-name="Output Line Items" style:family="table-cell" style:data-style-name="N0">
      <style:table-cell-properties fo:border-top="none" fo:border-bottom="none" fo:border-left="none" fo:border-right="thin solid #000000" style:vertical-align="automatic" fo:background-color="#99CC00"/>
      <style:text-properties fo:color="#800000" style:font-name="Times New Roman" style:font-name-asian="Times New Roman" style:font-name-complex="Times New Roman" fo:font-size="11pt" style:font-size-asian="11pt" style:font-size-complex="11pt" fo:font-weight="bold" style:font-weight-asian="bold" style:font-weight-complex="bold" style:font-family-generic="roman"/>
    </style:style>
    <style:style style:name="Output_32_Line_32_Items_32_2" style:display-name="Output Line Items 2" style:family="table-cell" style:data-style-name="N0">
      <style:table-cell-properties fo:border-top="none" fo:border-bottom="none" fo:border-left="none" fo:border-right="thin solid #000000" style:vertical-align="automatic" fo:background-color="#99CC00"/>
      <style:text-properties fo:color="#800000" style:font-name="Times New Roman" style:font-name-asian="Times New Roman" style:font-name-complex="Times New Roman" fo:font-size="11pt" style:font-size-asian="11pt" style:font-size-complex="11pt" fo:font-weight="bold" style:font-weight-asian="bold" style:font-weight-complex="bold" style:font-family-generic="roman"/>
    </style:style>
    <style:style style:name="Output_32_Line_32_Items_32_3" style:display-name="Output Line Items 3" style:family="table-cell" style:data-style-name="N0">
      <style:table-cell-properties fo:border-top="none" fo:border-bottom="none" fo:border-left="none" fo:border-right="thin solid #000000" style:vertical-align="automatic" fo:background-color="#99CC00"/>
      <style:text-properties fo:color="#800000" style:font-name="Times New Roman" style:font-name-asian="Times New Roman" style:font-name-complex="Times New Roman" fo:font-size="11pt" style:font-size-asian="11pt" style:font-size-complex="11pt" fo:font-weight="bold" style:font-weight-asian="bold" style:font-weight-complex="bold" style:font-family-generic="roman"/>
    </style:style>
    <style:style style:name="Output_32_Line_32_Items_32_4" style:display-name="Output Line Items 4" style:family="table-cell" style:data-style-name="N0">
      <style:table-cell-properties fo:border-top="none" fo:border-bottom="none" fo:border-left="none" fo:border-right="thin solid #000000" style:vertical-align="automatic" fo:background-color="#99CC00"/>
      <style:text-properties fo:color="#800000" style:font-name="Times New Roman" style:font-name-asian="Times New Roman" style:font-name-complex="Times New Roman" fo:font-size="11pt" style:font-size-asian="11pt" style:font-size-complex="11pt" fo:font-weight="bold" style:font-weight-asian="bold" style:font-weight-complex="bold" style:font-family-generic="roman"/>
    </style:style>
    <style:style style:name="Percent_32__40__41_" style:display-name="Percent ()" style:family="table-cell" style:data-style-name="N85"/>
    <style:style style:name="Percent_32__40__41__32_2" style:display-name="Percent () 2" style:family="table-cell" style:data-style-name="N85"/>
    <style:style style:name="Percent_32__40__41__32_3" style:display-name="Percent () 3" style:family="table-cell" style:data-style-name="N85"/>
    <style:style style:name="Percent_32__40__41__32_4" style:display-name="Percent () 4" style:family="table-cell" style:data-style-name="N85"/>
    <style:style style:name="Percent_32__40_0_41_" style:display-name="Percent (0)" style:family="table-cell" style:data-style-name="N86"/>
    <style:style style:name="Percent_32__40_0_41__32_2" style:display-name="Percent (0) 2" style:family="table-cell" style:data-style-name="N86"/>
    <style:style style:name="Percent_32__40_0_41__32_3" style:display-name="Percent (0) 3" style:family="table-cell" style:data-style-name="N86"/>
    <style:style style:name="Percent_32__40_0_41__32_4" style:display-name="Percent (0) 4" style:family="table-cell" style:data-style-name="N86"/>
    <style:style style:name="Percent_32__40_1_41_" style:display-name="Percent (1)" style:family="table-cell" style:data-style-name="N87"/>
    <style:style style:name="Percent_32__40_1_41__32_2" style:display-name="Percent (1) 2" style:family="table-cell" style:data-style-name="N87"/>
    <style:style style:name="Percent_32__40_1_41__32_3" style:display-name="Percent (1) 3" style:family="table-cell" style:data-style-name="N87"/>
    <style:style style:name="Percent_32__40_1_41__32_4" style:display-name="Percent (1) 4" style:family="table-cell" style:data-style-name="N87"/>
    <style:style style:name="Percent_32__91_2_93_" style:display-name="Percent [2]" style:family="table-cell" style:data-style-name="N14"/>
    <style:style style:name="Percent_32__91_2_93__32_2" style:display-name="Percent [2] 2" style:family="table-cell" style:data-style-name="N14"/>
    <style:style style:name="Percent_32__91_2_93__32_3" style:display-name="Percent [2] 3" style:family="table-cell" style:data-style-name="N14"/>
    <style:style style:name="Percent_32__91_2_93__32_4" style:display-name="Percent [2] 4" style:family="table-cell" style:data-style-name="N14"/>
    <style:style style:name="Percent_32_1" style:display-name="Percent 1" style:family="table-cell" style:data-style-name="N88"/>
    <style:style style:name="Percent_32_1_32_2" style:display-name="Percent 1 2" style:family="table-cell" style:data-style-name="N88"/>
    <style:style style:name="Percent_32_1_32_3" style:display-name="Percent 1 3" style:family="table-cell" style:data-style-name="N88"/>
    <style:style style:name="Percent_32_1_32_4" style:display-name="Percent 1 4" style:family="table-cell" style:data-style-name="N88"/>
    <style:style style:name="Percent_32_10" style:display-name="Percent 10" style:family="table-cell" style:data-style-name="N13"/>
    <style:style style:name="Percent_32_10_32_2" style:display-name="Percent 10 2" style:family="table-cell" style:data-style-name="N13"/>
    <style:style style:name="Percent_32_10_32_2_32_2" style:display-name="Percent 10 2 2" style:family="table-cell" style:data-style-name="N13"/>
    <style:style style:name="Percent_32_10_32_2_32_2_32_2" style:display-name="Percent 10 2 2 2" style:family="table-cell" style:data-style-name="N13"/>
    <style:style style:name="Percent_32_10_32_2_32_2_32_3" style:display-name="Percent 10 2 2 3" style:family="table-cell" style:data-style-name="N13"/>
    <style:style style:name="Percent_32_10_32_2_32_2_32_4" style:display-name="Percent 10 2 2 4" style:family="table-cell" style:data-style-name="N13"/>
    <style:style style:name="Percent_32_10_32_2_32_3" style:display-name="Percent 10 2 3" style:family="table-cell" style:data-style-name="N13"/>
    <style:style style:name="Percent_32_10_32_2_32_4" style:display-name="Percent 10 2 4" style:family="table-cell" style:data-style-name="N13"/>
    <style:style style:name="Percent_32_10_32_2_32_5" style:display-name="Percent 10 2 5" style:family="table-cell" style:data-style-name="N13"/>
    <style:style style:name="Percent_32_10_32_3" style:display-name="Percent 10 3" style:family="table-cell" style:data-style-name="N13"/>
    <style:style style:name="Percent_32_10_32_3_32_2" style:display-name="Percent 10 3 2" style:family="table-cell" style:data-style-name="N13"/>
    <style:style style:name="Percent_32_10_32_3_32_3" style:display-name="Percent 10 3 3" style:family="table-cell" style:data-style-name="N13"/>
    <style:style style:name="Percent_32_10_32_3_32_4" style:display-name="Percent 10 3 4" style:family="table-cell" style:data-style-name="N13"/>
    <style:style style:name="Percent_32_10_32_4" style:display-name="Percent 10 4" style:family="table-cell" style:data-style-name="N13"/>
    <style:style style:name="Percent_32_10_32_5" style:display-name="Percent 10 5" style:family="table-cell" style:data-style-name="N13"/>
    <style:style style:name="Percent_32_10_32_6" style:display-name="Percent 10 6" style:family="table-cell" style:data-style-name="N13"/>
    <style:style style:name="Percent_32_11" style:display-name="Percent 11" style:family="table-cell" style:data-style-name="N13"/>
    <style:style style:name="Percent_32_11_32_2" style:display-name="Percent 11 2" style:family="table-cell" style:data-style-name="N13"/>
    <style:style style:name="Percent_32_11_32_3" style:display-name="Percent 11 3" style:family="table-cell" style:data-style-name="N13"/>
    <style:style style:name="Percent_32_11_32_4" style:display-name="Percent 11 4" style:family="table-cell" style:data-style-name="N13"/>
    <style:style style:name="Percent_32_12" style:display-name="Percent 12" style:family="table-cell" style:data-style-name="N13"/>
    <style:style style:name="Percent_32_12_32_2" style:display-name="Percent 12 2" style:family="table-cell" style:data-style-name="N13"/>
    <style:style style:name="Percent_32_12_32_2_32_2" style:display-name="Percent 12 2 2" style:family="table-cell" style:data-style-name="N13"/>
    <style:style style:name="Percent_32_12_32_2_32_3" style:display-name="Percent 12 2 3" style:family="table-cell" style:data-style-name="N13"/>
    <style:style style:name="Percent_32_12_32_2_32_4" style:display-name="Percent 12 2 4" style:family="table-cell" style:data-style-name="N13"/>
    <style:style style:name="Percent_32_12_32_3" style:display-name="Percent 12 3" style:family="table-cell" style:data-style-name="N13"/>
    <style:style style:name="Percent_32_12_32_4" style:display-name="Percent 12 4" style:family="table-cell" style:data-style-name="N13"/>
    <style:style style:name="Percent_32_12_32_5" style:display-name="Percent 12 5" style:family="table-cell" style:data-style-name="N13"/>
    <style:style style:name="Percent_32_13" style:display-name="Percent 13" style:family="table-cell" style:data-style-name="N13"/>
    <style:style style:name="Percent_32_13_32_2" style:display-name="Percent 13 2" style:family="table-cell" style:data-style-name="N13"/>
    <style:style style:name="Percent_32_13_32_2_32_2" style:display-name="Percent 13 2 2" style:family="table-cell" style:data-style-name="N13"/>
    <style:style style:name="Percent_32_13_32_2_32_3" style:display-name="Percent 13 2 3" style:family="table-cell" style:data-style-name="N13"/>
    <style:style style:name="Percent_32_13_32_2_32_4" style:display-name="Percent 13 2 4" style:family="table-cell" style:data-style-name="N13"/>
    <style:style style:name="Percent_32_13_32_3" style:display-name="Percent 13 3" style:family="table-cell" style:data-style-name="N13"/>
    <style:style style:name="Percent_32_13_32_4" style:display-name="Percent 13 4" style:family="table-cell" style:data-style-name="N13"/>
    <style:style style:name="Percent_32_13_32_5" style:display-name="Percent 13 5" style:family="table-cell" style:data-style-name="N13"/>
    <style:style style:name="Percent_32_14" style:display-name="Percent 14" style:family="table-cell" style:data-style-name="N13"/>
    <style:style style:name="Percent_32_14_32_2" style:display-name="Percent 14 2" style:family="table-cell" style:data-style-name="N13"/>
    <style:style style:name="Percent_32_14_32_3" style:display-name="Percent 14 3" style:family="table-cell" style:data-style-name="N13"/>
    <style:style style:name="Percent_32_14_32_4" style:display-name="Percent 14 4" style:family="table-cell" style:data-style-name="N13"/>
    <style:style style:name="Percent_32_15" style:display-name="Percent 15" style:family="table-cell" style:data-style-name="N13"/>
    <style:style style:name="Percent_32_15_32_2" style:display-name="Percent 15 2" style:family="table-cell" style:data-style-name="N13"/>
    <style:style style:name="Percent_32_15_32_3" style:display-name="Percent 15 3" style:family="table-cell" style:data-style-name="N13"/>
    <style:style style:name="Percent_32_15_32_4" style:display-name="Percent 15 4" style:family="table-cell" style:data-style-name="N13"/>
    <style:style style:name="Percent_32_2" style:display-name="Percent 2" style:family="table-cell" style:data-style-name="N13"/>
    <style:style style:name="Percent_32_2_32_10" style:display-name="Percent 2 10" style:family="table-cell" style:data-style-name="N13"/>
    <style:style style:name="Percent_32_2_32_2" style:display-name="Percent 2 2" style:family="table-cell" style:data-style-name="N13"/>
    <style:style style:name="Percent_32_2_32_2_32_2" style:display-name="Percent 2 2 2" style:family="table-cell" style:data-style-name="N13"/>
    <style:style style:name="Percent_32_2_32_2_32_2_32_2" style:display-name="Percent 2 2 2 2" style:family="table-cell" style:data-style-name="N13"/>
    <style:style style:name="Percent_32_2_32_2_32_2_32_3" style:display-name="Percent 2 2 2 3" style:family="table-cell" style:data-style-name="N13"/>
    <style:style style:name="Percent_32_2_32_2_32_2_32_4" style:display-name="Percent 2 2 2 4" style:family="table-cell" style:data-style-name="N13"/>
    <style:style style:name="Percent_32_2_32_2_32_3" style:display-name="Percent 2 2 3" style:family="table-cell" style:data-style-name="N13"/>
    <style:style style:name="Percent_32_2_32_2_32_4" style:display-name="Percent 2 2 4" style:family="table-cell" style:data-style-name="N13"/>
    <style:style style:name="Percent_32_2_32_2_32_5" style:display-name="Percent 2 2 5" style:family="table-cell" style:data-style-name="N13"/>
    <style:style style:name="Percent_32_2_32_3" style:display-name="Percent 2 3" style:family="table-cell" style:data-style-name="N13"/>
    <style:style style:name="Percent_32_2_32_3_32_2" style:display-name="Percent 2 3 2" style:family="table-cell" style:data-style-name="N13"/>
    <style:style style:name="Percent_32_2_32_3_32_3" style:display-name="Percent 2 3 3" style:family="table-cell" style:data-style-name="N13"/>
    <style:style style:name="Percent_32_2_32_3_32_4" style:display-name="Percent 2 3 4" style:family="table-cell" style:data-style-name="N13"/>
    <style:style style:name="Percent_32_2_32_4" style:display-name="Percent 2 4" style:family="table-cell" style:data-style-name="N13"/>
    <style:style style:name="Percent_32_2_32_4_32_2" style:display-name="Percent 2 4 2" style:family="table-cell" style:data-style-name="N13"/>
    <style:style style:name="Percent_32_2_32_4_32_3" style:display-name="Percent 2 4 3" style:family="table-cell" style:data-style-name="N13"/>
    <style:style style:name="Percent_32_2_32_4_32_4" style:display-name="Percent 2 4 4" style:family="table-cell" style:data-style-name="N13"/>
    <style:style style:name="Percent_32_2_32_5" style:display-name="Percent 2 5" style:family="table-cell" style:data-style-name="N13"/>
    <style:style style:name="Percent_32_2_32_5_32_2" style:display-name="Percent 2 5 2" style:family="table-cell" style:data-style-name="N13"/>
    <style:style style:name="Percent_32_2_32_5_32_2_32_2" style:display-name="Percent 2 5 2 2" style:family="table-cell" style:data-style-name="N13"/>
    <style:style style:name="Percent_32_2_32_5_32_2_32_3" style:display-name="Percent 2 5 2 3" style:family="table-cell" style:data-style-name="N13"/>
    <style:style style:name="Percent_32_2_32_5_32_2_32_4" style:display-name="Percent 2 5 2 4" style:family="table-cell" style:data-style-name="N13"/>
    <style:style style:name="Percent_32_2_32_5_32_3" style:display-name="Percent 2 5 3" style:family="table-cell" style:data-style-name="N13"/>
    <style:style style:name="Percent_32_2_32_5_32_4" style:display-name="Percent 2 5 4" style:family="table-cell" style:data-style-name="N13"/>
    <style:style style:name="Percent_32_2_32_5_32_5" style:display-name="Percent 2 5 5" style:family="table-cell" style:data-style-name="N13"/>
    <style:style style:name="Percent_32_2_32_6" style:display-name="Percent 2 6" style:family="table-cell" style:data-style-name="N13"/>
    <style:style style:name="Percent_32_2_32_6_32_2" style:display-name="Percent 2 6 2" style:family="table-cell" style:data-style-name="N13"/>
    <style:style style:name="Percent_32_2_32_6_32_3" style:display-name="Percent 2 6 3" style:family="table-cell" style:data-style-name="N13"/>
    <style:style style:name="Percent_32_2_32_6_32_4" style:display-name="Percent 2 6 4" style:family="table-cell" style:data-style-name="N13"/>
    <style:style style:name="Percent_32_2_32_7" style:display-name="Percent 2 7" style:family="table-cell" style:data-style-name="N13"/>
    <style:style style:name="Percent_32_2_32_7_32_2" style:display-name="Percent 2 7 2" style:family="table-cell" style:data-style-name="N13"/>
    <style:style style:name="Percent_32_2_32_7_32_3" style:display-name="Percent 2 7 3" style:family="table-cell" style:data-style-name="N13"/>
    <style:style style:name="Percent_32_2_32_7_32_4" style:display-name="Percent 2 7 4" style:family="table-cell" style:data-style-name="N13"/>
    <style:style style:name="Percent_32_2_32_8" style:display-name="Percent 2 8" style:family="table-cell" style:data-style-name="N13"/>
    <style:style style:name="Percent_32_2_32_8_32_2" style:display-name="Percent 2 8 2" style:family="table-cell" style:data-style-name="N13"/>
    <style:style style:name="Percent_32_2_32_8_32_3" style:display-name="Percent 2 8 3" style:family="table-cell" style:data-style-name="N13"/>
    <style:style style:name="Percent_32_2_32_9" style:display-name="Percent 2 9" style:family="table-cell" style:data-style-name="N13"/>
    <style:style style:name="Percent_32_2_2.6.1" style:display-name="Percent 2_2.6.1" style:family="table-cell" style:data-style-name="N13"/>
    <style:style style:name="Percent_32_3" style:display-name="Percent 3" style:family="table-cell" style:data-style-name="N13"/>
    <style:style style:name="Percent_32_3_32_2" style:display-name="Percent 3 2" style:family="table-cell" style:data-style-name="N13"/>
    <style:style style:name="Percent_32_3_32_2_32_2" style:display-name="Percent 3 2 2" style:family="table-cell" style:data-style-name="N13"/>
    <style:style style:name="Percent_32_3_32_2_32_2_32_2" style:display-name="Percent 3 2 2 2" style:family="table-cell" style:data-style-name="N13"/>
    <style:style style:name="Percent_32_3_32_2_32_2_32_2_32_2" style:display-name="Percent 3 2 2 2 2" style:family="table-cell" style:data-style-name="N13"/>
    <style:style style:name="Percent_32_3_32_2_32_2_32_2_32_3" style:display-name="Percent 3 2 2 2 3" style:family="table-cell" style:data-style-name="N13"/>
    <style:style style:name="Percent_32_3_32_2_32_2_32_2_32_4" style:display-name="Percent 3 2 2 2 4" style:family="table-cell" style:data-style-name="N13"/>
    <style:style style:name="Percent_32_3_32_2_32_2_32_3" style:display-name="Percent 3 2 2 3" style:family="table-cell" style:data-style-name="N13"/>
    <style:style style:name="Percent_32_3_32_2_32_2_32_4" style:display-name="Percent 3 2 2 4" style:family="table-cell" style:data-style-name="N13"/>
    <style:style style:name="Percent_32_3_32_2_32_2_32_5" style:display-name="Percent 3 2 2 5" style:family="table-cell" style:data-style-name="N13"/>
    <style:style style:name="Percent_32_3_32_2_32_3" style:display-name="Percent 3 2 3" style:family="table-cell" style:data-style-name="N13"/>
    <style:style style:name="Percent_32_3_32_2_32_3_32_2" style:display-name="Percent 3 2 3 2" style:family="table-cell" style:data-style-name="N13"/>
    <style:style style:name="Percent_32_3_32_2_32_3_32_3" style:display-name="Percent 3 2 3 3" style:family="table-cell" style:data-style-name="N13"/>
    <style:style style:name="Percent_32_3_32_2_32_3_32_4" style:display-name="Percent 3 2 3 4" style:family="table-cell" style:data-style-name="N13"/>
    <style:style style:name="Percent_32_3_32_2_32_4" style:display-name="Percent 3 2 4" style:family="table-cell" style:data-style-name="N13"/>
    <style:style style:name="Percent_32_3_32_2_32_5" style:display-name="Percent 3 2 5" style:family="table-cell" style:data-style-name="N13"/>
    <style:style style:name="Percent_32_3_32_2_32_6" style:display-name="Percent 3 2 6" style:family="table-cell" style:data-style-name="N13"/>
    <style:style style:name="Percent_32_3_32_3" style:display-name="Percent 3 3" style:family="table-cell" style:data-style-name="N13"/>
    <style:style style:name="Percent_32_3_32_3_32_2" style:display-name="Percent 3 3 2" style:family="table-cell" style:data-style-name="N13"/>
    <style:style style:name="Percent_32_3_32_3_32_2_32_2" style:display-name="Percent 3 3 2 2" style:family="table-cell" style:data-style-name="N13"/>
    <style:style style:name="Percent_32_3_32_3_32_2_32_3" style:display-name="Percent 3 3 2 3" style:family="table-cell" style:data-style-name="N13"/>
    <style:style style:name="Percent_32_3_32_3_32_2_32_4" style:display-name="Percent 3 3 2 4" style:family="table-cell" style:data-style-name="N13"/>
    <style:style style:name="Percent_32_3_32_3_32_3" style:display-name="Percent 3 3 3" style:family="table-cell" style:data-style-name="N13"/>
    <style:style style:name="Percent_32_3_32_3_32_4" style:display-name="Percent 3 3 4" style:family="table-cell" style:data-style-name="N13"/>
    <style:style style:name="Percent_32_3_32_3_32_5" style:display-name="Percent 3 3 5" style:family="table-cell" style:data-style-name="N13"/>
    <style:style style:name="Percent_32_3_32_4" style:display-name="Percent 3 4" style:family="table-cell" style:data-style-name="N13"/>
    <style:style style:name="Percent_32_3_32_4_32_2" style:display-name="Percent 3 4 2" style:family="table-cell" style:data-style-name="N13"/>
    <style:style style:name="Percent_32_3_32_4_32_3" style:display-name="Percent 3 4 3" style:family="table-cell" style:data-style-name="N13"/>
    <style:style style:name="Percent_32_3_32_4_32_4" style:display-name="Percent 3 4 4" style:family="table-cell" style:data-style-name="N13"/>
    <style:style style:name="Percent_32_3_32_5" style:display-name="Percent 3 5" style:family="table-cell" style:data-style-name="N13"/>
    <style:style style:name="Percent_32_3_32_6" style:display-name="Percent 3 6" style:family="table-cell" style:data-style-name="N13"/>
    <style:style style:name="Percent_32_3_32_7" style:display-name="Percent 3 7" style:family="table-cell" style:data-style-name="N13"/>
    <style:style style:name="Percent_32_4" style:display-name="Percent 4" style:family="table-cell" style:data-style-name="N13"/>
    <style:style style:name="Percent_32_4_32_10" style:display-name="Percent 4 10" style:family="table-cell" style:data-style-name="N13"/>
    <style:style style:name="Percent_32_4_32_2" style:display-name="Percent 4 2" style:family="table-cell" style:data-style-name="N13"/>
    <style:style style:name="Percent_32_4_32_2_32_2" style:display-name="Percent 4 2 2" style:family="table-cell" style:data-style-name="N13"/>
    <style:style style:name="Percent_32_4_32_2_32_2_32_2" style:display-name="Percent 4 2 2 2" style:family="table-cell" style:data-style-name="N13"/>
    <style:style style:name="Percent_32_4_32_2_32_2_32_2_32_2" style:display-name="Percent 4 2 2 2 2" style:family="table-cell" style:data-style-name="N13"/>
    <style:style style:name="Percent_32_4_32_2_32_2_32_2_32_3" style:display-name="Percent 4 2 2 2 3" style:family="table-cell" style:data-style-name="N13"/>
    <style:style style:name="Percent_32_4_32_2_32_2_32_2_32_4" style:display-name="Percent 4 2 2 2 4" style:family="table-cell" style:data-style-name="N13"/>
    <style:style style:name="Percent_32_4_32_2_32_2_32_3" style:display-name="Percent 4 2 2 3" style:family="table-cell" style:data-style-name="N13"/>
    <style:style style:name="Percent_32_4_32_2_32_2_32_4" style:display-name="Percent 4 2 2 4" style:family="table-cell" style:data-style-name="N13"/>
    <style:style style:name="Percent_32_4_32_2_32_2_32_5" style:display-name="Percent 4 2 2 5" style:family="table-cell" style:data-style-name="N13"/>
    <style:style style:name="Percent_32_4_32_2_32_3" style:display-name="Percent 4 2 3" style:family="table-cell" style:data-style-name="N13"/>
    <style:style style:name="Percent_32_4_32_2_32_3_32_2" style:display-name="Percent 4 2 3 2" style:family="table-cell" style:data-style-name="N13"/>
    <style:style style:name="Percent_32_4_32_2_32_3_32_3" style:display-name="Percent 4 2 3 3" style:family="table-cell" style:data-style-name="N13"/>
    <style:style style:name="Percent_32_4_32_2_32_3_32_4" style:display-name="Percent 4 2 3 4" style:family="table-cell" style:data-style-name="N13"/>
    <style:style style:name="Percent_32_4_32_2_32_4" style:display-name="Percent 4 2 4" style:family="table-cell" style:data-style-name="N13"/>
    <style:style style:name="Percent_32_4_32_2_32_5" style:display-name="Percent 4 2 5" style:family="table-cell" style:data-style-name="N13"/>
    <style:style style:name="Percent_32_4_32_2_32_6" style:display-name="Percent 4 2 6" style:family="table-cell" style:data-style-name="N13"/>
    <style:style style:name="Percent_32_4_32_3" style:display-name="Percent 4 3" style:family="table-cell" style:data-style-name="N13"/>
    <style:style style:name="Percent_32_4_32_3_32_2" style:display-name="Percent 4 3 2" style:family="table-cell" style:data-style-name="N13"/>
    <style:style style:name="Percent_32_4_32_3_32_2_32_2" style:display-name="Percent 4 3 2 2" style:family="table-cell" style:data-style-name="N13"/>
    <style:style style:name="Percent_32_4_32_3_32_2_32_2_32_2" style:display-name="Percent 4 3 2 2 2" style:family="table-cell" style:data-style-name="N13"/>
    <style:style style:name="Percent_32_4_32_3_32_2_32_2_32_3" style:display-name="Percent 4 3 2 2 3" style:family="table-cell" style:data-style-name="N13"/>
    <style:style style:name="Percent_32_4_32_3_32_2_32_2_32_4" style:display-name="Percent 4 3 2 2 4" style:family="table-cell" style:data-style-name="N13"/>
    <style:style style:name="Percent_32_4_32_3_32_2_32_3" style:display-name="Percent 4 3 2 3" style:family="table-cell" style:data-style-name="N13"/>
    <style:style style:name="Percent_32_4_32_3_32_2_32_4" style:display-name="Percent 4 3 2 4" style:family="table-cell" style:data-style-name="N13"/>
    <style:style style:name="Percent_32_4_32_3_32_2_32_5" style:display-name="Percent 4 3 2 5" style:family="table-cell" style:data-style-name="N13"/>
    <style:style style:name="Percent_32_4_32_3_32_3" style:display-name="Percent 4 3 3" style:family="table-cell" style:data-style-name="N13"/>
    <style:style style:name="Percent_32_4_32_3_32_3_32_2" style:display-name="Percent 4 3 3 2" style:family="table-cell" style:data-style-name="N13"/>
    <style:style style:name="Percent_32_4_32_3_32_3_32_3" style:display-name="Percent 4 3 3 3" style:family="table-cell" style:data-style-name="N13"/>
    <style:style style:name="Percent_32_4_32_3_32_3_32_4" style:display-name="Percent 4 3 3 4" style:family="table-cell" style:data-style-name="N13"/>
    <style:style style:name="Percent_32_4_32_3_32_4" style:display-name="Percent 4 3 4" style:family="table-cell" style:data-style-name="N13"/>
    <style:style style:name="Percent_32_4_32_3_32_5" style:display-name="Percent 4 3 5" style:family="table-cell" style:data-style-name="N13"/>
    <style:style style:name="Percent_32_4_32_3_32_6" style:display-name="Percent 4 3 6" style:family="table-cell" style:data-style-name="N13"/>
    <style:style style:name="Percent_32_4_32_4" style:display-name="Percent 4 4" style:family="table-cell" style:data-style-name="N13"/>
    <style:style style:name="Percent_32_4_32_4_32_2" style:display-name="Percent 4 4 2" style:family="table-cell" style:data-style-name="N13"/>
    <style:style style:name="Percent_32_4_32_4_32_2_32_2" style:display-name="Percent 4 4 2 2" style:family="table-cell" style:data-style-name="N13"/>
    <style:style style:name="Percent_32_4_32_4_32_2_32_3" style:display-name="Percent 4 4 2 3" style:family="table-cell" style:data-style-name="N13"/>
    <style:style style:name="Percent_32_4_32_4_32_2_32_4" style:display-name="Percent 4 4 2 4" style:family="table-cell" style:data-style-name="N13"/>
    <style:style style:name="Percent_32_4_32_4_32_3" style:display-name="Percent 4 4 3" style:family="table-cell" style:data-style-name="N13"/>
    <style:style style:name="Percent_32_4_32_4_32_4" style:display-name="Percent 4 4 4" style:family="table-cell" style:data-style-name="N13"/>
    <style:style style:name="Percent_32_4_32_4_32_5" style:display-name="Percent 4 4 5" style:family="table-cell" style:data-style-name="N13"/>
    <style:style style:name="Percent_32_4_32_5" style:display-name="Percent 4 5" style:family="table-cell" style:data-style-name="N13"/>
    <style:style style:name="Percent_32_4_32_5_32_2" style:display-name="Percent 4 5 2" style:family="table-cell" style:data-style-name="N13"/>
    <style:style style:name="Percent_32_4_32_5_32_2_32_2" style:display-name="Percent 4 5 2 2" style:family="table-cell" style:data-style-name="N13"/>
    <style:style style:name="Percent_32_4_32_5_32_2_32_3" style:display-name="Percent 4 5 2 3" style:family="table-cell" style:data-style-name="N13"/>
    <style:style style:name="Percent_32_4_32_5_32_2_32_4" style:display-name="Percent 4 5 2 4" style:family="table-cell" style:data-style-name="N13"/>
    <style:style style:name="Percent_32_4_32_5_32_3" style:display-name="Percent 4 5 3" style:family="table-cell" style:data-style-name="N13"/>
    <style:style style:name="Percent_32_4_32_5_32_4" style:display-name="Percent 4 5 4" style:family="table-cell" style:data-style-name="N13"/>
    <style:style style:name="Percent_32_4_32_5_32_5" style:display-name="Percent 4 5 5" style:family="table-cell" style:data-style-name="N13"/>
    <style:style style:name="Percent_32_4_32_6" style:display-name="Percent 4 6" style:family="table-cell" style:data-style-name="N13"/>
    <style:style style:name="Percent_32_4_32_6_32_2" style:display-name="Percent 4 6 2" style:family="table-cell" style:data-style-name="N13"/>
    <style:style style:name="Percent_32_4_32_6_32_3" style:display-name="Percent 4 6 3" style:family="table-cell" style:data-style-name="N13"/>
    <style:style style:name="Percent_32_4_32_6_32_4" style:display-name="Percent 4 6 4" style:family="table-cell" style:data-style-name="N13"/>
    <style:style style:name="Percent_32_4_32_7" style:display-name="Percent 4 7" style:family="table-cell" style:data-style-name="N13"/>
    <style:style style:name="Percent_32_4_32_7_32_2" style:display-name="Percent 4 7 2" style:family="table-cell" style:data-style-name="N13"/>
    <style:style style:name="Percent_32_4_32_7_32_3" style:display-name="Percent 4 7 3" style:family="table-cell" style:data-style-name="N13"/>
    <style:style style:name="Percent_32_4_32_7_32_4" style:display-name="Percent 4 7 4" style:family="table-cell" style:data-style-name="N13"/>
    <style:style style:name="Percent_32_4_32_8" style:display-name="Percent 4 8" style:family="table-cell" style:data-style-name="N13"/>
    <style:style style:name="Percent_32_4_32_9" style:display-name="Percent 4 9" style:family="table-cell" style:data-style-name="N13"/>
    <style:style style:name="Percent_32_5" style:display-name="Percent 5" style:family="table-cell" style:data-style-name="N13"/>
    <style:style style:name="Percent_32_5_32_2" style:display-name="Percent 5 2" style:family="table-cell" style:data-style-name="N13"/>
    <style:style style:name="Percent_32_5_32_2_32_2" style:display-name="Percent 5 2 2" style:family="table-cell" style:data-style-name="N13"/>
    <style:style style:name="Percent_32_5_32_2_32_2_32_2" style:display-name="Percent 5 2 2 2" style:family="table-cell" style:data-style-name="N13"/>
    <style:style style:name="Percent_32_5_32_2_32_2_32_3" style:display-name="Percent 5 2 2 3" style:family="table-cell" style:data-style-name="N13"/>
    <style:style style:name="Percent_32_5_32_2_32_2_32_4" style:display-name="Percent 5 2 2 4" style:family="table-cell" style:data-style-name="N13"/>
    <style:style style:name="Percent_32_5_32_2_32_3" style:display-name="Percent 5 2 3" style:family="table-cell" style:data-style-name="N13"/>
    <style:style style:name="Percent_32_5_32_2_32_4" style:display-name="Percent 5 2 4" style:family="table-cell" style:data-style-name="N13"/>
    <style:style style:name="Percent_32_5_32_2_32_5" style:display-name="Percent 5 2 5" style:family="table-cell" style:data-style-name="N13"/>
    <style:style style:name="Percent_32_5_32_3" style:display-name="Percent 5 3" style:family="table-cell" style:data-style-name="N13"/>
    <style:style style:name="Percent_32_5_32_3_32_2" style:display-name="Percent 5 3 2" style:family="table-cell" style:data-style-name="N13"/>
    <style:style style:name="Percent_32_5_32_3_32_3" style:display-name="Percent 5 3 3" style:family="table-cell" style:data-style-name="N13"/>
    <style:style style:name="Percent_32_5_32_3_32_4" style:display-name="Percent 5 3 4" style:family="table-cell" style:data-style-name="N13"/>
    <style:style style:name="Percent_32_5_32_4" style:display-name="Percent 5 4" style:family="table-cell" style:data-style-name="N13"/>
    <style:style style:name="Percent_32_5_32_4_32_2" style:display-name="Percent 5 4 2" style:family="table-cell" style:data-style-name="N13"/>
    <style:style style:name="Percent_32_5_32_4_32_3" style:display-name="Percent 5 4 3" style:family="table-cell" style:data-style-name="N13"/>
    <style:style style:name="Percent_32_5_32_4_32_4" style:display-name="Percent 5 4 4" style:family="table-cell" style:data-style-name="N13"/>
    <style:style style:name="Percent_32_5_32_5" style:display-name="Percent 5 5" style:family="table-cell" style:data-style-name="N13"/>
    <style:style style:name="Percent_32_5_32_6" style:display-name="Percent 5 6" style:family="table-cell" style:data-style-name="N13"/>
    <style:style style:name="Percent_32_5_32_7" style:display-name="Percent 5 7" style:family="table-cell" style:data-style-name="N13"/>
    <style:style style:name="Percent_32_6" style:display-name="Percent 6" style:family="table-cell" style:data-style-name="N13"/>
    <style:style style:name="Percent_32_6_32_2" style:display-name="Percent 6 2" style:family="table-cell" style:data-style-name="N13"/>
    <style:style style:name="Percent_32_6_32_2_32_2" style:display-name="Percent 6 2 2" style:family="table-cell" style:data-style-name="N13"/>
    <style:style style:name="Percent_32_6_32_2_32_3" style:display-name="Percent 6 2 3" style:family="table-cell" style:data-style-name="N13"/>
    <style:style style:name="Percent_32_6_32_2_32_4" style:display-name="Percent 6 2 4" style:family="table-cell" style:data-style-name="N13"/>
    <style:style style:name="Percent_32_6_32_3" style:display-name="Percent 6 3" style:family="table-cell" style:data-style-name="N13"/>
    <style:style style:name="Percent_32_6_32_4" style:display-name="Percent 6 4" style:family="table-cell" style:data-style-name="N13"/>
    <style:style style:name="Percent_32_6_32_5" style:display-name="Percent 6 5" style:family="table-cell" style:data-style-name="N13"/>
    <style:style style:name="Percent_32_7" style:display-name="Percent 7" style:family="table-cell" style:data-style-name="N13"/>
    <style:style style:name="Percent_32_7_32_2" style:display-name="Percent 7 2" style:family="table-cell" style:data-style-name="N13"/>
    <style:style style:name="Percent_32_7_32_2_32_2" style:display-name="Percent 7 2 2" style:family="table-cell" style:data-style-name="N13"/>
    <style:style style:name="Percent_32_7_32_2_32_2_32_2" style:display-name="Percent 7 2 2 2" style:family="table-cell" style:data-style-name="N13"/>
    <style:style style:name="Percent_32_7_32_2_32_2_32_2_32_2" style:display-name="Percent 7 2 2 2 2" style:family="table-cell" style:data-style-name="N13"/>
    <style:style style:name="Percent_32_7_32_2_32_2_32_2_32_3" style:display-name="Percent 7 2 2 2 3" style:family="table-cell" style:data-style-name="N13"/>
    <style:style style:name="Percent_32_7_32_2_32_2_32_2_32_4" style:display-name="Percent 7 2 2 2 4" style:family="table-cell" style:data-style-name="N13"/>
    <style:style style:name="Percent_32_7_32_2_32_2_32_3" style:display-name="Percent 7 2 2 3" style:family="table-cell" style:data-style-name="N13"/>
    <style:style style:name="Percent_32_7_32_2_32_2_32_4" style:display-name="Percent 7 2 2 4" style:family="table-cell" style:data-style-name="N13"/>
    <style:style style:name="Percent_32_7_32_2_32_2_32_5" style:display-name="Percent 7 2 2 5" style:family="table-cell" style:data-style-name="N13"/>
    <style:style style:name="Percent_32_7_32_2_32_3" style:display-name="Percent 7 2 3" style:family="table-cell" style:data-style-name="N13"/>
    <style:style style:name="Percent_32_7_32_2_32_3_32_2" style:display-name="Percent 7 2 3 2" style:family="table-cell" style:data-style-name="N13"/>
    <style:style style:name="Percent_32_7_32_2_32_3_32_3" style:display-name="Percent 7 2 3 3" style:family="table-cell" style:data-style-name="N13"/>
    <style:style style:name="Percent_32_7_32_2_32_3_32_4" style:display-name="Percent 7 2 3 4" style:family="table-cell" style:data-style-name="N13"/>
    <style:style style:name="Percent_32_7_32_2_32_4" style:display-name="Percent 7 2 4" style:family="table-cell" style:data-style-name="N13"/>
    <style:style style:name="Percent_32_7_32_2_32_5" style:display-name="Percent 7 2 5" style:family="table-cell" style:data-style-name="N13"/>
    <style:style style:name="Percent_32_7_32_2_32_6" style:display-name="Percent 7 2 6" style:family="table-cell" style:data-style-name="N13"/>
    <style:style style:name="Percent_32_7_32_3" style:display-name="Percent 7 3" style:family="table-cell" style:data-style-name="N13"/>
    <style:style style:name="Percent_32_7_32_3_32_2" style:display-name="Percent 7 3 2" style:family="table-cell" style:data-style-name="N13"/>
    <style:style style:name="Percent_32_7_32_3_32_2_32_2" style:display-name="Percent 7 3 2 2" style:family="table-cell" style:data-style-name="N13"/>
    <style:style style:name="Percent_32_7_32_3_32_2_32_3" style:display-name="Percent 7 3 2 3" style:family="table-cell" style:data-style-name="N13"/>
    <style:style style:name="Percent_32_7_32_3_32_2_32_4" style:display-name="Percent 7 3 2 4" style:family="table-cell" style:data-style-name="N13"/>
    <style:style style:name="Percent_32_7_32_3_32_3" style:display-name="Percent 7 3 3" style:family="table-cell" style:data-style-name="N13"/>
    <style:style style:name="Percent_32_7_32_3_32_4" style:display-name="Percent 7 3 4" style:family="table-cell" style:data-style-name="N13"/>
    <style:style style:name="Percent_32_7_32_3_32_5" style:display-name="Percent 7 3 5" style:family="table-cell" style:data-style-name="N13"/>
    <style:style style:name="Percent_32_7_32_4" style:display-name="Percent 7 4" style:family="table-cell" style:data-style-name="N13"/>
    <style:style style:name="Percent_32_7_32_4_32_2" style:display-name="Percent 7 4 2" style:family="table-cell" style:data-style-name="N13"/>
    <style:style style:name="Percent_32_7_32_4_32_3" style:display-name="Percent 7 4 3" style:family="table-cell" style:data-style-name="N13"/>
    <style:style style:name="Percent_32_7_32_4_32_4" style:display-name="Percent 7 4 4" style:family="table-cell" style:data-style-name="N13"/>
    <style:style style:name="Percent_32_7_32_5" style:display-name="Percent 7 5" style:family="table-cell" style:data-style-name="N13"/>
    <style:style style:name="Percent_32_7_32_6" style:display-name="Percent 7 6" style:family="table-cell" style:data-style-name="N13"/>
    <style:style style:name="Percent_32_7_32_7" style:display-name="Percent 7 7" style:family="table-cell" style:data-style-name="N13"/>
    <style:style style:name="Percent_32_8" style:display-name="Percent 8" style:family="table-cell" style:data-style-name="N13"/>
    <style:style style:name="Percent_32_8_32_2" style:display-name="Percent 8 2" style:family="table-cell" style:data-style-name="N13"/>
    <style:style style:name="Percent_32_8_32_2_32_2" style:display-name="Percent 8 2 2" style:family="table-cell" style:data-style-name="N13"/>
    <style:style style:name="Percent_32_8_32_2_32_2_32_2" style:display-name="Percent 8 2 2 2" style:family="table-cell" style:data-style-name="N13"/>
    <style:style style:name="Percent_32_8_32_2_32_2_32_3" style:display-name="Percent 8 2 2 3" style:family="table-cell" style:data-style-name="N13"/>
    <style:style style:name="Percent_32_8_32_2_32_2_32_4" style:display-name="Percent 8 2 2 4" style:family="table-cell" style:data-style-name="N13"/>
    <style:style style:name="Percent_32_8_32_2_32_3" style:display-name="Percent 8 2 3" style:family="table-cell" style:data-style-name="N13"/>
    <style:style style:name="Percent_32_8_32_2_32_4" style:display-name="Percent 8 2 4" style:family="table-cell" style:data-style-name="N13"/>
    <style:style style:name="Percent_32_8_32_2_32_5" style:display-name="Percent 8 2 5" style:family="table-cell" style:data-style-name="N13"/>
    <style:style style:name="Percent_32_8_32_3" style:display-name="Percent 8 3" style:family="table-cell" style:data-style-name="N13"/>
    <style:style style:name="Percent_32_8_32_3_32_2" style:display-name="Percent 8 3 2" style:family="table-cell" style:data-style-name="N13"/>
    <style:style style:name="Percent_32_8_32_3_32_3" style:display-name="Percent 8 3 3" style:family="table-cell" style:data-style-name="N13"/>
    <style:style style:name="Percent_32_8_32_3_32_4" style:display-name="Percent 8 3 4" style:family="table-cell" style:data-style-name="N13"/>
    <style:style style:name="Percent_32_8_32_4" style:display-name="Percent 8 4" style:family="table-cell" style:data-style-name="N13"/>
    <style:style style:name="Percent_32_8_32_5" style:display-name="Percent 8 5" style:family="table-cell" style:data-style-name="N13"/>
    <style:style style:name="Percent_32_8_32_6" style:display-name="Percent 8 6" style:family="table-cell" style:data-style-name="N13"/>
    <style:style style:name="Percent_32_9" style:display-name="Percent 9" style:family="table-cell" style:data-style-name="N13"/>
    <style:style style:name="Percent_32_9_32_2" style:display-name="Percent 9 2" style:family="table-cell" style:data-style-name="N13"/>
    <style:style style:name="Percent_32_9_32_2_32_2" style:display-name="Percent 9 2 2" style:family="table-cell" style:data-style-name="N13"/>
    <style:style style:name="Percent_32_9_32_2_32_3" style:display-name="Percent 9 2 3" style:family="table-cell" style:data-style-name="N13"/>
    <style:style style:name="Percent_32_9_32_2_32_4" style:display-name="Percent 9 2 4" style:family="table-cell" style:data-style-name="N13"/>
    <style:style style:name="Percent_32_9_32_3" style:display-name="Percent 9 3" style:family="table-cell" style:data-style-name="N13"/>
    <style:style style:name="Percent_32_9_32_4" style:display-name="Percent 9 4" style:family="table-cell" style:data-style-name="N13"/>
    <style:style style:name="Percent_32_9_32_5" style:display-name="Percent 9 5" style:family="table-cell" style:data-style-name="N13"/>
    <style:style style:name="PersonNr" style:family="table-cell" style:data-style-name="N89"/>
    <style:style style:name="PersonNr_32_2" style:display-name="PersonNr 2" style:family="table-cell" style:data-style-name="N89"/>
    <style:style style:name="PersonNr_32_3" style:display-name="PersonNr 3" style:family="table-cell" style:data-style-name="N89"/>
    <style:style style:name="PersonNr_32_4" style:display-name="PersonNr 4" style:family="table-cell" style:data-style-name="N89"/>
    <style:style style:name="Pevn_63_" style:display-name="Pevn?" style:family="table-cell" style:data-style-name="N1">
      <style:table-cell-properties style:vertical-align="automatic" fo:background-color="transparent" style:cell-protect="none"/>
      <style:text-properties style:font-name="Courier" style:font-name-asian="Courier" style:font-name-complex="Courier" fo:font-size="1pt" style:font-size-asian="1pt" style:font-size-complex="1pt" style:font-family-generic="modern"/>
    </style:style>
    <style:style style:name="Pevn_63__32_2" style:display-name="Pevn? 2" style:family="table-cell" style:data-style-name="N1">
      <style:table-cell-properties style:vertical-align="automatic" fo:background-color="transparent" style:cell-protect="none"/>
      <style:text-properties style:font-name="Courier" style:font-name-asian="Courier" style:font-name-complex="Courier" fo:font-size="1pt" style:font-size-asian="1pt" style:font-size-complex="1pt" style:font-family-generic="modern"/>
    </style:style>
    <style:style style:name="Pevn_63__32_3" style:display-name="Pevn? 3" style:family="table-cell" style:data-style-name="N1">
      <style:table-cell-properties style:vertical-align="automatic" fo:background-color="transparent" style:cell-protect="none"/>
      <style:text-properties style:font-name="Courier" style:font-name-asian="Courier" style:font-name-complex="Courier" fo:font-size="1pt" style:font-size-asian="1pt" style:font-size-complex="1pt" style:font-family-generic="modern"/>
    </style:style>
    <style:style style:name="Pevn_63__32_4" style:display-name="Pevn? 4" style:family="table-cell" style:data-style-name="N1">
      <style:table-cell-properties style:vertical-align="automatic" fo:background-color="transparent" style:cell-protect="none"/>
      <style:text-properties style:font-name="Courier" style:font-name-asian="Courier" style:font-name-complex="Courier" fo:font-size="1pt" style:font-size-asian="1pt" style:font-size-complex="1pt" style:font-family-generic="modern"/>
    </style:style>
    <style:style style:name="Pevn_237_" style:display-name="Pevní"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Pevn_237__32_2" style:display-name="Pevní 2"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Pevn_237__32_3" style:display-name="Pevní 3"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Pevn_237__32_4" style:display-name="Pevní 4"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PostNr" style:family="table-cell" style:data-style-name="N90"/>
    <style:style style:name="PostNr_32_2" style:display-name="PostNr 2" style:family="table-cell" style:data-style-name="N90"/>
    <style:style style:name="PostNr_32_3" style:display-name="PostNr 3" style:family="table-cell" style:data-style-name="N90"/>
    <style:style style:name="PostNr_32_4" style:display-name="PostNr 4" style:family="table-cell" style:data-style-name="N90"/>
    <style:style style:name="PostNrNorge" style:family="table-cell" style:data-style-name="N91"/>
    <style:style style:name="PostNrNorge_32_2" style:display-name="PostNrNorge 2" style:family="table-cell" style:data-style-name="N91"/>
    <style:style style:name="PostNrNorge_32_3" style:display-name="PostNrNorge 3" style:family="table-cell" style:data-style-name="N91"/>
    <style:style style:name="PostNrNorge_32_4" style:display-name="PostNrNorge 4" style:family="table-cell" style:data-style-name="N91"/>
    <style:style style:name="Procenta"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Procenta_32_2" style:display-name="Procenta 2"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Procenta_32_3" style:display-name="Procenta 3"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Procenta_32_4" style:display-name="Procenta 4"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RowHead" style:family="table-cell" style:data-style-name="N30">
      <style:table-cell-properties style:vertical-align="middle" fo:wrap-option="wrap" style:repeat-content="false"/>
      <style:paragraph-properties fo:text-align="start" fo:margin-left="0cm"/>
    </style:style>
    <style:style style:name="RowHead_32_2" style:display-name="RowHead 2" style:family="table-cell" style:data-style-name="N30">
      <style:table-cell-properties style:vertical-align="middle" fo:wrap-option="wrap" style:repeat-content="false"/>
      <style:paragraph-properties fo:text-align="start" fo:margin-left="0cm"/>
    </style:style>
    <style:style style:name="RowHead_32_3" style:display-name="RowHead 3" style:family="table-cell" style:data-style-name="N30">
      <style:table-cell-properties style:vertical-align="middle" fo:wrap-option="wrap" style:repeat-content="false"/>
      <style:paragraph-properties fo:text-align="start" fo:margin-left="0cm"/>
    </style:style>
    <style:style style:name="RowHead_32_4" style:display-name="RowHead 4" style:family="table-cell" style:data-style-name="N30">
      <style:table-cell-properties style:vertical-align="middle" fo:wrap-option="wrap" style:repeat-content="false"/>
      <style:paragraph-properties fo:text-align="start" fo:margin-left="0cm"/>
    </style:style>
    <style:style style:name="_353_ediv_253_" style:display-name="šedivý" style:family="table-cell" style:data-style-name="N0">
      <style:table-cell-properties fo:border-top="2pt solid #000000" fo:border-bottom="thin solid #000000" fo:border-left="2pt solid #000000" fo:border-right="thin solid #000000" style:vertical-align="automatic" fo:background-color="#C0C0C0" style:repeat-content="false"/>
      <style:paragraph-properties fo:text-align="center"/>
      <style:text-properties style:font-name="Arial CE" style:font-name-asian="Arial CE" style:font-name-complex="Arial CE" fo:font-size="10pt" style:font-size-asian="10pt" style:font-size-complex="10pt" fo:font-weight="bold" style:font-weight-asian="bold" style:font-weight-complex="bold"/>
    </style:style>
    <style:style style:name="_353_ediv_253__32_2" style:display-name="šedivý 2" style:family="table-cell" style:data-style-name="N0">
      <style:table-cell-properties fo:border-top="2pt solid #000000" fo:border-bottom="thin solid #000000" fo:border-left="2pt solid #000000" fo:border-right="thin solid #000000" style:vertical-align="automatic" fo:background-color="#C0C0C0" style:repeat-content="false"/>
      <style:paragraph-properties fo:text-align="center"/>
      <style:text-properties style:font-name="Arial CE" style:font-name-asian="Arial CE" style:font-name-complex="Arial CE" fo:font-size="10pt" style:font-size-asian="10pt" style:font-size-complex="10pt" fo:font-weight="bold" style:font-weight-asian="bold" style:font-weight-complex="bold"/>
    </style:style>
    <style:style style:name="_353_ediv_253__32_3" style:display-name="šedivý 3" style:family="table-cell" style:data-style-name="N0">
      <style:table-cell-properties fo:border-top="2pt solid #000000" fo:border-bottom="thin solid #000000" fo:border-left="2pt solid #000000" fo:border-right="thin solid #000000" style:vertical-align="automatic" fo:background-color="#C0C0C0" style:repeat-content="false"/>
      <style:paragraph-properties fo:text-align="center"/>
      <style:text-properties style:font-name="Arial CE" style:font-name-asian="Arial CE" style:font-name-complex="Arial CE" fo:font-size="10pt" style:font-size-asian="10pt" style:font-size-complex="10pt" fo:font-weight="bold" style:font-weight-asian="bold" style:font-weight-complex="bold"/>
    </style:style>
    <style:style style:name="_353_ediv_253__32_4" style:display-name="šedivý 4" style:family="table-cell" style:data-style-name="N0">
      <style:table-cell-properties fo:border-top="2pt solid #000000" fo:border-bottom="thin solid #000000" fo:border-left="2pt solid #000000" fo:border-right="thin solid #000000" style:vertical-align="automatic" fo:background-color="#C0C0C0" style:repeat-content="false"/>
      <style:paragraph-properties fo:text-align="center"/>
      <style:text-properties style:font-name="Arial CE" style:font-name-asian="Arial CE" style:font-name-complex="Arial CE" fo:font-size="10pt" style:font-size-asian="10pt" style:font-size-complex="10pt" fo:font-weight="bold" style:font-weight-asian="bold" style:font-weight-complex="bold"/>
    </style:style>
    <style:style style:name="Shaded" style:family="table-cell" style:data-style-name="N44"/>
    <style:style style:name="Shaded_32_2" style:display-name="Shaded 2" style:family="table-cell" style:data-style-name="N44"/>
    <style:style style:name="Shaded_32_3" style:display-name="Shaded 3" style:family="table-cell" style:data-style-name="N44"/>
    <style:style style:name="Shaded_32_4" style:display-name="Shaded 4" style:family="table-cell" style:data-style-name="N44"/>
    <style:style style:name="SkjulAlt" style:family="table-cell" style:data-style-name="N92"/>
    <style:style style:name="SkjulAlt_32_2" style:display-name="SkjulAlt 2" style:family="table-cell" style:data-style-name="N92"/>
    <style:style style:name="SkjulAlt_32_3" style:display-name="SkjulAlt 3" style:family="table-cell" style:data-style-name="N92"/>
    <style:style style:name="SkjulAlt_32_4" style:display-name="SkjulAlt 4" style:family="table-cell" style:data-style-name="N92"/>
    <style:style style:name="SkjulTall" style:family="table-cell" style:data-style-name="N93"/>
    <style:style style:name="SkjulTall_32_2" style:display-name="SkjulTall 2" style:family="table-cell" style:data-style-name="N93"/>
    <style:style style:name="SkjulTall_32_3" style:display-name="SkjulTall 3" style:family="table-cell" style:data-style-name="N93"/>
    <style:style style:name="SkjulTall_32_4" style:display-name="SkjulTall 4" style:family="table-cell" style:data-style-name="N93"/>
    <style:style style:name="sou_269_et" style:display-name="součet" style:family="table-cell" style:data-style-name="N38">
      <style:table-cell-properties fo:border-top="thin dashed #000000" fo:border-bottom="none" fo:border-left="none" fo:border-right="none" style:vertical-align="automatic" fo:background-color="transparent"/>
    </style:style>
    <style:style style:name="sou_269_et_32_2" style:display-name="součet 2" style:family="table-cell" style:data-style-name="N38">
      <style:table-cell-properties fo:border-top="thin dashed #000000" fo:border-bottom="none" fo:border-left="none" fo:border-right="none" style:vertical-align="automatic" fo:background-color="transparent"/>
    </style:style>
    <style:style style:name="sou_269_et_32_3" style:display-name="součet 3" style:family="table-cell" style:data-style-name="N38">
      <style:table-cell-properties fo:border-top="thin dashed #000000" fo:border-bottom="none" fo:border-left="none" fo:border-right="none" style:vertical-align="automatic" fo:background-color="transparent"/>
    </style:style>
    <style:style style:name="sou_269_et_32_4" style:display-name="součet 4" style:family="table-cell" style:data-style-name="N38">
      <style:table-cell-properties fo:border-top="thin dashed #000000" fo:border-bottom="none" fo:border-left="none" fo:border-right="none" style:vertical-align="automatic" fo:background-color="transparent"/>
    </style:style>
    <style:style style:name="Standard_RMS_INV_TEMPLATE-GERMANY" style:family="table-cell" style:data-style-name="N0">
      <style:table-cell-properties style:vertical-align="automatic" fo:background-color="transparent"/>
      <style:text-properties fo:font-size="8pt" style:font-size-asian="8pt" style:font-size-complex="8pt"/>
    </style:style>
    <style:style style:name="Standard1_OS" style:family="table-cell" style:data-style-name="N3">
      <style:table-cell-properties style:vertical-align="middle" fo:background-color="transparent"/>
      <style:text-properties style:font-name="Verdana" style:font-name-asian="Verdana" style:font-name-complex="Verdana" fo:font-size="10pt" style:font-size-asian="10pt" style:font-size-complex="10pt"/>
    </style:style>
    <style:style style:name="Style_32_1" style:display-name="Style 1" style:family="table-cell" style:data-style-name="N0">
      <style:table-cell-properties style:vertical-align="automatic" fo:background-color="transparent"/>
      <style:text-properties fo:font-size="10pt" style:font-size-asian="10pt" style:font-size-complex="10pt"/>
    </style:style>
    <style:style style:name="Style_32_1_32_2" style:display-name="Style 1 2" style:family="table-cell" style:data-style-name="N0">
      <style:table-cell-properties style:vertical-align="automatic" fo:background-color="transparent"/>
      <style:text-properties style:font-name="Helv" style:font-name-asian="Helv" style:font-name-complex="Helv" fo:font-size="10pt" style:font-size-asian="10pt" style:font-size-complex="10pt"/>
    </style:style>
    <style:style style:name="Style_32_1_32_2_32_2" style:display-name="Style 1 2 2" style:family="table-cell" style:data-style-name="N0">
      <style:table-cell-properties style:vertical-align="automatic" fo:background-color="transparent"/>
      <style:text-properties style:font-name="Helv" style:font-name-asian="Helv" style:font-name-complex="Helv" fo:font-size="10pt" style:font-size-asian="10pt" style:font-size-complex="10pt"/>
    </style:style>
    <style:style style:name="Style_32_1_32_2_32_3" style:display-name="Style 1 2 3" style:family="table-cell" style:data-style-name="N0">
      <style:table-cell-properties style:vertical-align="automatic" fo:background-color="transparent"/>
      <style:text-properties style:font-name="Helv" style:font-name-asian="Helv" style:font-name-complex="Helv" fo:font-size="10pt" style:font-size-asian="10pt" style:font-size-complex="10pt"/>
    </style:style>
    <style:style style:name="Style_32_1_32_2_32_4" style:display-name="Style 1 2 4" style:family="table-cell" style:data-style-name="N0">
      <style:table-cell-properties style:vertical-align="automatic" fo:background-color="transparent"/>
      <style:text-properties style:font-name="Helv" style:font-name-asian="Helv" style:font-name-complex="Helv" fo:font-size="10pt" style:font-size-asian="10pt" style:font-size-complex="10pt"/>
    </style:style>
    <style:style style:name="Style_32_1_32_3" style:display-name="Style 1 3" style:family="table-cell" style:data-style-name="N0">
      <style:table-cell-properties style:vertical-align="automatic" fo:background-color="transparent"/>
      <style:text-properties fo:font-size="10pt" style:font-size-asian="10pt" style:font-size-complex="10pt"/>
    </style:style>
    <style:style style:name="Style_32_1_32_4" style:display-name="Style 1 4" style:family="table-cell" style:data-style-name="N0">
      <style:table-cell-properties style:vertical-align="automatic" fo:background-color="transparent"/>
      <style:text-properties fo:font-size="10pt" style:font-size-asian="10pt" style:font-size-complex="10pt"/>
    </style:style>
    <style:style style:name="Style_32_1_32_5" style:display-name="Style 1 5" style:family="table-cell" style:data-style-name="N0">
      <style:table-cell-properties style:vertical-align="automatic" fo:background-color="transparent"/>
      <style:text-properties fo:font-size="10pt" style:font-size-asian="10pt" style:font-size-complex="10pt"/>
    </style:style>
    <style:style style:name="Sum" style:family="table-cell" style:data-style-name="N44">
      <style:text-properties style:font-name="Univers (WN)" style:font-name-asian="Univers (WN)" style:font-name-complex="Univers (WN)" fo:font-weight="bold" style:font-weight-asian="bold" style:font-weight-complex="bold"/>
    </style:style>
    <style:style style:name="Sum_32__37_of_32_HV" style:display-name="Sum %of HV" style:family="table-cell" style:data-style-name="N88">
      <style:text-properties style:font-name="Univers (WN)" style:font-name-asian="Univers (WN)" style:font-name-complex="Univers (WN)" fo:font-size="10pt" style:font-size-asian="10pt" style:font-size-complex="10pt" fo:font-weight="bold" style:font-weight-asian="bold" style:font-weight-complex="bold"/>
    </style:style>
    <style:style style:name="Sum_32__37_of_32_HV_32_2" style:display-name="Sum %of HV 2" style:family="table-cell" style:data-style-name="N88">
      <style:text-properties style:font-name="Univers (WN)" style:font-name-asian="Univers (WN)" style:font-name-complex="Univers (WN)" fo:font-size="10pt" style:font-size-asian="10pt" style:font-size-complex="10pt" fo:font-weight="bold" style:font-weight-asian="bold" style:font-weight-complex="bold"/>
    </style:style>
    <style:style style:name="Sum_32__37_of_32_HV_32_3" style:display-name="Sum %of HV 3" style:family="table-cell" style:data-style-name="N88">
      <style:text-properties style:font-name="Univers (WN)" style:font-name-asian="Univers (WN)" style:font-name-complex="Univers (WN)" fo:font-size="10pt" style:font-size-asian="10pt" style:font-size-complex="10pt" fo:font-weight="bold" style:font-weight-asian="bold" style:font-weight-complex="bold"/>
    </style:style>
    <style:style style:name="Sum_32__37_of_32_HV_32_4" style:display-name="Sum %of HV 4" style:family="table-cell" style:data-style-name="N88">
      <style:text-properties style:font-name="Univers (WN)" style:font-name-asian="Univers (WN)" style:font-name-complex="Univers (WN)" fo:font-size="10pt" style:font-size-asian="10pt" style:font-size-complex="10pt" fo:font-weight="bold" style:font-weight-asian="bold" style:font-weight-complex="bold"/>
    </style:style>
    <style:style style:name="Sum_32_2" style:display-name="Sum 2" style:family="table-cell" style:data-style-name="N44">
      <style:text-properties style:font-name="Univers (WN)" style:font-name-asian="Univers (WN)" style:font-name-complex="Univers (WN)" fo:font-weight="bold" style:font-weight-asian="bold" style:font-weight-complex="bold"/>
    </style:style>
    <style:style style:name="Sum_32_3" style:display-name="Sum 3" style:family="table-cell" style:data-style-name="N44">
      <style:text-properties style:font-name="Univers (WN)" style:font-name-asian="Univers (WN)" style:font-name-complex="Univers (WN)" fo:font-weight="bold" style:font-weight-asian="bold" style:font-weight-complex="bold"/>
    </style:style>
    <style:style style:name="Sum_32_4" style:display-name="Sum 4" style:family="table-cell" style:data-style-name="N44">
      <style:text-properties style:font-name="Univers (WN)" style:font-name-asian="Univers (WN)" style:font-name-complex="Univers (WN)" fo:font-weight="bold" style:font-weight-asian="bold" style:font-weight-complex="bold"/>
    </style:style>
    <style:style style:name="Sum_32_5" style:display-name="Sum 5" style:family="table-cell" style:data-style-name="N44">
      <style:text-properties style:font-name="Univers (WN)" style:font-name-asian="Univers (WN)" style:font-name-complex="Univers (WN)" fo:font-weight="bold" style:font-weight-asian="bold" style:font-weight-complex="bold"/>
    </style:style>
    <style:style style:name="Sum_32_6" style:display-name="Sum 6" style:family="table-cell" style:data-style-name="N44">
      <style:text-properties style:font-name="Univers (WN)" style:font-name-asian="Univers (WN)" style:font-name-complex="Univers (WN)" fo:font-weight="bold" style:font-weight-asian="bold" style:font-weight-complex="bold"/>
    </style:style>
    <style:style style:name="Telefon" style:family="table-cell" style:data-style-name="N94"/>
    <style:style style:name="Telefon_32_2" style:display-name="Telefon 2" style:family="table-cell" style:data-style-name="N94"/>
    <style:style style:name="Telefon_32_3" style:display-name="Telefon 3" style:family="table-cell" style:data-style-name="N94"/>
    <style:style style:name="Telefon_32_4" style:display-name="Telefon 4" style:family="table-cell" style:data-style-name="N94"/>
    <style:style style:name="Thousands_32__40_0_41_" style:display-name="Thousands (0)" style:family="table-cell" style:data-style-name="N95"/>
    <style:style style:name="Thousands_32__40_0_41__32_2" style:display-name="Thousands (0) 2" style:family="table-cell" style:data-style-name="N95"/>
    <style:style style:name="Thousands_32__40_0_41__32_3" style:display-name="Thousands (0) 3" style:family="table-cell" style:data-style-name="N95"/>
    <style:style style:name="Thousands_32__40_0_41__32_4" style:display-name="Thousands (0) 4" style:family="table-cell" style:data-style-name="N95"/>
    <style:style style:name="Thousands_32__40_1_41_" style:display-name="Thousands (1)" style:family="table-cell" style:data-style-name="N96"/>
    <style:style style:name="Thousands_32__40_1_41__32_2" style:display-name="Thousands (1) 2" style:family="table-cell" style:data-style-name="N96"/>
    <style:style style:name="Thousands_32__40_1_41__32_3" style:display-name="Thousands (1) 3" style:family="table-cell" style:data-style-name="N96"/>
    <style:style style:name="Thousands_32__40_1_41__32_4" style:display-name="Thousands (1) 4" style:family="table-cell" style:data-style-name="N96"/>
    <style:style style:name="time" style:family="table-cell" style:data-style-name="N97"/>
    <style:style style:name="time_32_2" style:display-name="time 2" style:family="table-cell" style:data-style-name="N97"/>
    <style:style style:name="time_32_3" style:display-name="time 3" style:family="table-cell" style:data-style-name="N97"/>
    <style:style style:name="time_32_4" style:display-name="time 4" style:family="table-cell" style:data-style-name="N97"/>
    <style:style style:name="Timer1" style:family="table-cell" style:data-style-name="N98"/>
    <style:style style:name="Timer1_32_2" style:display-name="Timer1 2" style:family="table-cell" style:data-style-name="N98"/>
    <style:style style:name="Timer1_32_3" style:display-name="Timer1 3" style:family="table-cell" style:data-style-name="N98"/>
    <style:style style:name="Timer1_32_4" style:display-name="Timer1 4" style:family="table-cell" style:data-style-name="N98"/>
    <style:style style:name="Timer2" style:family="table-cell" style:data-style-name="N99"/>
    <style:style style:name="Timer2_32_2" style:display-name="Timer2 2" style:family="table-cell" style:data-style-name="N99"/>
    <style:style style:name="Timer2_32_3" style:display-name="Timer2 3" style:family="table-cell" style:data-style-name="N99"/>
    <style:style style:name="Timer2_32_4" style:display-name="Timer2 4" style:family="table-cell" style:data-style-name="N99"/>
    <style:style style:name="Title_32_1" style:display-name="Title 1" style:family="table-cell" style:data-style-name="N0">
      <style:table-cell-properties style:vertical-align="middle" fo:background-color="#000080"/>
      <style:text-properties fo:color="#FFFFFF" fo:font-size="16pt" style:font-size-asian="16pt" style:font-size-complex="16pt" fo:font-weight="bold" style:font-weight-asian="bold" style:font-weight-complex="bold"/>
    </style:style>
    <style:style style:name="Title_32_1_32_2" style:display-name="Title 1 2" style:family="table-cell" style:data-style-name="N0">
      <style:table-cell-properties style:vertical-align="middle" fo:background-color="#000080"/>
      <style:text-properties fo:color="#FFFFFF" fo:font-size="16pt" style:font-size-asian="16pt" style:font-size-complex="16pt" fo:font-weight="bold" style:font-weight-asian="bold" style:font-weight-complex="bold"/>
    </style:style>
    <style:style style:name="Title_32_1_32_3" style:display-name="Title 1 3" style:family="table-cell" style:data-style-name="N0">
      <style:table-cell-properties style:vertical-align="middle" fo:background-color="#000080"/>
      <style:text-properties fo:color="#FFFFFF" fo:font-size="16pt" style:font-size-asian="16pt" style:font-size-complex="16pt" fo:font-weight="bold" style:font-weight-asian="bold" style:font-weight-complex="bold"/>
    </style:style>
    <style:style style:name="Title_32_1_32_4" style:display-name="Title 1 4" style:family="table-cell" style:data-style-name="N0">
      <style:table-cell-properties style:vertical-align="middle" fo:background-color="#000080"/>
      <style:text-properties fo:color="#FFFFFF" fo:font-size="16pt" style:font-size-asian="16pt" style:font-size-complex="16pt" fo:font-weight="bold" style:font-weight-asian="bold" style:font-weight-complex="bold"/>
    </style:style>
    <style:style style:name="Title_32_2" style:display-name="Title 2"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itle_32_2_32_2" style:display-name="Title 2 2" style:family="table-cell" style:data-style-name="N47">
      <style:table-cell-properties style:vertical-align="middle" fo:background-color="#CCFFFF"/>
      <style:text-properties fo:color="#9999FF" style:font-name="Univers 45 Light" style:font-name-asian="Univers 45 Light" style:font-name-complex="Univers 45 Light" fo:font-size="16pt" style:font-size-asian="16pt" style:font-size-complex="16pt" fo:font-weight="bold" style:font-weight-asian="bold" style:font-weight-complex="bold"/>
    </style:style>
    <style:style style:name="Title_32_2_32_2_32_2" style:display-name="Title 2 2 2" style:family="table-cell" style:data-style-name="N47">
      <style:table-cell-properties style:vertical-align="middle" fo:background-color="#CCFFFF"/>
      <style:text-properties fo:color="#9999FF" style:font-name="Univers 45 Light" style:font-name-asian="Univers 45 Light" style:font-name-complex="Univers 45 Light" fo:font-size="16pt" style:font-size-asian="16pt" style:font-size-complex="16pt" fo:font-weight="bold" style:font-weight-asian="bold" style:font-weight-complex="bold"/>
    </style:style>
    <style:style style:name="Title_32_2_32_2_32_3" style:display-name="Title 2 2 3" style:family="table-cell" style:data-style-name="N47">
      <style:table-cell-properties style:vertical-align="middle" fo:background-color="#CCFFFF"/>
      <style:text-properties fo:color="#9999FF" style:font-name="Univers 45 Light" style:font-name-asian="Univers 45 Light" style:font-name-complex="Univers 45 Light" fo:font-size="16pt" style:font-size-asian="16pt" style:font-size-complex="16pt" fo:font-weight="bold" style:font-weight-asian="bold" style:font-weight-complex="bold"/>
    </style:style>
    <style:style style:name="Title_32_2_32_2_32_4" style:display-name="Title 2 2 4" style:family="table-cell" style:data-style-name="N47">
      <style:table-cell-properties style:vertical-align="middle" fo:background-color="#CCFFFF"/>
      <style:text-properties fo:color="#9999FF" style:font-name="Univers 45 Light" style:font-name-asian="Univers 45 Light" style:font-name-complex="Univers 45 Light" fo:font-size="16pt" style:font-size-asian="16pt" style:font-size-complex="16pt" fo:font-weight="bold" style:font-weight-asian="bold" style:font-weight-complex="bold"/>
    </style:style>
    <style:style style:name="Title_32_2_32_3" style:display-name="Title 2 3"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itle_32_2_32_4" style:display-name="Title 2 4"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itle_32_2_32_5" style:display-name="Title 2 5"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itle_32_3" style:display-name="Title 3" style:family="table-cell" style:data-style-name="N0">
      <style:table-cell-properties style:vertical-align="middle" fo:background-color="transparent"/>
      <style:text-properties fo:font-size="14pt" style:font-size-asian="14pt" style:font-size-complex="14pt" fo:font-weight="bold" style:font-weight-asian="bold" style:font-weight-complex="bold"/>
    </style:style>
    <style:style style:name="Title_32_3_32_2" style:display-name="Title 3 2" style:family="table-cell" style:data-style-name="N0">
      <style:table-cell-properties style:vertical-align="middle" fo:background-color="transparent"/>
      <style:text-properties fo:font-size="14pt" style:font-size-asian="14pt" style:font-size-complex="14pt" fo:font-weight="bold" style:font-weight-asian="bold" style:font-weight-complex="bold"/>
    </style:style>
    <style:style style:name="Title_32_3_32_3" style:display-name="Title 3 3" style:family="table-cell" style:data-style-name="N0">
      <style:table-cell-properties style:vertical-align="middle" fo:background-color="transparent"/>
      <style:text-properties fo:font-size="14pt" style:font-size-asian="14pt" style:font-size-complex="14pt" fo:font-weight="bold" style:font-weight-asian="bold" style:font-weight-complex="bold"/>
    </style:style>
    <style:style style:name="Title_32_3_32_4" style:display-name="Title 3 4" style:family="table-cell" style:data-style-name="N0">
      <style:table-cell-properties style:vertical-align="middle" fo:background-color="transparent"/>
      <style:text-properties fo:font-size="14pt" style:font-size-asian="14pt" style:font-size-complex="14pt" fo:font-weight="bold" style:font-weight-asian="bold" style:font-weight-complex="bold"/>
    </style:style>
    <style:style style:name="Title_32_4" style:display-name="Title 4" style:family="table-cell" style:data-style-name="N0">
      <style:table-cell-properties style:vertical-align="middle" fo:background-color="transparent"/>
      <style:text-properties fo:font-size="11pt" style:font-size-asian="11pt" style:font-size-complex="11pt" fo:font-weight="bold" style:font-weight-asian="bold" style:font-weight-complex="bold"/>
    </style:style>
    <style:style style:name="Title_32_4_32_2" style:display-name="Title 4 2" style:family="table-cell" style:data-style-name="N0">
      <style:table-cell-properties style:vertical-align="middle" fo:background-color="transparent"/>
      <style:text-properties fo:font-size="11pt" style:font-size-asian="11pt" style:font-size-complex="11pt" fo:font-weight="bold" style:font-weight-asian="bold" style:font-weight-complex="bold"/>
    </style:style>
    <style:style style:name="Title_32_4_32_3" style:display-name="Title 4 3" style:family="table-cell" style:data-style-name="N0">
      <style:table-cell-properties style:vertical-align="middle" fo:background-color="transparent"/>
      <style:text-properties fo:font-size="11pt" style:font-size-asian="11pt" style:font-size-complex="11pt" fo:font-weight="bold" style:font-weight-asian="bold" style:font-weight-complex="bold"/>
    </style:style>
    <style:style style:name="Title_32_4_32_4" style:display-name="Title 4 4" style:family="table-cell" style:data-style-name="N0">
      <style:table-cell-properties style:vertical-align="middle" fo:background-color="transparent"/>
      <style:text-properties fo:font-size="11pt" style:font-size-asian="11pt" style:font-size-complex="11pt" fo:font-weight="bold" style:font-weight-asian="bold" style:font-weight-complex="bold"/>
    </style:style>
    <style:style style:name="Title_32_5" style:display-name="Title 5"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itle_32_5_32_2" style:display-name="Title 5 2"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itle_32_5_32_3" style:display-name="Title 5 3"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itle_32_5_32_4" style:display-name="Title 5 4"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oSiffer" style:family="table-cell" style:data-style-name="N100"/>
    <style:style style:name="ToSiffer_32_2" style:display-name="ToSiffer 2" style:family="table-cell" style:data-style-name="N100"/>
    <style:style style:name="ToSiffer_32_3" style:display-name="ToSiffer 3" style:family="table-cell" style:data-style-name="N100"/>
    <style:style style:name="ToSiffer_32_4" style:display-name="ToSiffer 4" style:family="table-cell" style:data-style-name="N100"/>
    <style:style style:name="Total_32_2" style:display-name="Total 2"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2_32_2" style:display-name="Total 2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2_32_2_32_2" style:display-name="Total 2 2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2_32_2_32_2_32_2" style:display-name="Total 2 2 2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2_32_2_32_2_32_3" style:display-name="Total 2 2 2 3"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2_32_2_32_2_32_4" style:display-name="Total 2 2 2 4"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2_32_2_32_3" style:display-name="Total 2 2 3"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2_32_2_32_4" style:display-name="Total 2 2 4"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2_32_2_32_5" style:display-name="Total 2 2 5"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2_32_3" style:display-name="Total 2 3"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2_32_4" style:display-name="Total 2 4"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2_32_5" style:display-name="Total 2 5"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 style:display-name="Total 3"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_32_2" style:display-name="Total 3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_32_2_32_2" style:display-name="Total 3 2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_32_2_32_2_32_2" style:display-name="Total 3 2 2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_32_2_32_2_32_3" style:display-name="Total 3 2 2 3"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_32_2_32_2_32_4" style:display-name="Total 3 2 2 4"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_32_2_32_3" style:display-name="Total 3 2 3"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_32_2_32_4" style:display-name="Total 3 2 4"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_32_2_32_5" style:display-name="Total 3 2 5"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_32_3" style:display-name="Total 3 3"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_32_4" style:display-name="Total 3 4"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_32_5" style:display-name="Total 3 5"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4" style:display-name="Total 4"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4_32_2" style:display-name="Total 4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4_32_2_32_2" style:display-name="Total 4 2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4_32_2_32_2_32_2" style:display-name="Total 4 2 2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4_32_2_32_2_32_3" style:display-name="Total 4 2 2 3"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4_32_2_32_2_32_4" style:display-name="Total 4 2 2 4"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4_32_2_32_3" style:display-name="Total 4 2 3"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4_32_2_32_4" style:display-name="Total 4 2 4"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4_32_2_32_5" style:display-name="Total 4 2 5"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4_32_3" style:display-name="Total 4 3"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4_32_4" style:display-name="Total 4 4"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4_32_5" style:display-name="Total 4 5"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5" style:display-name="Total 5"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5_32_2" style:display-name="Total 5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5_32_2_32_2" style:display-name="Total 5 2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5_32_2_32_2_32_2" style:display-name="Total 5 2 2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5_32_2_32_2_32_3" style:display-name="Total 5 2 2 3"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5_32_2_32_2_32_4" style:display-name="Total 5 2 2 4"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5_32_2_32_3" style:display-name="Total 5 2 3"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5_32_2_32_4" style:display-name="Total 5 2 4"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5_32_2_32_5" style:display-name="Total 5 2 5"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5_32_3" style:display-name="Total 5 3"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5_32_4" style:display-name="Total 5 4"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5_32_5" style:display-name="Total 5 5"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6" style:display-name="Total 6"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6_32_2" style:display-name="Total 6 2"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6_32_3" style:display-name="Total 6 3"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6_32_4" style:display-name="Total 6 4"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reSiffer" style:family="table-cell" style:data-style-name="N101"/>
    <style:style style:name="TreSiffer_32_2" style:display-name="TreSiffer 2" style:family="table-cell" style:data-style-name="N101"/>
    <style:style style:name="TreSiffer_32_3" style:display-name="TreSiffer 3" style:family="table-cell" style:data-style-name="N101"/>
    <style:style style:name="TreSiffer_32_4" style:display-name="TreSiffer 4" style:family="table-cell" style:data-style-name="N101"/>
    <style:style style:name="Tusenskille1000" style:family="table-cell" style:data-style-name="N102"/>
    <style:style style:name="Tusenskille1000_32_2" style:display-name="Tusenskille1000 2" style:family="table-cell" style:data-style-name="N102"/>
    <style:style style:name="Tusenskille1000_32_3" style:display-name="Tusenskille1000 3" style:family="table-cell" style:data-style-name="N102"/>
    <style:style style:name="Tusenskille1000_32_4" style:display-name="Tusenskille1000 4" style:family="table-cell" style:data-style-name="N102"/>
    <style:style style:name="TusenskilleFarger" style:family="table-cell" style:data-style-name="N103"/>
    <style:style style:name="TusenskilleFarger_32_2" style:display-name="TusenskilleFarger 2" style:family="table-cell" style:data-style-name="N103"/>
    <style:style style:name="TusenskilleFarger_32_3" style:display-name="TusenskilleFarger 3" style:family="table-cell" style:data-style-name="N103"/>
    <style:style style:name="TusenskilleFarger_32_4" style:display-name="TusenskilleFarger 4" style:family="table-cell" style:data-style-name="N103"/>
    <style:style style:name="Underline_32_2" style:display-name="Underline 2" style:family="table-cell" style:data-style-name="N14">
      <style:table-cell-properties fo:border-top="none" fo:border-bottom="thin double #000000" fo:border-left="none" fo:border-right="none"/>
    </style:style>
    <style:style style:name="Underline_32_2_32_2" style:display-name="Underline 2 2" style:family="table-cell" style:data-style-name="N14">
      <style:table-cell-properties fo:border-top="none" fo:border-bottom="thin double #000000" fo:border-left="none" fo:border-right="none"/>
    </style:style>
    <style:style style:name="Underline_32_2_32_3" style:display-name="Underline 2 3" style:family="table-cell" style:data-style-name="N14">
      <style:table-cell-properties fo:border-top="none" fo:border-bottom="thin double #000000" fo:border-left="none" fo:border-right="none"/>
    </style:style>
    <style:style style:name="Underline_32_2_32_4" style:display-name="Underline 2 4" style:family="table-cell" style:data-style-name="N14">
      <style:table-cell-properties fo:border-top="none" fo:border-bottom="thin double #000000" fo:border-left="none" fo:border-right="none"/>
    </style:style>
    <style:style style:name="Valuta1000" style:family="table-cell" style:data-style-name="N104"/>
    <style:style style:name="Valuta1000_32_2" style:display-name="Valuta1000 2" style:family="table-cell" style:data-style-name="N104"/>
    <style:style style:name="Valuta1000_32_3" style:display-name="Valuta1000 3" style:family="table-cell" style:data-style-name="N104"/>
    <style:style style:name="Valuta1000_32_4" style:display-name="Valuta1000 4" style:family="table-cell" style:data-style-name="N104"/>
    <style:style style:name="ValutaFarger" style:family="table-cell" style:data-style-name="N105"/>
    <style:style style:name="ValutaFarger_32_2" style:display-name="ValutaFarger 2" style:family="table-cell" style:data-style-name="N105"/>
    <style:style style:name="ValutaFarger_32_3" style:display-name="ValutaFarger 3" style:family="table-cell" style:data-style-name="N105"/>
    <style:style style:name="ValutaFarger_32_4" style:display-name="ValutaFarger 4" style:family="table-cell" style:data-style-name="N105"/>
    <style:style style:name="Walutowy_32__91_0_93__laroux" style:display-name="Walutowy [0]_laroux" style:family="table-cell" style:data-style-name="N106"/>
    <style:style style:name="Walutowy_laroux" style:family="table-cell" style:data-style-name="N107"/>
    <style:style style:name="Warning_32_Text_32_2" style:display-name="Warning Text 2" style:family="table-cell" style:data-style-name="N0">
      <style:text-properties fo:color="#FF0000" style:font-name="Calibri" style:font-name-asian="Calibri" style:font-name-complex="Calibri" fo:font-size="11pt" style:font-size-asian="11pt" style:font-size-complex="11pt"/>
    </style:style>
    <style:style style:name="Warning_32_Text_32_2_32_2" style:display-name="Warning Text 2 2" style:family="table-cell" style:data-style-name="N0">
      <style:text-properties fo:color="#FF0000" style:font-name="Calibri" style:font-name-asian="Calibri" style:font-name-complex="Calibri" fo:font-size="11pt" style:font-size-asian="11pt" style:font-size-complex="11pt"/>
    </style:style>
    <style:style style:name="Warning_32_Text_32_2_32_2_32_2" style:display-name="Warning Text 2 2 2" style:family="table-cell" style:data-style-name="N0">
      <style:text-properties fo:color="#FF0000" style:font-name="Calibri" style:font-name-asian="Calibri" style:font-name-complex="Calibri" fo:font-size="11pt" style:font-size-asian="11pt" style:font-size-complex="11pt"/>
    </style:style>
    <style:style style:name="Warning_32_Text_32_2_32_2_32_3" style:display-name="Warning Text 2 2 3" style:family="table-cell" style:data-style-name="N0">
      <style:text-properties fo:color="#FF0000" style:font-name="Calibri" style:font-name-asian="Calibri" style:font-name-complex="Calibri" fo:font-size="11pt" style:font-size-asian="11pt" style:font-size-complex="11pt"/>
    </style:style>
    <style:style style:name="Warning_32_Text_32_2_32_2_32_4" style:display-name="Warning Text 2 2 4" style:family="table-cell" style:data-style-name="N0">
      <style:text-properties fo:color="#FF0000" style:font-name="Calibri" style:font-name-asian="Calibri" style:font-name-complex="Calibri" fo:font-size="11pt" style:font-size-asian="11pt" style:font-size-complex="11pt"/>
    </style:style>
    <style:style style:name="Warning_32_Text_32_2_32_3" style:display-name="Warning Text 2 3" style:family="table-cell" style:data-style-name="N0">
      <style:text-properties fo:color="#FF0000" style:font-name="Calibri" style:font-name-asian="Calibri" style:font-name-complex="Calibri" fo:font-size="11pt" style:font-size-asian="11pt" style:font-size-complex="11pt"/>
    </style:style>
    <style:style style:name="Warning_32_Text_32_2_32_4" style:display-name="Warning Text 2 4" style:family="table-cell" style:data-style-name="N0">
      <style:text-properties fo:color="#FF0000" style:font-name="Calibri" style:font-name-asian="Calibri" style:font-name-complex="Calibri" fo:font-size="11pt" style:font-size-asian="11pt" style:font-size-complex="11pt"/>
    </style:style>
    <style:style style:name="Warning_32_Text_32_2_32_5" style:display-name="Warning Text 2 5" style:family="table-cell" style:data-style-name="N0">
      <style:text-properties fo:color="#FF0000" style:font-name="Calibri" style:font-name-asian="Calibri" style:font-name-complex="Calibri" fo:font-size="11pt" style:font-size-asian="11pt" style:font-size-complex="11pt"/>
    </style:style>
    <style:style style:name="Warning_32_Text_32_3" style:display-name="Warning Text 3" style:family="table-cell" style:data-style-name="N0">
      <style:text-properties fo:color="#FF0000" style:font-name="Calibri" style:font-name-asian="Calibri" style:font-name-complex="Calibri" fo:font-size="11pt" style:font-size-asian="11pt" style:font-size-complex="11pt"/>
    </style:style>
    <style:style style:name="Warning_32_Text_32_3_32_2" style:display-name="Warning Text 3 2" style:family="table-cell" style:data-style-name="N0">
      <style:text-properties fo:color="#FF0000" style:font-name="Calibri" style:font-name-asian="Calibri" style:font-name-complex="Calibri" fo:font-size="11pt" style:font-size-asian="11pt" style:font-size-complex="11pt"/>
    </style:style>
    <style:style style:name="Warning_32_Text_32_3_32_2_32_2" style:display-name="Warning Text 3 2 2" style:family="table-cell" style:data-style-name="N0">
      <style:text-properties fo:color="#FF0000" style:font-name="Calibri" style:font-name-asian="Calibri" style:font-name-complex="Calibri" fo:font-size="11pt" style:font-size-asian="11pt" style:font-size-complex="11pt"/>
    </style:style>
    <style:style style:name="Warning_32_Text_32_3_32_2_32_3" style:display-name="Warning Text 3 2 3" style:family="table-cell" style:data-style-name="N0">
      <style:text-properties fo:color="#FF0000" style:font-name="Calibri" style:font-name-asian="Calibri" style:font-name-complex="Calibri" fo:font-size="11pt" style:font-size-asian="11pt" style:font-size-complex="11pt"/>
    </style:style>
    <style:style style:name="Warning_32_Text_32_3_32_2_32_4" style:display-name="Warning Text 3 2 4" style:family="table-cell" style:data-style-name="N0">
      <style:text-properties fo:color="#FF0000" style:font-name="Calibri" style:font-name-asian="Calibri" style:font-name-complex="Calibri" fo:font-size="11pt" style:font-size-asian="11pt" style:font-size-complex="11pt"/>
    </style:style>
    <style:style style:name="Warning_32_Text_32_3_32_3" style:display-name="Warning Text 3 3" style:family="table-cell" style:data-style-name="N0">
      <style:text-properties fo:color="#FF0000" style:font-name="Calibri" style:font-name-asian="Calibri" style:font-name-complex="Calibri" fo:font-size="11pt" style:font-size-asian="11pt" style:font-size-complex="11pt"/>
    </style:style>
    <style:style style:name="Warning_32_Text_32_3_32_4" style:display-name="Warning Text 3 4" style:family="table-cell" style:data-style-name="N0">
      <style:text-properties fo:color="#FF0000" style:font-name="Calibri" style:font-name-asian="Calibri" style:font-name-complex="Calibri" fo:font-size="11pt" style:font-size-asian="11pt" style:font-size-complex="11pt"/>
    </style:style>
    <style:style style:name="Warning_32_Text_32_3_32_5" style:display-name="Warning Text 3 5" style:family="table-cell" style:data-style-name="N0">
      <style:text-properties fo:color="#FF0000" style:font-name="Calibri" style:font-name-asian="Calibri" style:font-name-complex="Calibri" fo:font-size="11pt" style:font-size-asian="11pt" style:font-size-complex="11pt"/>
    </style:style>
    <style:style style:name="Warning_32_Text_32_4" style:display-name="Warning Text 4" style:family="table-cell" style:data-style-name="N0">
      <style:text-properties fo:color="#FF0000" style:font-name="Calibri" style:font-name-asian="Calibri" style:font-name-complex="Calibri" fo:font-size="11pt" style:font-size-asian="11pt" style:font-size-complex="11pt"/>
    </style:style>
    <style:style style:name="Warning_32_Text_32_4_32_2" style:display-name="Warning Text 4 2" style:family="table-cell" style:data-style-name="N0">
      <style:text-properties fo:color="#FF0000" style:font-name="Calibri" style:font-name-asian="Calibri" style:font-name-complex="Calibri" fo:font-size="11pt" style:font-size-asian="11pt" style:font-size-complex="11pt"/>
    </style:style>
    <style:style style:name="Warning_32_Text_32_4_32_2_32_2" style:display-name="Warning Text 4 2 2" style:family="table-cell" style:data-style-name="N0">
      <style:text-properties fo:color="#FF0000" style:font-name="Calibri" style:font-name-asian="Calibri" style:font-name-complex="Calibri" fo:font-size="11pt" style:font-size-asian="11pt" style:font-size-complex="11pt"/>
    </style:style>
    <style:style style:name="Warning_32_Text_32_4_32_2_32_3" style:display-name="Warning Text 4 2 3" style:family="table-cell" style:data-style-name="N0">
      <style:text-properties fo:color="#FF0000" style:font-name="Calibri" style:font-name-asian="Calibri" style:font-name-complex="Calibri" fo:font-size="11pt" style:font-size-asian="11pt" style:font-size-complex="11pt"/>
    </style:style>
    <style:style style:name="Warning_32_Text_32_4_32_2_32_4" style:display-name="Warning Text 4 2 4" style:family="table-cell" style:data-style-name="N0">
      <style:text-properties fo:color="#FF0000" style:font-name="Calibri" style:font-name-asian="Calibri" style:font-name-complex="Calibri" fo:font-size="11pt" style:font-size-asian="11pt" style:font-size-complex="11pt"/>
    </style:style>
    <style:style style:name="Warning_32_Text_32_4_32_3" style:display-name="Warning Text 4 3" style:family="table-cell" style:data-style-name="N0">
      <style:text-properties fo:color="#FF0000" style:font-name="Calibri" style:font-name-asian="Calibri" style:font-name-complex="Calibri" fo:font-size="11pt" style:font-size-asian="11pt" style:font-size-complex="11pt"/>
    </style:style>
    <style:style style:name="Warning_32_Text_32_4_32_4" style:display-name="Warning Text 4 4" style:family="table-cell" style:data-style-name="N0">
      <style:text-properties fo:color="#FF0000" style:font-name="Calibri" style:font-name-asian="Calibri" style:font-name-complex="Calibri" fo:font-size="11pt" style:font-size-asian="11pt" style:font-size-complex="11pt"/>
    </style:style>
    <style:style style:name="Warning_32_Text_32_4_32_5" style:display-name="Warning Text 4 5" style:family="table-cell" style:data-style-name="N0">
      <style:text-properties fo:color="#FF0000" style:font-name="Calibri" style:font-name-asian="Calibri" style:font-name-complex="Calibri" fo:font-size="11pt" style:font-size-asian="11pt" style:font-size-complex="11pt"/>
    </style:style>
    <style:style style:name="Warning_32_Text_32_5" style:display-name="Warning Text 5" style:family="table-cell" style:data-style-name="N0">
      <style:text-properties fo:color="#FF0000" style:font-name="Calibri" style:font-name-asian="Calibri" style:font-name-complex="Calibri" fo:font-size="11pt" style:font-size-asian="11pt" style:font-size-complex="11pt"/>
    </style:style>
    <style:style style:name="Warning_32_Text_32_5_32_2" style:display-name="Warning Text 5 2" style:family="table-cell" style:data-style-name="N0">
      <style:text-properties fo:color="#FF0000" style:font-name="Calibri" style:font-name-asian="Calibri" style:font-name-complex="Calibri" fo:font-size="11pt" style:font-size-asian="11pt" style:font-size-complex="11pt"/>
    </style:style>
    <style:style style:name="Warning_32_Text_32_5_32_2_32_2" style:display-name="Warning Text 5 2 2" style:family="table-cell" style:data-style-name="N0">
      <style:text-properties fo:color="#FF0000" style:font-name="Calibri" style:font-name-asian="Calibri" style:font-name-complex="Calibri" fo:font-size="11pt" style:font-size-asian="11pt" style:font-size-complex="11pt"/>
    </style:style>
    <style:style style:name="Warning_32_Text_32_5_32_2_32_3" style:display-name="Warning Text 5 2 3" style:family="table-cell" style:data-style-name="N0">
      <style:text-properties fo:color="#FF0000" style:font-name="Calibri" style:font-name-asian="Calibri" style:font-name-complex="Calibri" fo:font-size="11pt" style:font-size-asian="11pt" style:font-size-complex="11pt"/>
    </style:style>
    <style:style style:name="Warning_32_Text_32_5_32_2_32_4" style:display-name="Warning Text 5 2 4" style:family="table-cell" style:data-style-name="N0">
      <style:text-properties fo:color="#FF0000" style:font-name="Calibri" style:font-name-asian="Calibri" style:font-name-complex="Calibri" fo:font-size="11pt" style:font-size-asian="11pt" style:font-size-complex="11pt"/>
    </style:style>
    <style:style style:name="Warning_32_Text_32_5_32_3" style:display-name="Warning Text 5 3" style:family="table-cell" style:data-style-name="N0">
      <style:text-properties fo:color="#FF0000" style:font-name="Calibri" style:font-name-asian="Calibri" style:font-name-complex="Calibri" fo:font-size="11pt" style:font-size-asian="11pt" style:font-size-complex="11pt"/>
    </style:style>
    <style:style style:name="Warning_32_Text_32_5_32_4" style:display-name="Warning Text 5 4" style:family="table-cell" style:data-style-name="N0">
      <style:text-properties fo:color="#FF0000" style:font-name="Calibri" style:font-name-asian="Calibri" style:font-name-complex="Calibri" fo:font-size="11pt" style:font-size-asian="11pt" style:font-size-complex="11pt"/>
    </style:style>
    <style:style style:name="Warning_32_Text_32_5_32_5" style:display-name="Warning Text 5 5" style:family="table-cell" style:data-style-name="N0">
      <style:text-properties fo:color="#FF0000" style:font-name="Calibri" style:font-name-asian="Calibri" style:font-name-complex="Calibri" fo:font-size="11pt" style:font-size-asian="11pt" style:font-size-complex="11pt"/>
    </style:style>
    <style:style style:name="Warning_32_Text_32_6" style:display-name="Warning Text 6" style:family="table-cell" style:data-style-name="N0">
      <style:text-properties fo:color="#FF0000" style:font-name="Calibri" style:font-name-asian="Calibri" style:font-name-complex="Calibri" fo:font-size="11pt" style:font-size-asian="11pt" style:font-size-complex="11pt"/>
    </style:style>
    <style:style style:name="Warning_32_Text_32_6_32_2" style:display-name="Warning Text 6 2" style:family="table-cell" style:data-style-name="N0">
      <style:text-properties fo:color="#FF0000" style:font-name="Calibri" style:font-name-asian="Calibri" style:font-name-complex="Calibri" fo:font-size="11pt" style:font-size-asian="11pt" style:font-size-complex="11pt"/>
    </style:style>
    <style:style style:name="Warning_32_Text_32_6_32_3" style:display-name="Warning Text 6 3" style:family="table-cell" style:data-style-name="N0">
      <style:text-properties fo:color="#FF0000" style:font-name="Calibri" style:font-name-asian="Calibri" style:font-name-complex="Calibri" fo:font-size="11pt" style:font-size-asian="11pt" style:font-size-complex="11pt"/>
    </style:style>
    <style:style style:name="Warning_32_Text_32_6_32_4" style:display-name="Warning Text 6 4" style:family="table-cell" style:data-style-name="N0">
      <style:text-properties fo:color="#FF0000" style:font-name="Calibri" style:font-name-asian="Calibri" style:font-name-complex="Calibri" fo:font-size="11pt" style:font-size-asian="11pt" style:font-size-complex="11pt"/>
    </style:style>
    <style:style style:name="Year" style:family="table-cell" style:data-style-name="N108"/>
    <style:style style:name="Year_32_2" style:display-name="Year 2" style:family="table-cell" style:data-style-name="N108"/>
    <style:style style:name="Year_32_2_32_2" style:display-name="Year 2 2" style:family="table-cell" style:data-style-name="N108"/>
    <style:style style:name="Year_32_2_32_3" style:display-name="Year 2 3" style:family="table-cell" style:data-style-name="N108"/>
    <style:style style:name="Year_32_2_32_4" style:display-name="Year 2 4" style:family="table-cell" style:data-style-name="N108"/>
    <style:style style:name="Year_32_3" style:display-name="Year 3" style:family="table-cell" style:data-style-name="N108"/>
    <style:style style:name="Year_32_4" style:display-name="Year 4" style:family="table-cell" style:data-style-name="N108"/>
    <style:style style:name="Year_32_5" style:display-name="Year 5" style:family="table-cell" style:data-style-name="N108"/>
    <style:style style:name="_19968__33324__PROPERTY" style:display-name="一般_PROPERTY" style:family="table-cell" style:data-style-name="N37">
      <style:table-cell-properties style:vertical-align="automatic" fo:background-color="transparent"/>
      <style:text-properties style:font-name="Courier" style:font-name-asian="Courier" style:font-name-complex="Courier" style:font-family-generic="modern"/>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15748031496063in" fo:margin-bottom="0.31496062992126in" fo:margin-left="0.236220472440945in" fo:margin-right="0.196850393700787in" style:print-orientation="landscape" style:print-page-order="ttb" style:first-page-number="continue" style:scale-to="80%" style:table-centering="none" style:print="objects charts drawings"/>
      <style:header-style>
        <style:header-footer-properties fo:min-height="0.15748031496063in" fo:margin-left="0.236220472440945in" fo:margin-right="0.196850393700787in" fo:margin-bottom="0in"/>
      </style:header-style>
      <style:footer-style>
        <style:header-footer-properties fo:min-height="0.078740157480315in" fo:margin-left="0.236220472440945in" fo:margin-right="0.19685039370078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dc:title>DWP's headcount and payroll data for May 2017</dc:title>
    <meta:initial-creator/>
    <dc:creator/>
    <meta:creation-date>2017-09-18T11:15:19Z</meta:creation-date>
    <dc:date>2017-09-18T11:19:29Z</dc:date>
  </office:meta>
</office:document-meta>
</file>